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style:font-name="Courier New" officeooo:rsid="0001505e" officeooo:paragraph-rsid="0001505e"/>
    </style:style>
    <style:style style:name="P2" style:family="paragraph" style:parent-style-name="Standard">
      <style:text-properties style:font-name="Courier New" fo:font-weight="bold" officeooo:rsid="0001505e" officeooo:paragraph-rsid="0001505e" style:font-weight-asian="bold" style:font-weight-complex="bold"/>
    </style:style>
    <style:style style:name="P3" style:family="paragraph" style:parent-style-name="Standard">
      <style:text-properties style:font-name="Courier New" fo:font-weight="normal" officeooo:rsid="0001505e" officeooo:paragraph-rsid="0001505e" style:font-weight-asian="normal" style:font-weight-complex="normal"/>
    </style:style>
    <style:style style:name="P4" style:family="paragraph" style:parent-style-name="Text_20_body">
      <loext:graphic-properties draw:fill="none" draw:fill-color="#ffffff" draw:opacity="100%"/>
      <style:paragraph-properties fo:line-height="100%" fo:background-color="transparent"/>
      <style:text-properties style:font-name="Courier New" officeooo:rsid="00080874" officeooo:paragraph-rsid="00080874"/>
    </style:style>
    <style:style style:name="P5" style:family="paragraph" style:parent-style-name="Text_20_body">
      <loext:graphic-properties draw:fill="none" draw:fill-color="#ffffff" draw:opacity="100%"/>
      <style:paragraph-properties fo:line-height="100%" fo:background-color="transparent"/>
      <style:text-properties style:font-name="Courier New" officeooo:rsid="000b5752" officeooo:paragraph-rsid="000b5752"/>
    </style:style>
    <style:style style:name="P6" style:family="paragraph" style:parent-style-name="Text_20_body">
      <loext:graphic-properties draw:fill="none" draw:fill-color="#ffffff" draw:opacity="100%"/>
      <style:paragraph-properties fo:line-height="100%" fo:background-color="transparent"/>
      <style:text-properties style:font-name="Courier New" officeooo:rsid="000b5752" officeooo:paragraph-rsid="000bf49b"/>
    </style:style>
    <style:style style:name="P7" style:family="paragraph" style:parent-style-name="Text_20_body">
      <loext:graphic-properties draw:fill="none" draw:fill-color="#ffffff" draw:opacity="100%"/>
      <style:paragraph-properties fo:line-height="100%" fo:background-color="transparent"/>
      <style:text-properties style:font-name="Courier New" officeooo:rsid="000dbb82" officeooo:paragraph-rsid="000dbb82"/>
    </style:style>
    <style:style style:name="P8" style:family="paragraph" style:parent-style-name="Text_20_body">
      <loext:graphic-properties draw:fill="none" draw:fill-color="#ffffff" draw:opacity="100%"/>
      <style:paragraph-properties fo:line-height="100%" fo:background-color="transparent"/>
      <style:text-properties style:font-name="Courier New" officeooo:rsid="001291d9" officeooo:paragraph-rsid="001291d9"/>
    </style:style>
    <style:style style:name="P9" style:family="paragraph" style:parent-style-name="Text_20_body">
      <loext:graphic-properties draw:fill="none" draw:fill-color="#ffffff" draw:opacity="100%"/>
      <style:paragraph-properties fo:line-height="100%" fo:background-color="transparent"/>
      <style:text-properties style:font-name="Courier New" officeooo:rsid="0015a5c8" officeooo:paragraph-rsid="0015a5c8"/>
    </style:style>
    <style:style style:name="P10" style:family="paragraph" style:parent-style-name="Header">
      <style:text-properties style:font-name="Noto Sans1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Heading_20_1">
      <style:paragraph-properties fo:break-before="page"/>
      <style:text-properties fo:font-weight="bold" style:font-weight-asian="bold" style:font-weight-complex="bold"/>
    </style:style>
    <style:style style:name="P13" style:family="paragraph" style:parent-style-name="Text_20_body">
      <loext:graphic-properties draw:fill="none" draw:fill-color="#ffffff" draw:opacity="100%"/>
      <style:paragraph-properties fo:line-height="100%" fo:background-color="transparent"/>
      <style:text-properties style:font-name="Courier New" officeooo:rsid="0015a5c8" officeooo:paragraph-rsid="0015a5c8"/>
    </style:style>
    <style:style style:name="P14" style:family="paragraph" style:parent-style-name="Text_20_body">
      <loext:graphic-properties draw:fill="none" draw:fill-color="#ffffff" draw:opacity="100%"/>
      <style:paragraph-properties fo:line-height="100%" fo:background-color="transparent"/>
      <style:text-properties style:font-name="Courier New" officeooo:rsid="001b3822" officeooo:paragraph-rsid="001b3822"/>
    </style:style>
    <style:style style:name="P15" style:family="paragraph" style:parent-style-name="Text_20_body">
      <loext:graphic-properties draw:fill="none" draw:fill-color="#ffffff" draw:opacity="100%"/>
      <style:paragraph-properties fo:line-height="100%" fo:background-color="transparent"/>
      <style:text-properties style:font-name="Courier New" officeooo:rsid="001f14a4" officeooo:paragraph-rsid="001f14a4"/>
    </style:style>
    <style:style style:name="P16" style:family="paragraph" style:parent-style-name="Text_20_body">
      <loext:graphic-properties draw:fill="none" draw:fill-color="#ffffff" draw:opacity="100%"/>
      <style:paragraph-properties fo:line-height="100%" fo:background-color="transparent"/>
      <style:text-properties style:font-name="Courier New" officeooo:rsid="00217dcc" officeooo:paragraph-rsid="00217dcc"/>
    </style:style>
    <style:style style:name="P17" style:family="paragraph" style:parent-style-name="Text_20_body">
      <loext:graphic-properties draw:fill="none" draw:fill-color="#ffffff" draw:opacity="100%"/>
      <style:paragraph-properties fo:line-height="100%" fo:background-color="transparent"/>
      <style:text-properties style:font-name="Courier New" officeooo:rsid="00294508" officeooo:paragraph-rsid="00294508"/>
    </style:style>
    <style:style style:name="P18" style:family="paragraph" style:parent-style-name="Text_20_body">
      <loext:graphic-properties draw:fill="none" draw:fill-color="#ffffff" draw:opacity="100%"/>
      <style:paragraph-properties fo:line-height="100%" fo:background-color="transparent"/>
      <style:text-properties style:font-name="Courier New" officeooo:rsid="0031225d" officeooo:paragraph-rsid="0031225d"/>
    </style:style>
    <style:style style:name="P19" style:family="paragraph" style:parent-style-name="Text_20_body">
      <loext:graphic-properties draw:fill="none" draw:fill-color="#ffffff" draw:opacity="100%"/>
      <style:paragraph-properties fo:line-height="100%" fo:background-color="transparent"/>
      <style:text-properties style:font-name="Courier New" officeooo:rsid="0038ecb6" officeooo:paragraph-rsid="0038ecb6"/>
    </style:style>
    <style:style style:name="P20" style:family="paragraph" style:parent-style-name="Text_20_body">
      <loext:graphic-properties draw:fill="none" draw:fill-color="#ffffff" draw:opacity="100%"/>
      <style:paragraph-properties fo:line-height="100%" fo:background-color="transparent"/>
      <style:text-properties style:font-name="Courier New" officeooo:rsid="004799b1" officeooo:paragraph-rsid="004799b1"/>
    </style:style>
    <style:style style:name="P21" style:family="paragraph" style:parent-style-name="Text_20_body">
      <loext:graphic-properties draw:fill="none" draw:fill-color="#ffffff" draw:opacity="100%"/>
      <style:paragraph-properties fo:line-height="100%" fo:background-color="transparent"/>
      <style:text-properties style:font-name="Courier New" officeooo:rsid="001291d9" officeooo:paragraph-rsid="001291d9"/>
    </style:style>
    <style:style style:name="P22" style:family="paragraph" style:parent-style-name="Text_20_body">
      <style:text-properties style:font-name="Courier New" officeooo:rsid="002b08da" officeooo:paragraph-rsid="002b08da"/>
    </style:style>
    <style:style style:name="P23" style:family="paragraph" style:parent-style-name="Text_20_body">
      <style:text-properties style:font-name="Courier New"/>
    </style:style>
    <style:style style:name="P24" style:family="paragraph" style:parent-style-name="Text_20_body">
      <style:text-properties style:font-name="Courier New" officeooo:rsid="0043d934" officeooo:paragraph-rsid="0043d934"/>
    </style:style>
    <style:style style:name="P25" style:family="paragraph" style:parent-style-name="Text_20_body">
      <style:text-properties style:font-name="Courier New" officeooo:rsid="0044e91d" officeooo:paragraph-rsid="0044e91d"/>
    </style:style>
    <style:style style:name="P26" style:family="paragraph" style:parent-style-name="Text_20_body">
      <style:text-properties style:font-name="Courier New" officeooo:rsid="004ab961" officeooo:paragraph-rsid="004ab961"/>
    </style:style>
    <style:style style:name="P27" style:family="paragraph" style:parent-style-name="Text_20_body">
      <style:text-properties style:font-name="Courier New" officeooo:rsid="004ccf3d" officeooo:paragraph-rsid="004ccf3d"/>
    </style:style>
    <style:style style:name="P28" style:family="paragraph" style:parent-style-name="Text_20_body">
      <style:text-properties style:font-name="Courier New" officeooo:rsid="004f0015" officeooo:paragraph-rsid="004f0015"/>
    </style:style>
    <style:style style:name="P29" style:family="paragraph" style:parent-style-name="Text_20_body">
      <style:text-properties style:font-name="Courier New" officeooo:rsid="0050ca19" officeooo:paragraph-rsid="0050ca19"/>
    </style:style>
    <style:style style:name="P30" style:family="paragraph" style:parent-style-name="Text_20_body">
      <style:text-properties style:font-name="Courier New" officeooo:rsid="00511f7a" officeooo:paragraph-rsid="00511f7a"/>
    </style:style>
    <style:style style:name="P31" style:family="paragraph" style:parent-style-name="Text_20_body">
      <style:text-properties style:font-name="Courier New" officeooo:rsid="00533122" officeooo:paragraph-rsid="00533122"/>
    </style:style>
    <style:style style:name="P32" style:family="paragraph" style:parent-style-name="Text_20_body">
      <style:text-properties style:font-name="Courier New" officeooo:rsid="0053c5f3" officeooo:paragraph-rsid="0053c5f3"/>
    </style:style>
    <style:style style:name="P33" style:family="paragraph" style:parent-style-name="Text_20_body">
      <style:text-properties style:font-name="Courier New" officeooo:rsid="00561926" officeooo:paragraph-rsid="00561926"/>
    </style:style>
    <style:style style:name="P34" style:family="paragraph" style:parent-style-name="Text_20_body">
      <style:text-properties style:font-name="Courier New" officeooo:rsid="00581074" officeooo:paragraph-rsid="00581074"/>
    </style:style>
    <style:style style:name="P35" style:family="paragraph" style:parent-style-name="Text_20_body">
      <style:text-properties style:font-name="Courier New" officeooo:rsid="00583249" officeooo:paragraph-rsid="00583249"/>
    </style:style>
    <style:style style:name="P36" style:family="paragraph" style:parent-style-name="Text_20_body">
      <style:text-properties style:font-name="Courier New" officeooo:rsid="005b55c2" officeooo:paragraph-rsid="005b55c2"/>
    </style:style>
    <style:style style:name="P37" style:family="paragraph" style:parent-style-name="Text_20_body">
      <style:text-properties style:font-name="Courier New" officeooo:rsid="005bb349" officeooo:paragraph-rsid="005bb349"/>
    </style:style>
    <style:style style:name="P38" style:family="paragraph" style:parent-style-name="Text_20_body">
      <style:text-properties style:font-name="Courier New" officeooo:rsid="005ee51d" officeooo:paragraph-rsid="005ee51d"/>
    </style:style>
    <style:style style:name="P39" style:family="paragraph" style:parent-style-name="Text_20_body">
      <style:text-properties style:font-name="Courier New" officeooo:rsid="0062378f" officeooo:paragraph-rsid="0062378f"/>
    </style:style>
    <style:style style:name="P40" style:family="paragraph" style:parent-style-name="Text_20_body">
      <style:text-properties style:font-name="Courier New" officeooo:rsid="006389b6" officeooo:paragraph-rsid="006389b6"/>
    </style:style>
    <style:style style:name="P41" style:family="paragraph" style:parent-style-name="Text_20_body">
      <style:text-properties style:font-name="Courier New" officeooo:rsid="006751f8" officeooo:paragraph-rsid="006751f8"/>
    </style:style>
    <style:style style:name="P42" style:family="paragraph" style:parent-style-name="Text_20_body">
      <style:text-properties style:font-name="Courier New" officeooo:rsid="00691b64" officeooo:paragraph-rsid="00691b64"/>
    </style:style>
    <style:style style:name="P43" style:family="paragraph" style:parent-style-name="Text_20_body">
      <style:text-properties style:font-name="Courier New" officeooo:rsid="0069a3f2" officeooo:paragraph-rsid="0069a3f2"/>
    </style:style>
    <style:style style:name="P44" style:family="paragraph" style:parent-style-name="Text_20_body">
      <style:text-properties style:font-name="Courier New" officeooo:rsid="006a202b" officeooo:paragraph-rsid="006a202b"/>
    </style:style>
    <style:style style:name="P45" style:family="paragraph" style:parent-style-name="Text_20_body">
      <style:text-properties style:font-name="Courier New" officeooo:rsid="006bd04f" officeooo:paragraph-rsid="006bd04f"/>
    </style:style>
    <style:style style:name="P46" style:family="paragraph" style:parent-style-name="Text_20_body">
      <style:text-properties style:font-name="Courier New" officeooo:rsid="006ebf3b" officeooo:paragraph-rsid="006ebf3b"/>
    </style:style>
    <style:style style:name="P47" style:family="paragraph" style:parent-style-name="Text_20_body">
      <style:text-properties style:font-name="Courier New" officeooo:rsid="00729d06" officeooo:paragraph-rsid="00729d06"/>
    </style:style>
    <style:style style:name="P48" style:family="paragraph" style:parent-style-name="Text_20_body">
      <style:text-properties style:font-name="Courier New" officeooo:rsid="0073db50" officeooo:paragraph-rsid="0073db50"/>
    </style:style>
    <style:style style:name="P49" style:family="paragraph" style:parent-style-name="Text_20_body">
      <style:text-properties style:font-name="Courier New" officeooo:rsid="00764286" officeooo:paragraph-rsid="00764286"/>
    </style:style>
    <style:style style:name="P50" style:family="paragraph" style:parent-style-name="Text_20_body">
      <style:text-properties style:font-name="Courier New" officeooo:rsid="0076c412" officeooo:paragraph-rsid="0076c412"/>
    </style:style>
    <style:style style:name="P51" style:family="paragraph" style:parent-style-name="Text_20_body">
      <style:text-properties style:font-name="Courier New" officeooo:rsid="0077971a" officeooo:paragraph-rsid="0077971a"/>
    </style:style>
    <style:style style:name="P52" style:family="paragraph" style:parent-style-name="Text_20_body">
      <style:text-properties style:font-name="Courier New" officeooo:rsid="007c2493" officeooo:paragraph-rsid="007c2493"/>
    </style:style>
    <style:style style:name="P53" style:family="paragraph" style:parent-style-name="Text_20_body">
      <style:text-properties style:font-name="Courier New" officeooo:rsid="007cc3d2" officeooo:paragraph-rsid="007cc3d2"/>
    </style:style>
    <style:style style:name="P54" style:family="paragraph" style:parent-style-name="Text_20_body">
      <style:text-properties style:font-name="Courier New" officeooo:rsid="007fd1c2" officeooo:paragraph-rsid="007fd1c2"/>
    </style:style>
    <style:style style:name="P55" style:family="paragraph" style:parent-style-name="Text_20_body">
      <style:text-properties style:font-name="Courier New" officeooo:rsid="0081211e" officeooo:paragraph-rsid="0081211e"/>
    </style:style>
    <style:style style:name="P56" style:family="paragraph" style:parent-style-name="Text_20_body">
      <style:text-properties style:font-name="Courier New" officeooo:rsid="00829fe6" officeooo:paragraph-rsid="00829fe6"/>
    </style:style>
    <style:style style:name="P57" style:family="paragraph" style:parent-style-name="Text_20_body">
      <style:text-properties style:font-name="Courier New" officeooo:rsid="00849532" officeooo:paragraph-rsid="00849532"/>
    </style:style>
    <style:style style:name="P58" style:family="paragraph" style:parent-style-name="Text_20_body">
      <style:text-properties style:font-name="Courier New" officeooo:rsid="00868dc3" officeooo:paragraph-rsid="00868dc3"/>
    </style:style>
    <style:style style:name="P59" style:family="paragraph" style:parent-style-name="Text_20_body">
      <style:text-properties style:font-name="Courier New" officeooo:rsid="0087e1de" officeooo:paragraph-rsid="0087e1de"/>
    </style:style>
    <style:style style:name="P60" style:family="paragraph" style:parent-style-name="Text_20_body">
      <style:text-properties style:font-name="Courier New" officeooo:rsid="008a181c" officeooo:paragraph-rsid="008a181c"/>
    </style:style>
    <style:style style:name="P61" style:family="paragraph" style:parent-style-name="Text_20_body">
      <style:text-properties style:font-name="Courier New" officeooo:rsid="008d1907" officeooo:paragraph-rsid="008d1907"/>
    </style:style>
    <style:style style:name="P62" style:family="paragraph" style:parent-style-name="Text_20_body">
      <style:text-properties style:font-name="Courier New" officeooo:rsid="008e8973" officeooo:paragraph-rsid="008e8973"/>
    </style:style>
    <style:style style:name="P63" style:family="paragraph" style:parent-style-name="Text_20_body">
      <style:text-properties style:font-name="Courier New" officeooo:rsid="008f8d63" officeooo:paragraph-rsid="008f8d63"/>
    </style:style>
    <style:style style:name="P64" style:family="paragraph" style:parent-style-name="Text_20_body">
      <style:text-properties style:font-name="Courier New" officeooo:rsid="00918ae2" officeooo:paragraph-rsid="00918ae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bf49b"/>
    </style:style>
    <style:style style:name="T3" style:family="text">
      <style:text-properties officeooo:rsid="0015a5c8"/>
    </style:style>
    <style:style style:name="T4" style:family="text">
      <style:text-properties officeooo:rsid="001667fe"/>
    </style:style>
    <style:style style:name="T5" style:family="text">
      <style:text-properties officeooo:rsid="00080874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80874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oot Directory</text:h>
      <text:p text:style-name="P1">.editorconfig</text:p>
      <text:p text:style-name="P1">.env</text:p>
      <text:p text:style-name="P1">.env.defaults</text:p>
      <text:p text:style-name="P2">.env.example</text:p>
      <text:p text:style-name="P1">.git</text:p>
      <text:p text:style-name="P2">.gitignore</text:p>
      <text:p text:style-name="P1">.nvmrc</text:p>
      <text:p text:style-name="P1">.redwood</text:p>
      <text:p text:style-name="P1">.vscode</text:p>
      <text:p text:style-name="P1">.yarn</text:p>
      <text:p text:style-name="P1">.yarnrc.yml</text:p>
      <text:p text:style-name="P1">README.md</text:p>
      <text:p text:style-name="P2">api/</text:p>
      <text:p text:style-name="P2">documents/</text:p>
      <text:p text:style-name="P1">embold.yaml</text:p>
      <text:p text:style-name="P1">graphql.config.js</text:p>
      <text:p text:style-name="P1">jest.config.js</text:p>
      <text:p text:style-name="P1">node_modules/</text:p>
      <text:p text:style-name="P3">package.json</text:p>
      <text:p text:style-name="P1">prettier.config.js</text:p>
      <text:p text:style-name="P1">redwood.toml</text:p>
      <text:p text:style-name="P2">scripts/</text:p>
      <text:p text:style-name="P2">web/</text:p>
      <text:p text:style-name="P1">yarn.lock</text:p>
      <text:h text:style-name="P11" text:outline-level="1">api/ tree</text:h>
      <text:p text:style-name="P4">api</text:p>
      <text:p text:style-name="P4">├── db</text:p>
      <text:p text:style-name="P4">│   ├── dev.db</text:p>
      <text:p text:style-name="P4">│   ├── dev.db-journal</text:p>
      <text:p text:style-name="P4">│   ├── migrations</text:p>
      <text:p text:style-name="P4">│   │   ├── 20231107150728_move_to_postgres</text:p>
      <text:p text:style-name="P4">│   │   │   └── migration.sql</text:p>
      <text:p text:style-name="P4">│   │   ├── 20231107152332_transaction</text:p>
      <text:p text:style-name="P4">│   │   │   └── migration.sql</text:p>
      <text:p text:style-name="P4">│   │   ├── 20231107163803_transaction</text:p>
      <text:p text:style-name="P4">│   │   │   └── migration.sql</text:p>
      <text:p text:style-name="P4">│   │   ├── 20231107165858_del</text:p>
      <text:p text:style-name="P4">│   │   │   └── migration.sql</text:p>
      <text:p text:style-name="P4">│   │   ├── 20231107224945_transaction</text:p>
      <text:p text:style-name="P4">│   │   │   └── migration.sql</text:p>
      <text:p text:style-name="P4">│   │   └── migration_lock.toml</text:p>
      <text:p text:style-name="P4">│   └── <text:span text:style-name="T1">schema.prisma</text:span></text:p>
      <text:p text:style-name="P4">├── dist</text:p>
      <text:p text:style-name="P4">│   ├── directives</text:p>
      <text:p text:style-name="P4">│   │   ├── requireAuth</text:p>
      <text:p text:style-name="P4">│   │   │   ├── requireAuth.js</text:p>
      <text:p text:style-name="P4">│   │   │   └── requireAuth.js.map</text:p>
      <text:p text:style-name="P4">│   │   └── skipAuth</text:p>
      <text:p text:style-name="P4">│   │   <text:s text:c="4"/>├── skipAuth.js</text:p>
      <text:p text:style-name="P4">│   │   <text:s text:c="4"/>└── skipAuth.js.map</text:p>
      <text:p text:style-name="P4">│   ├── functions</text:p>
      <text:p text:style-name="P4">│   │   ├── auth.js</text:p>
      <text:p text:style-name="P4">│   │   ├── auth.js.map</text:p>
      <text:p text:style-name="P4">│   │   ├── graphql.js</text:p>
      <text:p text:style-name="P4">│   │   └── graphql.js.map</text:p>
      <text:p text:style-name="P4">│   ├── graphql</text:p>
      <text:p text:style-name="P4"><text:soft-page-break/>│   │   ├── parts.sdl.js</text:p>
      <text:p text:style-name="P4">│   │   ├── parts.sdl.js.map</text:p>
      <text:p text:style-name="P4">│   │   ├── transactions.sdl.js</text:p>
      <text:p text:style-name="P4">│   │   ├── transactions.sdl.js.map</text:p>
      <text:p text:style-name="P4">│   │   ├── users.sdl.js</text:p>
      <text:p text:style-name="P4">│   │   └── users.sdl.js.map</text:p>
      <text:p text:style-name="P4">│   ├── lib</text:p>
      <text:p text:style-name="P4">│   │   ├── auth.js</text:p>
      <text:p text:style-name="P4">│   │   ├── auth.js.map</text:p>
      <text:p text:style-name="P4">│   │   ├── db.js</text:p>
      <text:p text:style-name="P4">│   │   ├── db.js.map</text:p>
      <text:p text:style-name="P4">│   │   ├── email.js</text:p>
      <text:p text:style-name="P4">│   │   ├── email.js.map</text:p>
      <text:p text:style-name="P4">│   │   ├── logger.js</text:p>
      <text:p text:style-name="P4">│   │   └── logger.js.map</text:p>
      <text:p text:style-name="P4">│   └── services</text:p>
      <text:p text:style-name="P4">│   <text:s text:c="4"/>├── parts</text:p>
      <text:p text:style-name="P4">│   <text:s text:c="4"/>│   ├── parts.js</text:p>
      <text:p text:style-name="P4">│   <text:s text:c="4"/>│   └── parts.js.map</text:p>
      <text:p text:style-name="P4">│   <text:s text:c="4"/>├── transactions</text:p>
      <text:p text:style-name="P4">│   <text:s text:c="4"/>│   ├── transactions.js</text:p>
      <text:p text:style-name="P4">│   <text:s text:c="4"/>│   └── transactions.js.map</text:p>
      <text:p text:style-name="P4">│   <text:s text:c="4"/>└── users</text:p>
      <text:p text:style-name="P4">│   <text:s text:c="8"/>├── users.js</text:p>
      <text:p text:style-name="P4">│   <text:s text:c="8"/>└── users.js.map</text:p>
      <text:p text:style-name="P4">├── jest.config.js</text:p>
      <text:p text:style-name="P4">├── <text:span text:style-name="T1">package.json</text:span></text:p>
      <text:p text:style-name="P4">├── server.config.js</text:p>
      <text:p text:style-name="P4">├── src</text:p>
      <text:p text:style-name="P4">│   ├── directives</text:p>
      <text:p text:style-name="P4">│   │   ├── requireAuth</text:p>
      <text:p text:style-name="P4">│   │   │   ├── requireAuth.test.ts</text:p>
      <text:p text:style-name="P4">│   │   │   └── <text:span text:style-name="T1">requireAuth.ts</text:span></text:p>
      <text:p text:style-name="P4"><text:soft-page-break/>│   │   └── skipAuth</text:p>
      <text:p text:style-name="P4">│   │   <text:s text:c="4"/>├── skipAuth.test.ts</text:p>
      <text:p text:style-name="P4">│   │   <text:s text:c="4"/>└── <text:span text:style-name="T1">skipAuth.ts</text:span></text:p>
      <text:p text:style-name="P4">│   ├── functions</text:p>
      <text:p text:style-name="P4">│   │   ├── <text:span text:style-name="T1">auth.ts</text:span></text:p>
      <text:p text:style-name="P4">│   │   └── <text:span text:style-name="T1">graphql.ts</text:span></text:p>
      <text:p text:style-name="P4">│   ├── graphql</text:p>
      <text:p text:style-name="P4">│   │   ├── <text:span text:style-name="T1">parts.sdl.ts</text:span></text:p>
      <text:p text:style-name="P4">│   │   ├── <text:span text:style-name="T1">transactions.sdl.ts</text:span></text:p>
      <text:p text:style-name="P4">│   │   └── <text:span text:style-name="T1">users.sdl.ts</text:span></text:p>
      <text:p text:style-name="P4">│   ├── lib</text:p>
      <text:p text:style-name="P4">│   │   ├── <text:span text:style-name="T1">auth.ts</text:span></text:p>
      <text:p text:style-name="P4">│   │   ├── <text:span text:style-name="T1">db.ts</text:span></text:p>
      <text:p text:style-name="P4">│   │   ├── <text:span text:style-name="T1">email.ts</text:span></text:p>
      <text:p text:style-name="P4">│   │   └── <text:span text:style-name="T6">logger.ts</text:span></text:p>
      <text:p text:style-name="P4">│   └── services</text:p>
      <text:p text:style-name="P4">│   <text:s text:c="4"/>├── parts</text:p>
      <text:p text:style-name="P4">│   <text:s text:c="4"/>│   ├── parts.scenarios.ts</text:p>
      <text:p text:style-name="P4">│   <text:s text:c="4"/>│   ├── parts.test.ts</text:p>
      <text:p text:style-name="P4">│   <text:s text:c="4"/>│   └── <text:span text:style-name="T1">parts.ts</text:span></text:p>
      <text:p text:style-name="P4">│   <text:s text:c="4"/>├── transactions</text:p>
      <text:p text:style-name="P4">│   <text:s text:c="4"/>│   ├── transactions.scenarios.ts</text:p>
      <text:p text:style-name="P4">│   <text:s text:c="4"/>│   ├── transactions.test.ts</text:p>
      <text:p text:style-name="P4">│   <text:s text:c="4"/>│   └── <text:span text:style-name="T1">transactions.ts</text:span></text:p>
      <text:p text:style-name="P4">│   <text:s text:c="4"/>└── users</text:p>
      <text:p text:style-name="P4">│   <text:s text:c="8"/>├── users.scenarios.ts</text:p>
      <text:p text:style-name="P4">│   <text:s text:c="8"/>├── users.test.ts</text:p>
      <text:p text:style-name="P4">│   <text:s text:c="8"/>└── <text:span text:style-name="T1">users.ts</text:span></text:p>
      <text:p text:style-name="P4">├── tsconfig.json</text:p>
      <text:p text:style-name="P4">└── types</text:p>
      <text:p text:style-name="P4"><text:s text:c="4"/>└── graphql.d.ts</text:p>
      <text:h text:style-name="P11" text:outline-level="1">documents/ tree</text:h>
      <text:p text:style-name="P5">documents</text:p>
      <text:p text:style-name="P5">├── code</text:p>
      <text:p text:style-name="P5">│   └── Code.odt</text:p>
      <text:p text:style-name="P6">│   └── Code.<text:span text:style-name="T2">pdf</text:span></text:p>
      <text:p text:style-name="P5">├── flowchart</text:p>
      <text:p text:style-name="P5">│   ├── flowchart.pdf</text:p>
      <text:p text:style-name="P5">│   ├── flowchart.xml</text:p>
      <text:p text:style-name="P5">│   └── readme.txt</text:p>
      <text:p text:style-name="P5">├── ipo</text:p>
      <text:p text:style-name="P5">│   ├── ipo.pdf</text:p>
      <text:p text:style-name="P5">│   └── ipo.tex</text:p>
      <text:p text:style-name="P5">├── requirements</text:p>
      <text:p text:style-name="P5">│   ├── requirements.pdf</text:p>
      <text:p text:style-name="P5">│   └── requirements.tex</text:p>
      <text:p text:style-name="P5">└── specification</text:p>
      <text:p text:style-name="P5"><text:s text:c="4"/>├── specification.pdf</text:p>
      <text:p text:style-name="P5"><text:s text:c="4"/>└── specification.tex</text:p>
      <text:h text:style-name="P11" text:outline-level="1">scripts/ tree</text:h>
      <text:p text:style-name="P7">scripts</text:p>
      <text:p text:style-name="P7">├── seed.ts</text:p>
      <text:p text:style-name="P7">└── tsconfig.json</text:p>
      <text:h text:style-name="P11" text:outline-level="1">web/ tree</text:h>
      <text:p text:style-name="P8">web</text:p>
      <text:p text:style-name="P8">├── config</text:p>
      <text:p text:style-name="P8">│   ├── postcss.config.js</text:p>
      <text:p text:style-name="P8">│   └── <text:span text:style-name="T1">tailwind.config.js</text:span></text:p>
      <text:p text:style-name="P8">├── jest.config.js</text:p>
      <text:p text:style-name="P8">├── node_modules</text:p>
      <text:p text:style-name="P8">├── <text:span text:style-name="T1">package.json</text:span></text:p>
      <text:p text:style-name="P8">├── public</text:p>
      <text:p text:style-name="P8">│   ├── README.md</text:p>
      <text:p text:style-name="P8">│   ├── favicon.png</text:p>
      <text:p text:style-name="P8">│   ├── no_image.png</text:p>
      <text:p text:style-name="P8">│   └── robots.txt</text:p>
      <text:p text:style-name="P8">├── src</text:p>
      <text:p text:style-name="P8">│   ├── <text:span text:style-name="T1">App.tsx</text:span></text:p>
      <text:p text:style-name="P8">│   ├── <text:span text:style-name="T1">Routes.tsx</text:span></text:p>
      <text:p text:style-name="P8">│   ├── <text:span text:style-name="T1">auth.ts</text:span></text:p>
      <text:p text:style-name="P8">│   ├── components</text:p>
      <text:p text:style-name="P8">│   │   ├── AdminMenu</text:p>
      <text:p text:style-name="P8">│   │   │   ├── AdminMenu.stories.tsx</text:p>
      <text:p text:style-name="P8">│   │   │   ├── AdminMenu.test.tsx</text:p>
      <text:p text:style-name="P8">│   │   │   └── <text:span text:style-name="T1">AdminMenu.tsx</text:span></text:p>
      <text:p text:style-name="P8">│   │   ├── AdminTransactionsCell</text:p>
      <text:p text:style-name="P8">│   │   │   ├── AdminTransactionsCell.mock.ts</text:p>
      <text:p text:style-name="P8">│   │   │   ├── AdminTransactionsCell.stories.tsx</text:p>
      <text:p text:style-name="P8">│   │   │   ├── AdminTransactionsCell.test.tsx</text:p>
      <text:p text:style-name="P8">│   │   │   └── <text:span text:style-name="T1">AdminTransactionsCell.tsx</text:span></text:p>
      <text:p text:style-name="P8">│   │   ├── BasketCell</text:p>
      <text:p text:style-name="P8">│   │   │   ├── BasketCell.mock.ts</text:p>
      <text:p text:style-name="P8">│   │   │   ├── BasketCell.stories.tsx</text:p>
      <text:p text:style-name="P8">│   │   │   ├── BasketCell.test.tsx</text:p>
      <text:p text:style-name="P8">│   │   │   └── <text:span text:style-name="T1">BasketCell.tsx</text:span></text:p>
      <text:p text:style-name="P8"><text:soft-page-break/>│   │   ├── NavbarAccountIcon</text:p>
      <text:p text:style-name="P8">│   │   │   ├── NavbarAccountIcon.stories.tsx</text:p>
      <text:p text:style-name="P8">│   │   │   ├── NavbarAccountIcon.test.tsx</text:p>
      <text:p text:style-name="P8">│   │   │   └── <text:span text:style-name="T1">NavbarAccountIcon.tsx</text:span></text:p>
      <text:p text:style-name="P8">│   │   ├── Part</text:p>
      <text:p text:style-name="P8">│   │   │   ├── EditPartCell</text:p>
      <text:p text:style-name="P8">│   │   │   │   └── <text:span text:style-name="T1">EditPartCell.tsx</text:span></text:p>
      <text:p text:style-name="P8">│   │   │   ├── NewPart</text:p>
      <text:p text:style-name="P8">│   │   │   │   └── <text:span text:style-name="T1">NewPart.tsx</text:span></text:p>
      <text:p text:style-name="P8">│   │   │   ├── Part</text:p>
      <text:p text:style-name="P8">│   │   │   │   └── <text:span text:style-name="T1">Part.tsx</text:span></text:p>
      <text:p text:style-name="P8">│   │   │   ├── PartCell</text:p>
      <text:p text:style-name="P8">│   │   │   │   └── <text:span text:style-name="T1">PartCell.tsx</text:span></text:p>
      <text:p text:style-name="P8">│   │   │   ├── PartForm</text:p>
      <text:p text:style-name="P8">│   │   │   │   └── <text:span text:style-name="T1">PartForm.tsx</text:span></text:p>
      <text:p text:style-name="P8">│   │   │   ├── Parts</text:p>
      <text:p text:style-name="P8">│   │   │   │   └── <text:span text:style-name="T1">Parts.tsx</text:span></text:p>
      <text:p text:style-name="P8">│   │   │   └── PartsCell</text:p>
      <text:p text:style-name="P8">│   │   │   <text:s text:c="4"/>└── <text:span text:style-name="T1">PartsCell.tsx</text:span></text:p>
      <text:p text:style-name="P8">│   │   ├── PartDetailsCell</text:p>
      <text:p text:style-name="P8">│   │   │   ├── PartDetailsCell.mock.ts</text:p>
      <text:p text:style-name="P8">│   │   │   ├── PartDetailsCell.stories.tsx</text:p>
      <text:p text:style-name="P8">│   │   │   ├── PartDetailsCell.test.tsx</text:p>
      <text:p text:style-name="P8">│   │   │   └── <text:span text:style-name="T1">PartDetailsCell.tsx</text:span></text:p>
      <text:p text:style-name="P8">│   │   ├── PartsCell</text:p>
      <text:p text:style-name="P8">│   │   │   ├── PartsCell.mock.ts</text:p>
      <text:p text:style-name="P8">│   │   │   ├── PartsCell.stories.tsx</text:p>
      <text:p text:style-name="P8">│   │   │   ├── PartsCell.test.tsx</text:p>
      <text:p text:style-name="P8">│   │   │   └── <text:span text:style-name="T1">PartsCell.tsx</text:span></text:p>
      <text:p text:style-name="P8">│   │   ├── PartsGridUnit</text:p>
      <text:p text:style-name="P8">│   │   │   ├── PartsGridUnit.stories.tsx</text:p>
      <text:p text:style-name="P8">│   │   │   ├── PartsGridUnit.test.tsx</text:p>
      <text:p text:style-name="P8">│   │   │   └── <text:span text:style-name="T1">PartsGridUnit.tsx</text:span></text:p>
      <text:p text:style-name="P8"><text:soft-page-break/>│   │   ├── ThemeToggle</text:p>
      <text:p text:style-name="P8">│   │   │   ├── ThemeToggle.stories.tsx</text:p>
      <text:p text:style-name="P8">│   │   │   ├── ThemeToggle.test.tsx</text:p>
      <text:p text:style-name="P8">│   │   │   └── <text:span text:style-name="T1">ThemeToggle.tsx</text:span></text:p>
      <text:p text:style-name="P8">│   │   ├── ToastNotification</text:p>
      <text:p text:style-name="P8">│   │   │   ├── ToastNotification.stories.tsx</text:p>
      <text:p text:style-name="P8">│   │   │   ├── ToastNotification.test.tsx</text:p>
      <text:p text:style-name="P8">│   │   │   └── <text:span text:style-name="T1">ToastNotification.tsx</text:span></text:p>
      <text:p text:style-name="P8">│   │   ├── TransactionListItem</text:p>
      <text:p text:style-name="P8">│   │   │   ├── TransactionListItem.stories.tsx</text:p>
      <text:p text:style-name="P8">│   │   │   ├── TransactionListItem.test.tsx</text:p>
      <text:p text:style-name="P8">│   │   │   └── <text:span text:style-name="T1">TransactionListItem.tsx</text:span></text:p>
      <text:p text:style-name="P8">│   │   └── UserTransactionsCell</text:p>
      <text:p text:style-name="P8">│   │   <text:s text:c="4"/>├── UserTransactionsCell.mock.ts</text:p>
      <text:p text:style-name="P8">│   │   <text:s text:c="4"/>├── UserTransactionsCell.stories.tsx</text:p>
      <text:p text:style-name="P8">│   │   <text:s text:c="4"/>├── UserTransactionsCell.test.tsx</text:p>
      <text:p text:style-name="P8">│   │   <text:s text:c="4"/>└── <text:span text:style-name="T1">UserTransactionsCell.tsx</text:span></text:p>
      <text:p text:style-name="P8">│   ├── entry.client.tsx</text:p>
      <text:p text:style-name="P8">│   ├── <text:span text:style-name="T1">index.css</text:span></text:p>
      <text:p text:style-name="P8">│   ├── <text:span text:style-name="T1">index.html</text:span></text:p>
      <text:p text:style-name="P8">│   ├── layouts</text:p>
      <text:p text:style-name="P8">│   │   ├── NavbarLayout</text:p>
      <text:p text:style-name="P8">│   │   │   ├── NavbarLayout.stories.tsx</text:p>
      <text:p text:style-name="P8">│   │   │   ├── NavbarLayout.test.tsx</text:p>
      <text:p text:style-name="P8">│   │   │   └── <text:span text:style-name="T1">NavbarLayout.tsx</text:span></text:p>
      <text:p text:style-name="P8">│   │   └── ScaffoldLayout</text:p>
      <text:p text:style-name="P8">│   │   <text:s text:c="4"/>└── <text:span text:style-name="T1">ScaffoldLayout.tsx</text:span></text:p>
      <text:p text:style-name="P8">│   ├── lib</text:p>
      <text:p text:style-name="P8">│   │   ├── <text:span text:style-name="T1">basket.ts</text:span></text:p>
      <text:p text:style-name="P8">│   │   ├── formatters.test.tsx</text:p>
      <text:p text:style-name="P8">│   │   └── <text:span text:style-name="T1">formatters.tsx</text:span></text:p>
      <text:p text:style-name="P8">│   ├── pages</text:p>
      <text:p text:style-name="P8">│   │   ├── AdminTransactionsPage</text:p>
      <text:p text:style-name="P8"><text:soft-page-break/>│   │   │   ├── AdminTransactionsPage.stories.tsx</text:p>
      <text:p text:style-name="P8">│   │   │   ├── AdminTransactionsPage.test.tsx</text:p>
      <text:p text:style-name="P8">│   │   │   └── <text:span text:style-name="T1">AdminTransactionsPage.tsx</text:span></text:p>
      <text:p text:style-name="P8">│   │   ├── BasketPage</text:p>
      <text:p text:style-name="P8">│   │   │   ├── BasketPage.stories.tsx</text:p>
      <text:p text:style-name="P8">│   │   │   ├── BasketPage.test.tsx</text:p>
      <text:p text:style-name="P8">│   │   │   └── <text:span text:style-name="T1">BasketPage.tsx</text:span></text:p>
      <text:p text:style-name="P8">│   │   ├── FatalErrorPage</text:p>
      <text:p text:style-name="P8">│   │   │   └── <text:span text:style-name="T1">FatalErrorPage.tsx</text:span></text:p>
      <text:p text:style-name="P8">│   │   ├── ForgotPasswordPage</text:p>
      <text:p text:style-name="P8">│   │   │   └── <text:span text:style-name="T1">ForgotPasswordPage.tsx</text:span></text:p>
      <text:p text:style-name="P8">│   │   ├── HomePage</text:p>
      <text:p text:style-name="P8">│   │   │   ├── HomePage.stories.tsx</text:p>
      <text:p text:style-name="P8">│   │   │   ├── HomePage.test.tsx</text:p>
      <text:p text:style-name="P8">│   │   │   └── <text:span text:style-name="T1">HomePage.tsx</text:span></text:p>
      <text:p text:style-name="P8">│   │   ├── LoginPage</text:p>
      <text:p text:style-name="P8">│   │   │   └── <text:span text:style-name="T1">LoginPage.tsx</text:span></text:p>
      <text:p text:style-name="P8">│   │   ├── NotFoundPage</text:p>
      <text:p text:style-name="P8">│   │   │   └── <text:span text:style-name="T1">NotFoundPage.tsx</text:span></text:p>
      <text:p text:style-name="P8">│   │   ├── Part</text:p>
      <text:p text:style-name="P8">│   │   │   ├── EditPartPage</text:p>
      <text:p text:style-name="P8">│   │   │   │   └── <text:span text:style-name="T1">EditPartPage.tsx</text:span></text:p>
      <text:p text:style-name="P8">│   │   │   ├── NewPartPage</text:p>
      <text:p text:style-name="P8">│   │   │   │   └── <text:span text:style-name="T1">NewPartPage.tsx</text:span></text:p>
      <text:p text:style-name="P8">│   │   │   ├── PartPage</text:p>
      <text:p text:style-name="P8">│   │   │   │   └── <text:span text:style-name="T1">PartPage.tsx</text:span></text:p>
      <text:p text:style-name="P8">│   │   │   └── PartsPage</text:p>
      <text:p text:style-name="P8">│   │   │   <text:s text:c="4"/>└── <text:span text:style-name="T1">PartsPage.tsx</text:span></text:p>
      <text:p text:style-name="P8">│   │   ├── PartPage</text:p>
      <text:p text:style-name="P8">│   │   │   ├── PartPage.stories.tsx</text:p>
      <text:p text:style-name="P8">│   │   │   ├── PartPage.test.tsx</text:p>
      <text:p text:style-name="P8">│   │   │   └── <text:span text:style-name="T1">PartPage.tsx</text:span></text:p>
      <text:p text:style-name="P8">│   │   ├── ResetPasswordPage</text:p>
      <text:p text:style-name="P8"><text:soft-page-break/>│   │   │   └── <text:span text:style-name="T1">ResetPasswordPage.tsx</text:span></text:p>
      <text:p text:style-name="P8">│   │   ├── SignupPage</text:p>
      <text:p text:style-name="P8">│   │   │   └── <text:span text:style-name="T1">SignupPage.tsx</text:span></text:p>
      <text:p text:style-name="P8">│   │   └── TransactionsPage</text:p>
      <text:p text:style-name="P8">│   │   <text:s text:c="4"/>├── TransactionsPage.stories.tsx</text:p>
      <text:p text:style-name="P8">│   │   <text:s text:c="4"/>├── TransactionsPage.test.tsx</text:p>
      <text:p text:style-name="P8">│   │   <text:s text:c="4"/>└── <text:span text:style-name="T1">TransactionsPage.tsx</text:span></text:p>
      <text:p text:style-name="P8">│   └── <text:span text:style-name="T1">scaffold.css</text:span></text:p>
      <text:p text:style-name="P8">├── tsconfig.json</text:p>
      <text:p text:style-name="P8">├── types</text:p>
      <text:p text:style-name="P8">│   └── graphql.d.ts</text:p>
      <text:p text:style-name="P8">└── vite.config.ts</text:p>
      <text:h text:style-name="P11" text:outline-level="1">.<text:span text:style-name="T3">env.example</text:span></text:h>
      <text:p text:style-name="P9">REDWOOD_ENV_FILESTACK_API_KEY=</text:p>
      <text:p text:style-name="P9">REDWOOD_ENV_FILESTACK_SECRET=</text:p>
      <text:p text:style-name="P9">SESSION_SECRET=</text:p>
      <text:p text:style-name="P9">ADMIN_EMAILS=foo@bar.com,fizz@buzz.com,john@example.com</text:p>
      <text:p text:style-name="P9">DATABASE_URL=postgresql://user:password@localhost:5432/arduino_parts_inventory</text:p>
      <text:p text:style-name="P9">PROD_DOMAIN=https://example.com/</text:p>
      <text:p text:style-name="P9">DEV_DOMAIN=http://localhost:8910/</text:p>
      <text:p text:style-name="P9">SEND_IN_BLUE_EMAIL=</text:p>
      <text:p text:style-name="P9">SEND_IN_BLUE_KEY=</text:p>
      <text:h text:style-name="P11" text:outline-level="1">.<text:span text:style-name="T4">gitignore</text:span></text:h>
      <text:p text:style-name="P9">.idea</text:p>
      <text:p text:style-name="P9">.DS_Store</text:p>
      <text:p text:style-name="P9">.env</text:p>
      <text:p text:style-name="P9">.netlify</text:p>
      <text:p text:style-name="P9">.redwood/*</text:p>
      <text:p text:style-name="P9">!.redwood/README.md</text:p>
      <text:p text:style-name="P9">dev.db*</text:p>
      <text:p text:style-name="P9">dist</text:p>
      <text:p text:style-name="P9">dist-babel</text:p>
      <text:p text:style-name="P9">node_modules</text:p>
      <text:p text:style-name="P9">yarn-error.log</text:p>
      <text:p text:style-name="P9">web/public/mockServiceWorker.js</text:p>
      <text:p text:style-name="P9">web/types/graphql.d.ts</text:p>
      <text:p text:style-name="P9">api/types/graphql.d.ts</text:p>
      <text:p text:style-name="P9">api/src/lib/generateGraphiQLHeader.*</text:p>
      <text:p text:style-name="P9">.pnp.*</text:p>
      <text:p text:style-name="P9">.yarn/*</text:p>
      <text:p text:style-name="P9">!.yarn/patches</text:p>
      <text:p text:style-name="P9">!.yarn/plugins</text:p>
      <text:p text:style-name="P9">!.yarn/releases</text:p>
      <text:p text:style-name="P9">!.yarn/sdks</text:p>
      <text:p text:style-name="P9">!.yarn/versions</text:p>
      <text:p text:style-name="P9"/>
      <text:p text:style-name="P9">*.aux</text:p>
      <text:p text:style-name="P9">*.fdb_latexmk</text:p>
      <text:p text:style-name="P9">*.fls</text:p>
      <text:p text:style-name="P9">*.log</text:p>
      <text:p text:style-name="P9">*.synctex.gz</text:p>
      <text:h text:style-name="P11" text:outline-level="1">api/db/schema.prisma</text:h>
      <text:p text:style-name="P16">datasource db {</text:p>
      <text:p text:style-name="P16"><text:s text:c="2"/>provider = "postgresql"</text:p>
      <text:p text:style-name="P16"><text:s text:c="2"/>url <text:s text:c="5"/>= env("DATABASE_URL")</text:p>
      <text:p text:style-name="P16">}</text:p>
      <text:p text:style-name="P16"/>
      <text:p text:style-name="P16">generator client {</text:p>
      <text:p text:style-name="P16"><text:s text:c="2"/>provider <text:s text:c="5"/>= "prisma-client-js"</text:p>
      <text:p text:style-name="P16"><text:s text:c="2"/>binaryTargets = "native"</text:p>
      <text:p text:style-name="P16">}</text:p>
      <text:p text:style-name="P16"/>
      <text:p text:style-name="P16">model Part {</text:p>
      <text:p text:style-name="P16"><text:s text:c="2"/>id <text:s text:c="12"/>Int <text:s text:c="5"/>@id @default(autoincrement())</text:p>
      <text:p text:style-name="P16"><text:s text:c="2"/>name <text:s text:c="10"/>String</text:p>
      <text:p text:style-name="P16"><text:s text:c="2"/>description <text:s text:c="3"/>String? <text:s/>@default("No description provided")</text:p>
      <text:p text:style-name="P16"><text:s text:c="2"/>availableStock Int <text:s text:c="5"/>@default(0)</text:p>
      <text:p text:style-name="P16"><text:s text:c="2"/>imageUrl <text:s text:c="6"/>String <text:s text:c="2"/>@default("/no_image.png")</text:p>
      <text:p text:style-name="P16"><text:s text:c="2"/>createdAt <text:s text:c="5"/>DateTime @default(now())</text:p>
      <text:p text:style-name="P16"><text:s text:c="2"/>transactionId <text:s/>Int?</text:p>
      <text:p text:style-name="P16">}</text:p>
      <text:p text:style-name="P16"/>
      <text:p text:style-name="P16">model User {</text:p>
      <text:p text:style-name="P16"><text:s text:c="2"/>id <text:s text:c="17"/>Int <text:s text:c="10"/>@id @default(autoincrement())</text:p>
      <text:p text:style-name="P16"><text:s text:c="2"/>firstName <text:s text:c="10"/>String</text:p>
      <text:p text:style-name="P16"><text:s text:c="2"/>lastName <text:s text:c="11"/>String</text:p>
      <text:p text:style-name="P16"><text:s text:c="2"/>email <text:s text:c="14"/>String <text:s text:c="7"/>@unique</text:p>
      <text:p text:style-name="P16"><text:s text:c="2"/>hashedPassword <text:s text:c="5"/>String</text:p>
      <text:p text:style-name="P16"><text:s text:c="2"/>salt <text:s text:c="15"/>String</text:p>
      <text:p text:style-name="P16"><text:s text:c="2"/>resetToken <text:s text:c="9"/>String?</text:p>
      <text:p text:style-name="P16"><text:s text:c="2"/>resetTokenExpiresAt DateTime?</text:p>
      <text:p text:style-name="P16"><text:s text:c="2"/>roles <text:s text:c="14"/>String <text:s text:c="7"/>@default("user")</text:p>
      <text:p text:style-name="P16"><text:s text:c="2"/>transactions <text:s text:c="7"/>Transaction[]</text:p>
      <text:p text:style-name="P16"><text:soft-page-break/>}</text:p>
      <text:p text:style-name="P16"/>
      <text:p text:style-name="P16">enum TransactionType {</text:p>
      <text:p text:style-name="P16"><text:s text:c="2"/>in</text:p>
      <text:p text:style-name="P16"><text:s text:c="2"/>out</text:p>
      <text:p text:style-name="P16">}</text:p>
      <text:p text:style-name="P16"/>
      <text:p text:style-name="P16">model Transaction {</text:p>
      <text:p text:style-name="P16"><text:s text:c="2"/>id <text:s text:c="4"/>Int <text:s text:c="12"/>@id @default(autoincrement())</text:p>
      <text:p text:style-name="P16"><text:s text:c="2"/>date <text:s text:c="2"/>DateTime <text:s text:c="7"/>@default(now())</text:p>
      <text:p text:style-name="P16"><text:s text:c="2"/>user <text:s text:c="2"/>User <text:s text:c="11"/>@relation(fields: [userId], references: [id])</text:p>
      <text:p text:style-name="P16"><text:s text:c="2"/>userId Int</text:p>
      <text:p text:style-name="P16"><text:s text:c="2"/>type <text:s text:c="2"/>TransactionType</text:p>
      <text:p text:style-name="P16"><text:s text:c="2"/>parts <text:s/>Json[] // { part: Part, quantity: Int }[]</text:p>
      <text:p text:style-name="P16">}</text:p>
      <text:h text:style-name="P11" text:outline-level="1">api/package.json</text:h>
      <text:p text:style-name="P20">{</text:p>
      <text:p text:style-name="P20"><text:s text:c="2"/>"name": "api",</text:p>
      <text:p text:style-name="P20"><text:s text:c="2"/>"version": "0.0.0",</text:p>
      <text:p text:style-name="P20"><text:s text:c="2"/>"private": true,</text:p>
      <text:p text:style-name="P20"><text:s text:c="2"/>"dependencies": {</text:p>
      <text:p text:style-name="P20"><text:s text:c="4"/>"@redwoodjs/api": "6.4.2",</text:p>
      <text:p text:style-name="P20"><text:s text:c="4"/>"@redwoodjs/auth-dbauth-api": "6.4.2",</text:p>
      <text:p text:style-name="P20"><text:s text:c="4"/>"@redwoodjs/graphql-server": "6.4.2",</text:p>
      <text:p text:style-name="P20"><text:s text:c="4"/>"filestack-js": "^3.27.0",</text:p>
      <text:p text:style-name="P20"><text:s text:c="4"/>"nodemailer": "^6.9.7"</text:p>
      <text:p text:style-name="P20"><text:s text:c="2"/>},</text:p>
      <text:p text:style-name="P20"><text:s text:c="2"/>"devDependencies": {</text:p>
      <text:p text:style-name="P20"><text:s text:c="4"/>"@types/nodemailer": "^6.4.14"</text:p>
      <text:p text:style-name="P20"><text:s text:c="2"/>}</text:p>
      <text:p text:style-name="P20">}</text:p>
      <text:h text:style-name="P11" text:outline-level="1">api/<text:span text:style-name="T5">src/directives/requireAuth/</text:span>requireAuth.ts</text:h>
      <text:p text:style-name="P14">import gql from 'graphql-tag'</text:p>
      <text:p text:style-name="P14"/>
      <text:p text:style-name="P14">import type { ValidatorDirectiveFunc } from '@redwoodjs/graphql-server'</text:p>
      <text:p text:style-name="P14">import { createValidatorDirective } from '@redwoodjs/graphql-server'</text:p>
      <text:p text:style-name="P14"/>
      <text:p text:style-name="P14">import { requireAuth as applicationRequireAuth } from 'src/lib/auth'</text:p>
      <text:p text:style-name="P14"/>
      <text:p text:style-name="P14">export const schema = gql`</text:p>
      <text:p text:style-name="P14"><text:s text:c="2"/>"""</text:p>
      <text:p text:style-name="P14"><text:s text:c="2"/>Use to check whether or not a user is authenticated and is associated</text:p>
      <text:p text:style-name="P14"><text:s text:c="2"/>with an optional set of roles.</text:p>
      <text:p text:style-name="P14"><text:s text:c="2"/>"""</text:p>
      <text:p text:style-name="P14"><text:s text:c="2"/>directive @requireAuth(roles: [String]) on FIELD_DEFINITION</text:p>
      <text:p text:style-name="P14">`</text:p>
      <text:p text:style-name="P14"/>
      <text:p text:style-name="P14">type RequireAuthValidate = ValidatorDirectiveFunc&lt;{ roles?: string[] }&gt;</text:p>
      <text:p text:style-name="P14"/>
      <text:p text:style-name="P14">const validate: RequireAuthValidate = ({ directiveArgs }) =&gt; {</text:p>
      <text:p text:style-name="P14"><text:s text:c="2"/>const { roles } = directiveArgs</text:p>
      <text:p text:style-name="P14"><text:s text:c="2"/>applicationRequireAuth({ roles })</text:p>
      <text:p text:style-name="P14">}</text:p>
      <text:p text:style-name="P14"/>
      <text:p text:style-name="P14">const requireAuth = createValidatorDirective(schema, validate)</text:p>
      <text:p text:style-name="P14"/>
      <text:p text:style-name="P14">export default requireAuth</text:p>
      <text:h text:style-name="P11" text:outline-level="1">api/src/directives/skipAuth/skipAuth.ts</text:h>
      <text:p text:style-name="P15">import gql from 'graphql-tag'</text:p>
      <text:p text:style-name="P15"/>
      <text:p text:style-name="P15">import { createValidatorDirective } from '@redwoodjs/graphql-server'</text:p>
      <text:p text:style-name="P15"/>
      <text:p text:style-name="P15">export const schema = gql`</text:p>
      <text:p text:style-name="P15"><text:s text:c="2"/>"""</text:p>
      <text:p text:style-name="P15"><text:s text:c="2"/>Use to skip authentication checks and allow public access.</text:p>
      <text:p text:style-name="P15"><text:s text:c="2"/>"""</text:p>
      <text:p text:style-name="P15"><text:s text:c="2"/>directive @skipAuth on FIELD_DEFINITION</text:p>
      <text:p text:style-name="P15">`</text:p>
      <text:p text:style-name="P15"/>
      <text:p text:style-name="P15">const skipAuth = createValidatorDirective(schema, () =&gt; {</text:p>
      <text:p text:style-name="P15"><text:s text:c="2"/>return</text:p>
      <text:p text:style-name="P15">})</text:p>
      <text:p text:style-name="P15"/>
      <text:p text:style-name="P15">export default skipAuth</text:p>
      <text:h text:style-name="P11" text:outline-level="1">api/src/functions/auth.ts</text:h>
      <text:p text:style-name="P22">import type { APIGatewayProxyEvent, Context } from 'aws-lambda'</text:p>
      <text:p text:style-name="P22"/>
      <text:p text:style-name="P22">import {</text:p>
      <text:p text:style-name="P22"><text:s text:c="2"/>DbAuthHandler,</text:p>
      <text:p text:style-name="P22"><text:s text:c="2"/>DbAuthHandlerOptions,</text:p>
      <text:p text:style-name="P22"><text:s text:c="2"/>PasswordValidationError,</text:p>
      <text:p text:style-name="P22">} from '@redwoodjs/auth-dbauth-api'</text:p>
      <text:p text:style-name="P22"/>
      <text:p text:style-name="P22">import { db } from 'src/lib/db'</text:p>
      <text:p text:style-name="P22">import { sendEmail } from 'src/lib/email'</text:p>
      <text:p text:style-name="P22"/>
      <text:p text:style-name="P22">export const handler = async (</text:p>
      <text:p text:style-name="P22"><text:s text:c="2"/>event: APIGatewayProxyEvent,</text:p>
      <text:p text:style-name="P22"><text:s text:c="2"/>context: Context</text:p>
      <text:p text:style-name="P22">) =&gt; {</text:p>
      <text:p text:style-name="P22"><text:s text:c="2"/>const forgotPasswordOptions: DbAuthHandlerOptions['forgotPassword'] = {</text:p>
      <text:p text:style-name="P22"><text:s text:c="4"/>// handler() is invoked after verifying that a user was found with the given</text:p>
      <text:p text:style-name="P22"><text:s text:c="4"/>// username. This is where you can send the user an email with a link to</text:p>
      <text:p text:style-name="P22"><text:s text:c="4"/>// reset their password. With the default dbAuth routes and field names, the</text:p>
      <text:p text:style-name="P22"><text:s text:c="4"/>// URL to reset the password will be:</text:p>
      <text:p text:style-name="P22"><text:s text:c="4"/>//</text:p>
      <text:p text:style-name="P22"><text:s text:c="4"/>// https://example.com/reset-password?resetToken=${user.resetToken}</text:p>
      <text:p text:style-name="P22"><text:s text:c="4"/>//</text:p>
      <text:p text:style-name="P22"><text:s text:c="4"/>// Whatever is returned from this function will be returned from</text:p>
      <text:p text:style-name="P22"><text:s text:c="4"/>// the `forgotPassword()` function that is destructured from `useAuth()`</text:p>
      <text:p text:style-name="P22"><text:s text:c="4"/>// You could use this return value to, for example, show the email</text:p>
      <text:p text:style-name="P22"><text:soft-page-break/><text:s text:c="4"/>// address in a toast message so the user will know it worked and where</text:p>
      <text:p text:style-name="P22"><text:s text:c="4"/>// to look for the email.</text:p>
      <text:p text:style-name="P22"><text:s text:c="4"/>handler: async (user) =&gt; {</text:p>
      <text:p text:style-name="P22"><text:s text:c="6"/>const env = process.env.NODE_ENV || 'development'</text:p>
      <text:p text:style-name="P22"><text:s text:c="6"/>const domain =</text:p>
      <text:p text:style-name="P22"><text:s text:c="8"/>env == 'production' ? process.env.PROD_DOMAIN : process.env.DEV_DOMAIN</text:p>
      <text:p text:style-name="P22"/>
      <text:p text:style-name="P22"><text:s text:c="6"/>const text = `If this wasn't you, please disregard this email.\n\n\nHello ${user.firstName},\n\nYou are receiving this email because a password reset was requested.\nEnter the following URL to begin resetting your password:\n\n${domain}reset-password?resetToken=${user.resetToken}</text:p>
      <text:p text:style-name="P22"><text:s text:c="6"/>`</text:p>
      <text:p text:style-name="P22"/>
      <text:p text:style-name="P22"><text:s text:c="6"/>const html = text.replaceAll('\n', '&lt;br /&gt;')</text:p>
      <text:p text:style-name="P22"/>
      <text:p text:style-name="P22"><text:s text:c="6"/>const subject = 'Password Reset Request'</text:p>
      <text:p text:style-name="P22"/>
      <text:p text:style-name="P22"><text:s text:c="6"/>await sendEmail({ to: user.email, subject, text, html })</text:p>
      <text:p text:style-name="P22"/>
      <text:p text:style-name="P22"><text:s text:c="6"/>return user</text:p>
      <text:p text:style-name="P22"><text:s text:c="4"/>},</text:p>
      <text:p text:style-name="P22"/>
      <text:p text:style-name="P22"><text:s text:c="4"/>// How long the resetToken is valid for, in seconds (default is 24 hours)</text:p>
      <text:p text:style-name="P22"><text:s text:c="4"/>expires: 60 * 60 * 24,</text:p>
      <text:p text:style-name="P22"/>
      <text:p text:style-name="P22"><text:s text:c="4"/>errors: {</text:p>
      <text:p text:style-name="P22"><text:s text:c="6"/>// for security reasons you may want to be vague here rather than expose</text:p>
      <text:p text:style-name="P22"><text:s text:c="6"/>// the fact that the email address wasn't found (prevents fishing for</text:p>
      <text:p text:style-name="P22"><text:s text:c="6"/>// valid email addresses)</text:p>
      <text:p text:style-name="P22"><text:soft-page-break/><text:s text:c="6"/>usernameNotFound: 'Email not found',</text:p>
      <text:p text:style-name="P22"><text:s text:c="6"/>// if the user somehow gets around client validation</text:p>
      <text:p text:style-name="P22"><text:s text:c="6"/>usernameRequired: 'Email is required',</text:p>
      <text:p text:style-name="P22"><text:s text:c="4"/>},</text:p>
      <text:p text:style-name="P22"><text:s text:c="2"/>}</text:p>
      <text:p text:style-name="P22"/>
      <text:p text:style-name="P22"><text:s text:c="2"/>const loginOptions: DbAuthHandlerOptions['login'] = {</text:p>
      <text:p text:style-name="P22"><text:s text:c="4"/>// handler() is called after finding the user that matches the</text:p>
      <text:p text:style-name="P22"><text:s text:c="4"/>// username/password provided at login, but before actually considering them</text:p>
      <text:p text:style-name="P22"><text:s text:c="4"/>// logged in. The `user` argument will be the user in the database that</text:p>
      <text:p text:style-name="P22"><text:s text:c="4"/>// matched the username/password.</text:p>
      <text:p text:style-name="P22"><text:s text:c="4"/>//</text:p>
      <text:p text:style-name="P22"><text:s text:c="4"/>// If you want to allow this user to log in simply return the user.</text:p>
      <text:p text:style-name="P22"><text:s text:c="4"/>//</text:p>
      <text:p text:style-name="P22"><text:s text:c="4"/>// If you want to prevent someone logging in for another reason (maybe they</text:p>
      <text:p text:style-name="P22"><text:s text:c="4"/>// didn't validate their email yet), throw an error and it will be returned</text:p>
      <text:p text:style-name="P22"><text:s text:c="4"/>// by the `logIn()` function from `useAuth()` in the form of:</text:p>
      <text:p text:style-name="P22"><text:s text:c="4"/>// `{ message: 'Error message' }`</text:p>
      <text:p text:style-name="P22"><text:s text:c="4"/>handler: (user) =&gt; {</text:p>
      <text:p text:style-name="P22"><text:s text:c="6"/>return user</text:p>
      <text:p text:style-name="P22"><text:s text:c="4"/>},</text:p>
      <text:p text:style-name="P22"/>
      <text:p text:style-name="P22"><text:s text:c="4"/>errors: {</text:p>
      <text:p text:style-name="P22"><text:s text:c="6"/>usernameOrPasswordMissing: 'Both email and password are required',</text:p>
      <text:p text:style-name="P22"><text:s text:c="6"/>usernameNotFound: 'Email ${username} not found',</text:p>
      <text:p text:style-name="P22"><text:s text:c="6"/>// For security reasons you may want to make this the same as the</text:p>
      <text:p text:style-name="P22"><text:s text:c="6"/>// usernameNotFound error so that a malicious user can't use the error</text:p>
      <text:p text:style-name="P22"><text:s text:c="6"/>// to narrow down if it's the username or password that's incorrect</text:p>
      <text:p text:style-name="P22"><text:soft-page-break/><text:s text:c="6"/>incorrectPassword: 'Incorrect password for ${username}',</text:p>
      <text:p text:style-name="P22"><text:s text:c="4"/>},</text:p>
      <text:p text:style-name="P22"/>
      <text:p text:style-name="P22"><text:s text:c="4"/>// How long a user will remain logged in, in seconds</text:p>
      <text:p text:style-name="P22"><text:s text:c="4"/>expires: 60 * 60 * 24 * 365 * 10,</text:p>
      <text:p text:style-name="P22"><text:s text:c="2"/>}</text:p>
      <text:p text:style-name="P22"/>
      <text:p text:style-name="P22"><text:s text:c="2"/>const resetPasswordOptions: DbAuthHandlerOptions['resetPassword'] = {</text:p>
      <text:p text:style-name="P22"><text:s text:c="4"/>// handler() is invoked after the password has been successfully updated in</text:p>
      <text:p text:style-name="P22"><text:s text:c="4"/>// the database. Returning anything truthy will automatically log the user</text:p>
      <text:p text:style-name="P22"><text:s text:c="4"/>// in. Return `false` otherwise, and in the Reset Password page redirect the</text:p>
      <text:p text:style-name="P22"><text:s text:c="4"/>// user to the login page.</text:p>
      <text:p text:style-name="P22"><text:s text:c="4"/>handler: (_user) =&gt; {</text:p>
      <text:p text:style-name="P22"><text:s text:c="6"/>return true</text:p>
      <text:p text:style-name="P22"><text:s text:c="4"/>},</text:p>
      <text:p text:style-name="P22"/>
      <text:p text:style-name="P22"><text:s text:c="4"/>// If `false` then the new password MUST be different from the current one</text:p>
      <text:p text:style-name="P22"><text:s text:c="4"/>allowReusedPassword: false,</text:p>
      <text:p text:style-name="P22"/>
      <text:p text:style-name="P22"><text:s text:c="4"/>errors: {</text:p>
      <text:p text:style-name="P22"><text:s text:c="6"/>// the resetToken is valid, but expired</text:p>
      <text:p text:style-name="P22"><text:s text:c="6"/>resetTokenExpired: 'resetToken is expired',</text:p>
      <text:p text:style-name="P22"><text:s text:c="6"/>// no user was found with the given resetToken</text:p>
      <text:p text:style-name="P22"><text:s text:c="6"/>resetTokenInvalid: 'resetToken is invalid',</text:p>
      <text:p text:style-name="P22"><text:s text:c="6"/>// the resetToken was not present in the URL</text:p>
      <text:p text:style-name="P22"><text:s text:c="6"/>resetTokenRequired: 'resetToken is required',</text:p>
      <text:p text:style-name="P22"><text:s text:c="6"/>// new password is the same as the old password (apparently they did not forget it)</text:p>
      <text:p text:style-name="P22"><text:soft-page-break/><text:s text:c="6"/>reusedPassword: 'Must choose a new password',</text:p>
      <text:p text:style-name="P22"><text:s text:c="4"/>},</text:p>
      <text:p text:style-name="P22"><text:s text:c="2"/>}</text:p>
      <text:p text:style-name="P22"/>
      <text:p text:style-name="P22"><text:s text:c="2"/>const signupOptions: DbAuthHandlerOptions['signup'] = {</text:p>
      <text:p text:style-name="P22"><text:s text:c="4"/>// Whatever you want to happen to your data on new user signup. Redwood will</text:p>
      <text:p text:style-name="P22"><text:s text:c="4"/>// check for duplicate usernames before calling this handler. At a minimum</text:p>
      <text:p text:style-name="P22"><text:s text:c="4"/>// you need to save the `username`, `hashedPassword` and `salt` to your</text:p>
      <text:p text:style-name="P22"><text:s text:c="4"/>// user table. `userAttributes` contains any additional object members that</text:p>
      <text:p text:style-name="P22"><text:s text:c="4"/>// were included in the object given to the `signUp()` function you got</text:p>
      <text:p text:style-name="P22"><text:s text:c="4"/>// from `useAuth()`.</text:p>
      <text:p text:style-name="P22"><text:s text:c="4"/>//</text:p>
      <text:p text:style-name="P22"><text:s text:c="4"/>// If you want the user to be immediately logged in, return the user that</text:p>
      <text:p text:style-name="P22"><text:s text:c="4"/>// was created.</text:p>
      <text:p text:style-name="P22"><text:s text:c="4"/>//</text:p>
      <text:p text:style-name="P22"><text:s text:c="4"/>// If this handler throws an error, it will be returned by the `signUp()`</text:p>
      <text:p text:style-name="P22"><text:s text:c="4"/>// function in the form of: `{ error: 'Error message' }`.</text:p>
      <text:p text:style-name="P22"><text:s text:c="4"/>//</text:p>
      <text:p text:style-name="P22"><text:s text:c="4"/>// If this returns anything else, it will be returned by the</text:p>
      <text:p text:style-name="P22"><text:s text:c="4"/>// `signUp()` function in the form of: `{ message: 'String here' }`.</text:p>
      <text:p text:style-name="P22"><text:s text:c="4"/>handler: ({ username, hashedPassword, salt, userAttributes }) =&gt; {</text:p>
      <text:p text:style-name="P22"><text:s text:c="6"/>const adminEmails: string[] = process.env.ADMIN_EMAILS.split(',')</text:p>
      <text:p text:style-name="P22"/>
      <text:p text:style-name="P22"><text:s text:c="6"/>let role = 'user'</text:p>
      <text:p text:style-name="P22"><text:s text:c="6"/>const email = username.toLowerCase()</text:p>
      <text:p text:style-name="P22"/>
      <text:p text:style-name="P22"><text:s text:c="6"/>if (adminEmails.includes(email)) role = 'admin'</text:p>
      <text:p text:style-name="P22"><text:soft-page-break/></text:p>
      <text:p text:style-name="P22"><text:s text:c="6"/>return db.user.create({</text:p>
      <text:p text:style-name="P22"><text:s text:c="8"/>data: {</text:p>
      <text:p text:style-name="P22"><text:s text:c="10"/>email: email,</text:p>
      <text:p text:style-name="P22"><text:s text:c="10"/>hashedPassword: hashedPassword,</text:p>
      <text:p text:style-name="P22"><text:s text:c="10"/>salt: salt,</text:p>
      <text:p text:style-name="P22"><text:s text:c="10"/>firstName: userAttributes.firstName,</text:p>
      <text:p text:style-name="P22"><text:s text:c="10"/>lastName: userAttributes.lastName,</text:p>
      <text:p text:style-name="P22"><text:s text:c="10"/>roles: role,</text:p>
      <text:p text:style-name="P22"><text:s text:c="8"/>},</text:p>
      <text:p text:style-name="P22"><text:s text:c="6"/>})</text:p>
      <text:p text:style-name="P22"><text:s text:c="4"/>},</text:p>
      <text:p text:style-name="P22"/>
      <text:p text:style-name="P22"><text:s text:c="4"/>// Include any format checks for password here. Return `true` if the</text:p>
      <text:p text:style-name="P22"><text:s text:c="4"/>// password is valid, otherwise throw a `PasswordValidationError`.</text:p>
      <text:p text:style-name="P22"><text:s text:c="4"/>// Import the error along with `DbAuthHandler` from `@redwoodjs/api` above.</text:p>
      <text:p text:style-name="P22"><text:s text:c="4"/>passwordValidation: (password) =&gt; {</text:p>
      <text:p text:style-name="P22"><text:s text:c="6"/>if (password.length &lt; 6)</text:p>
      <text:p text:style-name="P22"><text:s text:c="8"/>throw new PasswordValidationError(</text:p>
      <text:p text:style-name="P22"><text:s text:c="10"/>'Password must be at least 6 characters'</text:p>
      <text:p text:style-name="P22"><text:s text:c="8"/>)</text:p>
      <text:p text:style-name="P22"><text:s text:c="6"/>else return true</text:p>
      <text:p text:style-name="P22"><text:s text:c="4"/>},</text:p>
      <text:p text:style-name="P22"/>
      <text:p text:style-name="P22"><text:s text:c="4"/>errors: {</text:p>
      <text:p text:style-name="P22"><text:s text:c="6"/>// `field` will be either "username" or "password"</text:p>
      <text:p text:style-name="P22"><text:s text:c="6"/>fieldMissing: '${field} is required',</text:p>
      <text:p text:style-name="P22"><text:s text:c="6"/>usernameTaken: 'Email `${username}` already in use',</text:p>
      <text:p text:style-name="P22"><text:s text:c="4"/>},</text:p>
      <text:p text:style-name="P22"><text:s text:c="2"/>}</text:p>
      <text:p text:style-name="P22"><text:soft-page-break/></text:p>
      <text:p text:style-name="P22"><text:s text:c="2"/>const authHandler = new DbAuthHandler(event, context, {</text:p>
      <text:p text:style-name="P22"><text:s text:c="4"/>// Provide prisma db client</text:p>
      <text:p text:style-name="P22"><text:s text:c="4"/>db: db,</text:p>
      <text:p text:style-name="P22"/>
      <text:p text:style-name="P22"><text:s text:c="4"/>// The name of the property you'd call on `db` to access your user table.</text:p>
      <text:p text:style-name="P22"><text:s text:c="4"/>// i.e. if your Prisma model is named `User` this value would be `user`, as in `db.user`</text:p>
      <text:p text:style-name="P22"><text:s text:c="4"/>authModelAccessor: 'user',</text:p>
      <text:p text:style-name="P22"/>
      <text:p text:style-name="P22"><text:s text:c="4"/>// A map of what dbAuth calls a field to what your database calls it.</text:p>
      <text:p text:style-name="P22"><text:s text:c="4"/>// `id` is whatever column you use to uniquely identify a user (probably</text:p>
      <text:p text:style-name="P22"><text:s text:c="4"/>// something like `id` or `userId` or even `email`)</text:p>
      <text:p text:style-name="P22"><text:s text:c="4"/>authFields: {</text:p>
      <text:p text:style-name="P22"><text:s text:c="6"/>id: 'id',</text:p>
      <text:p text:style-name="P22"><text:s text:c="6"/>username: 'email',</text:p>
      <text:p text:style-name="P22"><text:s text:c="6"/>hashedPassword: 'hashedPassword',</text:p>
      <text:p text:style-name="P22"><text:s text:c="6"/>salt: 'salt',</text:p>
      <text:p text:style-name="P22"><text:s text:c="6"/>resetToken: 'resetToken',</text:p>
      <text:p text:style-name="P22"><text:s text:c="6"/>resetTokenExpiresAt: 'resetTokenExpiresAt',</text:p>
      <text:p text:style-name="P22"><text:s text:c="4"/>},</text:p>
      <text:p text:style-name="P22"/>
      <text:p text:style-name="P22"><text:s text:c="4"/>// Specifies attributes on the cookie that dbAuth sets in order to remember</text:p>
      <text:p text:style-name="P22"><text:s text:c="4"/>// who is logged in. See https://developer.mozilla.org/en-US/docs/Web/HTTP/Cookies#restrict_access_to_cookies</text:p>
      <text:p text:style-name="P22"><text:s text:c="4"/>cookie: {</text:p>
      <text:p text:style-name="P22"><text:s text:c="6"/>HttpOnly: true,</text:p>
      <text:p text:style-name="P22"><text:s text:c="6"/>Path: '/',</text:p>
      <text:p text:style-name="P22"><text:soft-page-break/><text:s text:c="6"/>SameSite: 'Strict',</text:p>
      <text:p text:style-name="P22"><text:s text:c="6"/>Secure: process.env.NODE_ENV !== 'development',</text:p>
      <text:p text:style-name="P22"/>
      <text:p text:style-name="P22"><text:s text:c="6"/>// If you need to allow other domains (besides the api side) access to</text:p>
      <text:p text:style-name="P22"><text:s text:c="6"/>// the dbAuth session cookie:</text:p>
      <text:p text:style-name="P22"><text:s text:c="6"/>// Domain: 'example.com',</text:p>
      <text:p text:style-name="P22"><text:s text:c="4"/>},</text:p>
      <text:p text:style-name="P22"/>
      <text:p text:style-name="P22"><text:s text:c="4"/>forgotPassword: forgotPasswordOptions,</text:p>
      <text:p text:style-name="P22"><text:s text:c="4"/>login: loginOptions,</text:p>
      <text:p text:style-name="P22"><text:s text:c="4"/>resetPassword: resetPasswordOptions,</text:p>
      <text:p text:style-name="P22"><text:s text:c="4"/>signup: signupOptions,</text:p>
      <text:p text:style-name="P22"><text:s text:c="2"/>})</text:p>
      <text:p text:style-name="P22"/>
      <text:p text:style-name="P22"><text:s text:c="2"/>return await authHandler.invoke()</text:p>
      <text:p text:style-name="P22">}</text:p>
      <text:h text:style-name="P11" text:outline-level="1">api/src/functions/graphql.ts</text:h>
      <text:p text:style-name="P17">import { authDecoder } from '@redwoodjs/auth-dbauth-api'</text:p>
      <text:p text:style-name="P17">import { createGraphQLHandler } from '@redwoodjs/graphql-server'</text:p>
      <text:p text:style-name="P17"/>
      <text:p text:style-name="P17">import directives from 'src/directives/**/*.{js,ts}'</text:p>
      <text:p text:style-name="P17">import sdls from 'src/graphql/**/*.sdl.{js,ts}'</text:p>
      <text:p text:style-name="P17">import services from 'src/services/**/*.{js,ts}'</text:p>
      <text:p text:style-name="P17"/>
      <text:p text:style-name="P17">import { getCurrentUser } from 'src/lib/auth'</text:p>
      <text:p text:style-name="P17">import { db } from 'src/lib/db'</text:p>
      <text:p text:style-name="P17">import { logger } from 'src/lib/logger'</text:p>
      <text:p text:style-name="P17"/>
      <text:p text:style-name="P17">export const handler = createGraphQLHandler({</text:p>
      <text:p text:style-name="P17"><text:s text:c="2"/>authDecoder,</text:p>
      <text:p text:style-name="P17"><text:s text:c="2"/>getCurrentUser,</text:p>
      <text:p text:style-name="P17"><text:s text:c="2"/>loggerConfig: { logger, options: {} },</text:p>
      <text:p text:style-name="P17"><text:s text:c="2"/>directives,</text:p>
      <text:p text:style-name="P17"><text:s text:c="2"/>sdls,</text:p>
      <text:p text:style-name="P17"><text:s text:c="2"/>services,</text:p>
      <text:p text:style-name="P17"><text:s text:c="2"/>onException: () =&gt; {</text:p>
      <text:p text:style-name="P17"><text:s text:c="4"/>// Disconnect from your database with an unhandled exception.</text:p>
      <text:p text:style-name="P17"><text:s text:c="4"/>db.$disconnect()</text:p>
      <text:p text:style-name="P17"><text:s text:c="2"/>},</text:p>
      <text:p text:style-name="P17">})</text:p>
      <text:h text:style-name="P11" text:outline-level="1">api/src/graphql/parts.sdl.ts</text:h>
      <text:p text:style-name="P23">export const schema = gql`</text:p>
      <text:p text:style-name="P23"><text:s text:c="2"/>type Part {</text:p>
      <text:p text:style-name="P23"><text:s text:c="4"/>id: Int!</text:p>
      <text:p text:style-name="P23"><text:s text:c="4"/>name: String!</text:p>
      <text:p text:style-name="P23"><text:s text:c="4"/>description: String</text:p>
      <text:p text:style-name="P23"><text:s text:c="4"/>availableStock: Int!</text:p>
      <text:p text:style-name="P23"><text:s text:c="4"/>imageUrl: String!</text:p>
      <text:p text:style-name="P23"><text:s text:c="4"/>createdAt: DateTime!</text:p>
      <text:p text:style-name="P23"><text:s text:c="2"/>}</text:p>
      <text:p text:style-name="P23"/>
      <text:p text:style-name="P23"><text:s text:c="2"/>type PartPage {</text:p>
      <text:p text:style-name="P23"><text:s text:c="4"/>parts: [Part!]!</text:p>
      <text:p text:style-name="P23"><text:s text:c="4"/>count: Int!</text:p>
      <text:p text:style-name="P23"><text:s text:c="4"/>page: Int!</text:p>
      <text:p text:style-name="P23"><text:s text:c="4"/>sort: SortMethod!</text:p>
      <text:p text:style-name="P23"><text:s text:c="4"/>order: SortOrder!</text:p>
      <text:p text:style-name="P23"><text:s text:c="4"/>search: String</text:p>
      <text:p text:style-name="P23"><text:s text:c="2"/>}</text:p>
      <text:p text:style-name="P23"/>
      <text:p text:style-name="P23"><text:s text:c="2"/>enum SortMethod {</text:p>
      <text:p text:style-name="P23"><text:s text:c="4"/>id</text:p>
      <text:p text:style-name="P23"><text:s text:c="4"/>name</text:p>
      <text:p text:style-name="P23"><text:s text:c="4"/>description</text:p>
      <text:p text:style-name="P23"><text:s text:c="4"/>stock</text:p>
      <text:p text:style-name="P23"><text:s text:c="4"/>createdAt</text:p>
      <text:p text:style-name="P23"><text:s text:c="2"/>}</text:p>
      <text:p text:style-name="P23"/>
      <text:p text:style-name="P23"><text:s text:c="2"/>enum SortOrder {</text:p>
      <text:p text:style-name="P23"><text:s text:c="4"/>ascending</text:p>
      <text:p text:style-name="P23"><text:soft-page-break/><text:s text:c="4"/>descending</text:p>
      <text:p text:style-name="P23"><text:s text:c="2"/>}</text:p>
      <text:p text:style-name="P23"/>
      <text:p text:style-name="P23"><text:s text:c="2"/>type Query {</text:p>
      <text:p text:style-name="P23"><text:s text:c="4"/>partPage(</text:p>
      <text:p text:style-name="P23"><text:s text:c="6"/>page: Int!</text:p>
      <text:p text:style-name="P23"><text:s text:c="6"/>sort: SortMethod!</text:p>
      <text:p text:style-name="P23"><text:s text:c="6"/>order: SortOrder!</text:p>
      <text:p text:style-name="P23"><text:s text:c="6"/>searchQuery: String</text:p>
      <text:p text:style-name="P23"><text:s text:c="4"/>): PartPage @skipAuth</text:p>
      <text:p text:style-name="P23"><text:s text:c="4"/>parts: [Part!]! @skipAuth</text:p>
      <text:p text:style-name="P23"><text:s text:c="4"/>part(id: Int!): Part @skipAuth</text:p>
      <text:p text:style-name="P23"><text:s text:c="2"/>}</text:p>
      <text:p text:style-name="P23"/>
      <text:p text:style-name="P23"><text:s text:c="2"/>input CreatePartInput {</text:p>
      <text:p text:style-name="P23"><text:s text:c="4"/>name: String!</text:p>
      <text:p text:style-name="P23"><text:s text:c="4"/>description: String</text:p>
      <text:p text:style-name="P23"><text:s text:c="4"/>availableStock: Int!</text:p>
      <text:p text:style-name="P23"><text:s text:c="4"/>imageUrl: String!</text:p>
      <text:p text:style-name="P23"><text:s text:c="2"/>}</text:p>
      <text:p text:style-name="P23"/>
      <text:p text:style-name="P23"><text:s text:c="2"/>input UpdatePartInput {</text:p>
      <text:p text:style-name="P23"><text:s text:c="4"/>name: String</text:p>
      <text:p text:style-name="P23"><text:s text:c="4"/>description: String</text:p>
      <text:p text:style-name="P23"><text:s text:c="4"/>availableStock: Int</text:p>
      <text:p text:style-name="P23"><text:s text:c="4"/>imageUrl: String</text:p>
      <text:p text:style-name="P23"><text:s text:c="2"/>}</text:p>
      <text:p text:style-name="P23"/>
      <text:p text:style-name="P23"><text:s text:c="2"/>type Mutation {</text:p>
      <text:p text:style-name="P23"><text:s text:c="4"/>createPart(input: CreatePartInput!): Part! @requireAuth</text:p>
      <text:p text:style-name="P23"><text:soft-page-break/><text:s text:c="4"/>updatePart(id: Int!, input: UpdatePartInput!): Part!</text:p>
      <text:p text:style-name="P23"><text:s text:c="6"/>@requireAuth(roles: "admin")</text:p>
      <text:p text:style-name="P23"><text:s text:c="4"/>deletePart(id: Int!): Part! @requireAuth(roles: "admin")</text:p>
      <text:p text:style-name="P23"><text:s text:c="2"/>}</text:p>
      <text:p text:style-name="P23">`</text:p>
      <text:h text:style-name="P11" text:outline-level="1">api/src/graphql/transactions.sdl.ts</text:h>
      <text:p text:style-name="P18">export const schema = gql`</text:p>
      <text:p text:style-name="P18"><text:s text:c="2"/>type Transaction {</text:p>
      <text:p text:style-name="P18"><text:s text:c="4"/>id: Int!</text:p>
      <text:p text:style-name="P18"><text:s text:c="4"/>date: DateTime!</text:p>
      <text:p text:style-name="P18"><text:s text:c="4"/>user: User!</text:p>
      <text:p text:style-name="P18"><text:s text:c="4"/>userId: Int!</text:p>
      <text:p text:style-name="P18"><text:s text:c="4"/>type: TransactionType!</text:p>
      <text:p text:style-name="P18"><text:s text:c="4"/>parts: [JSON]!</text:p>
      <text:p text:style-name="P18"><text:s text:c="2"/>}</text:p>
      <text:p text:style-name="P18"/>
      <text:p text:style-name="P18"><text:s text:c="2"/>enum TransactionType {</text:p>
      <text:p text:style-name="P18"><text:s text:c="4"/>in</text:p>
      <text:p text:style-name="P18"><text:s text:c="4"/>out</text:p>
      <text:p text:style-name="P18"><text:s text:c="2"/>}</text:p>
      <text:p text:style-name="P18"/>
      <text:p text:style-name="P18"><text:s text:c="2"/>enum FilterTransactionsByType {</text:p>
      <text:p text:style-name="P18"><text:s text:c="4"/>in</text:p>
      <text:p text:style-name="P18"><text:s text:c="4"/>out</text:p>
      <text:p text:style-name="P18"><text:s text:c="4"/>both</text:p>
      <text:p text:style-name="P18"><text:s text:c="2"/>}</text:p>
      <text:p text:style-name="P18"/>
      <text:p text:style-name="P18"><text:s text:c="2"/>type UserTransactions {</text:p>
      <text:p text:style-name="P18"><text:s text:c="4"/>transactions: [Transaction!]!</text:p>
      <text:p text:style-name="P18"><text:s text:c="4"/>filter: FilterTransactionsByType!</text:p>
      <text:p text:style-name="P18"><text:s text:c="2"/>}</text:p>
      <text:p text:style-name="P18"/>
      <text:p text:style-name="P18"><text:s text:c="2"/>type Query {</text:p>
      <text:p text:style-name="P18"><text:s text:c="4"/>transactions(filter: FilterTransactionsByType!): UserTransactions!</text:p>
      <text:p text:style-name="P18"><text:s text:c="6"/>@requireAuth(roles: "admin")</text:p>
      <text:p text:style-name="P18"><text:s text:c="4"/>transaction(id: Int!): Transaction @requireAuth(roles: "admin")</text:p>
      <text:p text:style-name="P18"><text:s text:c="4"/>userTransactions(</text:p>
      <text:p text:style-name="P18"><text:soft-page-break/><text:s text:c="6"/>userId: Int!</text:p>
      <text:p text:style-name="P18"><text:s text:c="6"/>filter: FilterTransactionsByType!</text:p>
      <text:p text:style-name="P18"><text:s text:c="4"/>): UserTransactions! @requireAuth</text:p>
      <text:p text:style-name="P18"><text:s text:c="2"/>}</text:p>
      <text:p text:style-name="P18"/>
      <text:p text:style-name="P18"><text:s text:c="2"/>input CreateTransactionInput {</text:p>
      <text:p text:style-name="P18"><text:s text:c="4"/>date: DateTime!</text:p>
      <text:p text:style-name="P18"><text:s text:c="4"/>userId: Int!</text:p>
      <text:p text:style-name="P18"><text:s text:c="4"/>type: TransactionType!</text:p>
      <text:p text:style-name="P18"><text:s text:c="4"/>parts: [JSON]!</text:p>
      <text:p text:style-name="P18"><text:s text:c="2"/>}</text:p>
      <text:p text:style-name="P18"/>
      <text:p text:style-name="P18"><text:s text:c="2"/>input UpdateTransactionInput {</text:p>
      <text:p text:style-name="P18"><text:s text:c="4"/>date: DateTime</text:p>
      <text:p text:style-name="P18"><text:s text:c="4"/>userId: Int</text:p>
      <text:p text:style-name="P18"><text:s text:c="4"/>type: TransactionType</text:p>
      <text:p text:style-name="P18"><text:s text:c="4"/>parts: [JSON]!</text:p>
      <text:p text:style-name="P18"><text:s text:c="2"/>}</text:p>
      <text:p text:style-name="P18"/>
      <text:p text:style-name="P18"><text:s text:c="2"/>type Mutation {</text:p>
      <text:p text:style-name="P18"><text:s text:c="4"/>createTransaction(input: CreateTransactionInput!): Transaction! @requireAuth</text:p>
      <text:p text:style-name="P18"><text:s text:c="4"/>returnTransaction(id: Int!, userId: Int!): Transaction! @requireAuth</text:p>
      <text:p text:style-name="P18"><text:s text:c="4"/>updateTransaction(id: Int!, input: UpdateTransactionInput!): Transaction!</text:p>
      <text:p text:style-name="P18"><text:s text:c="6"/>@requireAuth(roles: "admin")</text:p>
      <text:p text:style-name="P18"><text:s text:c="4"/>deleteTransaction(id: Int!): Transaction! @requireAuth(roles: "admin")</text:p>
      <text:p text:style-name="P18"><text:s text:c="2"/>}</text:p>
      <text:p text:style-name="P18">`</text:p>
      <text:h text:style-name="P11" text:outline-level="1">api/src/graphql/users.sdl.ts</text:h>
      <text:p text:style-name="P18">export const schema = gql`</text:p>
      <text:p text:style-name="P18"><text:s text:c="2"/>type User {</text:p>
      <text:p text:style-name="P18"><text:s text:c="4"/>id: Int!</text:p>
      <text:p text:style-name="P18"><text:s text:c="4"/>firstName: String!</text:p>
      <text:p text:style-name="P18"><text:s text:c="4"/>lastName: String!</text:p>
      <text:p text:style-name="P18"><text:s text:c="4"/>email: String!</text:p>
      <text:p text:style-name="P18"><text:s text:c="4"/>hashedPassword: String!</text:p>
      <text:p text:style-name="P18"><text:s text:c="4"/>salt: String!</text:p>
      <text:p text:style-name="P18"><text:s text:c="4"/>resetToken: String</text:p>
      <text:p text:style-name="P18"><text:s text:c="4"/>resetTokenExpiresAt: DateTime</text:p>
      <text:p text:style-name="P18"><text:s text:c="4"/>roles: String!</text:p>
      <text:p text:style-name="P18"><text:s text:c="4"/>transactions: [Transaction]!</text:p>
      <text:p text:style-name="P18"><text:s text:c="2"/>}</text:p>
      <text:p text:style-name="P18"/>
      <text:p text:style-name="P18"><text:s text:c="2"/>type Query {</text:p>
      <text:p text:style-name="P18"><text:s text:c="4"/>users: [User!]! @requireAuth(roles: "admin")</text:p>
      <text:p text:style-name="P18"><text:s text:c="4"/>user(id: Int!): User @requireAuth(roles: "admin")</text:p>
      <text:p text:style-name="P18"><text:s text:c="2"/>}</text:p>
      <text:p text:style-name="P18"/>
      <text:p text:style-name="P18"><text:s text:c="2"/>input CreateUserInput {</text:p>
      <text:p text:style-name="P18"><text:s text:c="4"/>firstName: String!</text:p>
      <text:p text:style-name="P18"><text:s text:c="4"/>lastName: String!</text:p>
      <text:p text:style-name="P18"><text:s text:c="4"/>email: String!</text:p>
      <text:p text:style-name="P18"><text:s text:c="4"/>hashedPassword: String!</text:p>
      <text:p text:style-name="P18"><text:s text:c="4"/>salt: String!</text:p>
      <text:p text:style-name="P18"><text:s text:c="4"/>resetToken: String</text:p>
      <text:p text:style-name="P18"><text:s text:c="4"/>resetTokenExpiresAt: DateTime</text:p>
      <text:p text:style-name="P18"><text:s text:c="4"/>roles: String!</text:p>
      <text:p text:style-name="P18"><text:s text:c="2"/>}</text:p>
      <text:p text:style-name="P18"/>
      <text:p text:style-name="P18"><text:s text:c="2"/>input UpdateUserInput {</text:p>
      <text:p text:style-name="P18"><text:soft-page-break/><text:s text:c="4"/>firstName: String</text:p>
      <text:p text:style-name="P18"><text:s text:c="4"/>lastName: String</text:p>
      <text:p text:style-name="P18"><text:s text:c="4"/>email: String</text:p>
      <text:p text:style-name="P18"><text:s text:c="4"/>hashedPassword: String</text:p>
      <text:p text:style-name="P18"><text:s text:c="4"/>salt: String</text:p>
      <text:p text:style-name="P18"><text:s text:c="4"/>resetToken: String</text:p>
      <text:p text:style-name="P18"><text:s text:c="4"/>resetTokenExpiresAt: DateTime</text:p>
      <text:p text:style-name="P18"><text:s text:c="4"/>roles: String</text:p>
      <text:p text:style-name="P18"><text:s text:c="2"/>}</text:p>
      <text:p text:style-name="P18"/>
      <text:p text:style-name="P18"><text:s text:c="2"/>type Mutation {</text:p>
      <text:p text:style-name="P18"><text:s text:c="4"/>createUser(input: CreateUserInput!): User! @requireAuth(roles: "admin")</text:p>
      <text:p text:style-name="P18"><text:s text:c="4"/>updateUser(id: Int!, input: UpdateUserInput!): User!</text:p>
      <text:p text:style-name="P18"><text:s text:c="6"/>@requireAuth(roles: "admin")</text:p>
      <text:p text:style-name="P18"><text:s text:c="4"/>deleteUser(id: Int!): User! @requireAuth(roles: "admin")</text:p>
      <text:p text:style-name="P18"><text:s text:c="2"/>}</text:p>
      <text:p text:style-name="P18">`</text:p>
      <text:h text:style-name="P11" text:outline-level="1">api/src/<text:span text:style-name="T5">lib/auth.ts</text:span></text:h>
      <text:p text:style-name="P19"><text:span text:style-name="T7">import type { Decoded } from '@redwoodjs/api'</text:span></text:p>
      <text:p text:style-name="P19"><text:span text:style-name="T7">import { AuthenticationError, ForbiddenError } from '@redwoodjs/graphql-server'</text:span></text:p>
      <text:p text:style-name="P19"><text:span text:style-name="T7"/></text:p>
      <text:p text:style-name="P19"><text:span text:style-name="T7">import { db } from './db'</text:span></text:p>
      <text:p text:style-name="P19"><text:span text:style-name="T7"/></text:p>
      <text:p text:style-name="P19"><text:span text:style-name="T7">/**</text:span></text:p>
      <text:p text:style-name="P19"><text:span text:style-name="T7"><text:s/>* The session object sent in as the first argument to getCurrentUser() will</text:span></text:p>
      <text:p text:style-name="P19"><text:span text:style-name="T7"><text:s/>* have a single key `id` containing the unique ID of the logged in user</text:span></text:p>
      <text:p text:style-name="P19"><text:span text:style-name="T7"><text:s/>* (whatever field you set as `authFields.id` in your auth function config).</text:span></text:p>
      <text:p text:style-name="P19"><text:span text:style-name="T7"><text:s/>* You'll need to update the call to `db` below if you use a different model</text:span></text:p>
      <text:p text:style-name="P19"><text:span text:style-name="T7"><text:s/>* name or unique field name, for example:</text:span></text:p>
      <text:p text:style-name="P19"><text:span text:style-name="T7"><text:s/>*</text:span></text:p>
      <text:p text:style-name="P19"><text:span text:style-name="T7"><text:s/>* <text:s text:c="2"/>return await db.profile.findUnique({ where: { email: session.id } })</text:span></text:p>
      <text:p text:style-name="P19"><text:span text:style-name="T7"><text:s/>* <text:s text:c="18"/>───┬─── <text:s text:c="22"/>──┬──</text:span></text:p>
      <text:p text:style-name="P19"><text:span text:style-name="T7"><text:s/>* <text:s text:c="5"/>model accessor ─┘ <text:s text:c="5"/>unique id field name ─┘</text:span></text:p>
      <text:p text:style-name="P19"><text:span text:style-name="T7"><text:s/>*</text:span></text:p>
      <text:p text:style-name="P19"><text:span text:style-name="T7"><text:s/>* !! BEWARE !! Anything returned from this function will be available to the</text:span></text:p>
      <text:p text:style-name="P19"><text:span text:style-name="T7"><text:s/>* client--it becomes the content of `currentUser` on the web side (as well as</text:span></text:p>
      <text:p text:style-name="P19"><text:span text:style-name="T7"><text:s/>* `context.currentUser` on the api side). You should carefully add additional</text:span></text:p>
      <text:p text:style-name="P19"><text:span text:style-name="T7"><text:s/>* fields to the `select` object below once you've decided they are safe to be</text:span></text:p>
      <text:p text:style-name="P19"><text:span text:style-name="T7"><text:s/>* seen if someone were to open the Web Inspector in their browser.</text:span></text:p>
      <text:p text:style-name="P19"><text:span text:style-name="T7"><text:s/>*/</text:span></text:p>
      <text:p text:style-name="P19"><text:span text:style-name="T7">export const getCurrentUser = async (session: Decoded) =&gt; {</text:span></text:p>
      <text:p text:style-name="P19"><text:span text:style-name="T7"><text:s text:c="2"/>if (!session || typeof session.id !== 'number') {</text:span></text:p>
      <text:p text:style-name="P19"><text:span text:style-name="T7"><text:s text:c="4"/>throw new Error('Invalid session')</text:span></text:p>
      <text:p text:style-name="P19"><text:span text:style-name="T7"><text:s text:c="2"/>}</text:span></text:p>
      <text:p text:style-name="P19"><text:soft-page-break/><text:span text:style-name="T7"/></text:p>
      <text:p text:style-name="P19"><text:span text:style-name="T7"><text:s text:c="2"/>return await db.user.findUnique({</text:span></text:p>
      <text:p text:style-name="P19"><text:span text:style-name="T7"><text:s text:c="4"/>where: { id: session.id },</text:span></text:p>
      <text:p text:style-name="P19"><text:span text:style-name="T7"><text:s text:c="4"/>select: { id: true, firstName: true, roles: true, transactions: true },</text:span></text:p>
      <text:p text:style-name="P19"><text:span text:style-name="T7"><text:s text:c="2"/>})</text:span></text:p>
      <text:p text:style-name="P19"><text:span text:style-name="T7">}</text:span></text:p>
      <text:p text:style-name="P19"><text:span text:style-name="T7"/></text:p>
      <text:p text:style-name="P19"><text:span text:style-name="T7">/**</text:span></text:p>
      <text:p text:style-name="P19"><text:span text:style-name="T7"><text:s/>* The user is authenticated if there is a currentUser in the context</text:span></text:p>
      <text:p text:style-name="P19"><text:span text:style-name="T7"><text:s/>*</text:span></text:p>
      <text:p text:style-name="P19"><text:span text:style-name="T7"><text:s/>* @returns {boolean} - If the currentUser is authenticated</text:span></text:p>
      <text:p text:style-name="P19"><text:span text:style-name="T7"><text:s/>*/</text:span></text:p>
      <text:p text:style-name="P19"><text:span text:style-name="T7">export const isAuthenticated = (): boolean =&gt; {</text:span></text:p>
      <text:p text:style-name="P19"><text:span text:style-name="T7"><text:s text:c="2"/>return !!context.currentUser</text:span></text:p>
      <text:p text:style-name="P19"><text:span text:style-name="T7">}</text:span></text:p>
      <text:p text:style-name="P19"><text:span text:style-name="T7"/></text:p>
      <text:p text:style-name="P19"><text:span text:style-name="T7">/**</text:span></text:p>
      <text:p text:style-name="P19"><text:span text:style-name="T7"><text:s/>* When checking role membership, roles can be a single value, a list, or none.</text:span></text:p>
      <text:p text:style-name="P19"><text:span text:style-name="T7"><text:s/>* You can use Prisma enums too (if you're using them for roles), just import your enum type from `@prisma/client`</text:span></text:p>
      <text:p text:style-name="P19"><text:span text:style-name="T7"><text:s/>*/</text:span></text:p>
      <text:p text:style-name="P19"><text:span text:style-name="T7">type AllowedRoles = string | string[] | undefined</text:span></text:p>
      <text:p text:style-name="P19"><text:span text:style-name="T7"/></text:p>
      <text:p text:style-name="P19"><text:span text:style-name="T7">/**</text:span></text:p>
      <text:p text:style-name="P19"><text:span text:style-name="T7"><text:s/>* Checks if the currentUser is authenticated (and assigned one of the given roles)</text:span></text:p>
      <text:p text:style-name="P19"><text:span text:style-name="T7"><text:s/>*</text:span></text:p>
      <text:p text:style-name="P19"><text:span text:style-name="T7"><text:s/>* @param roles: {@link AllowedRoles} - Checks if the currentUser is assigned one of these roles</text:span></text:p>
      <text:p text:style-name="P19"><text:span text:style-name="T7"><text:s/>*</text:span></text:p>
      <text:p text:style-name="P19"><text:span text:style-name="T7"><text:s/>* @returns {boolean} - Returns true if the currentUser is logged in and assigned one of the given roles,</text:span></text:p>
      <text:p text:style-name="P19"><text:span text:style-name="T7"><text:s/>* or when no roles are provided to check against. Otherwise returns false.</text:span></text:p>
      <text:p text:style-name="P19"><text:span text:style-name="T7"><text:s/>*/</text:span></text:p>
      <text:p text:style-name="P19"><text:soft-page-break/><text:span text:style-name="T7">export const hasRole = (roles: AllowedRoles): boolean =&gt; {</text:span></text:p>
      <text:p text:style-name="P19"><text:span text:style-name="T7"><text:s text:c="2"/>if (!isAuthenticated()) {</text:span></text:p>
      <text:p text:style-name="P19"><text:span text:style-name="T7"><text:s text:c="4"/>return false</text:span></text:p>
      <text:p text:style-name="P19"><text:span text:style-name="T7"><text:s text:c="2"/>}</text:span></text:p>
      <text:p text:style-name="P19"><text:span text:style-name="T7"/></text:p>
      <text:p text:style-name="P19"><text:span text:style-name="T7"><text:s text:c="2"/>// If your User model includes roles, uncomment the role checks on currentUser</text:span></text:p>
      <text:p text:style-name="P19"><text:span text:style-name="T7"><text:s text:c="2"/>if (roles) {</text:span></text:p>
      <text:p text:style-name="P19"><text:span text:style-name="T7"><text:s text:c="4"/>if (Array.isArray(roles)) {</text:span></text:p>
      <text:p text:style-name="P19"><text:span text:style-name="T7"><text:s text:c="6"/>// the line below has changed</text:span></text:p>
      <text:p text:style-name="P19"><text:span text:style-name="T7"><text:s text:c="6"/>if (context.currentUser.roles)</text:span></text:p>
      <text:p text:style-name="P19"><text:span text:style-name="T7"><text:s text:c="8"/>return context.currentUser.roles</text:span></text:p>
      <text:p text:style-name="P19"><text:span text:style-name="T7"><text:s text:c="10"/>.split(',')</text:span></text:p>
      <text:p text:style-name="P19"><text:span text:style-name="T7"><text:s text:c="10"/>.some((role) =&gt; roles.includes(role))</text:span></text:p>
      <text:p text:style-name="P19"><text:span text:style-name="T7"><text:s text:c="4"/>}</text:span></text:p>
      <text:p text:style-name="P19"><text:span text:style-name="T7"/></text:p>
      <text:p text:style-name="P19"><text:span text:style-name="T7"><text:s text:c="4"/>if (typeof roles === 'string') {</text:span></text:p>
      <text:p text:style-name="P19"><text:span text:style-name="T7"><text:s text:c="6"/>// the line below has changed</text:span></text:p>
      <text:p text:style-name="P19"><text:span text:style-name="T7"><text:s text:c="6"/>if (context.currentUser.roles)</text:span></text:p>
      <text:p text:style-name="P19"><text:span text:style-name="T7"><text:s text:c="8"/>return context.currentUser.roles.split(',').includes(roles)</text:span></text:p>
      <text:p text:style-name="P19"><text:span text:style-name="T7"><text:s text:c="4"/>}</text:span></text:p>
      <text:p text:style-name="P19"><text:span text:style-name="T7"/></text:p>
      <text:p text:style-name="P19"><text:span text:style-name="T7"><text:s text:c="4"/>// roles not found</text:span></text:p>
      <text:p text:style-name="P19"><text:span text:style-name="T7"><text:s text:c="4"/>return false</text:span></text:p>
      <text:p text:style-name="P19"><text:span text:style-name="T7"><text:s text:c="2"/>}</text:span></text:p>
      <text:p text:style-name="P19"><text:span text:style-name="T7"/></text:p>
      <text:p text:style-name="P19"><text:span text:style-name="T7"><text:s text:c="2"/>return true</text:span></text:p>
      <text:p text:style-name="P19"><text:span text:style-name="T7">}</text:span></text:p>
      <text:p text:style-name="P19"><text:span text:style-name="T7"/></text:p>
      <text:p text:style-name="P19"><text:span text:style-name="T7">/**</text:span></text:p>
      <text:p text:style-name="P19"><text:span text:style-name="T7"><text:s/>* Use requireAuth in your services to check that a user is logged in,</text:span></text:p>
      <text:p text:style-name="P19"><text:span text:style-name="T7"><text:s/>* whether or not they are assigned a role, and optionally raise an</text:span></text:p>
      <text:p text:style-name="P19"><text:span text:style-name="T7"><text:s/>* error if they're not.</text:span></text:p>
      <text:p text:style-name="P19"><text:span text:style-name="T7"><text:s/>*</text:span></text:p>
      <text:p text:style-name="P19"><text:soft-page-break/><text:span text:style-name="T7"><text:s/>* @param roles: {@link AllowedRoles} - When checking role membership, these roles grant access.</text:span></text:p>
      <text:p text:style-name="P19"><text:span text:style-name="T7"><text:s/>*</text:span></text:p>
      <text:p text:style-name="P19"><text:span text:style-name="T7"><text:s/>* @returns - If the currentUser is authenticated (and assigned one of the given roles)</text:span></text:p>
      <text:p text:style-name="P19"><text:span text:style-name="T7"><text:s/>*</text:span></text:p>
      <text:p text:style-name="P19"><text:span text:style-name="T7"><text:s/>* @throws {@link AuthenticationError} - If the currentUser is not authenticated</text:span></text:p>
      <text:p text:style-name="P19"><text:span text:style-name="T7"><text:s/>* @throws {@link ForbiddenError} If the currentUser is not allowed due to role permissions</text:span></text:p>
      <text:p text:style-name="P19"><text:span text:style-name="T7"><text:s/>*</text:span></text:p>
      <text:p text:style-name="P19"><text:span text:style-name="T7"><text:s/>* @see https://github.com/redwoodjs/redwood/tree/main/packages/auth for examples</text:span></text:p>
      <text:p text:style-name="P19"><text:span text:style-name="T7"><text:s/>*/</text:span></text:p>
      <text:p text:style-name="P19"><text:span text:style-name="T7">export const requireAuth = ({ roles }: { roles?: AllowedRoles } = {}) =&gt; {</text:span></text:p>
      <text:p text:style-name="P19"><text:span text:style-name="T7"><text:s text:c="2"/>if (!isAuthenticated()) {</text:span></text:p>
      <text:p text:style-name="P19"><text:span text:style-name="T7"><text:s text:c="4"/>throw new AuthenticationError("You don't have permission to do that.")</text:span></text:p>
      <text:p text:style-name="P19"><text:span text:style-name="T7"><text:s text:c="2"/>}</text:span></text:p>
      <text:p text:style-name="P19"><text:span text:style-name="T7"/></text:p>
      <text:p text:style-name="P19"><text:span text:style-name="T7"><text:s text:c="2"/>if (roles &amp;&amp; !hasRole(roles)) {</text:span></text:p>
      <text:p text:style-name="P19"><text:span text:style-name="T7"><text:s text:c="4"/>throw new ForbiddenError("You don't have access to do that.")</text:span></text:p>
      <text:p text:style-name="P19"><text:span text:style-name="T7"><text:s text:c="2"/>}</text:span></text:p>
      <text:p text:style-name="P19"><text:span text:style-name="T7">}</text:span></text:p>
      <text:h text:style-name="P12" text:outline-level="1"><text:span text:style-name="T5">a</text:span>pi/src/lib/<text:span text:style-name="T5">db.ts</text:span></text:h>
      <text:p text:style-name="P19"><text:span text:style-name="T7">// See https://www.prisma.io/docs/reference/tools-and-interfaces/prisma-client/constructor</text:span></text:p>
      <text:p text:style-name="P19"><text:span text:style-name="T7">// for options.</text:span></text:p>
      <text:p text:style-name="P19"><text:span text:style-name="T7"/></text:p>
      <text:p text:style-name="P19"><text:span text:style-name="T7">import { PrismaClient } from '@prisma/client'</text:span></text:p>
      <text:p text:style-name="P19"><text:span text:style-name="T7"/></text:p>
      <text:p text:style-name="P19"><text:span text:style-name="T7">import { emitLogLevels, handlePrismaLogging } from '@redwoodjs/api/logger'</text:span></text:p>
      <text:p text:style-name="P19"><text:span text:style-name="T7"/></text:p>
      <text:p text:style-name="P19"><text:span text:style-name="T7">import { logger } from './logger'</text:span></text:p>
      <text:p text:style-name="P19"><text:span text:style-name="T7"/></text:p>
      <text:p text:style-name="P19"><text:span text:style-name="T7">/*</text:span></text:p>
      <text:p text:style-name="P19"><text:span text:style-name="T7"><text:s/>* Instance of the Prisma Client</text:span></text:p>
      <text:p text:style-name="P19"><text:span text:style-name="T7"><text:s/>*/</text:span></text:p>
      <text:p text:style-name="P19"><text:span text:style-name="T7">export const db = new PrismaClient({</text:span></text:p>
      <text:p text:style-name="P19"><text:span text:style-name="T7"><text:s text:c="2"/>log: emitLogLevels(['info', 'warn', 'error']),</text:span></text:p>
      <text:p text:style-name="P19"><text:span text:style-name="T7">})</text:span></text:p>
      <text:p text:style-name="P19"><text:span text:style-name="T7"/></text:p>
      <text:p text:style-name="P19"><text:span text:style-name="T7">handlePrismaLogging({</text:span></text:p>
      <text:p text:style-name="P19"><text:span text:style-name="T7"><text:s text:c="2"/>db,</text:span></text:p>
      <text:p text:style-name="P19"><text:span text:style-name="T7"><text:s text:c="2"/>logger,</text:span></text:p>
      <text:p text:style-name="P19"><text:span text:style-name="T7"><text:s text:c="2"/>logLevels: ['info', 'warn', 'error'],</text:span></text:p>
      <text:p text:style-name="P19"><text:span text:style-name="T7">})</text:span></text:p>
      <text:h text:style-name="P12" text:outline-level="1"><text:span text:style-name="T5">a</text:span>pi/src/lib/<text:span text:style-name="T5">email.ts</text:span></text:h>
      <text:p text:style-name="P19"><text:span text:style-name="T7">import * as nodemailer from 'nodemailer'</text:span></text:p>
      <text:p text:style-name="P19"><text:span text:style-name="T7"/></text:p>
      <text:p text:style-name="P19"><text:span text:style-name="T7">interface Options {</text:span></text:p>
      <text:p text:style-name="P19"><text:span text:style-name="T7"><text:s text:c="2"/>to: string | string[]</text:span></text:p>
      <text:p text:style-name="P19"><text:span text:style-name="T7"><text:s text:c="2"/>subject: string</text:span></text:p>
      <text:p text:style-name="P19"><text:span text:style-name="T7"><text:s text:c="2"/>html: string</text:span></text:p>
      <text:p text:style-name="P19"><text:span text:style-name="T7"><text:s text:c="2"/>text: string</text:span></text:p>
      <text:p text:style-name="P19"><text:span text:style-name="T7">}</text:span></text:p>
      <text:p text:style-name="P19"><text:span text:style-name="T7"/></text:p>
      <text:p text:style-name="P19"><text:span text:style-name="T7">export async function sendEmail({ to, subject, text, html }: Options) {</text:span></text:p>
      <text:p text:style-name="P19"><text:span text:style-name="T7"><text:s text:c="2"/>const transporter = nodemailer.createTransport({</text:span></text:p>
      <text:p text:style-name="P19"><text:span text:style-name="T7"><text:s text:c="4"/>host: 'smtp-relay.brevo.com',</text:span></text:p>
      <text:p text:style-name="P19"><text:span text:style-name="T7"><text:s text:c="4"/>port: 587,</text:span></text:p>
      <text:p text:style-name="P19"><text:span text:style-name="T7"><text:s text:c="4"/>secure: false,</text:span></text:p>
      <text:p text:style-name="P19"><text:span text:style-name="T7"><text:s text:c="4"/>auth: {</text:span></text:p>
      <text:p text:style-name="P19"><text:span text:style-name="T7"><text:s text:c="6"/>user: process.env.SEND_IN_BLUE_EMAIL,</text:span></text:p>
      <text:p text:style-name="P19"><text:span text:style-name="T7"><text:s text:c="6"/>pass: process.env.SEND_IN_BLUE_KEY,</text:span></text:p>
      <text:p text:style-name="P19"><text:span text:style-name="T7"><text:s text:c="4"/>},</text:span></text:p>
      <text:p text:style-name="P19"><text:span text:style-name="T7"><text:s text:c="2"/>})</text:span></text:p>
      <text:p text:style-name="P19"><text:span text:style-name="T7"/></text:p>
      <text:p text:style-name="P19"><text:span text:style-name="T7"><text:s text:c="2"/>const info = await transporter.sendMail({</text:span></text:p>
      <text:p text:style-name="P19"><text:span text:style-name="T7"><text:s text:c="4"/>from: `"Parts Inventory (noreply)" \&lt;${process.env.SEND_IN_BLUE_EMAIL}&gt;`,</text:span></text:p>
      <text:p text:style-name="P19"><text:span text:style-name="T7"><text:s text:c="4"/>to: Array.isArray(to) ? to : [to],</text:span></text:p>
      <text:p text:style-name="P19"><text:span text:style-name="T7"><text:s text:c="4"/>subject,</text:span></text:p>
      <text:p text:style-name="P19"><text:span text:style-name="T7"><text:s text:c="4"/>text,</text:span></text:p>
      <text:p text:style-name="P19"><text:span text:style-name="T7"><text:s text:c="4"/>html,</text:span></text:p>
      <text:p text:style-name="P19"><text:span text:style-name="T7"><text:s text:c="2"/>})</text:span></text:p>
      <text:p text:style-name="P19"><text:span text:style-name="T7"/></text:p>
      <text:p text:style-name="P19"><text:span text:style-name="T7"><text:s text:c="2"/>return info</text:span></text:p>
      <text:p text:style-name="P19"><text:span text:style-name="T7">}</text:span></text:p>
      <text:h text:style-name="P11" text:outline-level="1"><text:span text:style-name="T5">a</text:span>pi/src/services/parts/parts.ts</text:h>
      <text:p text:style-name="P23">import * as Filestack from 'filestack-js'</text:p>
      <text:p text:style-name="P23">import type { QueryResolvers, MutationResolvers } from 'types/graphql'</text:p>
      <text:p text:style-name="P23"/>
      <text:p text:style-name="P23">import { db } from 'src/lib/db'</text:p>
      <text:p text:style-name="P23"/>
      <text:p text:style-name="P23">const PARTS_PER_PAGE = 8</text:p>
      <text:p text:style-name="P23"/>
      <text:p text:style-name="P23">const removeEnding = (input: string): string =&gt;</text:p>
      <text:p text:style-name="P23"><text:s text:c="2"/>input.endsWith('ending') ? input.slice(0, -6) : input</text:p>
      <text:p text:style-name="P23"/>
      <text:p text:style-name="P23">export const parts: QueryResolvers['parts'] = () =&gt; {</text:p>
      <text:p text:style-name="P23"><text:s text:c="2"/>return db.part.findMany()</text:p>
      <text:p text:style-name="P23">}</text:p>
      <text:p text:style-name="P23"/>
      <text:p text:style-name="P23">export const part: QueryResolvers['part'] = ({ id }) =&gt; {</text:p>
      <text:p text:style-name="P23"><text:s text:c="2"/>return db.part.findUnique({</text:p>
      <text:p text:style-name="P23"><text:s text:c="4"/>where: { id },</text:p>
      <text:p text:style-name="P23"><text:s text:c="2"/>})</text:p>
      <text:p text:style-name="P23">}</text:p>
      <text:p text:style-name="P23"/>
      <text:p text:style-name="P23">export const partPage: QueryResolvers['partPage'] = async ({</text:p>
      <text:p text:style-name="P23"><text:s text:c="2"/>page = 1,</text:p>
      <text:p text:style-name="P23"><text:s text:c="2"/>sort = 'id',</text:p>
      <text:p text:style-name="P23"><text:s text:c="2"/>order = 'ascending',</text:p>
      <text:p text:style-name="P23"><text:s text:c="2"/>searchQuery,</text:p>
      <text:p text:style-name="P23">}) =&gt; {</text:p>
      <text:p text:style-name="P23"><text:s text:c="2"/>const offset = (page - 1) * PARTS_PER_PAGE</text:p>
      <text:p text:style-name="P23"><text:s text:c="2"/>let orderByCase</text:p>
      <text:p text:style-name="P23"/>
      <text:p text:style-name="P23"><text:soft-page-break/><text:s text:c="2"/>switch (sort) {</text:p>
      <text:p text:style-name="P23"><text:s text:c="4"/>case 'id':</text:p>
      <text:p text:style-name="P23"><text:s text:c="6"/>orderByCase = { id: removeEnding(order) }</text:p>
      <text:p text:style-name="P23"><text:s text:c="6"/>break</text:p>
      <text:p text:style-name="P23"/>
      <text:p text:style-name="P23"><text:s text:c="4"/>case 'name':</text:p>
      <text:p text:style-name="P23"><text:s text:c="6"/>orderByCase = { name: removeEnding(order) }</text:p>
      <text:p text:style-name="P23"><text:s text:c="6"/>break</text:p>
      <text:p text:style-name="P23"/>
      <text:p text:style-name="P23"><text:s text:c="4"/>case 'createdAt':</text:p>
      <text:p text:style-name="P23"><text:s text:c="6"/>orderByCase = { createdAt: removeEnding(order) }</text:p>
      <text:p text:style-name="P23"><text:s text:c="6"/>break</text:p>
      <text:p text:style-name="P23"/>
      <text:p text:style-name="P23"><text:s text:c="4"/>case 'description':</text:p>
      <text:p text:style-name="P23"><text:s text:c="6"/>orderByCase = { description: removeEnding(order) }</text:p>
      <text:p text:style-name="P23"><text:s text:c="6"/>break</text:p>
      <text:p text:style-name="P23"/>
      <text:p text:style-name="P23"><text:s text:c="4"/>case 'stock':</text:p>
      <text:p text:style-name="P23"><text:s text:c="6"/>orderByCase = {</text:p>
      <text:p text:style-name="P23"><text:s text:c="8"/>availableStock: removeEnding(order),</text:p>
      <text:p text:style-name="P23"><text:s text:c="6"/>}</text:p>
      <text:p text:style-name="P23"><text:s text:c="6"/>break</text:p>
      <text:p text:style-name="P23"/>
      <text:p text:style-name="P23"><text:s text:c="4"/>default:</text:p>
      <text:p text:style-name="P23"><text:s text:c="6"/>orderByCase = { id: removeEnding(order) }</text:p>
      <text:p text:style-name="P23"><text:s text:c="6"/>break</text:p>
      <text:p text:style-name="P23"><text:s text:c="2"/>}</text:p>
      <text:p text:style-name="P23"/>
      <text:p text:style-name="P23"><text:s text:c="2"/>if (searchQuery &amp;&amp; searchQuery.length &gt; 0)</text:p>
      <text:p text:style-name="P23"><text:s text:c="4"/>return {</text:p>
      <text:p text:style-name="P23"><text:soft-page-break/><text:s text:c="6"/>parts: await db.part.findMany({</text:p>
      <text:p text:style-name="P23"><text:s text:c="8"/>where: {</text:p>
      <text:p text:style-name="P23"><text:s text:c="10"/>name: {</text:p>
      <text:p text:style-name="P23"><text:s text:c="12"/>contains: searchQuery,</text:p>
      <text:p text:style-name="P23"><text:s text:c="10"/>},</text:p>
      <text:p text:style-name="P23"><text:s text:c="8"/>},</text:p>
      <text:p text:style-name="P23"><text:s text:c="8"/>take: PARTS_PER_PAGE,</text:p>
      <text:p text:style-name="P23"><text:s text:c="8"/>skip: offset,</text:p>
      <text:p text:style-name="P23"><text:s text:c="8"/>orderBy: orderByCase,</text:p>
      <text:p text:style-name="P23"><text:s text:c="6"/>}),</text:p>
      <text:p text:style-name="P23"><text:s text:c="6"/>count: await db.part.count({</text:p>
      <text:p text:style-name="P23"><text:s text:c="8"/>where: {</text:p>
      <text:p text:style-name="P23"><text:s text:c="10"/>name: {</text:p>
      <text:p text:style-name="P23"><text:s text:c="12"/>contains: searchQuery,</text:p>
      <text:p text:style-name="P23"><text:s text:c="10"/>},</text:p>
      <text:p text:style-name="P23"><text:s text:c="8"/>},</text:p>
      <text:p text:style-name="P23"><text:s text:c="6"/>}),</text:p>
      <text:p text:style-name="P23"><text:s text:c="6"/>page,</text:p>
      <text:p text:style-name="P23"><text:s text:c="6"/>sort,</text:p>
      <text:p text:style-name="P23"><text:s text:c="6"/>order,</text:p>
      <text:p text:style-name="P23"><text:s text:c="6"/>search: searchQuery,</text:p>
      <text:p text:style-name="P23"><text:s text:c="4"/>}</text:p>
      <text:p text:style-name="P23"><text:s text:c="2"/>else</text:p>
      <text:p text:style-name="P23"><text:s text:c="4"/>return {</text:p>
      <text:p text:style-name="P23"><text:s text:c="6"/>parts: await db.part.findMany({</text:p>
      <text:p text:style-name="P23"><text:s text:c="8"/>take: PARTS_PER_PAGE,</text:p>
      <text:p text:style-name="P23"><text:s text:c="8"/>skip: offset,</text:p>
      <text:p text:style-name="P23"><text:s text:c="8"/>orderBy: orderByCase,</text:p>
      <text:p text:style-name="P23"><text:s text:c="6"/>}),</text:p>
      <text:p text:style-name="P23"><text:s text:c="6"/>count: await db.part.count(),</text:p>
      <text:p text:style-name="P23"><text:soft-page-break/><text:s text:c="6"/>page,</text:p>
      <text:p text:style-name="P23"><text:s text:c="6"/>sort,</text:p>
      <text:p text:style-name="P23"><text:s text:c="6"/>order,</text:p>
      <text:p text:style-name="P23"><text:s text:c="4"/>}</text:p>
      <text:p text:style-name="P23">}</text:p>
      <text:p text:style-name="P23"/>
      <text:p text:style-name="P23">export const createPart: MutationResolvers['createPart'] = ({ input }) =&gt; {</text:p>
      <text:p text:style-name="P23"><text:s text:c="2"/>input.description =</text:p>
      <text:p text:style-name="P23"><text:s text:c="4"/>input.description.length == 0</text:p>
      <text:p text:style-name="P23"><text:s text:c="6"/>? 'No description provided'</text:p>
      <text:p text:style-name="P23"><text:s text:c="6"/>: input.description</text:p>
      <text:p text:style-name="P23"/>
      <text:p text:style-name="P23"><text:s text:c="2"/>return db.part.create({</text:p>
      <text:p text:style-name="P23"><text:s text:c="4"/>data: input,</text:p>
      <text:p text:style-name="P23"><text:s text:c="2"/>})</text:p>
      <text:p text:style-name="P23">}</text:p>
      <text:p text:style-name="P23"/>
      <text:p text:style-name="P23">export const updatePart: MutationResolvers['updatePart'] = ({ id, input }) =&gt; {</text:p>
      <text:p text:style-name="P23"><text:s text:c="2"/>input.description =</text:p>
      <text:p text:style-name="P23"><text:s text:c="4"/>input.description.length == 0</text:p>
      <text:p text:style-name="P23"><text:s text:c="6"/>? 'No description provided'</text:p>
      <text:p text:style-name="P23"><text:s text:c="6"/>: input.description</text:p>
      <text:p text:style-name="P23"/>
      <text:p text:style-name="P23"><text:s text:c="2"/>return db.part.update({</text:p>
      <text:p text:style-name="P23"><text:s text:c="4"/>data: input,</text:p>
      <text:p text:style-name="P23"><text:s text:c="4"/>where: { id },</text:p>
      <text:p text:style-name="P23"><text:s text:c="2"/>})</text:p>
      <text:p text:style-name="P23">}</text:p>
      <text:p text:style-name="P23"/>
      <text:p text:style-name="P23"><text:soft-page-break/>export const deletePart: MutationResolvers['deletePart'] = async ({ id }) =&gt; {</text:p>
      <text:p text:style-name="P23"><text:s text:c="2"/>const client = Filestack.init(process.env.REDWOOD_ENV_FILESTACK_API_KEY)</text:p>
      <text:p text:style-name="P23"><text:s text:c="2"/>const part = await db.part.findUnique({ where: { id } })</text:p>
      <text:p text:style-name="P23"/>
      <text:p text:style-name="P23"><text:s text:c="2"/>if (!part.imageUrl.includes('no_image.png')) {</text:p>
      <text:p text:style-name="P23"><text:s text:c="4"/>const handle = part.imageUrl.split('/').pop()</text:p>
      <text:p text:style-name="P23"/>
      <text:p text:style-name="P23"><text:s text:c="4"/>const security = Filestack.getSecurity(</text:p>
      <text:p text:style-name="P23"><text:s text:c="6"/>{</text:p>
      <text:p text:style-name="P23"><text:s text:c="8"/>expiry: new Date().getTime() + 5 * 60 * 1000,</text:p>
      <text:p text:style-name="P23"><text:s text:c="8"/>handle,</text:p>
      <text:p text:style-name="P23"><text:s text:c="8"/>call: ['remove'],</text:p>
      <text:p text:style-name="P23"><text:s text:c="6"/>},</text:p>
      <text:p text:style-name="P23"><text:s text:c="6"/>process.env.REDWOOD_ENV_FILESTACK_SECRET</text:p>
      <text:p text:style-name="P23"><text:s text:c="4"/>)</text:p>
      <text:p text:style-name="P23"/>
      <text:p text:style-name="P23"><text:s text:c="4"/>await client.remove(handle, security)</text:p>
      <text:p text:style-name="P23"><text:s text:c="2"/>}</text:p>
      <text:p text:style-name="P23"/>
      <text:p text:style-name="P23"><text:s text:c="2"/>return db.part.delete({</text:p>
      <text:p text:style-name="P23"><text:s text:c="4"/>where: { id },</text:p>
      <text:p text:style-name="P23"><text:s text:c="2"/>})</text:p>
      <text:p text:style-name="P23">}</text:p>
      <text:h text:style-name="P11" text:outline-level="1">api/src/services/transactions/transactions.ts</text:h>
      <text:p text:style-name="P24">import type {</text:p>
      <text:p text:style-name="P24"><text:s text:c="2"/>QueryResolvers,</text:p>
      <text:p text:style-name="P24"><text:s text:c="2"/>MutationResolvers,</text:p>
      <text:p text:style-name="P24"><text:s text:c="2"/>TransactionRelationResolvers,</text:p>
      <text:p text:style-name="P24"><text:s text:c="2"/>Part,</text:p>
      <text:p text:style-name="P24">} from 'types/graphql'</text:p>
      <text:p text:style-name="P24"/>
      <text:p text:style-name="P24">import { UserInputError } from '@redwoodjs/graphql-server'</text:p>
      <text:p text:style-name="P24"/>
      <text:p text:style-name="P24">import { db } from 'src/lib/db'</text:p>
      <text:p text:style-name="P24"/>
      <text:p text:style-name="P24">export const transactions: QueryResolvers['transactions'] = async ({</text:p>
      <text:p text:style-name="P24"><text:s text:c="2"/>filter,</text:p>
      <text:p text:style-name="P24">}) =&gt; {</text:p>
      <text:p text:style-name="P24"><text:s text:c="2"/>const transactions =</text:p>
      <text:p text:style-name="P24"><text:s text:c="4"/>filter == 'both'</text:p>
      <text:p text:style-name="P24"><text:s text:c="6"/>? await db.transaction.findMany({</text:p>
      <text:p text:style-name="P24"><text:s text:c="10"/>orderBy: {</text:p>
      <text:p text:style-name="P24"><text:s text:c="12"/>date: 'desc',</text:p>
      <text:p text:style-name="P24"><text:s text:c="10"/>},</text:p>
      <text:p text:style-name="P24"><text:s text:c="8"/>})</text:p>
      <text:p text:style-name="P24"><text:s text:c="6"/>: await db.transaction.findMany({</text:p>
      <text:p text:style-name="P24"><text:s text:c="10"/>where: {</text:p>
      <text:p text:style-name="P24"><text:s text:c="12"/>type: filter,</text:p>
      <text:p text:style-name="P24"><text:s text:c="10"/>},</text:p>
      <text:p text:style-name="P24"><text:s text:c="10"/>orderBy: {</text:p>
      <text:p text:style-name="P24"><text:s text:c="12"/>date: 'desc',</text:p>
      <text:p text:style-name="P24"><text:s text:c="10"/>},</text:p>
      <text:p text:style-name="P24"><text:s text:c="8"/>})</text:p>
      <text:p text:style-name="P24"><text:soft-page-break/></text:p>
      <text:p text:style-name="P24"><text:s text:c="2"/>return {</text:p>
      <text:p text:style-name="P24"><text:s text:c="4"/>transactions,</text:p>
      <text:p text:style-name="P24"><text:s text:c="4"/>filter,</text:p>
      <text:p text:style-name="P24"><text:s text:c="2"/>}</text:p>
      <text:p text:style-name="P24">}</text:p>
      <text:p text:style-name="P24"/>
      <text:p text:style-name="P24">export const userTransactions: QueryResolvers['userTransactions'] = async ({</text:p>
      <text:p text:style-name="P24"><text:s text:c="2"/>userId,</text:p>
      <text:p text:style-name="P24"><text:s text:c="2"/>filter,</text:p>
      <text:p text:style-name="P24">}) =&gt; {</text:p>
      <text:p text:style-name="P24"><text:s text:c="2"/>return {</text:p>
      <text:p text:style-name="P24"><text:s text:c="4"/>transactions:</text:p>
      <text:p text:style-name="P24"><text:s text:c="6"/>filter == 'both'</text:p>
      <text:p text:style-name="P24"><text:s text:c="8"/>? await db.transaction.findMany({</text:p>
      <text:p text:style-name="P24"><text:s text:c="12"/>where: {</text:p>
      <text:p text:style-name="P24"><text:s text:c="14"/>userId,</text:p>
      <text:p text:style-name="P24"><text:s text:c="12"/>},</text:p>
      <text:p text:style-name="P24"><text:s text:c="12"/>orderBy: {</text:p>
      <text:p text:style-name="P24"><text:s text:c="14"/>date: 'desc',</text:p>
      <text:p text:style-name="P24"><text:s text:c="12"/>},</text:p>
      <text:p text:style-name="P24"><text:s text:c="10"/>})</text:p>
      <text:p text:style-name="P24"><text:s text:c="8"/>: await db.transaction.findMany({</text:p>
      <text:p text:style-name="P24"><text:s text:c="12"/>where: {</text:p>
      <text:p text:style-name="P24"><text:s text:c="14"/>AND: {</text:p>
      <text:p text:style-name="P24"><text:s text:c="16"/>userId,</text:p>
      <text:p text:style-name="P24"><text:s text:c="16"/>type: filter,</text:p>
      <text:p text:style-name="P24"><text:s text:c="14"/>},</text:p>
      <text:p text:style-name="P24"><text:s text:c="12"/>},</text:p>
      <text:p text:style-name="P24"><text:s text:c="12"/>orderBy: {</text:p>
      <text:p text:style-name="P24"><text:soft-page-break/><text:s text:c="14"/>date: 'desc',</text:p>
      <text:p text:style-name="P24"><text:s text:c="12"/>},</text:p>
      <text:p text:style-name="P24"><text:s text:c="10"/>}),</text:p>
      <text:p text:style-name="P24"><text:s text:c="4"/>filter,</text:p>
      <text:p text:style-name="P24"><text:s text:c="2"/>}</text:p>
      <text:p text:style-name="P24">}</text:p>
      <text:p text:style-name="P24"/>
      <text:p text:style-name="P24">export const transaction: QueryResolvers['transaction'] = ({ id }) =&gt; {</text:p>
      <text:p text:style-name="P24"><text:s text:c="2"/>return db.transaction.findUnique({</text:p>
      <text:p text:style-name="P24"><text:s text:c="4"/>where: { id },</text:p>
      <text:p text:style-name="P24"><text:s text:c="2"/>})</text:p>
      <text:p text:style-name="P24">}</text:p>
      <text:p text:style-name="P24"/>
      <text:p text:style-name="P24">export const returnTransaction: MutationResolvers['returnTransaction'] =</text:p>
      <text:p text:style-name="P24"><text:s text:c="2"/>async ({ id, userId }) =&gt; {</text:p>
      <text:p text:style-name="P24"><text:s text:c="4"/>const transaction = await db.transaction.findUnique({ where: { id } })</text:p>
      <text:p text:style-name="P24"/>
      <text:p text:style-name="P24"><text:s text:c="4"/>if (transaction.type == 'out' &amp;&amp; userId == transaction.userId) {</text:p>
      <text:p text:style-name="P24"><text:s text:c="6"/>for (const partRaw of transaction.parts) {</text:p>
      <text:p text:style-name="P24"><text:s text:c="8"/>const transactionPart = JSON.parse(partRaw['part']) as Part</text:p>
      <text:p text:style-name="P24"><text:s text:c="8"/>const part = await db.part.findUnique({</text:p>
      <text:p text:style-name="P24"><text:s text:c="10"/>where: { id: transactionPart.id },</text:p>
      <text:p text:style-name="P24"><text:s text:c="8"/>})</text:p>
      <text:p text:style-name="P24"/>
      <text:p text:style-name="P24"><text:s text:c="8"/>await db.part.update({</text:p>
      <text:p text:style-name="P24"><text:s text:c="10"/>where: { id: part.id },</text:p>
      <text:p text:style-name="P24"><text:s text:c="10"/>data: {</text:p>
      <text:p text:style-name="P24"><text:s text:c="12"/>availableStock: {</text:p>
      <text:p text:style-name="P24"><text:s text:c="14"/>increment: partRaw['quantity'],</text:p>
      <text:p text:style-name="P24"><text:s text:c="12"/>},</text:p>
      <text:p text:style-name="P24"><text:soft-page-break/><text:s text:c="10"/>},</text:p>
      <text:p text:style-name="P24"><text:s text:c="8"/>})</text:p>
      <text:p text:style-name="P24"><text:s text:c="6"/>}</text:p>
      <text:p text:style-name="P24"/>
      <text:p text:style-name="P24"><text:s text:c="6"/>return await db.transaction.update({</text:p>
      <text:p text:style-name="P24"><text:s text:c="8"/>where: { id: transaction.id },</text:p>
      <text:p text:style-name="P24"><text:s text:c="8"/>data: { type: 'in' },</text:p>
      <text:p text:style-name="P24"><text:s text:c="6"/>})</text:p>
      <text:p text:style-name="P24"><text:s text:c="4"/>} else return transaction</text:p>
      <text:p text:style-name="P24"><text:s text:c="2"/>}</text:p>
      <text:p text:style-name="P24"/>
      <text:p text:style-name="P24">export const createTransaction: MutationResolvers['createTransaction'] =</text:p>
      <text:p text:style-name="P24"><text:s text:c="2"/>async ({ input }) =&gt; {</text:p>
      <text:p text:style-name="P24"><text:s text:c="4"/>const basket = input.parts.map((item) =&gt; {</text:p>
      <text:p text:style-name="P24"><text:s text:c="6"/>const part: Part = JSON.parse(item['part']) as Part</text:p>
      <text:p text:style-name="P24"><text:s text:c="6"/>return { part: part.id, quantity: item['quantity'] }</text:p>
      <text:p text:style-name="P24"><text:s text:c="4"/>})</text:p>
      <text:p text:style-name="P24"/>
      <text:p text:style-name="P24"><text:s text:c="4"/>for (const item of basket) {</text:p>
      <text:p text:style-name="P24"><text:s text:c="6"/>const part = await db.part.findUnique({ where: { id: item.part } })</text:p>
      <text:p text:style-name="P24"/>
      <text:p text:style-name="P24"><text:s text:c="6"/>if (!part) throw new UserInputError(`Part ${item.part} does not exist`)</text:p>
      <text:p text:style-name="P24"/>
      <text:p text:style-name="P24"><text:s text:c="6"/>if (input.type == 'out') {</text:p>
      <text:p text:style-name="P24"><text:s text:c="8"/>if (part.availableStock &lt; item.quantity)</text:p>
      <text:p text:style-name="P24"><text:s text:c="10"/>throw new UserInputError(</text:p>
      <text:p text:style-name="P24"><text:s text:c="12"/>`Cannot take out more than available stock (${part.availableStock} available, ${item.quantity} requested)`</text:p>
      <text:p text:style-name="P24"><text:s text:c="10"/>)</text:p>
      <text:p text:style-name="P24"/>
      <text:p text:style-name="P24"><text:soft-page-break/><text:s text:c="8"/>await db.part.update({</text:p>
      <text:p text:style-name="P24"><text:s text:c="10"/>where: { id: item.part },</text:p>
      <text:p text:style-name="P24"><text:s text:c="10"/>data: { availableStock: { decrement: item.quantity } },</text:p>
      <text:p text:style-name="P24"><text:s text:c="8"/>})</text:p>
      <text:p text:style-name="P24"><text:s text:c="6"/>} else if (input.type == 'in') {</text:p>
      <text:p text:style-name="P24"><text:s text:c="8"/>await db.part.update({</text:p>
      <text:p text:style-name="P24"><text:s text:c="10"/>where: { id: item.part },</text:p>
      <text:p text:style-name="P24"><text:s text:c="10"/>data: { availableStock: { increment: item.quantity } },</text:p>
      <text:p text:style-name="P24"><text:s text:c="8"/>})</text:p>
      <text:p text:style-name="P24"><text:s text:c="6"/>}</text:p>
      <text:p text:style-name="P24"><text:s text:c="4"/>}</text:p>
      <text:p text:style-name="P24"/>
      <text:p text:style-name="P24"><text:s text:c="4"/>return db.transaction.create({</text:p>
      <text:p text:style-name="P24"><text:s text:c="6"/>data: input,</text:p>
      <text:p text:style-name="P24"><text:s text:c="4"/>})</text:p>
      <text:p text:style-name="P24"><text:s text:c="2"/>}</text:p>
      <text:p text:style-name="P24"/>
      <text:p text:style-name="P24">export const updateTransaction: MutationResolvers['updateTransaction'] = ({</text:p>
      <text:p text:style-name="P24"><text:s text:c="2"/>id,</text:p>
      <text:p text:style-name="P24"><text:s text:c="2"/>input,</text:p>
      <text:p text:style-name="P24">}) =&gt; {</text:p>
      <text:p text:style-name="P24"><text:s text:c="2"/>return db.transaction.update({</text:p>
      <text:p text:style-name="P24"><text:s text:c="4"/>data: input,</text:p>
      <text:p text:style-name="P24"><text:s text:c="4"/>where: { id },</text:p>
      <text:p text:style-name="P24"><text:s text:c="2"/>})</text:p>
      <text:p text:style-name="P24">}</text:p>
      <text:p text:style-name="P24"/>
      <text:p text:style-name="P24">export const deleteTransaction: MutationResolvers['deleteTransaction'] = ({</text:p>
      <text:p text:style-name="P24"><text:s text:c="2"/>id,</text:p>
      <text:p text:style-name="P24">}) =&gt; {</text:p>
      <text:p text:style-name="P24"><text:soft-page-break/><text:s text:c="2"/>return db.transaction.delete({</text:p>
      <text:p text:style-name="P24"><text:s text:c="4"/>where: { id },</text:p>
      <text:p text:style-name="P24"><text:s text:c="2"/>})</text:p>
      <text:p text:style-name="P24">}</text:p>
      <text:p text:style-name="P24"/>
      <text:p text:style-name="P24">export const Transaction: TransactionRelationResolvers = {</text:p>
      <text:p text:style-name="P24"><text:s text:c="2"/>user: (_obj, { root }) =&gt; {</text:p>
      <text:p text:style-name="P24"><text:s text:c="4"/>return db.transaction.findUnique({ where: { id: root?.id } }).user()</text:p>
      <text:p text:style-name="P24"><text:s text:c="2"/>},</text:p>
      <text:p text:style-name="P24">}</text:p>
      <text:h text:style-name="P11" text:outline-level="1">api/src/services/users/users.ts</text:h>
      <text:p text:style-name="P25">import type {</text:p>
      <text:p text:style-name="P25"><text:s text:c="2"/>QueryResolvers,</text:p>
      <text:p text:style-name="P25"><text:s text:c="2"/>MutationResolvers,</text:p>
      <text:p text:style-name="P25"><text:s text:c="2"/>UserRelationResolvers,</text:p>
      <text:p text:style-name="P25">} from 'types/graphql'</text:p>
      <text:p text:style-name="P25"/>
      <text:p text:style-name="P25">import { db } from 'src/lib/db'</text:p>
      <text:p text:style-name="P25"/>
      <text:p text:style-name="P25">export const users: QueryResolvers['users'] = () =&gt; {</text:p>
      <text:p text:style-name="P25"><text:s text:c="2"/>return db.user.findMany()</text:p>
      <text:p text:style-name="P25">}</text:p>
      <text:p text:style-name="P25"/>
      <text:p text:style-name="P25">export const user: QueryResolvers['user'] = ({ id }) =&gt; {</text:p>
      <text:p text:style-name="P25"><text:s text:c="2"/>return db.user.findUnique({</text:p>
      <text:p text:style-name="P25"><text:s text:c="4"/>where: { id },</text:p>
      <text:p text:style-name="P25"><text:s text:c="2"/>})</text:p>
      <text:p text:style-name="P25">}</text:p>
      <text:p text:style-name="P25"/>
      <text:p text:style-name="P25">export const createUser: MutationResolvers['createUser'] = ({ input }) =&gt; {</text:p>
      <text:p text:style-name="P25"><text:s text:c="2"/>return db.user.create({</text:p>
      <text:p text:style-name="P25"><text:s text:c="4"/>data: input,</text:p>
      <text:p text:style-name="P25"><text:s text:c="2"/>})</text:p>
      <text:p text:style-name="P25">}</text:p>
      <text:p text:style-name="P25"/>
      <text:p text:style-name="P25">export const updateUser: MutationResolvers['updateUser'] = ({ id, input }) =&gt; {</text:p>
      <text:p text:style-name="P25"><text:s text:c="2"/>return db.user.update({</text:p>
      <text:p text:style-name="P25"><text:s text:c="4"/>data: input,</text:p>
      <text:p text:style-name="P25"><text:s text:c="4"/>where: { id },</text:p>
      <text:p text:style-name="P25"><text:soft-page-break/><text:s text:c="2"/>})</text:p>
      <text:p text:style-name="P25">}</text:p>
      <text:p text:style-name="P25"/>
      <text:p text:style-name="P25">export const deleteUser: MutationResolvers['deleteUser'] = ({ id }) =&gt; {</text:p>
      <text:p text:style-name="P25"><text:s text:c="2"/>return db.user.delete({</text:p>
      <text:p text:style-name="P25"><text:s text:c="4"/>where: { id },</text:p>
      <text:p text:style-name="P25"><text:s text:c="2"/>})</text:p>
      <text:p text:style-name="P25">}</text:p>
      <text:p text:style-name="P25"/>
      <text:p text:style-name="P25">export const User: UserRelationResolvers = {</text:p>
      <text:p text:style-name="P25"><text:s text:c="2"/>transactions: (_obj, { root }) =&gt; {</text:p>
      <text:p text:style-name="P25"><text:s text:c="4"/>return db.user.findUnique({ where: { id: root?.id } }).transactions()</text:p>
      <text:p text:style-name="P25"><text:s text:c="2"/>},</text:p>
      <text:p text:style-name="P25">}</text:p>
      <text:h text:style-name="P11" text:outline-level="1">web/config/tailwind.config.js</text:h>
      <text:p text:style-name="P26">/** @type {import('tailwindcss').Config} */</text:p>
      <text:p text:style-name="P26">export const content = ['src/**/*.{js,jsx,ts,tsx}']</text:p>
      <text:p text:style-name="P26">export const theme = {</text:p>
      <text:p text:style-name="P26"><text:s text:c="2"/>extend: {</text:p>
      <text:p text:style-name="P26"><text:s text:c="4"/>fontFamily: {</text:p>
      <text:p text:style-name="P26"><text:s text:c="6"/>inter: ['Inter', 'sans-serif'],</text:p>
      <text:p text:style-name="P26"><text:s text:c="4"/>},</text:p>
      <text:p text:style-name="P26"><text:s text:c="4"/>colors: {</text:p>
      <text:p text:style-name="P26"><text:s text:c="6"/>logo: {</text:p>
      <text:p text:style-name="P26"><text:s text:c="8"/>DEFAULT: '#246EB9',</text:p>
      <text:p text:style-name="P26"><text:s text:c="8"/>hover: '#1f5d9d',</text:p>
      <text:p text:style-name="P26"><text:s text:c="6"/>},</text:p>
      <text:p text:style-name="P26"><text:s text:c="4"/>},</text:p>
      <text:p text:style-name="P26"><text:s text:c="2"/>},</text:p>
      <text:p text:style-name="P26">}</text:p>
      <text:p text:style-name="P26">export const plugins = [require('daisyui'), require('tailwindcss-animate')]</text:p>
      <text:p text:style-name="P26">export const daisyui = {</text:p>
      <text:p text:style-name="P26"><text:s text:c="2"/>themes: ['light', 'dark'],</text:p>
      <text:p text:style-name="P26">}</text:p>
      <text:h text:style-name="P11" text:outline-level="1">web/package.json</text:h>
      <text:p text:style-name="P27">{</text:p>
      <text:p text:style-name="P27"><text:s text:c="2"/>"name": "web",</text:p>
      <text:p text:style-name="P27"><text:s text:c="2"/>"version": "0.0.0",</text:p>
      <text:p text:style-name="P27"><text:s text:c="2"/>"private": true,</text:p>
      <text:p text:style-name="P27"><text:s text:c="2"/>"browserslist": {</text:p>
      <text:p text:style-name="P27"><text:s text:c="4"/>"development": [</text:p>
      <text:p text:style-name="P27"><text:s text:c="6"/>"last 1 version"</text:p>
      <text:p text:style-name="P27"><text:s text:c="4"/>],</text:p>
      <text:p text:style-name="P27"><text:s text:c="4"/>"production": [</text:p>
      <text:p text:style-name="P27"><text:s text:c="6"/>"defaults"</text:p>
      <text:p text:style-name="P27"><text:s text:c="4"/>]</text:p>
      <text:p text:style-name="P27"><text:s text:c="2"/>},</text:p>
      <text:p text:style-name="P27"><text:s text:c="2"/>"dependencies": {</text:p>
      <text:p text:style-name="P27"><text:s text:c="4"/>"@mdi/js": "^7.3.67",</text:p>
      <text:p text:style-name="P27"><text:s text:c="4"/>"@mdi/react": "^1.6.1",</text:p>
      <text:p text:style-name="P27"><text:s text:c="4"/>"@redwoodjs/auth-d <text:s/>bauth-web": "6.4.2",</text:p>
      <text:p text:style-name="P27"><text:s text:c="4"/>"@redwoodjs/forms": "6.4.2",</text:p>
      <text:p text:style-name="P27"><text:s text:c="4"/>"@redwoodjs/router": "6.4.2",</text:p>
      <text:p text:style-name="P27"><text:s text:c="4"/>"@redwoodjs/web": "6.4.2",</text:p>
      <text:p text:style-name="P27"><text:s text:c="4"/>"dayjs": "^1.11.10",</text:p>
      <text:p text:style-name="P27"><text:s text:c="4"/>"filestack-react": "^4.0.1",</text:p>
      <text:p text:style-name="P27"><text:s text:c="4"/>"humanize-string": "2.1.0",</text:p>
      <text:p text:style-name="P27"><text:s text:c="4"/>"prop-types": "15.8.1",</text:p>
      <text:p text:style-name="P27"><text:s text:c="4"/>"react": "18.2.0",</text:p>
      <text:p text:style-name="P27"><text:s text:c="4"/>"react-dom": "18.2.0",</text:p>
      <text:p text:style-name="P27"><text:s text:c="4"/>"theme-change": "^2.5.0"</text:p>
      <text:p text:style-name="P27"><text:s text:c="2"/>},</text:p>
      <text:p text:style-name="P27"><text:s text:c="2"/>"devDependencies": {</text:p>
      <text:p text:style-name="P27"><text:s text:c="4"/>"@redwoodjs/vite": "6.4.2",</text:p>
      <text:p text:style-name="P27"><text:soft-page-break/><text:s text:c="4"/>"@types/filestack-react": "^4.0.3",</text:p>
      <text:p text:style-name="P27"><text:s text:c="4"/>"@types/node": "^20.8.9",</text:p>
      <text:p text:style-name="P27"><text:s text:c="4"/>"@types/react": "18.2.14",</text:p>
      <text:p text:style-name="P27"><text:s text:c="4"/>"@types/react-dom": "18.2.6",</text:p>
      <text:p text:style-name="P27"><text:s text:c="4"/>"autoprefixer": "^10.4.16",</text:p>
      <text:p text:style-name="P27"><text:s text:c="4"/>"daisyui": "^3.9.3",</text:p>
      <text:p text:style-name="P27"><text:s text:c="4"/>"postcss": "^8.4.31",</text:p>
      <text:p text:style-name="P27"><text:s text:c="4"/>"postcss-loader": "^7.3.3",</text:p>
      <text:p text:style-name="P27"><text:s text:c="4"/>"tailwindcss": "^3.3.3",</text:p>
      <text:p text:style-name="P27"><text:s text:c="4"/>"tailwindcss-animate": "^1.0.7"</text:p>
      <text:p text:style-name="P27"><text:s text:c="2"/>}</text:p>
      <text:p text:style-name="P27">}</text:p>
      <text:h text:style-name="P11" text:outline-level="1">web/src/App.tsx</text:h>
      <text:p text:style-name="P28">import { FatalErrorBoundary, RedwoodProvider } from '@redwoodjs/web'</text:p>
      <text:p text:style-name="P28">import { RedwoodApolloProvider } from '@redwoodjs/web/apollo'</text:p>
      <text:p text:style-name="P28"/>
      <text:p text:style-name="P28">import FatalErrorPage from 'src/pages/FatalErrorPage'</text:p>
      <text:p text:style-name="P28">import Routes from 'src/Routes'</text:p>
      <text:p text:style-name="P28"/>
      <text:p text:style-name="P28">import { AuthProvider, useAuth } from './auth'</text:p>
      <text:p text:style-name="P28"/>
      <text:p text:style-name="P28">import './scaffold.css'</text:p>
      <text:p text:style-name="P28">import './index.css'</text:p>
      <text:p text:style-name="P28"/>
      <text:p text:style-name="P28">const App = () =&gt; (</text:p>
      <text:p text:style-name="P28"><text:s text:c="2"/>&lt;FatalErrorBoundary page={FatalErrorPage}&gt;</text:p>
      <text:p text:style-name="P28"><text:s text:c="4"/>&lt;RedwoodProvider titleTemplate="%PageTitle | %AppTitle"&gt;</text:p>
      <text:p text:style-name="P28"><text:s text:c="6"/>&lt;AuthProvider&gt;</text:p>
      <text:p text:style-name="P28"><text:s text:c="8"/>&lt;RedwoodApolloProvider useAuth={useAuth}&gt;</text:p>
      <text:p text:style-name="P28"><text:s text:c="10"/>&lt;Routes /&gt;</text:p>
      <text:p text:style-name="P28"><text:s text:c="8"/>&lt;/RedwoodApolloProvider&gt;</text:p>
      <text:p text:style-name="P28"><text:s text:c="6"/>&lt;/AuthProvider&gt;</text:p>
      <text:p text:style-name="P28"><text:s text:c="4"/>&lt;/RedwoodProvider&gt;</text:p>
      <text:p text:style-name="P28"><text:s text:c="2"/>&lt;/FatalErrorBoundary&gt;</text:p>
      <text:p text:style-name="P28">)</text:p>
      <text:p text:style-name="P28"/>
      <text:p text:style-name="P28">export default App</text:p>
      <text:h text:style-name="P11" text:outline-level="1">web/src/Routes.tsx</text:h>
      <text:p text:style-name="P29">import { Router, Route, Set, PrivateSet } from '@redwoodjs/router'</text:p>
      <text:p text:style-name="P29"/>
      <text:p text:style-name="P29">import NavbarLayout from 'src/layouts/NavbarLayout'</text:p>
      <text:p text:style-name="P29">import ScaffoldLayout from 'src/layouts/ScaffoldLayout'</text:p>
      <text:p text:style-name="P29"/>
      <text:p text:style-name="P29">import { useAuth } from './auth'</text:p>
      <text:p text:style-name="P29"/>
      <text:p text:style-name="P29">const Routes = () =&gt; {</text:p>
      <text:p text:style-name="P29"><text:s text:c="2"/>return (</text:p>
      <text:p text:style-name="P29"><text:s text:c="4"/>&lt;Router useAuth={useAuth}&gt;</text:p>
      <text:p text:style-name="P29"><text:s text:c="6"/>&lt;Route path="/login" page={LoginPage} name="login" /&gt;</text:p>
      <text:p text:style-name="P29"><text:s text:c="6"/>&lt;Route path="/signup" page={SignupPage} name="signup" /&gt;</text:p>
      <text:p text:style-name="P29"><text:s text:c="6"/>&lt;Route path="/forgot-password" page={ForgotPasswordPage} name="forgotPassword" /&gt;</text:p>
      <text:p text:style-name="P29"><text:s text:c="6"/>&lt;Route path="/reset-password" page={ResetPasswordPage} name="resetPassword" /&gt;</text:p>
      <text:p text:style-name="P29"/>
      <text:p text:style-name="P29"><text:s text:c="6"/>&lt;PrivateSet unauthenticated="home" roles="admin"&gt;</text:p>
      <text:p text:style-name="P29"><text:s text:c="8"/>&lt;Set wrap={ScaffoldLayout} title="Parts" titleTo="parts" buttonLabel="New Part" buttonTo="newPart"&gt;</text:p>
      <text:p text:style-name="P29"><text:s text:c="10"/>&lt;Route path="/admin/parts/new" page={PartNewPartPage} name="newPart" /&gt;</text:p>
      <text:p text:style-name="P29"><text:s text:c="10"/>&lt;Route path="/admin/parts/{id:Int}/edit" page={PartEditPartPage} name="editPart" /&gt;</text:p>
      <text:p text:style-name="P29"><text:s text:c="10"/>&lt;Route path="/admin/parts/{id:Int}" page={PartPartPage} name="part" /&gt;</text:p>
      <text:p text:style-name="P29"><text:s text:c="10"/>&lt;Route path="/admin/parts" page={PartPartsPage} name="parts" /&gt;</text:p>
      <text:p text:style-name="P29"><text:s text:c="8"/>&lt;/Set&gt;</text:p>
      <text:p text:style-name="P29"><text:s text:c="8"/>&lt;Set wrap={ScaffoldLayout} title="Transactions" titleTo="adminTransactions"&gt;</text:p>
      <text:p text:style-name="P29"><text:soft-page-break/><text:s text:c="10"/>&lt;Route path="/admin/transactions" page={AdminTransactionsPage} name="adminTransactions" /&gt;</text:p>
      <text:p text:style-name="P29"><text:s text:c="8"/>&lt;/Set&gt;</text:p>
      <text:p text:style-name="P29"><text:s text:c="6"/>&lt;/PrivateSet&gt;</text:p>
      <text:p text:style-name="P29"/>
      <text:p text:style-name="P29"><text:s text:c="6"/>&lt;Set wrap={NavbarLayout}&gt;</text:p>
      <text:p text:style-name="P29"><text:s text:c="8"/>&lt;Route path="/" page={HomePage} name="home" /&gt;</text:p>
      <text:p text:style-name="P29"><text:s text:c="8"/>&lt;Route path="/part/{id:Int}" page={PartPage} name="partDetails" /&gt;</text:p>
      <text:p text:style-name="P29"><text:s text:c="8"/>&lt;Route path="/basket" page={BasketPage} name="basket" /&gt;</text:p>
      <text:p text:style-name="P29"><text:s text:c="8"/>&lt;PrivateSet unauthenticated="login"&gt;</text:p>
      <text:p text:style-name="P29"><text:s text:c="10"/>&lt;Route path="/transactions" page={TransactionsPage} name="userTransactions" /&gt;</text:p>
      <text:p text:style-name="P29"><text:s text:c="8"/>&lt;/PrivateSet&gt;</text:p>
      <text:p text:style-name="P29"><text:s text:c="6"/>&lt;/Set&gt;</text:p>
      <text:p text:style-name="P29"/>
      <text:p text:style-name="P29"><text:s text:c="6"/>&lt;Route notfound page={NotFoundPage} /&gt;</text:p>
      <text:p text:style-name="P29"><text:s text:c="4"/>&lt;/Router&gt;</text:p>
      <text:p text:style-name="P29"><text:s text:c="2"/>)</text:p>
      <text:p text:style-name="P29">}</text:p>
      <text:p text:style-name="P29"/>
      <text:p text:style-name="P29">export default Routes</text:p>
      <text:h text:style-name="P11" text:outline-level="1">web/src/auth.ts</text:h>
      <text:p text:style-name="P30">import { createDbAuthClient, createAuth } from '@redwoodjs/auth-dbauth-web'</text:p>
      <text:p text:style-name="P30"/>
      <text:p text:style-name="P30">const dbAuthClient = createDbAuthClient()</text:p>
      <text:p text:style-name="P30"/>
      <text:p text:style-name="P30">export const { AuthProvider, useAuth } = createAuth(dbAuthClient)</text:p>
      <text:h text:style-name="P11" text:outline-level="1">web/src/components/AdminMenu/AdminMenu.tsx</text:h>
      <text:p text:style-name="P31">import { mdiWrench } from '@mdi/js'</text:p>
      <text:p text:style-name="P31">import Icon from '@mdi/react'</text:p>
      <text:p text:style-name="P31"/>
      <text:p text:style-name="P31">import { Link, routes } from '@redwoodjs/router'</text:p>
      <text:p text:style-name="P31"/>
      <text:p text:style-name="P31">import { useAuth } from 'src/auth'</text:p>
      <text:p text:style-name="P31"/>
      <text:p text:style-name="P31">interface Props {</text:p>
      <text:p text:style-name="P31"><text:s text:c="2"/>mobile: boolean</text:p>
      <text:p text:style-name="P31"><text:s text:c="2"/>className?: string</text:p>
      <text:p text:style-name="P31">}</text:p>
      <text:p text:style-name="P31"/>
      <text:p text:style-name="P31">const AdminMenu = ({ mobile, className }: Props) =&gt; {</text:p>
      <text:p text:style-name="P31"><text:s text:c="2"/>const { isAuthenticated, hasRole } = useAuth()</text:p>
      <text:p text:style-name="P31"/>
      <text:p text:style-name="P31"><text:s text:c="2"/>return isAuthenticated &amp;&amp; hasRole('admin') ? (</text:p>
      <text:p text:style-name="P31"><text:s text:c="4"/>&lt;div className={className}&gt;</text:p>
      <text:p text:style-name="P31"><text:s text:c="6"/>&lt;details</text:p>
      <text:p text:style-name="P31"><text:s text:c="8"/>className={`dropdown ${</text:p>
      <text:p text:style-name="P31"><text:s text:c="10"/>mobile ? 'dropdown-start space-y-2' : 'dropdown-end space-y-4'</text:p>
      <text:p text:style-name="P31"><text:s text:c="8"/>}`}</text:p>
      <text:p text:style-name="P31"><text:s text:c="6"/>&gt;</text:p>
      <text:p text:style-name="P31"><text:s text:c="8"/>&lt;summary className="btn btn-ghost swap swap-rotate w-12 hover:shadow-lg"&gt;</text:p>
      <text:p text:style-name="P31"><text:s text:c="10"/>&lt;Icon path={mdiWrench} className="h-8 w-8 text-base-content" /&gt;</text:p>
      <text:p text:style-name="P31"><text:s text:c="8"/>&lt;/summary&gt;</text:p>
      <text:p text:style-name="P31"><text:s text:c="8"/>&lt;div className="dropdown-content flex flex-col items-center space-y-3 rounded-xl bg-base-100 p-3 shadow-lg"&gt;</text:p>
      <text:p text:style-name="P31"><text:s text:c="10"/>&lt;ul className="space-y-3 bg-base-100 text-base-content"&gt;</text:p>
      <text:p text:style-name="P31"><text:soft-page-break/><text:s text:c="12"/>&lt;li&gt;</text:p>
      <text:p text:style-name="P31"><text:s text:c="14"/>&lt;Link</text:p>
      <text:p text:style-name="P31"><text:s text:c="16"/>to={routes.parts()}</text:p>
      <text:p text:style-name="P31"><text:s text:c="16"/>className="btn btn-ghost w-full font-inter hover:shadow-lg"</text:p>
      <text:p text:style-name="P31"><text:s text:c="14"/>&gt;</text:p>
      <text:p text:style-name="P31"><text:s text:c="16"/>Parts</text:p>
      <text:p text:style-name="P31"><text:s text:c="14"/>&lt;/Link&gt;</text:p>
      <text:p text:style-name="P31"><text:s text:c="12"/>&lt;/li&gt;</text:p>
      <text:p text:style-name="P31"><text:s text:c="12"/>&lt;li&gt;</text:p>
      <text:p text:style-name="P31"><text:s text:c="14"/>&lt;Link</text:p>
      <text:p text:style-name="P31"><text:s text:c="16"/>to={routes.adminTransactions()}</text:p>
      <text:p text:style-name="P31"><text:s text:c="16"/>className="btn btn-ghost w-full hover:shadow-lg"</text:p>
      <text:p text:style-name="P31"><text:s text:c="14"/>&gt;</text:p>
      <text:p text:style-name="P31"><text:s text:c="16"/>&lt;p className="font-inter"&gt;Transactions&lt;/p&gt;</text:p>
      <text:p text:style-name="P31"><text:s text:c="14"/>&lt;/Link&gt;</text:p>
      <text:p text:style-name="P31"><text:s text:c="12"/>&lt;/li&gt;</text:p>
      <text:p text:style-name="P31"><text:s text:c="10"/>&lt;/ul&gt;</text:p>
      <text:p text:style-name="P31"><text:s text:c="8"/>&lt;/div&gt;</text:p>
      <text:p text:style-name="P31"><text:s text:c="6"/>&lt;/details&gt;</text:p>
      <text:p text:style-name="P31"><text:s text:c="4"/>&lt;/div&gt;</text:p>
      <text:p text:style-name="P31"><text:s text:c="2"/>) : (</text:p>
      <text:p text:style-name="P31"><text:s text:c="4"/>&lt;&gt;&lt;/&gt;</text:p>
      <text:p text:style-name="P31"><text:s text:c="2"/>)</text:p>
      <text:p text:style-name="P31">}</text:p>
      <text:p text:style-name="P31"/>
      <text:p text:style-name="P31">export default AdminMenu</text:p>
      <text:h text:style-name="P11" text:outline-level="1">web/src/components/AdminTransactionsCell/AdminTransactionsCell.tsx</text:h>
      <text:p text:style-name="P32">/* eslint-disable jsx-a11y/no-noninteractive-tabindex */</text:p>
      <text:p text:style-name="P32">import { mdiAlert } from '@mdi/js'</text:p>
      <text:p text:style-name="P32">import { Icon } from '@mdi/react'</text:p>
      <text:p text:style-name="P32">import type { TransactionsQuery } from 'types/graphql'</text:p>
      <text:p text:style-name="P32"/>
      <text:p text:style-name="P32">import { Link, routes } from '@redwoodjs/router'</text:p>
      <text:p text:style-name="P32">import type { CellSuccessProps, CellFailureProps } from '@redwoodjs/web'</text:p>
      <text:p text:style-name="P32"/>
      <text:p text:style-name="P32">import TransactionListItem from '../TransactionListItem/TransactionListItem'</text:p>
      <text:p text:style-name="P32"/>
      <text:p text:style-name="P32">export const beforeQuery = ({ filter }) =&gt; {</text:p>
      <text:p text:style-name="P32"><text:s text:c="2"/>filter = filter &amp;&amp; ['both', 'in', 'out'].includes(filter) ? filter : 'both'</text:p>
      <text:p text:style-name="P32"/>
      <text:p text:style-name="P32"><text:s text:c="2"/>return { variables: { filter } }</text:p>
      <text:p text:style-name="P32">}</text:p>
      <text:p text:style-name="P32"/>
      <text:p text:style-name="P32">export const QUERY = gql`</text:p>
      <text:p text:style-name="P32"><text:s text:c="2"/>query TransactionsQuery($filter: FilterTransactionsByType!) {</text:p>
      <text:p text:style-name="P32"><text:s text:c="4"/>transactions(filter: $filter) {</text:p>
      <text:p text:style-name="P32"><text:s text:c="6"/>transactions {</text:p>
      <text:p text:style-name="P32"><text:s text:c="8"/>id</text:p>
      <text:p text:style-name="P32"><text:s text:c="8"/>date</text:p>
      <text:p text:style-name="P32"><text:s text:c="8"/>parts</text:p>
      <text:p text:style-name="P32"><text:s text:c="8"/>type</text:p>
      <text:p text:style-name="P32"><text:s text:c="8"/>user {</text:p>
      <text:p text:style-name="P32"><text:s text:c="10"/>firstName</text:p>
      <text:p text:style-name="P32"><text:soft-page-break/><text:s text:c="10"/>lastName</text:p>
      <text:p text:style-name="P32"><text:s text:c="8"/>}</text:p>
      <text:p text:style-name="P32"><text:s text:c="6"/>}</text:p>
      <text:p text:style-name="P32"><text:s text:c="6"/>filter</text:p>
      <text:p text:style-name="P32"><text:s text:c="4"/>}</text:p>
      <text:p text:style-name="P32"><text:s text:c="2"/>}</text:p>
      <text:p text:style-name="P32">`</text:p>
      <text:p text:style-name="P32"/>
      <text:p text:style-name="P32">export const Loading = () =&gt; (</text:p>
      <text:p text:style-name="P32"><text:s text:c="2"/>&lt;div className="flex w-auto justify-center"&gt;</text:p>
      <text:p text:style-name="P32"><text:s text:c="4"/>&lt;p className="loading loading-bars loading-lg" /&gt;</text:p>
      <text:p text:style-name="P32"><text:s text:c="2"/>&lt;/div&gt;</text:p>
      <text:p text:style-name="P32">)</text:p>
      <text:p text:style-name="P32"/>
      <text:p text:style-name="P32">export const Empty = () =&gt; (</text:p>
      <text:p text:style-name="P32"><text:s text:c="2"/>&lt;div className="flex"&gt;</text:p>
      <text:p text:style-name="P32"><text:s text:c="4"/>&lt;div className="alert w-auto"&gt;</text:p>
      <text:p text:style-name="P32"><text:s text:c="6"/>&lt;p className="text-center font-inter"&gt;It&amp;#39;s empty in here...&lt;/p&gt;</text:p>
      <text:p text:style-name="P32"><text:s text:c="4"/>&lt;/div&gt;</text:p>
      <text:p text:style-name="P32"><text:s text:c="2"/>&lt;/div&gt;</text:p>
      <text:p text:style-name="P32">)</text:p>
      <text:p text:style-name="P32"/>
      <text:p text:style-name="P32">export const Failure = ({ error }: CellFailureProps) =&gt; (</text:p>
      <text:p text:style-name="P32"><text:s text:c="2"/>&lt;div className="flex w-auto justify-center"&gt;</text:p>
      <text:p text:style-name="P32"><text:s text:c="4"/>&lt;div className="alert alert-error w-auto"&gt;</text:p>
      <text:p text:style-name="P32"><text:s text:c="6"/>&lt;Icon path={mdiAlert} className="h-6 w-6" /&gt;</text:p>
      <text:p text:style-name="P32"><text:s text:c="6"/>&lt;p className="font-inter"&gt;Error! {error?.message}&lt;/p&gt;</text:p>
      <text:p text:style-name="P32"><text:s text:c="4"/>&lt;/div&gt;</text:p>
      <text:p text:style-name="P32"><text:s text:c="2"/>&lt;/div&gt;</text:p>
      <text:p text:style-name="P32">)</text:p>
      <text:p text:style-name="P32"><text:soft-page-break/></text:p>
      <text:p text:style-name="P32">export const Success = ({</text:p>
      <text:p text:style-name="P32"><text:s text:c="2"/>transactions,</text:p>
      <text:p text:style-name="P32">}: CellSuccessProps&lt;TransactionsQuery&gt;) =&gt; {</text:p>
      <text:p text:style-name="P32"><text:s text:c="2"/>if (transactions.transactions.length == 0) return Empty()</text:p>
      <text:p text:style-name="P32"><text:s text:c="2"/>return (</text:p>
      <text:p text:style-name="P32"><text:s text:c="4"/>&lt;div className="flex flex-col space-y-6 font-inter"&gt;</text:p>
      <text:p text:style-name="P32"><text:s text:c="6"/>&lt;div className="dropdown"&gt;</text:p>
      <text:p text:style-name="P32"><text:s text:c="8"/>&lt;label tabIndex={0} className="btn m-1 normal-case"&gt;</text:p>
      <text:p text:style-name="P32"><text:s text:c="10"/>Filter:{' '}</text:p>
      <text:p text:style-name="P32"><text:s text:c="10"/>{transactions.filter == 'both'</text:p>
      <text:p text:style-name="P32"><text:s text:c="12"/>? 'None'</text:p>
      <text:p text:style-name="P32"><text:s text:c="12"/>: transactions.filter.replace(</text:p>
      <text:p text:style-name="P32"><text:s text:c="16"/>transactions.filter[0],</text:p>
      <text:p text:style-name="P32"><text:s text:c="16"/>transactions.filter[0].toUpperCase()</text:p>
      <text:p text:style-name="P32"><text:s text:c="14"/>)}</text:p>
      <text:p text:style-name="P32"><text:s text:c="8"/>&lt;/label&gt;</text:p>
      <text:p text:style-name="P32"><text:s text:c="8"/>&lt;ul</text:p>
      <text:p text:style-name="P32"><text:s text:c="10"/>tabIndex={0}</text:p>
      <text:p text:style-name="P32"><text:s text:c="10"/>className="dropdown-content rounded-box z-10 mt-3 w-auto space-y-3 bg-base-100 p-3 shadow"</text:p>
      <text:p text:style-name="P32"><text:s text:c="8"/>&gt;</text:p>
      <text:p text:style-name="P32"><text:s text:c="10"/>{['None', 'In', 'Out'].map((filter) =&gt; (</text:p>
      <text:p text:style-name="P32"><text:s text:c="12"/>&lt;li key={filter}&gt;</text:p>
      <text:p text:style-name="P32"><text:s text:c="14"/>&lt;Link</text:p>
      <text:p text:style-name="P32"><text:s text:c="16"/>className="btn btn-ghost w-full normal-case"</text:p>
      <text:p text:style-name="P32"><text:s text:c="16"/>to={routes.adminTransactions({</text:p>
      <text:p text:style-name="P32"><text:s text:c="18"/>filter: filter === 'None' ? 'both' : filter.toLowerCase(),</text:p>
      <text:p text:style-name="P32"><text:s text:c="16"/>})}</text:p>
      <text:p text:style-name="P32"><text:s text:c="14"/>&gt;</text:p>
      <text:p text:style-name="P32"><text:soft-page-break/><text:s text:c="16"/>{filter}</text:p>
      <text:p text:style-name="P32"><text:s text:c="14"/>&lt;/Link&gt;</text:p>
      <text:p text:style-name="P32"><text:s text:c="12"/>&lt;/li&gt;</text:p>
      <text:p text:style-name="P32"><text:s text:c="10"/>))}</text:p>
      <text:p text:style-name="P32"><text:s text:c="8"/>&lt;/ul&gt;</text:p>
      <text:p text:style-name="P32"><text:s text:c="6"/>&lt;/div&gt;</text:p>
      <text:p text:style-name="P32"><text:s text:c="6"/>{transactions.transactions.map((item, i) =&gt; {</text:p>
      <text:p text:style-name="P32"><text:s text:c="8"/>return (</text:p>
      <text:p text:style-name="P32"><text:s text:c="10"/>&lt;TransactionListItem</text:p>
      <text:p text:style-name="P32"><text:s text:c="12"/>transaction={item}</text:p>
      <text:p text:style-name="P32"><text:s text:c="12"/>key={i}</text:p>
      <text:p text:style-name="P32"><text:s text:c="12"/>returnButton={false}</text:p>
      <text:p text:style-name="P32"><text:s text:c="12"/>admin</text:p>
      <text:p text:style-name="P32"><text:s text:c="10"/>/&gt;</text:p>
      <text:p text:style-name="P32"><text:s text:c="8"/>)</text:p>
      <text:p text:style-name="P32"><text:s text:c="6"/>})}</text:p>
      <text:p text:style-name="P32"><text:s text:c="4"/>&lt;/div&gt;</text:p>
      <text:p text:style-name="P32"><text:s text:c="2"/>)</text:p>
      <text:p text:style-name="P32">}</text:p>
      <text:h text:style-name="P11" text:outline-level="1">web/src/components/BasketCell/BasketCell.tsx</text:h>
      <text:p text:style-name="P33">import { useState } from 'react'</text:p>
      <text:p text:style-name="P33"/>
      <text:p text:style-name="P33">import { mdiMinus, mdiPlus, mdiDelete } from '@mdi/js'</text:p>
      <text:p text:style-name="P33">import Icon from '@mdi/react'</text:p>
      <text:p text:style-name="P33">import type { CreateTransactionInput } from 'types/graphql'</text:p>
      <text:p text:style-name="P33"/>
      <text:p text:style-name="P33">import { useMutation } from '@redwoodjs/web'</text:p>
      <text:p text:style-name="P33">import { toast } from '@redwoodjs/web/dist/toast'</text:p>
      <text:p text:style-name="P33"/>
      <text:p text:style-name="P33">import { useAuth } from 'src/auth'</text:p>
      <text:p text:style-name="P33">import {</text:p>
      <text:p text:style-name="P33"><text:s text:c="2"/>getBasket,</text:p>
      <text:p text:style-name="P33"><text:s text:c="2"/>setBasket,</text:p>
      <text:p text:style-name="P33"><text:s text:c="2"/>removeFromBasket,</text:p>
      <text:p text:style-name="P33"><text:s text:c="2"/>clearBasket,</text:p>
      <text:p text:style-name="P33">} from 'src/lib/basket'</text:p>
      <text:p text:style-name="P33"/>
      <text:p text:style-name="P33">import ToastNotification from '../ToastNotification'</text:p>
      <text:p text:style-name="P33"/>
      <text:p text:style-name="P33">export const CREATE_TRANSACTION_MUTATION = gql`</text:p>
      <text:p text:style-name="P33"><text:s text:c="2"/>mutation CreateTransactionMutation($input: CreateTransactionInput!) {</text:p>
      <text:p text:style-name="P33"><text:s text:c="4"/>createTransaction(input: $input) {</text:p>
      <text:p text:style-name="P33"><text:s text:c="6"/>id</text:p>
      <text:p text:style-name="P33"><text:s text:c="4"/>}</text:p>
      <text:p text:style-name="P33"><text:s text:c="2"/>}</text:p>
      <text:p text:style-name="P33">`</text:p>
      <text:p text:style-name="P33"/>
      <text:p text:style-name="P33">const thumbnail = (url: string) =&gt; {</text:p>
      <text:p text:style-name="P33"><text:s text:c="2"/>if (url.includes('no_image.png')) return url</text:p>
      <text:p text:style-name="P33"><text:soft-page-break/><text:s text:c="2"/>const parts = url.split('/')</text:p>
      <text:p text:style-name="P33"><text:s text:c="2"/>parts.splice(3, 0, 'resize=width:160')</text:p>
      <text:p text:style-name="P33"><text:s text:c="2"/>return parts.join('/')</text:p>
      <text:p text:style-name="P33">}</text:p>
      <text:p text:style-name="P33"/>
      <text:p text:style-name="P33">export const BasketCell = () =&gt; {</text:p>
      <text:p text:style-name="P33"><text:s text:c="2"/>const { isAuthenticated, currentUser } = useAuth()</text:p>
      <text:p text:style-name="P33"><text:s text:c="2"/>const [basket, setBasketState] = useState(getBasket())</text:p>
      <text:p text:style-name="P33"/>
      <text:p text:style-name="P33"><text:s text:c="2"/>const [createTransaction, { loading }] = useMutation(</text:p>
      <text:p text:style-name="P33"><text:s text:c="4"/>CREATE_TRANSACTION_MUTATION,</text:p>
      <text:p text:style-name="P33"><text:s text:c="4"/>{</text:p>
      <text:p text:style-name="P33"><text:s text:c="6"/>onCompleted: () =&gt; {</text:p>
      <text:p text:style-name="P33"><text:s text:c="8"/>toast.custom((t) =&gt; (</text:p>
      <text:p text:style-name="P33"><text:s text:c="10"/>&lt;ToastNotification</text:p>
      <text:p text:style-name="P33"><text:s text:c="12"/>toast={t}</text:p>
      <text:p text:style-name="P33"><text:s text:c="12"/>type="success"</text:p>
      <text:p text:style-name="P33"><text:s text:c="12"/>message="Transaction complete"</text:p>
      <text:p text:style-name="P33"><text:s text:c="10"/>/&gt;</text:p>
      <text:p text:style-name="P33"><text:s text:c="8"/>))</text:p>
      <text:p text:style-name="P33"/>
      <text:p text:style-name="P33"><text:s text:c="8"/>setBasketState(clearBasket())</text:p>
      <text:p text:style-name="P33"><text:s text:c="6"/>},</text:p>
      <text:p text:style-name="P33"><text:s text:c="6"/>onError: (error) =&gt; {</text:p>
      <text:p text:style-name="P33"><text:s text:c="8"/>toast.custom((t) =&gt; (</text:p>
      <text:p text:style-name="P33"><text:s text:c="10"/>&lt;ToastNotification toast={t} type="error" message={error.message} /&gt;</text:p>
      <text:p text:style-name="P33"><text:s text:c="8"/>))</text:p>
      <text:p text:style-name="P33"><text:s text:c="6"/>},</text:p>
      <text:p text:style-name="P33"><text:s text:c="4"/>}</text:p>
      <text:p text:style-name="P33"><text:s text:c="2"/>)</text:p>
      <text:p text:style-name="P33"><text:soft-page-break/></text:p>
      <text:p text:style-name="P33"><text:s text:c="2"/>const submitBasket = (input: CreateTransactionInput) =&gt; {</text:p>
      <text:p text:style-name="P33"><text:s text:c="4"/>createTransaction({ variables: { input } })</text:p>
      <text:p text:style-name="P33"><text:s text:c="2"/>}</text:p>
      <text:p text:style-name="P33"/>
      <text:p text:style-name="P33"><text:s text:c="2"/>return (</text:p>
      <text:p text:style-name="P33"><text:s text:c="4"/>&lt;div className="space-y-3"&gt;</text:p>
      <text:p text:style-name="P33"><text:s text:c="6"/>{basket.length &gt; 0 ? (</text:p>
      <text:p text:style-name="P33"><text:s text:c="8"/>basket.map((item, i) =&gt; (</text:p>
      <text:p text:style-name="P33"><text:s text:c="10"/>&lt;div</text:p>
      <text:p text:style-name="P33"><text:s text:c="12"/>key={i}</text:p>
      <text:p text:style-name="P33"><text:s text:c="12"/>className="flex max-w-5xl items-center rounded-xl bg-base-200 shadow-xl"</text:p>
      <text:p text:style-name="P33"><text:s text:c="10"/>&gt;</text:p>
      <text:p text:style-name="P33"><text:s text:c="12"/>&lt;img</text:p>
      <text:p text:style-name="P33"><text:s text:c="14"/>alt={item.part.name}</text:p>
      <text:p text:style-name="P33"><text:s text:c="14"/>className="hidden h-20 w-20 rounded-l-xl object-cover sm:flex"</text:p>
      <text:p text:style-name="P33"><text:s text:c="14"/>src={thumbnail(item.part.imageUrl)}</text:p>
      <text:p text:style-name="P33"><text:s text:c="12"/>/&gt;</text:p>
      <text:p text:style-name="P33"><text:s text:c="12"/>&lt;div className="m-3 w-full items-center justify-between space-y-3 sm:flex sm:space-y-0"&gt;</text:p>
      <text:p text:style-name="P33"><text:s text:c="14"/>&lt;p className="overflow-hidden text-ellipsis whitespace-nowrap font-inter text-lg font-bold"&gt;</text:p>
      <text:p text:style-name="P33"><text:s text:c="16"/>{item.part.name}</text:p>
      <text:p text:style-name="P33"><text:s text:c="14"/>&lt;/p&gt;</text:p>
      <text:p text:style-name="P33"><text:s text:c="14"/>&lt;div className="flex justify-between space-x-3"&gt;</text:p>
      <text:p text:style-name="P33"><text:s text:c="16"/>&lt;div className="join"&gt;</text:p>
      <text:p text:style-name="P33"><text:s text:c="18"/>&lt;button</text:p>
      <text:p text:style-name="P33"><text:s text:c="20"/>className={`btn join-item ${</text:p>
      <text:p text:style-name="P33"><text:s text:c="22"/>item.quantity &lt;= 1 ? 'btn-disabled' : ''</text:p>
      <text:p text:style-name="P33"><text:s text:c="20"/>}`}</text:p>
      <text:p text:style-name="P33"><text:soft-page-break/><text:s text:c="20"/>onClick={() =&gt; {</text:p>
      <text:p text:style-name="P33"><text:s text:c="22"/>const newBasket = basket</text:p>
      <text:p text:style-name="P33"><text:s text:c="22"/>newBasket[i].quantity -= 1</text:p>
      <text:p text:style-name="P33"><text:s text:c="22"/>setBasketState(setBasket(newBasket))</text:p>
      <text:p text:style-name="P33"><text:s text:c="20"/>}}</text:p>
      <text:p text:style-name="P33"><text:s text:c="18"/>&gt;</text:p>
      <text:p text:style-name="P33"><text:s text:c="20"/>&lt;Icon path={mdiMinus} className="h-6 w-6" /&gt;</text:p>
      <text:p text:style-name="P33"><text:s text:c="18"/>&lt;/button&gt;</text:p>
      <text:p text:style-name="P33"><text:s text:c="18"/>&lt;p className="btn join-item items-center font-inter text-lg"&gt;</text:p>
      <text:p text:style-name="P33"><text:s text:c="20"/>{item.quantity}</text:p>
      <text:p text:style-name="P33"><text:s text:c="18"/>&lt;/p&gt;</text:p>
      <text:p text:style-name="P33"><text:s text:c="18"/>&lt;button</text:p>
      <text:p text:style-name="P33"><text:s text:c="20"/>className={`btn join-item ${</text:p>
      <text:p text:style-name="P33"><text:s text:c="22"/>item.quantity &gt;= item.part.availableStock</text:p>
      <text:p text:style-name="P33"><text:s text:c="24"/>? 'btn-disabled'</text:p>
      <text:p text:style-name="P33"><text:s text:c="24"/>: ''</text:p>
      <text:p text:style-name="P33"><text:s text:c="20"/>}`}</text:p>
      <text:p text:style-name="P33"><text:s text:c="20"/>onClick={() =&gt; {</text:p>
      <text:p text:style-name="P33"><text:s text:c="22"/>const newBasket = basket</text:p>
      <text:p text:style-name="P33"><text:s text:c="22"/>newBasket[i].quantity += 1</text:p>
      <text:p text:style-name="P33"><text:s text:c="22"/>setBasketState(setBasket(newBasket))</text:p>
      <text:p text:style-name="P33"><text:s text:c="20"/>}}</text:p>
      <text:p text:style-name="P33"><text:s text:c="18"/>&gt;</text:p>
      <text:p text:style-name="P33"><text:s text:c="20"/>&lt;Icon path={mdiPlus} className="h-6 w-6" /&gt;</text:p>
      <text:p text:style-name="P33"><text:s text:c="18"/>&lt;/button&gt;</text:p>
      <text:p text:style-name="P33"><text:s text:c="16"/>&lt;/div&gt;</text:p>
      <text:p text:style-name="P33"><text:s text:c="16"/>&lt;button</text:p>
      <text:p text:style-name="P33"><text:s text:c="18"/>className="btn btn-ghost hover:shadow-lg"</text:p>
      <text:p text:style-name="P33"><text:s text:c="18"/>onClick={() =&gt; {</text:p>
      <text:p text:style-name="P33"><text:s text:c="20"/>const newBasket = removeFromBasket(i)</text:p>
      <text:p text:style-name="P33"><text:soft-page-break/></text:p>
      <text:p text:style-name="P33"><text:s text:c="20"/>if (typeof newBasket == 'string')</text:p>
      <text:p text:style-name="P33"><text:s text:c="22"/>toast.custom((t) =&gt; (</text:p>
      <text:p text:style-name="P33"><text:s text:c="24"/>&lt;ToastNotification</text:p>
      <text:p text:style-name="P33"><text:s text:c="26"/>toast={t}</text:p>
      <text:p text:style-name="P33"><text:s text:c="26"/>type="error"</text:p>
      <text:p text:style-name="P33"><text:s text:c="26"/>message={newBasket}</text:p>
      <text:p text:style-name="P33"><text:s text:c="24"/>/&gt;</text:p>
      <text:p text:style-name="P33"><text:s text:c="22"/>))</text:p>
      <text:p text:style-name="P33"><text:s text:c="20"/>else {</text:p>
      <text:p text:style-name="P33"><text:s text:c="22"/>setBasketState(newBasket)</text:p>
      <text:p text:style-name="P33"><text:s text:c="22"/>toast.custom((t) =&gt; (</text:p>
      <text:p text:style-name="P33"><text:s text:c="24"/>&lt;ToastNotification</text:p>
      <text:p text:style-name="P33"><text:s text:c="26"/>toast={t}</text:p>
      <text:p text:style-name="P33"><text:s text:c="26"/>type="success"</text:p>
      <text:p text:style-name="P33"><text:s text:c="26"/>message={`Removed ${item.part.name} from basket`}</text:p>
      <text:p text:style-name="P33"><text:s text:c="24"/>/&gt;</text:p>
      <text:p text:style-name="P33"><text:s text:c="22"/>))</text:p>
      <text:p text:style-name="P33"><text:s text:c="20"/>}</text:p>
      <text:p text:style-name="P33"><text:s text:c="18"/>}}</text:p>
      <text:p text:style-name="P33"><text:s text:c="16"/>&gt;</text:p>
      <text:p text:style-name="P33"><text:s text:c="18"/>&lt;Icon</text:p>
      <text:p text:style-name="P33"><text:s text:c="20"/>path={mdiDelete}</text:p>
      <text:p text:style-name="P33"><text:s text:c="20"/>className="h-8 w-8 text-base-content"</text:p>
      <text:p text:style-name="P33"><text:s text:c="18"/>/&gt;</text:p>
      <text:p text:style-name="P33"><text:s text:c="16"/>&lt;/button&gt;</text:p>
      <text:p text:style-name="P33"><text:s text:c="14"/>&lt;/div&gt;</text:p>
      <text:p text:style-name="P33"><text:s text:c="12"/>&lt;/div&gt;</text:p>
      <text:p text:style-name="P33"><text:s text:c="10"/>&lt;/div&gt;</text:p>
      <text:p text:style-name="P33"><text:s text:c="8"/>))</text:p>
      <text:p text:style-name="P33"><text:soft-page-break/><text:s text:c="6"/>) : (</text:p>
      <text:p text:style-name="P33"><text:s text:c="8"/>&lt;div className="flex"&gt;</text:p>
      <text:p text:style-name="P33"><text:s text:c="10"/>&lt;div className="alert w-auto shadow-lg"&gt;</text:p>
      <text:p text:style-name="P33"><text:s text:c="12"/>&lt;p className="text-center font-inter"&gt;It&amp;#39;s empty in here...&lt;/p&gt;</text:p>
      <text:p text:style-name="P33"><text:s text:c="10"/>&lt;/div&gt;</text:p>
      <text:p text:style-name="P33"><text:s text:c="8"/>&lt;/div&gt;</text:p>
      <text:p text:style-name="P33"><text:s text:c="6"/>)}</text:p>
      <text:p text:style-name="P33"><text:s text:c="6"/>{basket.length &gt; 0 ? (</text:p>
      <text:p text:style-name="P33"><text:s text:c="8"/>&lt;div className="flex space-x-3 pt-3"&gt;</text:p>
      <text:p text:style-name="P33"><text:s text:c="10"/>&lt;button</text:p>
      <text:p text:style-name="P33"><text:s text:c="12"/>onClick={() =&gt; {</text:p>
      <text:p text:style-name="P33"><text:s text:c="14"/>setBasketState(clearBasket())</text:p>
      <text:p text:style-name="P33"><text:s text:c="14"/>toast.custom((t) =&gt; (</text:p>
      <text:p text:style-name="P33"><text:s text:c="16"/>&lt;ToastNotification</text:p>
      <text:p text:style-name="P33"><text:s text:c="18"/>toast={t}</text:p>
      <text:p text:style-name="P33"><text:s text:c="18"/>type="success"</text:p>
      <text:p text:style-name="P33"><text:s text:c="18"/>message="Basket cleared"</text:p>
      <text:p text:style-name="P33"><text:s text:c="16"/>/&gt;</text:p>
      <text:p text:style-name="P33"><text:s text:c="14"/>))</text:p>
      <text:p text:style-name="P33"><text:s text:c="12"/>}}</text:p>
      <text:p text:style-name="P33"><text:s text:c="12"/>className="btn font-inter"</text:p>
      <text:p text:style-name="P33"><text:s text:c="10"/>&gt;</text:p>
      <text:p text:style-name="P33"><text:s text:c="12"/>Clear basket</text:p>
      <text:p text:style-name="P33"><text:s text:c="10"/>&lt;/button&gt;</text:p>
      <text:p text:style-name="P33"><text:s text:c="10"/>&lt;button</text:p>
      <text:p text:style-name="P33"><text:s text:c="12"/>disabled={loading}</text:p>
      <text:p text:style-name="P33"><text:s text:c="12"/>onClick={() =&gt; {</text:p>
      <text:p text:style-name="P33"><text:s text:c="14"/>if (!isAuthenticated)</text:p>
      <text:p text:style-name="P33"><text:s text:c="16"/>toast.custom((t) =&gt; (</text:p>
      <text:p text:style-name="P33"><text:s text:c="18"/>&lt;ToastNotification</text:p>
      <text:p text:style-name="P33"><text:soft-page-break/><text:s text:c="20"/>toast={t}</text:p>
      <text:p text:style-name="P33"><text:s text:c="20"/>type="error"</text:p>
      <text:p text:style-name="P33"><text:s text:c="20"/>message="You must be logged in to do that"</text:p>
      <text:p text:style-name="P33"><text:s text:c="18"/>/&gt;</text:p>
      <text:p text:style-name="P33"><text:s text:c="16"/>))</text:p>
      <text:p text:style-name="P33"><text:s text:c="14"/>else {</text:p>
      <text:p text:style-name="P33"><text:s text:c="16"/>submitBasket({</text:p>
      <text:p text:style-name="P33"><text:s text:c="18"/>date: new Date().toISOString(),</text:p>
      <text:p text:style-name="P33"><text:s text:c="18"/>type: 'out',</text:p>
      <text:p text:style-name="P33"><text:s text:c="18"/>userId: currentUser.id,</text:p>
      <text:p text:style-name="P33"><text:s text:c="18"/>parts: basket.map((item) =&gt; ({</text:p>
      <text:p text:style-name="P33"><text:s text:c="20"/>part: JSON.stringify(item.part),</text:p>
      <text:p text:style-name="P33"><text:s text:c="20"/>quantity: item.quantity,</text:p>
      <text:p text:style-name="P33"><text:s text:c="18"/>})),</text:p>
      <text:p text:style-name="P33"><text:s text:c="16"/>})</text:p>
      <text:p text:style-name="P33"><text:s text:c="14"/>}</text:p>
      <text:p text:style-name="P33"><text:s text:c="12"/>}}</text:p>
      <text:p text:style-name="P33"><text:s text:c="12"/>className={`btn btn-primary font-inter ${</text:p>
      <text:p text:style-name="P33"><text:s text:c="14"/>loading ? 'btn-disabled' : ''</text:p>
      <text:p text:style-name="P33"><text:s text:c="12"/>}`}</text:p>
      <text:p text:style-name="P33"><text:s text:c="10"/>&gt;</text:p>
      <text:p text:style-name="P33"><text:s text:c="12"/>Checkout</text:p>
      <text:p text:style-name="P33"><text:s text:c="10"/>&lt;/button&gt;</text:p>
      <text:p text:style-name="P33"><text:s text:c="8"/>&lt;/div&gt;</text:p>
      <text:p text:style-name="P33"><text:s text:c="6"/>) : (</text:p>
      <text:p text:style-name="P33"><text:s text:c="8"/>&lt;&gt;&lt;/&gt;</text:p>
      <text:p text:style-name="P33"><text:s text:c="6"/>)}</text:p>
      <text:p text:style-name="P33"><text:s text:c="4"/>&lt;/div&gt;</text:p>
      <text:p text:style-name="P33"><text:s text:c="2"/>)</text:p>
      <text:p text:style-name="P33">}</text:p>
      <text:h text:style-name="P11" text:outline-level="1">web/src/components/NavbarAccountIcon/NavbarAccountIcon.tsx</text:h>
      <text:p text:style-name="P34">import { mdiAccount, mdiLogout, mdiLogin } from '@mdi/js'</text:p>
      <text:p text:style-name="P34">import Icon from '@mdi/react'</text:p>
      <text:p text:style-name="P34"/>
      <text:p text:style-name="P34">import { Link, routes } from '@redwoodjs/router'</text:p>
      <text:p text:style-name="P34"/>
      <text:p text:style-name="P34">import { useAuth } from 'src/auth'</text:p>
      <text:p text:style-name="P34"/>
      <text:p text:style-name="P34">interface Props {</text:p>
      <text:p text:style-name="P34"><text:s text:c="2"/>mobile: boolean</text:p>
      <text:p text:style-name="P34"><text:s text:c="2"/>className?: string</text:p>
      <text:p text:style-name="P34">}</text:p>
      <text:p text:style-name="P34"/>
      <text:p text:style-name="P34">const NavbarAccountIcon = ({ mobile, className }: Props) =&gt; {</text:p>
      <text:p text:style-name="P34"><text:s text:c="2"/>const { isAuthenticated, currentUser, logOut } = useAuth()</text:p>
      <text:p text:style-name="P34"/>
      <text:p text:style-name="P34"><text:s text:c="2"/>return isAuthenticated ? (</text:p>
      <text:p text:style-name="P34"><text:s text:c="4"/>&lt;div className={className}&gt;</text:p>
      <text:p text:style-name="P34"><text:s text:c="6"/>&lt;details</text:p>
      <text:p text:style-name="P34"><text:s text:c="8"/>className={`dropdown-end dropdown ${</text:p>
      <text:p text:style-name="P34"><text:s text:c="10"/>mobile ? 'space-y-2' : 'space-y-4'</text:p>
      <text:p text:style-name="P34"><text:s text:c="8"/>}`}</text:p>
      <text:p text:style-name="P34"><text:s text:c="6"/>&gt;</text:p>
      <text:p text:style-name="P34"><text:s text:c="8"/>&lt;summary className="btn btn-ghost swap swap-rotate w-12 hover:shadow-lg"&gt;</text:p>
      <text:p text:style-name="P34"><text:s text:c="10"/>&lt;Icon path={mdiAccount} className="h-8 w-8 text-base-content" /&gt;</text:p>
      <text:p text:style-name="P34"><text:s text:c="8"/>&lt;/summary&gt;</text:p>
      <text:p text:style-name="P34"><text:s text:c="8"/>&lt;div className="dropdown-content flex w-auto flex-row items-center space-x-3 rounded-xl bg-base-100 p-3 shadow-lg"&gt;</text:p>
      <text:p text:style-name="P34"><text:soft-page-break/><text:s text:c="10"/>&lt;p className="whitespace-nowrap font-inter text-lg"&gt;</text:p>
      <text:p text:style-name="P34"><text:s text:c="12"/>{currentUser ? `Hello, ${currentUser.firstName}!` : ``}</text:p>
      <text:p text:style-name="P34"><text:s text:c="10"/>&lt;/p&gt;</text:p>
      <text:p text:style-name="P34"><text:s text:c="10"/>&lt;button className="btn btn-ghost" type="button" onClick={logOut}&gt;</text:p>
      <text:p text:style-name="P34"><text:s text:c="12"/>&lt;Icon path={mdiLogout} className="h-7 w-7 text-base-content" /&gt;</text:p>
      <text:p text:style-name="P34"><text:s text:c="10"/>&lt;/button&gt;</text:p>
      <text:p text:style-name="P34"><text:s text:c="8"/>&lt;/div&gt;</text:p>
      <text:p text:style-name="P34"><text:s text:c="6"/>&lt;/details&gt;</text:p>
      <text:p text:style-name="P34"><text:s text:c="4"/>&lt;/div&gt;</text:p>
      <text:p text:style-name="P34"><text:s text:c="2"/>) : (</text:p>
      <text:p text:style-name="P34"><text:s text:c="4"/>&lt;div className={className}&gt;</text:p>
      <text:p text:style-name="P34"><text:s text:c="6"/>&lt;Link to={routes.login()}&gt;</text:p>
      <text:p text:style-name="P34"><text:s text:c="8"/>&lt;button className="btn btn-ghost" type="button" onClick={logOut}&gt;</text:p>
      <text:p text:style-name="P34"><text:s text:c="10"/>&lt;Icon path={mdiLogin} className="h-8 w-8 text-base-content" /&gt;</text:p>
      <text:p text:style-name="P34"><text:s text:c="8"/>&lt;/button&gt;</text:p>
      <text:p text:style-name="P34"><text:s text:c="6"/>&lt;/Link&gt;</text:p>
      <text:p text:style-name="P34"><text:s text:c="4"/>&lt;/div&gt;</text:p>
      <text:p text:style-name="P34"><text:s text:c="2"/>)</text:p>
      <text:p text:style-name="P34">}</text:p>
      <text:p text:style-name="P34"/>
      <text:p text:style-name="P34">export default NavbarAccountIcon</text:p>
      <text:h text:style-name="P11" text:outline-level="1">web/src/components/Part/EditPartCell/EditPartCell.tsx</text:h>
      <text:p text:style-name="P35">import type { EditPartById, UpdatePartInput } from 'types/graphql'</text:p>
      <text:p text:style-name="P35"/>
      <text:p text:style-name="P35">import { navigate, routes } from '@redwoodjs/router'</text:p>
      <text:p text:style-name="P35">import type { CellSuccessProps, CellFailureProps } from '@redwoodjs/web'</text:p>
      <text:p text:style-name="P35">import { useMutation } from '@redwoodjs/web'</text:p>
      <text:p text:style-name="P35">import { toast } from '@redwoodjs/web/toast'</text:p>
      <text:p text:style-name="P35"/>
      <text:p text:style-name="P35">import PartForm from 'src/components/Part/PartForm'</text:p>
      <text:p text:style-name="P35">import ToastNotification from 'src/components/ToastNotification'</text:p>
      <text:p text:style-name="P35"/>
      <text:p text:style-name="P35">export const QUERY = gql`</text:p>
      <text:p text:style-name="P35"><text:s text:c="2"/>query EditPartById($id: Int!) {</text:p>
      <text:p text:style-name="P35"><text:s text:c="4"/>part: part(id: $id) {</text:p>
      <text:p text:style-name="P35"><text:s text:c="6"/>id</text:p>
      <text:p text:style-name="P35"><text:s text:c="6"/>name</text:p>
      <text:p text:style-name="P35"><text:s text:c="6"/>description</text:p>
      <text:p text:style-name="P35"><text:s text:c="6"/>availableStock</text:p>
      <text:p text:style-name="P35"><text:s text:c="6"/>imageUrl</text:p>
      <text:p text:style-name="P35"><text:s text:c="6"/>createdAt</text:p>
      <text:p text:style-name="P35"><text:s text:c="4"/>}</text:p>
      <text:p text:style-name="P35"><text:s text:c="2"/>}</text:p>
      <text:p text:style-name="P35">`</text:p>
      <text:p text:style-name="P35">const UPDATE_PART_MUTATION = gql`</text:p>
      <text:p text:style-name="P35"><text:s text:c="2"/>mutation UpdatePartMutation($id: Int!, $input: UpdatePartInput!) {</text:p>
      <text:p text:style-name="P35"><text:s text:c="4"/>updatePart(id: $id, input: $input) {</text:p>
      <text:p text:style-name="P35"><text:s text:c="6"/>id</text:p>
      <text:p text:style-name="P35"><text:s text:c="6"/>name</text:p>
      <text:p text:style-name="P35"><text:s text:c="6"/>description</text:p>
      <text:p text:style-name="P35"><text:s text:c="6"/>availableStock</text:p>
      <text:p text:style-name="P35"><text:soft-page-break/><text:s text:c="6"/>imageUrl</text:p>
      <text:p text:style-name="P35"><text:s text:c="6"/>createdAt</text:p>
      <text:p text:style-name="P35"><text:s text:c="4"/>}</text:p>
      <text:p text:style-name="P35"><text:s text:c="2"/>}</text:p>
      <text:p text:style-name="P35">`</text:p>
      <text:p text:style-name="P35"/>
      <text:p text:style-name="P35">export const Loading = () =&gt; &lt;div&gt;Loading...&lt;/div&gt;</text:p>
      <text:p text:style-name="P35"/>
      <text:p text:style-name="P35">export const Failure = ({ error }: CellFailureProps) =&gt; (</text:p>
      <text:p text:style-name="P35"><text:s text:c="2"/>&lt;div className="rw-cell-error"&gt;{error?.message}&lt;/div&gt;</text:p>
      <text:p text:style-name="P35">)</text:p>
      <text:p text:style-name="P35"/>
      <text:p text:style-name="P35">export const Success = ({ part }: CellSuccessProps&lt;EditPartById&gt;) =&gt; {</text:p>
      <text:p text:style-name="P35"><text:s text:c="2"/>const [updatePart, { loading, error }] = useMutation(UPDATE_PART_MUTATION, {</text:p>
      <text:p text:style-name="P35"><text:s text:c="4"/>onCompleted: () =&gt; {</text:p>
      <text:p text:style-name="P35"><text:s text:c="6"/>toast.custom((t) =&gt; (</text:p>
      <text:p text:style-name="P35"><text:s text:c="8"/>&lt;ToastNotification toast={t} type="success" message="Part updated" /&gt;</text:p>
      <text:p text:style-name="P35"><text:s text:c="6"/>))</text:p>
      <text:p text:style-name="P35"><text:s text:c="6"/>navigate(routes.parts())</text:p>
      <text:p text:style-name="P35"><text:s text:c="4"/>},</text:p>
      <text:p text:style-name="P35"><text:s text:c="4"/>onError: (error) =&gt; {</text:p>
      <text:p text:style-name="P35"><text:s text:c="6"/>toast.custom((t) =&gt; (</text:p>
      <text:p text:style-name="P35"><text:s text:c="8"/>&lt;ToastNotification toast={t} type="error" message={error.message} /&gt;</text:p>
      <text:p text:style-name="P35"><text:s text:c="6"/>))</text:p>
      <text:p text:style-name="P35"><text:s text:c="4"/>},</text:p>
      <text:p text:style-name="P35"><text:s text:c="2"/>})</text:p>
      <text:p text:style-name="P35"/>
      <text:p text:style-name="P35"><text:s text:c="2"/>const onSave = (input: UpdatePartInput, id: EditPartById['part']['id']) =&gt; {</text:p>
      <text:p text:style-name="P35"><text:soft-page-break/><text:s text:c="4"/>updatePart({ variables: { id, input } })</text:p>
      <text:p text:style-name="P35"><text:s text:c="2"/>}</text:p>
      <text:p text:style-name="P35"/>
      <text:p text:style-name="P35"><text:s text:c="2"/>return (</text:p>
      <text:p text:style-name="P35"><text:s text:c="4"/>&lt;div className="rw-segment"&gt;</text:p>
      <text:p text:style-name="P35"><text:s text:c="6"/>&lt;header className="rw-segment-header"&gt;</text:p>
      <text:p text:style-name="P35"><text:s text:c="8"/>&lt;h2 className="rw-heading rw-heading-secondary"&gt;</text:p>
      <text:p text:style-name="P35"><text:s text:c="10"/>Edit Part {part?.id}</text:p>
      <text:p text:style-name="P35"><text:s text:c="8"/>&lt;/h2&gt;</text:p>
      <text:p text:style-name="P35"><text:s text:c="6"/>&lt;/header&gt;</text:p>
      <text:p text:style-name="P35"><text:s text:c="6"/>&lt;div className="rw-segment-main"&gt;</text:p>
      <text:p text:style-name="P35"><text:s text:c="8"/>&lt;PartForm part={part} onSave={onSave} error={error} loading={loading} /&gt;</text:p>
      <text:p text:style-name="P35"><text:s text:c="6"/>&lt;/div&gt;</text:p>
      <text:p text:style-name="P35"><text:s text:c="4"/>&lt;/div&gt;</text:p>
      <text:p text:style-name="P35"><text:s text:c="2"/>)</text:p>
      <text:p text:style-name="P35">}</text:p>
      <text:h text:style-name="P11" text:outline-level="1">web/src/components/Part/NewPart/NewPart.tsx</text:h>
      <text:p text:style-name="P36">import type { CreatePartInput } from 'types/graphql'</text:p>
      <text:p text:style-name="P36"/>
      <text:p text:style-name="P36">import { navigate, routes } from '@redwoodjs/router'</text:p>
      <text:p text:style-name="P36">import { useMutation } from '@redwoodjs/web'</text:p>
      <text:p text:style-name="P36">import { toast } from '@redwoodjs/web/toast'</text:p>
      <text:p text:style-name="P36"/>
      <text:p text:style-name="P36">import PartForm from 'src/components/Part/PartForm'</text:p>
      <text:p text:style-name="P36">import ToastNotification from 'src/components/ToastNotification'</text:p>
      <text:p text:style-name="P36"/>
      <text:p text:style-name="P36">const CREATE_PART_MUTATION = gql`</text:p>
      <text:p text:style-name="P36"><text:s text:c="2"/>mutation CreatePartMutation($input: CreatePartInput!) {</text:p>
      <text:p text:style-name="P36"><text:s text:c="4"/>createPart(input: $input) {</text:p>
      <text:p text:style-name="P36"><text:s text:c="6"/>id</text:p>
      <text:p text:style-name="P36"><text:s text:c="4"/>}</text:p>
      <text:p text:style-name="P36"><text:s text:c="2"/>}</text:p>
      <text:p text:style-name="P36">`</text:p>
      <text:p text:style-name="P36"/>
      <text:p text:style-name="P36">const NewPart = () =&gt; {</text:p>
      <text:p text:style-name="P36"><text:s text:c="2"/>const [createPart, { loading, error }] = useMutation(CREATE_PART_MUTATION, {</text:p>
      <text:p text:style-name="P36"><text:s text:c="4"/>onCompleted: () =&gt; {</text:p>
      <text:p text:style-name="P36"><text:s text:c="6"/>toast.custom((t) =&gt; (</text:p>
      <text:p text:style-name="P36"><text:s text:c="8"/>&lt;ToastNotification toast={t} type="success" message="Part created" /&gt;</text:p>
      <text:p text:style-name="P36"><text:s text:c="6"/>))</text:p>
      <text:p text:style-name="P36"><text:s text:c="6"/>navigate(routes.parts())</text:p>
      <text:p text:style-name="P36"><text:s text:c="4"/>},</text:p>
      <text:p text:style-name="P36"><text:s text:c="4"/>onError: (error) =&gt; {</text:p>
      <text:p text:style-name="P36"><text:s text:c="6"/>toast.custom((t) =&gt; (</text:p>
      <text:p text:style-name="P36"><text:soft-page-break/><text:s text:c="8"/>&lt;ToastNotification toast={t} type="error" message={error.message} /&gt;</text:p>
      <text:p text:style-name="P36"><text:s text:c="6"/>))</text:p>
      <text:p text:style-name="P36"><text:s text:c="4"/>},</text:p>
      <text:p text:style-name="P36"><text:s text:c="2"/>})</text:p>
      <text:p text:style-name="P36"/>
      <text:p text:style-name="P36"><text:s text:c="2"/>const onSave = (input: CreatePartInput) =&gt; {</text:p>
      <text:p text:style-name="P36"><text:s text:c="4"/>createPart({ variables: { input } })</text:p>
      <text:p text:style-name="P36"><text:s text:c="2"/>}</text:p>
      <text:p text:style-name="P36"/>
      <text:p text:style-name="P36"><text:s text:c="2"/>return (</text:p>
      <text:p text:style-name="P36"><text:s text:c="4"/>&lt;div className="rw-segment"&gt;</text:p>
      <text:p text:style-name="P36"><text:s text:c="6"/>&lt;header className="rw-segment-header"&gt;</text:p>
      <text:p text:style-name="P36"><text:s text:c="8"/>&lt;h2 className="rw-heading rw-heading-secondary"&gt;New Part&lt;/h2&gt;</text:p>
      <text:p text:style-name="P36"><text:s text:c="6"/>&lt;/header&gt;</text:p>
      <text:p text:style-name="P36"><text:s text:c="6"/>&lt;div className="rw-segment-main"&gt;</text:p>
      <text:p text:style-name="P36"><text:s text:c="8"/>&lt;PartForm onSave={onSave} loading={loading} error={error} /&gt;</text:p>
      <text:p text:style-name="P36"><text:s text:c="6"/>&lt;/div&gt;</text:p>
      <text:p text:style-name="P36"><text:s text:c="4"/>&lt;/div&gt;</text:p>
      <text:p text:style-name="P36"><text:s text:c="2"/>)</text:p>
      <text:p text:style-name="P36">}</text:p>
      <text:p text:style-name="P36"/>
      <text:p text:style-name="P36">export default NewPart</text:p>
      <text:h text:style-name="P11" text:outline-level="1">web/src/components/Part/Part/Part.tsx</text:h>
      <text:p text:style-name="P37">import type { DeletePartMutationVariables, FindPartById } from 'types/graphql'</text:p>
      <text:p text:style-name="P37"/>
      <text:p text:style-name="P37">import { Link, routes, navigate } from '@redwoodjs/router'</text:p>
      <text:p text:style-name="P37">import { useMutation } from '@redwoodjs/web'</text:p>
      <text:p text:style-name="P37">import { toast } from '@redwoodjs/web/toast'</text:p>
      <text:p text:style-name="P37"/>
      <text:p text:style-name="P37">import ToastNotification from 'src/components/ToastNotification'</text:p>
      <text:p text:style-name="P37">import { timeTag } from 'src/lib/formatters'</text:p>
      <text:p text:style-name="P37"/>
      <text:p text:style-name="P37">const DELETE_PART_MUTATION = gql`</text:p>
      <text:p text:style-name="P37"><text:s text:c="2"/>mutation DeletePartMutation($id: Int!) {</text:p>
      <text:p text:style-name="P37"><text:s text:c="4"/>deletePart(id: $id) {</text:p>
      <text:p text:style-name="P37"><text:s text:c="6"/>id</text:p>
      <text:p text:style-name="P37"><text:s text:c="4"/>}</text:p>
      <text:p text:style-name="P37"><text:s text:c="2"/>}</text:p>
      <text:p text:style-name="P37">`</text:p>
      <text:p text:style-name="P37"/>
      <text:p text:style-name="P37">interface Props {</text:p>
      <text:p text:style-name="P37"><text:s text:c="2"/>part: NonNullable&lt;FindPartById['part']&gt;</text:p>
      <text:p text:style-name="P37">}</text:p>
      <text:p text:style-name="P37"/>
      <text:p text:style-name="P37">const Part = ({ part }: Props) =&gt; {</text:p>
      <text:p text:style-name="P37"><text:s text:c="2"/>const [deletePart] = useMutation(DELETE_PART_MUTATION, {</text:p>
      <text:p text:style-name="P37"><text:s text:c="4"/>onCompleted: () =&gt; {</text:p>
      <text:p text:style-name="P37"><text:s text:c="6"/>toast.custom((t) =&gt; (</text:p>
      <text:p text:style-name="P37"><text:s text:c="8"/>&lt;ToastNotification toast={t} type="success" message="Part deleted" /&gt;</text:p>
      <text:p text:style-name="P37"><text:s text:c="6"/>))</text:p>
      <text:p text:style-name="P37"><text:soft-page-break/><text:s text:c="6"/>navigate(routes.parts())</text:p>
      <text:p text:style-name="P37"><text:s text:c="4"/>},</text:p>
      <text:p text:style-name="P37"><text:s text:c="4"/>onError: (error) =&gt; {</text:p>
      <text:p text:style-name="P37"><text:s text:c="6"/>toast.custom((t) =&gt; (</text:p>
      <text:p text:style-name="P37"><text:s text:c="8"/>&lt;ToastNotification toast={t} type="error" message={error.message} /&gt;</text:p>
      <text:p text:style-name="P37"><text:s text:c="6"/>))</text:p>
      <text:p text:style-name="P37"><text:s text:c="4"/>},</text:p>
      <text:p text:style-name="P37"><text:s text:c="2"/>})</text:p>
      <text:p text:style-name="P37"/>
      <text:p text:style-name="P37"><text:s text:c="2"/>const onDeleteClick = (id: DeletePartMutationVariables['id']) =&gt; {</text:p>
      <text:p text:style-name="P37"><text:s text:c="4"/>if (confirm('Are you sure you want to delete part ' + id + '?')) {</text:p>
      <text:p text:style-name="P37"><text:s text:c="6"/>deletePart({ variables: { id } })</text:p>
      <text:p text:style-name="P37"><text:s text:c="4"/>}</text:p>
      <text:p text:style-name="P37"><text:s text:c="2"/>}</text:p>
      <text:p text:style-name="P37"/>
      <text:p text:style-name="P37"><text:s text:c="2"/>const preview = (url: string) =&gt; {</text:p>
      <text:p text:style-name="P37"><text:s text:c="4"/>if (url.includes('no_image.png')) return url</text:p>
      <text:p text:style-name="P37"><text:s text:c="4"/>const parts = url.split('/')</text:p>
      <text:p text:style-name="P37"><text:s text:c="4"/>parts.splice(3, 0, 'resize=height:500')</text:p>
      <text:p text:style-name="P37"><text:s text:c="4"/>return parts.join('/')</text:p>
      <text:p text:style-name="P37"><text:s text:c="2"/>}</text:p>
      <text:p text:style-name="P37"/>
      <text:p text:style-name="P37"><text:s text:c="2"/>return (</text:p>
      <text:p text:style-name="P37"><text:s text:c="4"/>&lt;&gt;</text:p>
      <text:p text:style-name="P37"><text:s text:c="6"/>&lt;div className="rw-segment font-inter"&gt;</text:p>
      <text:p text:style-name="P37"><text:s text:c="8"/>&lt;header className="rw-segment-header"&gt;</text:p>
      <text:p text:style-name="P37"><text:s text:c="10"/>&lt;h2 className="rw-heading rw-heading-secondary"&gt;</text:p>
      <text:p text:style-name="P37"><text:s text:c="12"/>Part {part.id} details</text:p>
      <text:p text:style-name="P37"><text:s text:c="10"/>&lt;/h2&gt;</text:p>
      <text:p text:style-name="P37"><text:s text:c="8"/>&lt;/header&gt;</text:p>
      <text:p text:style-name="P37"><text:soft-page-break/><text:s text:c="8"/>&lt;table className="rw-table"&gt;</text:p>
      <text:p text:style-name="P37"><text:s text:c="10"/>&lt;tbody&gt;</text:p>
      <text:p text:style-name="P37"><text:s text:c="12"/>&lt;tr&gt;</text:p>
      <text:p text:style-name="P37"><text:s text:c="14"/>&lt;th&gt;ID&lt;/th&gt;</text:p>
      <text:p text:style-name="P37"><text:s text:c="14"/>&lt;td&gt;{part.id}&lt;/td&gt;</text:p>
      <text:p text:style-name="P37"><text:s text:c="12"/>&lt;/tr&gt;</text:p>
      <text:p text:style-name="P37"><text:s text:c="12"/>&lt;tr&gt;</text:p>
      <text:p text:style-name="P37"><text:s text:c="14"/>&lt;th&gt;Name&lt;/th&gt;</text:p>
      <text:p text:style-name="P37"><text:s text:c="14"/>&lt;td&gt;{part.name}&lt;/td&gt;</text:p>
      <text:p text:style-name="P37"><text:s text:c="12"/>&lt;/tr&gt;</text:p>
      <text:p text:style-name="P37"><text:s text:c="12"/>&lt;tr&gt;</text:p>
      <text:p text:style-name="P37"><text:s text:c="14"/>&lt;th&gt;Description&lt;/th&gt;</text:p>
      <text:p text:style-name="P37"><text:s text:c="14"/>&lt;td&gt;{part.description}&lt;/td&gt;</text:p>
      <text:p text:style-name="P37"><text:s text:c="12"/>&lt;/tr&gt;</text:p>
      <text:p text:style-name="P37"><text:s text:c="12"/>&lt;tr&gt;</text:p>
      <text:p text:style-name="P37"><text:s text:c="14"/>&lt;th&gt;Available stock&lt;/th&gt;</text:p>
      <text:p text:style-name="P37"><text:s text:c="14"/>&lt;td&gt;{part.availableStock}&lt;/td&gt;</text:p>
      <text:p text:style-name="P37"><text:s text:c="12"/>&lt;/tr&gt;</text:p>
      <text:p text:style-name="P37"><text:s text:c="12"/>&lt;tr&gt;</text:p>
      <text:p text:style-name="P37"><text:s text:c="14"/>&lt;th&gt;Image&lt;/th&gt;</text:p>
      <text:p text:style-name="P37"><text:s text:c="14"/>&lt;td&gt;</text:p>
      <text:p text:style-name="P37"><text:s text:c="16"/>&lt;img</text:p>
      <text:p text:style-name="P37"><text:s text:c="18"/>alt=""</text:p>
      <text:p text:style-name="P37"><text:s text:c="18"/>src={preview(part.imageUrl)}</text:p>
      <text:p text:style-name="P37"><text:s text:c="18"/>style={{ display: 'block', margin: '2rem 0' }}</text:p>
      <text:p text:style-name="P37"><text:s text:c="16"/>/&gt;</text:p>
      <text:p text:style-name="P37"><text:s text:c="14"/>&lt;/td&gt;</text:p>
      <text:p text:style-name="P37"><text:s text:c="12"/>&lt;/tr&gt;</text:p>
      <text:p text:style-name="P37"><text:s text:c="12"/>&lt;tr&gt;</text:p>
      <text:p text:style-name="P37"><text:s text:c="14"/>&lt;th&gt;Created at&lt;/th&gt;</text:p>
      <text:p text:style-name="P37"><text:soft-page-break/><text:s text:c="14"/>&lt;td&gt;{timeTag(part.createdAt)}&lt;/td&gt;</text:p>
      <text:p text:style-name="P37"><text:s text:c="12"/>&lt;/tr&gt;</text:p>
      <text:p text:style-name="P37"><text:s text:c="10"/>&lt;/tbody&gt;</text:p>
      <text:p text:style-name="P37"><text:s text:c="8"/>&lt;/table&gt;</text:p>
      <text:p text:style-name="P37"><text:s text:c="6"/>&lt;/div&gt;</text:p>
      <text:p text:style-name="P37"><text:s text:c="6"/>&lt;nav className="rw-button-group"&gt;</text:p>
      <text:p text:style-name="P37"><text:s text:c="8"/>&lt;Link</text:p>
      <text:p text:style-name="P37"><text:s text:c="10"/>to={routes.editPart({ id: part.id })}</text:p>
      <text:p text:style-name="P37"><text:s text:c="10"/>className="rw-button btn-primary"</text:p>
      <text:p text:style-name="P37"><text:s text:c="8"/>&gt;</text:p>
      <text:p text:style-name="P37"><text:s text:c="10"/>Edit</text:p>
      <text:p text:style-name="P37"><text:s text:c="8"/>&lt;/Link&gt;</text:p>
      <text:p text:style-name="P37"><text:s text:c="8"/>&lt;button</text:p>
      <text:p text:style-name="P37"><text:s text:c="10"/>type="button"</text:p>
      <text:p text:style-name="P37"><text:s text:c="10"/>className="rw-button btn-error"</text:p>
      <text:p text:style-name="P37"><text:s text:c="10"/>onClick={() =&gt; onDeleteClick(part.id)}</text:p>
      <text:p text:style-name="P37"><text:s text:c="8"/>&gt;</text:p>
      <text:p text:style-name="P37"><text:s text:c="10"/>Delete</text:p>
      <text:p text:style-name="P37"><text:s text:c="8"/>&lt;/button&gt;</text:p>
      <text:p text:style-name="P37"><text:s text:c="6"/>&lt;/nav&gt;</text:p>
      <text:p text:style-name="P37"><text:s text:c="4"/>&lt;/&gt;</text:p>
      <text:p text:style-name="P37"><text:s text:c="2"/>)</text:p>
      <text:p text:style-name="P37">}</text:p>
      <text:p text:style-name="P37"/>
      <text:p text:style-name="P37">export default Part</text:p>
      <text:h text:style-name="P11" text:outline-level="1">web/src/components/Part/PartCell/PartCell.tsx</text:h>
      <text:p text:style-name="P38">import type { FindPartById } from 'types/graphql'</text:p>
      <text:p text:style-name="P38"/>
      <text:p text:style-name="P38">import type { CellSuccessProps, CellFailureProps } from '@redwoodjs/web'</text:p>
      <text:p text:style-name="P38"/>
      <text:p text:style-name="P38">import Part from 'src/components/Part/Part'</text:p>
      <text:p text:style-name="P38"/>
      <text:p text:style-name="P38">export const QUERY = gql`</text:p>
      <text:p text:style-name="P38"><text:s text:c="2"/>query FindPartById($id: Int!) {</text:p>
      <text:p text:style-name="P38"><text:s text:c="4"/>part: part(id: $id) {</text:p>
      <text:p text:style-name="P38"><text:s text:c="6"/>id</text:p>
      <text:p text:style-name="P38"><text:s text:c="6"/>name</text:p>
      <text:p text:style-name="P38"><text:s text:c="6"/>description</text:p>
      <text:p text:style-name="P38"><text:s text:c="6"/>availableStock</text:p>
      <text:p text:style-name="P38"><text:s text:c="6"/>imageUrl</text:p>
      <text:p text:style-name="P38"><text:s text:c="6"/>createdAt</text:p>
      <text:p text:style-name="P38"><text:s text:c="4"/>}</text:p>
      <text:p text:style-name="P38"><text:s text:c="2"/>}</text:p>
      <text:p text:style-name="P38">`</text:p>
      <text:p text:style-name="P38"/>
      <text:p text:style-name="P38">export const Loading = () =&gt; &lt;div&gt;Loading...&lt;/div&gt;</text:p>
      <text:p text:style-name="P38"/>
      <text:p text:style-name="P38">export const Empty = () =&gt; &lt;div&gt;Part not found&lt;/div&gt;</text:p>
      <text:p text:style-name="P38"/>
      <text:p text:style-name="P38">export const Failure = ({ error }: CellFailureProps) =&gt; (</text:p>
      <text:p text:style-name="P38"><text:s text:c="2"/>&lt;div className="rw-cell-error"&gt;{error?.message}&lt;/div&gt;</text:p>
      <text:p text:style-name="P38">)</text:p>
      <text:p text:style-name="P38"/>
      <text:p text:style-name="P38">export const Success = ({ part }: CellSuccessProps&lt;FindPartById&gt;) =&gt; {</text:p>
      <text:p text:style-name="P38"><text:s text:c="2"/>return &lt;Part part={part} /&gt;</text:p>
      <text:p text:style-name="P38"><text:soft-page-break/>}</text:p>
      <text:h text:style-name="P11" text:outline-level="1">web/src/components/Part/PartForm/PartForm.tsx</text:h>
      <text:p text:style-name="P39">import { useState } from 'react'</text:p>
      <text:p text:style-name="P39"/>
      <text:p text:style-name="P39">import { PickerInline } from 'filestack-react'</text:p>
      <text:p text:style-name="P39">import type { EditPartById, UpdatePartInput } from 'types/graphql'</text:p>
      <text:p text:style-name="P39"/>
      <text:p text:style-name="P39">import {</text:p>
      <text:p text:style-name="P39"><text:s text:c="2"/>Form,</text:p>
      <text:p text:style-name="P39"><text:s text:c="2"/>FormError,</text:p>
      <text:p text:style-name="P39"><text:s text:c="2"/>FieldError,</text:p>
      <text:p text:style-name="P39"><text:s text:c="2"/>Label,</text:p>
      <text:p text:style-name="P39"><text:s text:c="2"/>TextField,</text:p>
      <text:p text:style-name="P39"><text:s text:c="2"/>NumberField,</text:p>
      <text:p text:style-name="P39"><text:s text:c="2"/>Submit,</text:p>
      <text:p text:style-name="P39"><text:s text:c="2"/>TextAreaField,</text:p>
      <text:p text:style-name="P39">} from '@redwoodjs/forms'</text:p>
      <text:p text:style-name="P39">import type { RWGqlError } from '@redwoodjs/forms'</text:p>
      <text:p text:style-name="P39"/>
      <text:p text:style-name="P39">type FormPart = NonNullable&lt;EditPartById['part']&gt;</text:p>
      <text:p text:style-name="P39"/>
      <text:p text:style-name="P39">interface PartFormProps {</text:p>
      <text:p text:style-name="P39"><text:s text:c="2"/>part?: EditPartById['part']</text:p>
      <text:p text:style-name="P39"><text:s text:c="2"/>onSave: (data: UpdatePartInput, id?: FormPart['id']) =&gt; void</text:p>
      <text:p text:style-name="P39"><text:s text:c="2"/>error: RWGqlError</text:p>
      <text:p text:style-name="P39"><text:s text:c="2"/>loading: boolean</text:p>
      <text:p text:style-name="P39">}</text:p>
      <text:p text:style-name="P39"/>
      <text:p text:style-name="P39">const PartForm = (props: PartFormProps) =&gt; {</text:p>
      <text:p text:style-name="P39"><text:s text:c="2"/>const [imageUrl, setImageUrl] = useState(props?.part?.imageUrl)</text:p>
      <text:p text:style-name="P39"/>
      <text:p text:style-name="P39"><text:soft-page-break/><text:s text:c="2"/>const onSubmit = (data: FormPart) =&gt; {</text:p>
      <text:p text:style-name="P39"><text:s text:c="4"/>const dataUpdated = Object.assign(data, {</text:p>
      <text:p text:style-name="P39"><text:s text:c="6"/>imageUrl: imageUrl ?? '/no_image.png',</text:p>
      <text:p text:style-name="P39"><text:s text:c="4"/>})</text:p>
      <text:p text:style-name="P39"/>
      <text:p text:style-name="P39"><text:s text:c="4"/>props.onSave(dataUpdated, props?.part?.id)</text:p>
      <text:p text:style-name="P39"><text:s text:c="2"/>}</text:p>
      <text:p text:style-name="P39"/>
      <text:p text:style-name="P39"><text:s text:c="2"/>const onImageUpload = (response) =&gt; {</text:p>
      <text:p text:style-name="P39"><text:s text:c="4"/>setImageUrl(response.filesUploaded[0].url)</text:p>
      <text:p text:style-name="P39"><text:s text:c="2"/>}</text:p>
      <text:p text:style-name="P39"/>
      <text:p text:style-name="P39"><text:s text:c="2"/>const preview = (url: string) =&gt; {</text:p>
      <text:p text:style-name="P39"><text:s text:c="4"/>if (url.includes('no_image.png')) return url</text:p>
      <text:p text:style-name="P39"><text:s text:c="4"/>const parts = url.split('/')</text:p>
      <text:p text:style-name="P39"><text:s text:c="4"/>parts.splice(3, 0, 'resize=height:500')</text:p>
      <text:p text:style-name="P39"><text:s text:c="4"/>return parts.join('/')</text:p>
      <text:p text:style-name="P39"><text:s text:c="2"/>}</text:p>
      <text:p text:style-name="P39"/>
      <text:p text:style-name="P39"><text:s text:c="2"/>return (</text:p>
      <text:p text:style-name="P39"><text:s text:c="4"/>&lt;div className="rw-form-wrapper"&gt;</text:p>
      <text:p text:style-name="P39"><text:s text:c="6"/>&lt;Form&lt;FormPart&gt; onSubmit={onSubmit} error={props.error}&gt;</text:p>
      <text:p text:style-name="P39"><text:s text:c="8"/>&lt;FormError</text:p>
      <text:p text:style-name="P39"><text:s text:c="10"/>error={props.error}</text:p>
      <text:p text:style-name="P39"><text:s text:c="10"/>wrapperClassName="rw-form-error-wrapper"</text:p>
      <text:p text:style-name="P39"><text:s text:c="10"/>titleClassName="rw-form-error-title"</text:p>
      <text:p text:style-name="P39"><text:s text:c="10"/>listClassName="rw-form-error-list"</text:p>
      <text:p text:style-name="P39"><text:s text:c="8"/>/&gt;</text:p>
      <text:p text:style-name="P39"/>
      <text:p text:style-name="P39"><text:s text:c="8"/>&lt;TextField</text:p>
      <text:p text:style-name="P39"><text:soft-page-break/><text:s text:c="10"/>name="name"</text:p>
      <text:p text:style-name="P39"><text:s text:c="10"/>placeholder="Name"</text:p>
      <text:p text:style-name="P39"><text:s text:c="10"/>defaultValue={props.part?.name}</text:p>
      <text:p text:style-name="P39"><text:s text:c="10"/>className="rw-input mb-3 min-w-full"</text:p>
      <text:p text:style-name="P39"><text:s text:c="10"/>errorClassName="rw-input rw-input-error min-w-full"</text:p>
      <text:p text:style-name="P39"><text:s text:c="10"/>validation={{ required: true }}</text:p>
      <text:p text:style-name="P39"><text:s text:c="8"/>/&gt;</text:p>
      <text:p text:style-name="P39"/>
      <text:p text:style-name="P39"><text:s text:c="8"/>&lt;FieldError name="name" className="rw-field-error pb-3" /&gt;</text:p>
      <text:p text:style-name="P39"/>
      <text:p text:style-name="P39"><text:s text:c="8"/>&lt;TextAreaField</text:p>
      <text:p text:style-name="P39"><text:s text:c="10"/>name="description"</text:p>
      <text:p text:style-name="P39"><text:s text:c="10"/>placeholder="Description"</text:p>
      <text:p text:style-name="P39"><text:s text:c="10"/>defaultValue={props.part?.description}</text:p>
      <text:p text:style-name="P39"><text:s text:c="10"/>className="rw-textarea mb-1 min-w-full"</text:p>
      <text:p text:style-name="P39"><text:s text:c="10"/>errorClassName="rw-input rw-input-error"</text:p>
      <text:p text:style-name="P39"><text:s text:c="8"/>/&gt;</text:p>
      <text:p text:style-name="P39"/>
      <text:p text:style-name="P39"><text:s text:c="8"/>&lt;FieldError name="description" className="rw-field-error pb-3" /&gt;</text:p>
      <text:p text:style-name="P39"/>
      <text:p text:style-name="P39"><text:s text:c="8"/>&lt;NumberField</text:p>
      <text:p text:style-name="P39"><text:s text:c="10"/>name="availableStock"</text:p>
      <text:p text:style-name="P39"><text:s text:c="10"/>defaultValue={props.part?.availableStock ?? 0}</text:p>
      <text:p text:style-name="P39"><text:s text:c="10"/>className="rw-input min-w-full"</text:p>
      <text:p text:style-name="P39"><text:s text:c="10"/>errorClassName="rw-input rw-input-error min-w-full"</text:p>
      <text:p text:style-name="P39"><text:s text:c="10"/>validation={{ required: true, min: 0 }}</text:p>
      <text:p text:style-name="P39"><text:s text:c="10"/>min={0}</text:p>
      <text:p text:style-name="P39"><text:s text:c="10"/>max={2147483647}</text:p>
      <text:p text:style-name="P39"><text:s text:c="8"/>/&gt;</text:p>
      <text:p text:style-name="P39"/>
      <text:p text:style-name="P39"><text:soft-page-break/><text:s text:c="8"/>&lt;FieldError name="availableStock" className="rw-field-error pb-3" /&gt;</text:p>
      <text:p text:style-name="P39"/>
      <text:p text:style-name="P39"><text:s text:c="8"/>&lt;Label</text:p>
      <text:p text:style-name="P39"><text:s text:c="10"/>name="imageUrl"</text:p>
      <text:p text:style-name="P39"><text:s text:c="10"/>className="rw-label"</text:p>
      <text:p text:style-name="P39"><text:s text:c="10"/>errorClassName="rw-label rw-label-error"</text:p>
      <text:p text:style-name="P39"><text:s text:c="8"/>&gt;</text:p>
      <text:p text:style-name="P39"><text:s text:c="10"/>Image</text:p>
      <text:p text:style-name="P39"><text:s text:c="8"/>&lt;/Label&gt;</text:p>
      <text:p text:style-name="P39"/>
      <text:p text:style-name="P39"><text:s text:c="8"/>{!imageUrl &amp;&amp; (</text:p>
      <text:p text:style-name="P39"><text:s text:c="10"/>&lt;div style={{ height: '500px' }}&gt;</text:p>
      <text:p text:style-name="P39"><text:s text:c="12"/>&lt;PickerInline</text:p>
      <text:p text:style-name="P39"><text:s text:c="14"/>onSuccess={onImageUpload}</text:p>
      <text:p text:style-name="P39"><text:s text:c="14"/>pickerOptions={{ accept: 'image/*' }}</text:p>
      <text:p text:style-name="P39"><text:s text:c="14"/>apikey={process.env.REDWOOD_ENV_FILESTACK_API_KEY}</text:p>
      <text:p text:style-name="P39"><text:s text:c="12"/>/&gt;</text:p>
      <text:p text:style-name="P39"><text:s text:c="10"/>&lt;/div&gt;</text:p>
      <text:p text:style-name="P39"><text:s text:c="8"/>)}</text:p>
      <text:p text:style-name="P39"/>
      <text:p text:style-name="P39"><text:s text:c="8"/>{imageUrl &amp;&amp; (</text:p>
      <text:p text:style-name="P39"><text:s text:c="10"/>&lt;div&gt;</text:p>
      <text:p text:style-name="P39"><text:s text:c="12"/>&lt;img</text:p>
      <text:p text:style-name="P39"><text:s text:c="14"/>alt=""</text:p>
      <text:p text:style-name="P39"><text:s text:c="14"/>src={preview(imageUrl)}</text:p>
      <text:p text:style-name="P39"><text:s text:c="14"/>style={{ display: 'block', margin: '2rem 0' }}</text:p>
      <text:p text:style-name="P39"><text:s text:c="12"/>/&gt;</text:p>
      <text:p text:style-name="P39"><text:s text:c="12"/>&lt;button</text:p>
      <text:p text:style-name="P39"><text:s text:c="14"/>onClick={() =&gt; setImageUrl(null)}</text:p>
      <text:p text:style-name="P39"><text:s text:c="14"/>className="rw-button btn-primary"</text:p>
      <text:p text:style-name="P39"><text:soft-page-break/><text:s text:c="12"/>&gt;</text:p>
      <text:p text:style-name="P39"><text:s text:c="14"/>Replace Image</text:p>
      <text:p text:style-name="P39"><text:s text:c="12"/>&lt;/button&gt;</text:p>
      <text:p text:style-name="P39"><text:s text:c="10"/>&lt;/div&gt;</text:p>
      <text:p text:style-name="P39"><text:s text:c="8"/>)}</text:p>
      <text:p text:style-name="P39"/>
      <text:p text:style-name="P39"><text:s text:c="8"/>&lt;FieldError name="imageUrl" className="rw-field-error" /&gt;</text:p>
      <text:p text:style-name="P39"/>
      <text:p text:style-name="P39"><text:s text:c="8"/>&lt;div className="rw-button-group"&gt;</text:p>
      <text:p text:style-name="P39"><text:s text:c="10"/>&lt;Submit disabled={props.loading} className="rw-button btn-primary"&gt;</text:p>
      <text:p text:style-name="P39"><text:s text:c="12"/>Save</text:p>
      <text:p text:style-name="P39"><text:s text:c="10"/>&lt;/Submit&gt;</text:p>
      <text:p text:style-name="P39"><text:s text:c="8"/>&lt;/div&gt;</text:p>
      <text:p text:style-name="P39"><text:s text:c="6"/>&lt;/Form&gt;</text:p>
      <text:p text:style-name="P39"><text:s text:c="4"/>&lt;/div&gt;</text:p>
      <text:p text:style-name="P39"><text:s text:c="2"/>)</text:p>
      <text:p text:style-name="P39">}</text:p>
      <text:p text:style-name="P39"/>
      <text:p text:style-name="P39">export default PartForm</text:p>
      <text:h text:style-name="P11" text:outline-level="1">web/src/components/Part/Parts/Parts.tsx</text:h>
      <text:p text:style-name="P40">import type { DeletePartMutationVariables, FindParts } from 'types/graphql'</text:p>
      <text:p text:style-name="P40"/>
      <text:p text:style-name="P40">import { Link, routes } from '@redwoodjs/router'</text:p>
      <text:p text:style-name="P40">import { useMutation } from '@redwoodjs/web'</text:p>
      <text:p text:style-name="P40">import { toast } from '@redwoodjs/web/toast'</text:p>
      <text:p text:style-name="P40"/>
      <text:p text:style-name="P40">import { QUERY } from 'src/components/Part/PartsCell'</text:p>
      <text:p text:style-name="P40">import ToastNotification from 'src/components/ToastNotification'</text:p>
      <text:p text:style-name="P40">import { timeTag, truncate } from 'src/lib/formatters'</text:p>
      <text:p text:style-name="P40"/>
      <text:p text:style-name="P40">const DELETE_PART_MUTATION = gql`</text:p>
      <text:p text:style-name="P40"><text:s text:c="2"/>mutation DeletePartMutation($id: Int!) {</text:p>
      <text:p text:style-name="P40"><text:s text:c="4"/>deletePart(id: $id) {</text:p>
      <text:p text:style-name="P40"><text:s text:c="6"/>id</text:p>
      <text:p text:style-name="P40"><text:s text:c="4"/>}</text:p>
      <text:p text:style-name="P40"><text:s text:c="2"/>}</text:p>
      <text:p text:style-name="P40">`</text:p>
      <text:p text:style-name="P40"/>
      <text:p text:style-name="P40">const PartsList = ({ parts }: FindParts) =&gt; {</text:p>
      <text:p text:style-name="P40"><text:s text:c="2"/>const [deletePart] = useMutation(DELETE_PART_MUTATION, {</text:p>
      <text:p text:style-name="P40"><text:s text:c="4"/>onCompleted: () =&gt; {</text:p>
      <text:p text:style-name="P40"><text:s text:c="6"/>toast.custom((t) =&gt; (</text:p>
      <text:p text:style-name="P40"><text:s text:c="8"/>&lt;ToastNotification toast={t} type="success" message="Part deleted" /&gt;</text:p>
      <text:p text:style-name="P40"><text:s text:c="6"/>))</text:p>
      <text:p text:style-name="P40"><text:s text:c="4"/>},</text:p>
      <text:p text:style-name="P40"><text:s text:c="4"/>onError: (error) =&gt; {</text:p>
      <text:p text:style-name="P40"><text:s text:c="6"/>toast.custom((t) =&gt; (</text:p>
      <text:p text:style-name="P40"><text:soft-page-break/><text:s text:c="8"/>&lt;ToastNotification toast={t} type="error" message={error.message} /&gt;</text:p>
      <text:p text:style-name="P40"><text:s text:c="6"/>))</text:p>
      <text:p text:style-name="P40"><text:s text:c="4"/>},</text:p>
      <text:p text:style-name="P40"><text:s text:c="4"/>// This refetches the query on the list page. Read more about other ways to</text:p>
      <text:p text:style-name="P40"><text:s text:c="4"/>// update the cache over here:</text:p>
      <text:p text:style-name="P40"><text:s text:c="4"/>// https://www.apollographql.com/docs/react/data/mutations/#making-all-other-cache-updates</text:p>
      <text:p text:style-name="P40"><text:s text:c="4"/>refetchQueries: [{ query: QUERY }],</text:p>
      <text:p text:style-name="P40"><text:s text:c="4"/>awaitRefetchQueries: true,</text:p>
      <text:p text:style-name="P40"><text:s text:c="2"/>})</text:p>
      <text:p text:style-name="P40"/>
      <text:p text:style-name="P40"><text:s text:c="2"/>const onDeleteClick = (id: DeletePartMutationVariables['id']) =&gt; {</text:p>
      <text:p text:style-name="P40"><text:s text:c="4"/>if (confirm('Are you sure you want to delete part ' + id + '?')) {</text:p>
      <text:p text:style-name="P40"><text:s text:c="6"/>deletePart({ variables: { id } })</text:p>
      <text:p text:style-name="P40"><text:s text:c="4"/>}</text:p>
      <text:p text:style-name="P40"><text:s text:c="2"/>}</text:p>
      <text:p text:style-name="P40"/>
      <text:p text:style-name="P40"><text:s text:c="2"/>const thumbnail = (url: string) =&gt; {</text:p>
      <text:p text:style-name="P40"><text:s text:c="4"/>if (url.includes('no_image.png')) return url</text:p>
      <text:p text:style-name="P40"><text:s text:c="4"/>const parts = url.split('/')</text:p>
      <text:p text:style-name="P40"><text:s text:c="4"/>parts.splice(3, 0, 'resize=width:100')</text:p>
      <text:p text:style-name="P40"><text:s text:c="4"/>return parts.join('/')</text:p>
      <text:p text:style-name="P40"><text:s text:c="2"/>}</text:p>
      <text:p text:style-name="P40"/>
      <text:p text:style-name="P40"><text:s text:c="2"/>return (</text:p>
      <text:p text:style-name="P40"><text:s text:c="4"/>&lt;div className="rw-segment rw-table-wrapper-responsive font-inter"&gt;</text:p>
      <text:p text:style-name="P40"><text:s text:c="6"/>&lt;table className="rw-table"&gt;</text:p>
      <text:p text:style-name="P40"><text:s text:c="8"/>&lt;thead&gt;</text:p>
      <text:p text:style-name="P40"><text:s text:c="10"/>&lt;tr&gt;</text:p>
      <text:p text:style-name="P40"><text:soft-page-break/><text:s text:c="12"/>&lt;th&gt;Id&lt;/th&gt;</text:p>
      <text:p text:style-name="P40"><text:s text:c="12"/>&lt;th&gt;Name&lt;/th&gt;</text:p>
      <text:p text:style-name="P40"><text:s text:c="12"/>&lt;th&gt;Description&lt;/th&gt;</text:p>
      <text:p text:style-name="P40"><text:s text:c="12"/>&lt;th&gt;Available stock&lt;/th&gt;</text:p>
      <text:p text:style-name="P40"><text:s text:c="12"/>&lt;th&gt;Image&lt;/th&gt;</text:p>
      <text:p text:style-name="P40"><text:s text:c="12"/>&lt;th&gt;Created at&lt;/th&gt;</text:p>
      <text:p text:style-name="P40"><text:s text:c="12"/>&lt;th&gt;&amp;nbsp;&lt;/th&gt;</text:p>
      <text:p text:style-name="P40"><text:s text:c="10"/>&lt;/tr&gt;</text:p>
      <text:p text:style-name="P40"><text:s text:c="8"/>&lt;/thead&gt;</text:p>
      <text:p text:style-name="P40"><text:s text:c="8"/>&lt;tbody&gt;</text:p>
      <text:p text:style-name="P40"><text:s text:c="10"/>{parts.map((part) =&gt; (</text:p>
      <text:p text:style-name="P40"><text:s text:c="12"/>&lt;tr key={part.id}&gt;</text:p>
      <text:p text:style-name="P40"><text:s text:c="14"/>&lt;td&gt;{truncate(part.id)}&lt;/td&gt;</text:p>
      <text:p text:style-name="P40"><text:s text:c="14"/>&lt;td&gt;{truncate(part.name)}&lt;/td&gt;</text:p>
      <text:p text:style-name="P40"><text:s text:c="14"/>&lt;td&gt;{truncate(part.description)}&lt;/td&gt;</text:p>
      <text:p text:style-name="P40"><text:s text:c="14"/>&lt;td&gt;{truncate(part.availableStock)}&lt;/td&gt;</text:p>
      <text:p text:style-name="P40"><text:s text:c="14"/>&lt;td&gt;</text:p>
      <text:p text:style-name="P40"><text:s text:c="16"/>&lt;a href={part.imageUrl} target="_blank" rel="noreferrer"&gt;</text:p>
      <text:p text:style-name="P40"><text:s text:c="18"/>&lt;img</text:p>
      <text:p text:style-name="P40"><text:s text:c="20"/>alt={`${part.name} thumbnail`}</text:p>
      <text:p text:style-name="P40"><text:s text:c="20"/>src={thumbnail(part.imageUrl)}</text:p>
      <text:p text:style-name="P40"><text:s text:c="20"/>style={{ maxWidth: '50px' }}</text:p>
      <text:p text:style-name="P40"><text:s text:c="18"/>/&gt;</text:p>
      <text:p text:style-name="P40"><text:s text:c="16"/>&lt;/a&gt;</text:p>
      <text:p text:style-name="P40"><text:s text:c="14"/>&lt;/td&gt;</text:p>
      <text:p text:style-name="P40"><text:s text:c="14"/>&lt;td&gt;{timeTag(part.createdAt)}&lt;/td&gt;</text:p>
      <text:p text:style-name="P40"><text:s text:c="14"/>&lt;td&gt;</text:p>
      <text:p text:style-name="P40"><text:s text:c="16"/>&lt;nav className="rw-table-actions"&gt;</text:p>
      <text:p text:style-name="P40"><text:s text:c="18"/>&lt;Link</text:p>
      <text:p text:style-name="P40"><text:s text:c="20"/>to={routes.part({ id: part.id })}</text:p>
      <text:p text:style-name="P40"><text:soft-page-break/><text:s text:c="20"/>title={'Show part ' + part.id + ' detail'}</text:p>
      <text:p text:style-name="P40"><text:s text:c="20"/>className="rw-button rw-button-small"</text:p>
      <text:p text:style-name="P40"><text:s text:c="18"/>&gt;</text:p>
      <text:p text:style-name="P40"><text:s text:c="20"/>Show</text:p>
      <text:p text:style-name="P40"><text:s text:c="18"/>&lt;/Link&gt;</text:p>
      <text:p text:style-name="P40"><text:s text:c="18"/>&lt;Link</text:p>
      <text:p text:style-name="P40"><text:s text:c="20"/>to={routes.editPart({ id: part.id })}</text:p>
      <text:p text:style-name="P40"><text:s text:c="20"/>title={'Edit part ' + part.id}</text:p>
      <text:p text:style-name="P40"><text:s text:c="20"/>className="rw-button rw-button-small btn-primary"</text:p>
      <text:p text:style-name="P40"><text:s text:c="18"/>&gt;</text:p>
      <text:p text:style-name="P40"><text:s text:c="20"/>Edit</text:p>
      <text:p text:style-name="P40"><text:s text:c="18"/>&lt;/Link&gt;</text:p>
      <text:p text:style-name="P40"><text:s text:c="18"/>&lt;button</text:p>
      <text:p text:style-name="P40"><text:s text:c="20"/>type="button"</text:p>
      <text:p text:style-name="P40"><text:s text:c="20"/>title={'Delete part ' + part.id}</text:p>
      <text:p text:style-name="P40"><text:s text:c="20"/>className="rw-button rw-button-small btn-error"</text:p>
      <text:p text:style-name="P40"><text:s text:c="20"/>onClick={() =&gt; onDeleteClick(part.id)}</text:p>
      <text:p text:style-name="P40"><text:s text:c="18"/>&gt;</text:p>
      <text:p text:style-name="P40"><text:s text:c="20"/>Delete</text:p>
      <text:p text:style-name="P40"><text:s text:c="18"/>&lt;/button&gt;</text:p>
      <text:p text:style-name="P40"><text:s text:c="16"/>&lt;/nav&gt;</text:p>
      <text:p text:style-name="P40"><text:s text:c="14"/>&lt;/td&gt;</text:p>
      <text:p text:style-name="P40"><text:s text:c="12"/>&lt;/tr&gt;</text:p>
      <text:p text:style-name="P40"><text:s text:c="10"/>))}</text:p>
      <text:p text:style-name="P40"><text:s text:c="8"/>&lt;/tbody&gt;</text:p>
      <text:p text:style-name="P40"><text:s text:c="6"/>&lt;/table&gt;</text:p>
      <text:p text:style-name="P40"><text:s text:c="4"/>&lt;/div&gt;</text:p>
      <text:p text:style-name="P40"><text:s text:c="2"/>)</text:p>
      <text:p text:style-name="P40">}</text:p>
      <text:p text:style-name="P40"/>
      <text:p text:style-name="P40"><text:soft-page-break/>export default PartsList</text:p>
      <text:h text:style-name="P11" text:outline-level="1">web/src/components/Part/PartsCell/PartsCell.tsx</text:h>
      <text:p text:style-name="P41">import { mdiAlert } from '@mdi/js'</text:p>
      <text:p text:style-name="P41">import Icon from '@mdi/react'</text:p>
      <text:p text:style-name="P41">import type { FindParts } from 'types/graphql'</text:p>
      <text:p text:style-name="P41"/>
      <text:p text:style-name="P41">import type { CellSuccessProps, CellFailureProps } from '@redwoodjs/web'</text:p>
      <text:p text:style-name="P41"/>
      <text:p text:style-name="P41">import Parts from 'src/components/Part/Parts'</text:p>
      <text:p text:style-name="P41"/>
      <text:p text:style-name="P41">export const QUERY = gql`</text:p>
      <text:p text:style-name="P41"><text:s text:c="2"/>query FindParts {</text:p>
      <text:p text:style-name="P41"><text:s text:c="4"/>parts {</text:p>
      <text:p text:style-name="P41"><text:s text:c="6"/>id</text:p>
      <text:p text:style-name="P41"><text:s text:c="6"/>name</text:p>
      <text:p text:style-name="P41"><text:s text:c="6"/>description</text:p>
      <text:p text:style-name="P41"><text:s text:c="6"/>availableStock</text:p>
      <text:p text:style-name="P41"><text:s text:c="6"/>imageUrl</text:p>
      <text:p text:style-name="P41"><text:s text:c="6"/>createdAt</text:p>
      <text:p text:style-name="P41"><text:s text:c="4"/>}</text:p>
      <text:p text:style-name="P41"><text:s text:c="2"/>}</text:p>
      <text:p text:style-name="P41">`</text:p>
      <text:p text:style-name="P41"/>
      <text:p text:style-name="P41">export const Loading = () =&gt; (</text:p>
      <text:p text:style-name="P41"><text:s text:c="2"/>&lt;div className="flex w-auto justify-center"&gt;</text:p>
      <text:p text:style-name="P41"><text:s text:c="4"/>&lt;p className="loading loading-bars loading-lg" /&gt;</text:p>
      <text:p text:style-name="P41"><text:s text:c="2"/>&lt;/div&gt;</text:p>
      <text:p text:style-name="P41">)</text:p>
      <text:p text:style-name="P41"/>
      <text:p text:style-name="P41">export const Empty = () =&gt; (</text:p>
      <text:p text:style-name="P41"><text:s text:c="2"/>&lt;div className="flex justify-center"&gt;</text:p>
      <text:p text:style-name="P41"><text:soft-page-break/><text:s text:c="4"/>&lt;div className="alert w-auto"&gt;</text:p>
      <text:p text:style-name="P41"><text:s text:c="6"/>&lt;p className="text-center font-inter"&gt;It&amp;#39;s empty in here...&lt;/p&gt;</text:p>
      <text:p text:style-name="P41"><text:s text:c="4"/>&lt;/div&gt;</text:p>
      <text:p text:style-name="P41"><text:s text:c="2"/>&lt;/div&gt;</text:p>
      <text:p text:style-name="P41">)</text:p>
      <text:p text:style-name="P41"/>
      <text:p text:style-name="P41">export const Failure = ({ error }: CellFailureProps) =&gt; (</text:p>
      <text:p text:style-name="P41"><text:s text:c="2"/>&lt;div className="flex w-auto justify-center"&gt;</text:p>
      <text:p text:style-name="P41"><text:s text:c="4"/>&lt;div className="alert alert-error w-auto"&gt;</text:p>
      <text:p text:style-name="P41"><text:s text:c="6"/>&lt;Icon path={mdiAlert} className="h-6 w-6" /&gt;</text:p>
      <text:p text:style-name="P41"><text:s text:c="6"/>&lt;p className="font-inter"&gt;Error! {error?.message}&lt;/p&gt;</text:p>
      <text:p text:style-name="P41"><text:s text:c="4"/>&lt;/div&gt;</text:p>
      <text:p text:style-name="P41"><text:s text:c="2"/>&lt;/div&gt;</text:p>
      <text:p text:style-name="P41">)</text:p>
      <text:p text:style-name="P41"/>
      <text:p text:style-name="P41">export const Success = ({ parts }: CellSuccessProps&lt;FindParts&gt;) =&gt; {</text:p>
      <text:p text:style-name="P41"><text:s text:c="2"/>return &lt;Parts parts={parts} /&gt;</text:p>
      <text:p text:style-name="P41">}</text:p>
      <text:h text:style-name="P11" text:outline-level="1">web/src/components/PartDetailsCell/PartDetailsCell.tsx</text:h>
      <text:p text:style-name="P42">import { useState } from 'react'</text:p>
      <text:p text:style-name="P42"/>
      <text:p text:style-name="P42">import { mdiAlert, mdiPlus, mdiMinus } from '@mdi/js'</text:p>
      <text:p text:style-name="P42">import { Icon } from '@mdi/react'</text:p>
      <text:p text:style-name="P42">import type { FindPartDetailsById } from 'types/graphql'</text:p>
      <text:p text:style-name="P42"/>
      <text:p text:style-name="P42">import type { CellSuccessProps, CellFailureProps } from '@redwoodjs/web'</text:p>
      <text:p text:style-name="P42">import { toast } from '@redwoodjs/web/toast'</text:p>
      <text:p text:style-name="P42"/>
      <text:p text:style-name="P42">import { addToBasket } from 'src/lib/basket'</text:p>
      <text:p text:style-name="P42"/>
      <text:p text:style-name="P42">import ToastNotification from '../ToastNotification'</text:p>
      <text:p text:style-name="P42"/>
      <text:p text:style-name="P42">export const QUERY = gql`</text:p>
      <text:p text:style-name="P42"><text:s text:c="2"/>query FindPartDetailsById($id: Int!) {</text:p>
      <text:p text:style-name="P42"><text:s text:c="4"/>part: part(id: $id) {</text:p>
      <text:p text:style-name="P42"><text:s text:c="6"/>id</text:p>
      <text:p text:style-name="P42"><text:s text:c="6"/>name</text:p>
      <text:p text:style-name="P42"><text:s text:c="6"/>description</text:p>
      <text:p text:style-name="P42"><text:s text:c="6"/>availableStock</text:p>
      <text:p text:style-name="P42"><text:s text:c="6"/>imageUrl</text:p>
      <text:p text:style-name="P42"><text:s text:c="6"/>createdAt</text:p>
      <text:p text:style-name="P42"><text:s text:c="4"/>}</text:p>
      <text:p text:style-name="P42"><text:s text:c="2"/>}</text:p>
      <text:p text:style-name="P42">`</text:p>
      <text:p text:style-name="P42"/>
      <text:p text:style-name="P42">export const Loading = () =&gt; (</text:p>
      <text:p text:style-name="P42"><text:s text:c="2"/>&lt;div className="flex w-auto justify-center"&gt;</text:p>
      <text:p text:style-name="P42"><text:s text:c="4"/>&lt;p className="loading loading-bars loading-lg" /&gt;</text:p>
      <text:p text:style-name="P42"><text:soft-page-break/><text:s text:c="2"/>&lt;/div&gt;</text:p>
      <text:p text:style-name="P42">)</text:p>
      <text:p text:style-name="P42"/>
      <text:p text:style-name="P42">export const Empty = () =&gt; (</text:p>
      <text:p text:style-name="P42"><text:s text:c="2"/>&lt;div className="flex justify-center"&gt;</text:p>
      <text:p text:style-name="P42"><text:s text:c="4"/>&lt;div className="alert w-auto"&gt;</text:p>
      <text:p text:style-name="P42"><text:s text:c="6"/>&lt;p className="text-center font-inter"&gt;It&amp;#39;s empty in here...&lt;/p&gt;</text:p>
      <text:p text:style-name="P42"><text:s text:c="4"/>&lt;/div&gt;</text:p>
      <text:p text:style-name="P42"><text:s text:c="2"/>&lt;/div&gt;</text:p>
      <text:p text:style-name="P42">)</text:p>
      <text:p text:style-name="P42"/>
      <text:p text:style-name="P42">export const Failure = ({ error }: CellFailureProps) =&gt; (</text:p>
      <text:p text:style-name="P42"><text:s text:c="2"/>&lt;div className="flex w-auto justify-center"&gt;</text:p>
      <text:p text:style-name="P42"><text:s text:c="4"/>&lt;div className="alert alert-error w-auto"&gt;</text:p>
      <text:p text:style-name="P42"><text:s text:c="6"/>&lt;Icon path={mdiAlert} className="h-6 w-6" /&gt;</text:p>
      <text:p text:style-name="P42"><text:s text:c="6"/>&lt;p className="font-inter"&gt;Error! {error?.message}&lt;/p&gt;</text:p>
      <text:p text:style-name="P42"><text:s text:c="4"/>&lt;/div&gt;</text:p>
      <text:p text:style-name="P42"><text:s text:c="2"/>&lt;/div&gt;</text:p>
      <text:p text:style-name="P42">)</text:p>
      <text:p text:style-name="P42"/>
      <text:p text:style-name="P42">const image = (url: string, size: number) =&gt; {</text:p>
      <text:p text:style-name="P42"><text:s text:c="2"/>if (url.includes('no_image.png')) return url</text:p>
      <text:p text:style-name="P42"><text:s text:c="2"/>const parts = url.split('/')</text:p>
      <text:p text:style-name="P42"><text:s text:c="2"/>parts.splice(3, 0, `resize=height:${size}`)</text:p>
      <text:p text:style-name="P42"><text:s text:c="2"/>return parts.join('/')</text:p>
      <text:p text:style-name="P42">}</text:p>
      <text:p text:style-name="P42"/>
      <text:p text:style-name="P42">export const Success = ({ part }: CellSuccessProps&lt;FindPartDetailsById&gt;) =&gt; {</text:p>
      <text:p text:style-name="P42"><text:s text:c="2"/>const [toTake, setToTake] = useState(part.availableStock &gt; 0 ? 1 : 0)</text:p>
      <text:p text:style-name="P42"><text:s text:c="2"/>return (</text:p>
      <text:p text:style-name="P42"><text:soft-page-break/><text:s text:c="4"/>&lt;div className="grid grid-cols-1 gap-8 sm:grid-cols-2"&gt;</text:p>
      <text:p text:style-name="P42"><text:s text:c="6"/>&lt;div className="col-span-2"&gt;</text:p>
      <text:p text:style-name="P42"><text:s text:c="8"/>&lt;h1 className="font-inter text-4xl font-bold"&gt;{part.name}&lt;/h1&gt;</text:p>
      <text:p text:style-name="P42"><text:s text:c="6"/>&lt;/div&gt;</text:p>
      <text:p text:style-name="P42"/>
      <text:p text:style-name="P42"><text:s text:c="6"/>&lt;div className="order-first col-span-2 sm:order-2 sm:col-span-1"&gt;</text:p>
      <text:p text:style-name="P42"><text:s text:c="8"/>&lt;div className="-z-10 flex sm:sticky sm:top-28"&gt;</text:p>
      <text:p text:style-name="P42"><text:s text:c="10"/>&lt;div className="h-0 w-full bg-base-100" /&gt;</text:p>
      <text:p text:style-name="P42"><text:s text:c="10"/>&lt;img</text:p>
      <text:p text:style-name="P42"><text:s text:c="12"/>alt={part.name}</text:p>
      <text:p text:style-name="P42"><text:s text:c="12"/>src={image(part.imageUrl, 640)}</text:p>
      <text:p text:style-name="P42"><text:s text:c="12"/>className="mb-8 w-full rounded-3xl object-cover sm:mb-0 sm:w-64 md:w-80 lg:w-96 xl:w-[32rem] 2xl:w-[40rem]"</text:p>
      <text:p text:style-name="P42"><text:s text:c="10"/>/&gt;</text:p>
      <text:p text:style-name="P42"><text:s text:c="8"/>&lt;/div&gt;</text:p>
      <text:p text:style-name="P42"><text:s text:c="6"/>&lt;/div&gt;</text:p>
      <text:p text:style-name="P42"><text:s text:c="6"/>&lt;div className="col-span-2 space-y-8 font-inter sm:col-span-1"&gt;</text:p>
      <text:p text:style-name="P42"><text:s text:c="8"/>&lt;p className="break-words text-lg"&gt;{part.description}&lt;/p&gt;</text:p>
      <text:p text:style-name="P42"><text:s text:c="8"/>&lt;div className="divider" /&gt;</text:p>
      <text:p text:style-name="P42"><text:s text:c="8"/>&lt;p className="text-xl"&gt;</text:p>
      <text:p text:style-name="P42"><text:s text:c="10"/>&lt;strong&gt;Current stock:&lt;/strong&gt; {part.availableStock}</text:p>
      <text:p text:style-name="P42"><text:s text:c="8"/>&lt;/p&gt;</text:p>
      <text:p text:style-name="P42"><text:s text:c="8"/>&lt;div className="flex space-x-5"&gt;</text:p>
      <text:p text:style-name="P42"><text:s text:c="10"/>&lt;div className="join"&gt;</text:p>
      <text:p text:style-name="P42"><text:s text:c="12"/>&lt;button</text:p>
      <text:p text:style-name="P42"><text:s text:c="14"/>className={`btn join-item ${</text:p>
      <text:p text:style-name="P42"><text:s text:c="16"/>toTake == 1 || part.availableStock == 0 ? 'btn-disabled' : ''</text:p>
      <text:p text:style-name="P42"><text:s text:c="14"/>}`}</text:p>
      <text:p text:style-name="P42"><text:s text:c="14"/>onClick={() =&gt; setToTake(toTake - 1)}</text:p>
      <text:p text:style-name="P42"><text:s text:c="12"/>&gt;</text:p>
      <text:p text:style-name="P42"><text:soft-page-break/><text:s text:c="14"/>&lt;Icon path={mdiMinus} className="h-6 w-6" /&gt;</text:p>
      <text:p text:style-name="P42"><text:s text:c="12"/>&lt;/button&gt;</text:p>
      <text:p text:style-name="P42"><text:s text:c="12"/>&lt;p className="btn join-item items-center font-inter text-lg"&gt;</text:p>
      <text:p text:style-name="P42"><text:s text:c="14"/>{toTake}</text:p>
      <text:p text:style-name="P42"><text:s text:c="12"/>&lt;/p&gt;</text:p>
      <text:p text:style-name="P42"><text:s text:c="12"/>&lt;button</text:p>
      <text:p text:style-name="P42"><text:s text:c="14"/>className={`btn join-item ${</text:p>
      <text:p text:style-name="P42"><text:s text:c="16"/>toTake == part.availableStock ? 'btn-disabled' : ''</text:p>
      <text:p text:style-name="P42"><text:s text:c="14"/>}`}</text:p>
      <text:p text:style-name="P42"><text:s text:c="14"/>onClick={() =&gt; setToTake(toTake + 1)}</text:p>
      <text:p text:style-name="P42"><text:s text:c="12"/>&gt;</text:p>
      <text:p text:style-name="P42"><text:s text:c="14"/>&lt;Icon path={mdiPlus} className="h-6 w-6" /&gt;</text:p>
      <text:p text:style-name="P42"><text:s text:c="12"/>&lt;/button&gt;</text:p>
      <text:p text:style-name="P42"><text:s text:c="10"/>&lt;/div&gt;</text:p>
      <text:p text:style-name="P42"><text:s text:c="10"/>&lt;button</text:p>
      <text:p text:style-name="P42"><text:s text:c="12"/>className={`btn btn-primary ${toTake == 0 ? 'btn-disabled' : ''}`}</text:p>
      <text:p text:style-name="P42"><text:s text:c="12"/>onClick={() =&gt; {</text:p>
      <text:p text:style-name="P42"><text:s text:c="14"/>const newBasket = addToBasket(part, toTake)</text:p>
      <text:p text:style-name="P42"/>
      <text:p text:style-name="P42"><text:s text:c="14"/>if (typeof newBasket == 'string')</text:p>
      <text:p text:style-name="P42"><text:s text:c="16"/>toast.custom((t) =&gt; (</text:p>
      <text:p text:style-name="P42"><text:s text:c="18"/>&lt;ToastNotification</text:p>
      <text:p text:style-name="P42"><text:s text:c="20"/>toast={t}</text:p>
      <text:p text:style-name="P42"><text:s text:c="20"/>type="error"</text:p>
      <text:p text:style-name="P42"><text:s text:c="20"/>message={newBasket}</text:p>
      <text:p text:style-name="P42"><text:s text:c="18"/>/&gt;</text:p>
      <text:p text:style-name="P42"><text:s text:c="16"/>))</text:p>
      <text:p text:style-name="P42"><text:s text:c="14"/>else</text:p>
      <text:p text:style-name="P42"><text:s text:c="16"/>toast.custom((t) =&gt; (</text:p>
      <text:p text:style-name="P42"><text:s text:c="18"/>&lt;ToastNotification</text:p>
      <text:p text:style-name="P42"><text:soft-page-break/><text:s text:c="20"/>toast={t}</text:p>
      <text:p text:style-name="P42"><text:s text:c="20"/>type="success"</text:p>
      <text:p text:style-name="P42"><text:s text:c="20"/>message={`Added ${toTake} ${part.name} to basket`}</text:p>
      <text:p text:style-name="P42"><text:s text:c="18"/>/&gt;</text:p>
      <text:p text:style-name="P42"><text:s text:c="16"/>))</text:p>
      <text:p text:style-name="P42"><text:s text:c="12"/>}}</text:p>
      <text:p text:style-name="P42"><text:s text:c="10"/>&gt;</text:p>
      <text:p text:style-name="P42"><text:s text:c="12"/>Add to basket</text:p>
      <text:p text:style-name="P42"><text:s text:c="10"/>&lt;/button&gt;</text:p>
      <text:p text:style-name="P42"><text:s text:c="8"/>&lt;/div&gt;</text:p>
      <text:p text:style-name="P42"><text:s text:c="6"/>&lt;/div&gt;</text:p>
      <text:p text:style-name="P42"><text:s text:c="4"/>&lt;/div&gt;</text:p>
      <text:p text:style-name="P42"><text:s text:c="2"/>)</text:p>
      <text:p text:style-name="P42">}</text:p>
      <text:h text:style-name="P11" text:outline-level="1">web/src/components/PartsCell/PartsCell.tsx</text:h>
      <text:p text:style-name="P43">/* eslint-disable jsx-a11y/no-noninteractive-tabindex */</text:p>
      <text:p text:style-name="P43">import { useState } from 'react'</text:p>
      <text:p text:style-name="P43"/>
      <text:p text:style-name="P43">import {</text:p>
      <text:p text:style-name="P43"><text:s text:c="2"/>mdiAlert,</text:p>
      <text:p text:style-name="P43"><text:s text:c="2"/>mdiChevronRight,</text:p>
      <text:p text:style-name="P43"><text:s text:c="2"/>mdiChevronLeft,</text:p>
      <text:p text:style-name="P43"><text:s text:c="2"/>mdiChevronDoubleRight,</text:p>
      <text:p text:style-name="P43"><text:s text:c="2"/>mdiChevronDoubleLeft,</text:p>
      <text:p text:style-name="P43">} from '@mdi/js'</text:p>
      <text:p text:style-name="P43">import { Icon } from '@mdi/react'</text:p>
      <text:p text:style-name="P43">import type { PartsQuery, SortMethod, SortOrder } from 'types/graphql'</text:p>
      <text:p text:style-name="P43"/>
      <text:p text:style-name="P43">import { Link, routes } from '@redwoodjs/router'</text:p>
      <text:p text:style-name="P43">import type { CellSuccessProps, CellFailureProps } from '@redwoodjs/web'</text:p>
      <text:p text:style-name="P43"/>
      <text:p text:style-name="P43">import PartsGridUnit from '../PartsGridUnit/PartsGridUnit'</text:p>
      <text:p text:style-name="P43"/>
      <text:p text:style-name="P43">const POSTS_PER_PAGE = 8</text:p>
      <text:p text:style-name="P43"/>
      <text:p text:style-name="P43">export const beforeQuery = ({ page, sort, order, search }) =&gt; {</text:p>
      <text:p text:style-name="P43"><text:s text:c="2"/>page = page ? parseInt(page, 10) : 1</text:p>
      <text:p text:style-name="P43"><text:s text:c="2"/>sort =</text:p>
      <text:p text:style-name="P43"><text:s text:c="4"/>sort &amp;&amp;</text:p>
      <text:p text:style-name="P43"><text:s text:c="4"/>(['createdAt', 'description', 'id', 'name', 'stock'].includes(sort)</text:p>
      <text:p text:style-name="P43"><text:s text:c="6"/>? sort</text:p>
      <text:p text:style-name="P43"><text:s text:c="6"/>: 'id')</text:p>
      <text:p text:style-name="P43"><text:s text:c="2"/>order =</text:p>
      <text:p text:style-name="P43"><text:soft-page-break/><text:s text:c="4"/>order &amp;&amp; (['ascending', 'descending'].includes(order) ? order : 'ascending')</text:p>
      <text:p text:style-name="P43"/>
      <text:p text:style-name="P43"><text:s text:c="2"/>return { variables: { page, sort, order, search } }</text:p>
      <text:p text:style-name="P43">}</text:p>
      <text:p text:style-name="P43"/>
      <text:p text:style-name="P43">export const QUERY = gql`</text:p>
      <text:p text:style-name="P43"><text:s text:c="2"/>query PartsQuery(</text:p>
      <text:p text:style-name="P43"><text:s text:c="4"/>$page: Int!</text:p>
      <text:p text:style-name="P43"><text:s text:c="4"/>$sort: SortMethod!</text:p>
      <text:p text:style-name="P43"><text:s text:c="4"/>$order: SortOrder!</text:p>
      <text:p text:style-name="P43"><text:s text:c="4"/>$search: String</text:p>
      <text:p text:style-name="P43"><text:s text:c="2"/>) {</text:p>
      <text:p text:style-name="P43"><text:s text:c="4"/>partPage(page: $page, sort: $sort, order: $order, searchQuery: $search) {</text:p>
      <text:p text:style-name="P43"><text:s text:c="6"/>parts {</text:p>
      <text:p text:style-name="P43"><text:s text:c="8"/>id</text:p>
      <text:p text:style-name="P43"><text:s text:c="8"/>name</text:p>
      <text:p text:style-name="P43"><text:s text:c="8"/>description</text:p>
      <text:p text:style-name="P43"><text:s text:c="8"/>availableStock</text:p>
      <text:p text:style-name="P43"><text:s text:c="8"/>imageUrl</text:p>
      <text:p text:style-name="P43"><text:s text:c="8"/>createdAt</text:p>
      <text:p text:style-name="P43"><text:s text:c="6"/>}</text:p>
      <text:p text:style-name="P43"><text:s text:c="6"/>count</text:p>
      <text:p text:style-name="P43"><text:s text:c="6"/>page</text:p>
      <text:p text:style-name="P43"><text:s text:c="6"/>sort</text:p>
      <text:p text:style-name="P43"><text:s text:c="6"/>order</text:p>
      <text:p text:style-name="P43"><text:s text:c="6"/>search</text:p>
      <text:p text:style-name="P43"><text:s text:c="4"/>}</text:p>
      <text:p text:style-name="P43"><text:s text:c="2"/>}</text:p>
      <text:p text:style-name="P43">`</text:p>
      <text:p text:style-name="P43"><text:soft-page-break/></text:p>
      <text:p text:style-name="P43">export const Loading = () =&gt; (</text:p>
      <text:p text:style-name="P43"><text:s text:c="2"/>&lt;div className="flex w-auto justify-center"&gt;</text:p>
      <text:p text:style-name="P43"><text:s text:c="4"/>&lt;p className="loading loading-bars loading-lg" /&gt;</text:p>
      <text:p text:style-name="P43"><text:s text:c="2"/>&lt;/div&gt;</text:p>
      <text:p text:style-name="P43">)</text:p>
      <text:p text:style-name="P43"/>
      <text:p text:style-name="P43">export const Empty = (</text:p>
      <text:p text:style-name="P43"><text:s text:c="2"/>search: string,</text:p>
      <text:p text:style-name="P43"><text:s text:c="2"/>setSearch: {</text:p>
      <text:p text:style-name="P43"><text:s text:c="4"/>(value: React.SetStateAction&lt;string&gt;): void</text:p>
      <text:p text:style-name="P43"><text:s text:c="4"/>(arg0: string): void</text:p>
      <text:p text:style-name="P43"><text:s text:c="2"/>}</text:p>
      <text:p text:style-name="P43">) =&gt; (</text:p>
      <text:p text:style-name="P43"><text:s text:c="2"/>&lt;div className="mx-auto w-fit flex-col justify-center space-y-3"&gt;</text:p>
      <text:p text:style-name="P43"><text:s text:c="4"/>&lt;div className="flex space-x-3 font-inter"&gt;</text:p>
      <text:p text:style-name="P43"><text:s text:c="6"/>&lt;input</text:p>
      <text:p text:style-name="P43"><text:s text:c="8"/>type="search"</text:p>
      <text:p text:style-name="P43"><text:s text:c="8"/>autoComplete="off"</text:p>
      <text:p text:style-name="P43"><text:s text:c="8"/>spellCheck="false"</text:p>
      <text:p text:style-name="P43"><text:s text:c="8"/>placeholder="Search"</text:p>
      <text:p text:style-name="P43"><text:s text:c="8"/>className="input input-bordered w-full max-w-xs"</text:p>
      <text:p text:style-name="P43"><text:s text:c="8"/>value={search}</text:p>
      <text:p text:style-name="P43"><text:s text:c="8"/>onChange={(e) =&gt; setSearch(e.target.value)}</text:p>
      <text:p text:style-name="P43"><text:s text:c="6"/>/&gt;</text:p>
      <text:p text:style-name="P43"><text:s text:c="6"/>&lt;Link</text:p>
      <text:p text:style-name="P43"><text:s text:c="8"/>className="btn"</text:p>
      <text:p text:style-name="P43"><text:s text:c="8"/>to={routes.home({</text:p>
      <text:p text:style-name="P43"><text:s text:c="10"/>search: search,</text:p>
      <text:p text:style-name="P43"><text:s text:c="8"/>})}</text:p>
      <text:p text:style-name="P43"><text:soft-page-break/><text:s text:c="6"/>&gt;</text:p>
      <text:p text:style-name="P43"><text:s text:c="8"/>Search</text:p>
      <text:p text:style-name="P43"><text:s text:c="6"/>&lt;/Link&gt;</text:p>
      <text:p text:style-name="P43"><text:s text:c="4"/>&lt;/div&gt;</text:p>
      <text:p text:style-name="P43"><text:s text:c="4"/>&lt;div className="alert w-auto"&gt;</text:p>
      <text:p text:style-name="P43"><text:s text:c="6"/>&lt;p className="text-center font-inter"&gt;It&amp;#39;s empty in here...&lt;/p&gt;</text:p>
      <text:p text:style-name="P43"><text:s text:c="4"/>&lt;/div&gt;</text:p>
      <text:p text:style-name="P43"><text:s text:c="2"/>&lt;/div&gt;</text:p>
      <text:p text:style-name="P43">)</text:p>
      <text:p text:style-name="P43"/>
      <text:p text:style-name="P43">export const Failure = ({ error }: CellFailureProps) =&gt; (</text:p>
      <text:p text:style-name="P43"><text:s text:c="2"/>&lt;div className="flex w-auto justify-center"&gt;</text:p>
      <text:p text:style-name="P43"><text:s text:c="4"/>&lt;div className="alert alert-error w-auto"&gt;</text:p>
      <text:p text:style-name="P43"><text:s text:c="6"/>&lt;Icon path={mdiAlert} className="h-6 w-6" /&gt;</text:p>
      <text:p text:style-name="P43"><text:s text:c="6"/>&lt;p className="font-inter"&gt;Error! {error?.message}&lt;/p&gt;</text:p>
      <text:p text:style-name="P43"><text:s text:c="4"/>&lt;/div&gt;</text:p>
      <text:p text:style-name="P43"><text:s text:c="2"/>&lt;/div&gt;</text:p>
      <text:p text:style-name="P43">)</text:p>
      <text:p text:style-name="P43"/>
      <text:p text:style-name="P43">export const Success = ({ partPage }: CellSuccessProps&lt;PartsQuery&gt;) =&gt; {</text:p>
      <text:p text:style-name="P43"><text:s text:c="2"/>const sortMethodToText = (sortByText: string) =&gt; {</text:p>
      <text:p text:style-name="P43"><text:s text:c="4"/>switch (sortByText as SortMethod) {</text:p>
      <text:p text:style-name="P43"><text:s text:c="6"/>case 'createdAt':</text:p>
      <text:p text:style-name="P43"><text:s text:c="8"/>sortByText = 'Created at'</text:p>
      <text:p text:style-name="P43"><text:s text:c="8"/>break</text:p>
      <text:p text:style-name="P43"/>
      <text:p text:style-name="P43"><text:s text:c="6"/>case 'description':</text:p>
      <text:p text:style-name="P43"><text:s text:c="8"/>sortByText = 'Description'</text:p>
      <text:p text:style-name="P43"><text:s text:c="8"/>break</text:p>
      <text:p text:style-name="P43"/>
      <text:p text:style-name="P43"><text:soft-page-break/><text:s text:c="6"/>case 'id':</text:p>
      <text:p text:style-name="P43"><text:s text:c="8"/>sortByText = 'ID'</text:p>
      <text:p text:style-name="P43"><text:s text:c="8"/>break</text:p>
      <text:p text:style-name="P43"/>
      <text:p text:style-name="P43"><text:s text:c="6"/>case 'name':</text:p>
      <text:p text:style-name="P43"><text:s text:c="8"/>sortByText = 'Name'</text:p>
      <text:p text:style-name="P43"><text:s text:c="8"/>break</text:p>
      <text:p text:style-name="P43"/>
      <text:p text:style-name="P43"><text:s text:c="6"/>case 'stock':</text:p>
      <text:p text:style-name="P43"><text:s text:c="8"/>sortByText = 'Stock'</text:p>
      <text:p text:style-name="P43"><text:s text:c="8"/>break</text:p>
      <text:p text:style-name="P43"><text:s text:c="4"/>}</text:p>
      <text:p text:style-name="P43"/>
      <text:p text:style-name="P43"><text:s text:c="4"/>return sortByText</text:p>
      <text:p text:style-name="P43"><text:s text:c="2"/>}</text:p>
      <text:p text:style-name="P43"/>
      <text:p text:style-name="P43"><text:s text:c="2"/>const sortOrderToText = (orderText: string) =&gt; {</text:p>
      <text:p text:style-name="P43"><text:s text:c="4"/>switch (orderText as SortOrder) {</text:p>
      <text:p text:style-name="P43"><text:s text:c="6"/>case 'ascending':</text:p>
      <text:p text:style-name="P43"><text:s text:c="8"/>orderText = 'Ascending'</text:p>
      <text:p text:style-name="P43"><text:s text:c="8"/>break</text:p>
      <text:p text:style-name="P43"/>
      <text:p text:style-name="P43"><text:s text:c="6"/>case 'descending':</text:p>
      <text:p text:style-name="P43"><text:s text:c="8"/>orderText = 'Descending'</text:p>
      <text:p text:style-name="P43"><text:s text:c="8"/>break</text:p>
      <text:p text:style-name="P43"><text:s text:c="4"/>}</text:p>
      <text:p text:style-name="P43"/>
      <text:p text:style-name="P43"><text:s text:c="4"/>return orderText</text:p>
      <text:p text:style-name="P43"><text:s text:c="2"/>}</text:p>
      <text:p text:style-name="P43"/>
      <text:p text:style-name="P43"><text:soft-page-break/><text:s text:c="2"/>const [search, setSearch] = useState(partPage.search ?? '')</text:p>
      <text:p text:style-name="P43"/>
      <text:p text:style-name="P43"><text:s text:c="2"/>if (partPage.count == 0) return Empty(search, setSearch)</text:p>
      <text:p text:style-name="P43"><text:s text:c="2"/>else {</text:p>
      <text:p text:style-name="P43"><text:s text:c="4"/>const sortByText: string = sortMethodToText(partPage.sort)</text:p>
      <text:p text:style-name="P43"><text:s text:c="4"/>const orderText: string = sortOrderToText(partPage.order)</text:p>
      <text:p text:style-name="P43"/>
      <text:p text:style-name="P43"><text:s text:c="4"/>return (</text:p>
      <text:p text:style-name="P43"><text:s text:c="6"/>&lt;div className="flex flex-col items-center space-y-6"&gt;</text:p>
      <text:p text:style-name="P43"><text:s text:c="8"/>&lt;div className="flex space-x-3 font-inter"&gt;</text:p>
      <text:p text:style-name="P43"><text:s text:c="10"/>&lt;input</text:p>
      <text:p text:style-name="P43"><text:s text:c="12"/>type="search"</text:p>
      <text:p text:style-name="P43"><text:s text:c="12"/>autoComplete="off"</text:p>
      <text:p text:style-name="P43"><text:s text:c="12"/>spellCheck="false"</text:p>
      <text:p text:style-name="P43"><text:s text:c="12"/>placeholder="Search (case sensitive)"</text:p>
      <text:p text:style-name="P43"><text:s text:c="12"/>className="input input-bordered w-full max-w-xs"</text:p>
      <text:p text:style-name="P43"><text:s text:c="12"/>value={search}</text:p>
      <text:p text:style-name="P43"><text:s text:c="12"/>onChange={(e) =&gt; setSearch(e.target.value)}</text:p>
      <text:p text:style-name="P43"><text:s text:c="10"/>/&gt;</text:p>
      <text:p text:style-name="P43"><text:s text:c="10"/>&lt;Link</text:p>
      <text:p text:style-name="P43"><text:s text:c="12"/>className="btn"</text:p>
      <text:p text:style-name="P43"><text:s text:c="12"/>to={routes.home({</text:p>
      <text:p text:style-name="P43"><text:s text:c="14"/>page: partPage.page,</text:p>
      <text:p text:style-name="P43"><text:s text:c="14"/>sort: partPage.sort,</text:p>
      <text:p text:style-name="P43"><text:s text:c="14"/>order: partPage.order,</text:p>
      <text:p text:style-name="P43"><text:s text:c="14"/>search: search,</text:p>
      <text:p text:style-name="P43"><text:s text:c="12"/>})}</text:p>
      <text:p text:style-name="P43"><text:s text:c="10"/>&gt;</text:p>
      <text:p text:style-name="P43"><text:s text:c="12"/>Search</text:p>
      <text:p text:style-name="P43"><text:s text:c="10"/>&lt;/Link&gt;</text:p>
      <text:p text:style-name="P43"><text:soft-page-break/><text:s text:c="8"/>&lt;/div&gt;</text:p>
      <text:p text:style-name="P43"><text:s text:c="8"/>&lt;div className="flex space-x-3 font-inter"&gt;</text:p>
      <text:p text:style-name="P43"><text:s text:c="10"/>&lt;div className="dropdown"&gt;</text:p>
      <text:p text:style-name="P43"><text:s text:c="12"/>&lt;label tabIndex={0} className="btn m-1 normal-case"&gt;</text:p>
      <text:p text:style-name="P43"><text:s text:c="14"/>Sort: {sortByText}</text:p>
      <text:p text:style-name="P43"><text:s text:c="12"/>&lt;/label&gt;</text:p>
      <text:p text:style-name="P43"><text:s text:c="12"/>&lt;ul</text:p>
      <text:p text:style-name="P43"><text:s text:c="14"/>tabIndex={0}</text:p>
      <text:p text:style-name="P43"><text:s text:c="14"/>className="dropdown-content rounded-box z-[1] mt-3 w-auto space-y-3 bg-base-100 p-3 shadow"</text:p>
      <text:p text:style-name="P43"><text:s text:c="12"/>&gt;</text:p>
      <text:p text:style-name="P43"><text:s text:c="14"/>{['id', 'createdAt', 'description', 'name', 'stock'].map(</text:p>
      <text:p text:style-name="P43"><text:s text:c="16"/>(sort) =&gt; (</text:p>
      <text:p text:style-name="P43"><text:s text:c="18"/>&lt;li key={sort}&gt;</text:p>
      <text:p text:style-name="P43"><text:s text:c="20"/>&lt;Link</text:p>
      <text:p text:style-name="P43"><text:s text:c="22"/>className="btn btn-ghost w-full normal-case"</text:p>
      <text:p text:style-name="P43"><text:s text:c="22"/>to={</text:p>
      <text:p text:style-name="P43"><text:s text:c="24"/>partPage.search</text:p>
      <text:p text:style-name="P43"><text:s text:c="26"/>? routes.home({</text:p>
      <text:p text:style-name="P43"><text:s text:c="30"/>page: partPage.page,</text:p>
      <text:p text:style-name="P43"><text:s text:c="30"/>sort,</text:p>
      <text:p text:style-name="P43"><text:s text:c="30"/>order: partPage.order,</text:p>
      <text:p text:style-name="P43"><text:s text:c="30"/>search: partPage.search,</text:p>
      <text:p text:style-name="P43"><text:s text:c="28"/>})</text:p>
      <text:p text:style-name="P43"><text:s text:c="26"/>: routes.home({</text:p>
      <text:p text:style-name="P43"><text:s text:c="30"/>page: partPage.page,</text:p>
      <text:p text:style-name="P43"><text:s text:c="30"/>sort,</text:p>
      <text:p text:style-name="P43"><text:s text:c="30"/>order: partPage.order,</text:p>
      <text:p text:style-name="P43"><text:s text:c="28"/>})</text:p>
      <text:p text:style-name="P43"><text:s text:c="22"/>}</text:p>
      <text:p text:style-name="P43"><text:s text:c="20"/>&gt;</text:p>
      <text:p text:style-name="P43"><text:soft-page-break/><text:s text:c="22"/>{sortMethodToText(sort)}</text:p>
      <text:p text:style-name="P43"><text:s text:c="20"/>&lt;/Link&gt;</text:p>
      <text:p text:style-name="P43"><text:s text:c="18"/>&lt;/li&gt;</text:p>
      <text:p text:style-name="P43"><text:s text:c="16"/>)</text:p>
      <text:p text:style-name="P43"><text:s text:c="14"/>)}</text:p>
      <text:p text:style-name="P43"><text:s text:c="12"/>&lt;/ul&gt;</text:p>
      <text:p text:style-name="P43"><text:s text:c="10"/>&lt;/div&gt;</text:p>
      <text:p text:style-name="P43"><text:s text:c="10"/>&lt;div className="dropdown"&gt;</text:p>
      <text:p text:style-name="P43"><text:s text:c="12"/>&lt;label tabIndex={0} className="btn m-1 normal-case"&gt;</text:p>
      <text:p text:style-name="P43"><text:s text:c="14"/>Order: {orderText}</text:p>
      <text:p text:style-name="P43"><text:s text:c="12"/>&lt;/label&gt;</text:p>
      <text:p text:style-name="P43"><text:s text:c="12"/>&lt;ul</text:p>
      <text:p text:style-name="P43"><text:s text:c="14"/>tabIndex={0}</text:p>
      <text:p text:style-name="P43"><text:s text:c="14"/>className="dropdown-content rounded-box z-[1] mt-3 w-auto space-y-3 bg-base-100 p-4 shadow"</text:p>
      <text:p text:style-name="P43"><text:s text:c="12"/>&gt;</text:p>
      <text:p text:style-name="P43"><text:s text:c="14"/>{['ascending', 'descending'].map((order) =&gt; (</text:p>
      <text:p text:style-name="P43"><text:s text:c="16"/>&lt;li key={order}&gt;</text:p>
      <text:p text:style-name="P43"><text:s text:c="18"/>&lt;Link</text:p>
      <text:p text:style-name="P43"><text:s text:c="20"/>className="btn btn-ghost w-full normal-case"</text:p>
      <text:p text:style-name="P43"><text:s text:c="20"/>to={</text:p>
      <text:p text:style-name="P43"><text:s text:c="22"/>partPage.search</text:p>
      <text:p text:style-name="P43"><text:s text:c="24"/>? routes.home({</text:p>
      <text:p text:style-name="P43"><text:s text:c="28"/>page: partPage.page,</text:p>
      <text:p text:style-name="P43"><text:s text:c="28"/>sort: partPage.sort,</text:p>
      <text:p text:style-name="P43"><text:s text:c="28"/>order,</text:p>
      <text:p text:style-name="P43"><text:s text:c="28"/>search: partPage.search,</text:p>
      <text:p text:style-name="P43"><text:s text:c="26"/>})</text:p>
      <text:p text:style-name="P43"><text:s text:c="24"/>: routes.home({</text:p>
      <text:p text:style-name="P43"><text:s text:c="28"/>page: partPage.page,</text:p>
      <text:p text:style-name="P43"><text:s text:c="28"/>sort: partPage.sort,</text:p>
      <text:p text:style-name="P43"><text:soft-page-break/><text:s text:c="28"/>order,</text:p>
      <text:p text:style-name="P43"><text:s text:c="26"/>})</text:p>
      <text:p text:style-name="P43"><text:s text:c="20"/>}</text:p>
      <text:p text:style-name="P43"><text:s text:c="18"/>&gt;</text:p>
      <text:p text:style-name="P43"><text:s text:c="20"/>{sortOrderToText(order)}</text:p>
      <text:p text:style-name="P43"><text:s text:c="18"/>&lt;/Link&gt;</text:p>
      <text:p text:style-name="P43"><text:s text:c="16"/>&lt;/li&gt;</text:p>
      <text:p text:style-name="P43"><text:s text:c="14"/>))}</text:p>
      <text:p text:style-name="P43"><text:s text:c="12"/>&lt;/ul&gt;</text:p>
      <text:p text:style-name="P43"><text:s text:c="10"/>&lt;/div&gt;</text:p>
      <text:p text:style-name="P43"><text:s text:c="8"/>&lt;/div&gt;</text:p>
      <text:p text:style-name="P43"><text:s text:c="8"/>&lt;div className="grid place-items-center gap-x-6 gap-y-6 md:grid-cols-1 lg:grid-cols-2 xl:grid-cols-3 2xl:grid-cols-4"&gt;</text:p>
      <text:p text:style-name="P43"><text:s text:c="10"/>{partPage.parts.map((part) =&gt; (</text:p>
      <text:p text:style-name="P43"><text:s text:c="12"/>&lt;PartsGridUnit key={part.id} part={part} /&gt;</text:p>
      <text:p text:style-name="P43"><text:s text:c="10"/>))}</text:p>
      <text:p text:style-name="P43"><text:s text:c="8"/>&lt;/div&gt;</text:p>
      <text:p text:style-name="P43"><text:s text:c="8"/>&lt;div className="join"&gt;</text:p>
      <text:p text:style-name="P43"><text:s text:c="10"/>&lt;Link</text:p>
      <text:p text:style-name="P43"><text:s text:c="12"/>className={`btn join-item ${</text:p>
      <text:p text:style-name="P43"><text:s text:c="14"/>partPage.page == 1 ? 'btn-disabled' : ''</text:p>
      <text:p text:style-name="P43"><text:s text:c="12"/>}`}</text:p>
      <text:p text:style-name="P43"><text:s text:c="12"/>to={routes.home({</text:p>
      <text:p text:style-name="P43"><text:s text:c="14"/>page: 1,</text:p>
      <text:p text:style-name="P43"><text:s text:c="14"/>sort: partPage.sort,</text:p>
      <text:p text:style-name="P43"><text:s text:c="14"/>order: partPage.order,</text:p>
      <text:p text:style-name="P43"><text:s text:c="12"/>})}</text:p>
      <text:p text:style-name="P43"><text:s text:c="10"/>&gt;</text:p>
      <text:p text:style-name="P43"><text:s text:c="12"/>&lt;Icon path={mdiChevronDoubleLeft} className="h-6 w-6" /&gt;</text:p>
      <text:p text:style-name="P43"><text:s text:c="10"/>&lt;/Link&gt;</text:p>
      <text:p text:style-name="P43"><text:s text:c="10"/>&lt;Link</text:p>
      <text:p text:style-name="P43"><text:soft-page-break/><text:s text:c="12"/>className={`btn join-item ${</text:p>
      <text:p text:style-name="P43"><text:s text:c="14"/>partPage.page == 1 ? 'btn-disabled' : ''</text:p>
      <text:p text:style-name="P43"><text:s text:c="12"/>}`}</text:p>
      <text:p text:style-name="P43"><text:s text:c="12"/>to={routes.home({</text:p>
      <text:p text:style-name="P43"><text:s text:c="14"/>page: partPage.page - 1,</text:p>
      <text:p text:style-name="P43"><text:s text:c="14"/>sort: partPage.sort,</text:p>
      <text:p text:style-name="P43"><text:s text:c="14"/>order: partPage.order,</text:p>
      <text:p text:style-name="P43"><text:s text:c="12"/>})}</text:p>
      <text:p text:style-name="P43"><text:s text:c="10"/>&gt;</text:p>
      <text:p text:style-name="P43"><text:s text:c="12"/>&lt;Icon path={mdiChevronLeft} className="h-6 w-6" /&gt;</text:p>
      <text:p text:style-name="P43"><text:s text:c="10"/>&lt;/Link&gt;</text:p>
      <text:p text:style-name="P43"><text:s text:c="10"/>&lt;p className="btn join-item items-center font-inter normal-case"&gt;</text:p>
      <text:p text:style-name="P43"><text:s text:c="12"/>Page {partPage.page} of {Math.ceil(partPage.count / POSTS_PER_PAGE)}</text:p>
      <text:p text:style-name="P43"><text:s text:c="10"/>&lt;/p&gt;</text:p>
      <text:p text:style-name="P43"><text:s text:c="10"/>&lt;Link</text:p>
      <text:p text:style-name="P43"><text:s text:c="12"/>className={`btn join-item ${</text:p>
      <text:p text:style-name="P43"><text:s text:c="14"/>partPage.page == Math.ceil(partPage.count / POSTS_PER_PAGE)</text:p>
      <text:p text:style-name="P43"><text:s text:c="16"/>? 'btn-disabled'</text:p>
      <text:p text:style-name="P43"><text:s text:c="16"/>: ''</text:p>
      <text:p text:style-name="P43"><text:s text:c="12"/>}`}</text:p>
      <text:p text:style-name="P43"><text:s text:c="12"/>to={routes.home({</text:p>
      <text:p text:style-name="P43"><text:s text:c="14"/>page: partPage.page + 1,</text:p>
      <text:p text:style-name="P43"><text:s text:c="14"/>sort: partPage.sort,</text:p>
      <text:p text:style-name="P43"><text:s text:c="14"/>order: partPage.order,</text:p>
      <text:p text:style-name="P43"><text:s text:c="12"/>})}</text:p>
      <text:p text:style-name="P43"><text:s text:c="10"/>&gt;</text:p>
      <text:p text:style-name="P43"><text:s text:c="12"/>&lt;Icon path={mdiChevronRight} className="h-6 w-6" /&gt;</text:p>
      <text:p text:style-name="P43"><text:s text:c="10"/>&lt;/Link&gt;</text:p>
      <text:p text:style-name="P43"><text:s text:c="10"/>&lt;Link</text:p>
      <text:p text:style-name="P43"><text:s text:c="12"/>className={`btn join-item ${</text:p>
      <text:p text:style-name="P43"><text:soft-page-break/><text:s text:c="14"/>partPage.page == Math.ceil(partPage.count / POSTS_PER_PAGE)</text:p>
      <text:p text:style-name="P43"><text:s text:c="16"/>? 'btn-disabled'</text:p>
      <text:p text:style-name="P43"><text:s text:c="16"/>: ''</text:p>
      <text:p text:style-name="P43"><text:s text:c="12"/>}`}</text:p>
      <text:p text:style-name="P43"><text:s text:c="12"/>to={routes.home({</text:p>
      <text:p text:style-name="P43"><text:s text:c="14"/>page: Math.ceil(partPage.count / POSTS_PER_PAGE),</text:p>
      <text:p text:style-name="P43"><text:s text:c="14"/>sort: partPage.sort,</text:p>
      <text:p text:style-name="P43"><text:s text:c="14"/>order: partPage.order,</text:p>
      <text:p text:style-name="P43"><text:s text:c="12"/>})}</text:p>
      <text:p text:style-name="P43"><text:s text:c="10"/>&gt;</text:p>
      <text:p text:style-name="P43"><text:s text:c="12"/>&lt;Icon path={mdiChevronDoubleRight} className="h-6 w-6" /&gt;</text:p>
      <text:p text:style-name="P43"><text:s text:c="10"/>&lt;/Link&gt;</text:p>
      <text:p text:style-name="P43"><text:s text:c="8"/>&lt;/div&gt;</text:p>
      <text:p text:style-name="P43"><text:s text:c="6"/>&lt;/div&gt;</text:p>
      <text:p text:style-name="P43"><text:s text:c="4"/>)</text:p>
      <text:p text:style-name="P43"><text:s text:c="2"/>}</text:p>
      <text:p text:style-name="P43">}</text:p>
      <text:h text:style-name="P11" text:outline-level="1">web/src/components/PartsGridUnit/PartsGridUnit.tsx</text:h>
      <text:p text:style-name="P43">import type { Part } from 'types/graphql'</text:p>
      <text:p text:style-name="P43"/>
      <text:p text:style-name="P43">import { Link, routes } from '@redwoodjs/router'</text:p>
      <text:p text:style-name="P43">import { toast } from '@redwoodjs/web/toast'</text:p>
      <text:p text:style-name="P43"/>
      <text:p text:style-name="P43">import { addToBasket } from 'src/lib/basket'</text:p>
      <text:p text:style-name="P43"/>
      <text:p text:style-name="P43">import ToastNotification from '../ToastNotification'</text:p>
      <text:p text:style-name="P43"/>
      <text:p text:style-name="P43">interface Props {</text:p>
      <text:p text:style-name="P43"><text:s text:c="2"/>part: Part</text:p>
      <text:p text:style-name="P43">}</text:p>
      <text:p text:style-name="P43"/>
      <text:p text:style-name="P43">const thumbnail = (url: string) =&gt; {</text:p>
      <text:p text:style-name="P43"><text:s text:c="2"/>if (url.includes('no_image.png')) return url</text:p>
      <text:p text:style-name="P43"><text:s text:c="2"/>const parts = url.split('/')</text:p>
      <text:p text:style-name="P43"><text:s text:c="2"/>parts.splice(3, 0, 'resize=width:384')</text:p>
      <text:p text:style-name="P43"><text:s text:c="2"/>return parts.join('/')</text:p>
      <text:p text:style-name="P43">}</text:p>
      <text:p text:style-name="P43"/>
      <text:p text:style-name="P43">const PartsGridUnit = ({ part }: Props) =&gt; {</text:p>
      <text:p text:style-name="P43"><text:s text:c="2"/>return (</text:p>
      <text:p text:style-name="P43"><text:s text:c="4"/>&lt;Link to={routes.partDetails({ id: part.id })}&gt;</text:p>
      <text:p text:style-name="P43"><text:s text:c="6"/>&lt;div className="card-compact card w-72 space-y-3 bg-base-100 font-inter shadow-xl transition-all duration-200 hover:-translate-y-2 hover:shadow-2xl sm:w-96"&gt;</text:p>
      <text:p text:style-name="P43"><text:s text:c="8"/>&lt;figure&gt;</text:p>
      <text:p text:style-name="P43"><text:s text:c="10"/>&lt;img</text:p>
      <text:p text:style-name="P43"><text:s text:c="12"/>className="h-48 object-cover"</text:p>
      <text:p text:style-name="P43"><text:soft-page-break/><text:s text:c="12"/>src={thumbnail(part.imageUrl)}</text:p>
      <text:p text:style-name="P43"><text:s text:c="12"/>width={384}</text:p>
      <text:p text:style-name="P43"><text:s text:c="12"/>height={128}</text:p>
      <text:p text:style-name="P43"><text:s text:c="12"/>alt={part.name + ' image'}</text:p>
      <text:p text:style-name="P43"><text:s text:c="10"/>/&gt;</text:p>
      <text:p text:style-name="P43"><text:s text:c="8"/>&lt;/figure&gt;</text:p>
      <text:p text:style-name="P43"><text:s text:c="8"/>&lt;div className="card-body"&gt;</text:p>
      <text:p text:style-name="P43"><text:s text:c="10"/>&lt;h2 className="card-title justify-between"&gt;</text:p>
      <text:p text:style-name="P43"><text:s text:c="12"/>{part.name}</text:p>
      <text:p text:style-name="P43"><text:s text:c="12"/>{part.availableStock == 0 ? (</text:p>
      <text:p text:style-name="P43"><text:s text:c="14"/>&lt;div className="badge badge-error"&gt;Out of stock&lt;/div&gt;</text:p>
      <text:p text:style-name="P43"><text:s text:c="12"/>) : (</text:p>
      <text:p text:style-name="P43"><text:s text:c="14"/>&lt;div className="badge badge-ghost whitespace-nowrap"&gt;</text:p>
      <text:p text:style-name="P43"><text:s text:c="16"/>{part.availableStock + ' left'}</text:p>
      <text:p text:style-name="P43"><text:s text:c="14"/>&lt;/div&gt;</text:p>
      <text:p text:style-name="P43"><text:s text:c="12"/>)}</text:p>
      <text:p text:style-name="P43"><text:s text:c="10"/>&lt;/h2&gt;</text:p>
      <text:p text:style-name="P43"><text:s text:c="10"/>&lt;p className="overflow-hidden text-ellipsis whitespace-nowrap"&gt;</text:p>
      <text:p text:style-name="P43"><text:s text:c="12"/>{part.description}</text:p>
      <text:p text:style-name="P43"><text:s text:c="10"/>&lt;/p&gt;</text:p>
      <text:p text:style-name="P43"><text:s text:c="10"/>&lt;div className="card-actions justify-end"&gt;</text:p>
      <text:p text:style-name="P43"><text:s text:c="12"/>&lt;button</text:p>
      <text:p text:style-name="P43"><text:s text:c="14"/>className={`btn btn-primary ${</text:p>
      <text:p text:style-name="P43"><text:s text:c="16"/>part.availableStock == 0 ? 'btn-disabled' : ''</text:p>
      <text:p text:style-name="P43"><text:s text:c="14"/>}`}</text:p>
      <text:p text:style-name="P43"><text:s text:c="14"/>onClick={(event) =&gt; {</text:p>
      <text:p text:style-name="P43"><text:s text:c="16"/>event.stopPropagation()</text:p>
      <text:p text:style-name="P43"><text:s text:c="16"/>event.preventDefault()</text:p>
      <text:p text:style-name="P43"/>
      <text:p text:style-name="P43"><text:s text:c="16"/>const newBasket = addToBasket(part, 1)</text:p>
      <text:p text:style-name="P43"><text:soft-page-break/></text:p>
      <text:p text:style-name="P43"><text:s text:c="16"/>if (typeof newBasket == 'string')</text:p>
      <text:p text:style-name="P43"><text:s text:c="18"/>toast.custom((t) =&gt; (</text:p>
      <text:p text:style-name="P43"><text:s text:c="20"/>&lt;ToastNotification</text:p>
      <text:p text:style-name="P43"><text:s text:c="22"/>toast={t}</text:p>
      <text:p text:style-name="P43"><text:s text:c="22"/>type="error"</text:p>
      <text:p text:style-name="P43"><text:s text:c="22"/>message={newBasket}</text:p>
      <text:p text:style-name="P43"><text:s text:c="20"/>/&gt;</text:p>
      <text:p text:style-name="P43"><text:s text:c="18"/>))</text:p>
      <text:p text:style-name="P43"><text:s text:c="16"/>else</text:p>
      <text:p text:style-name="P43"><text:s text:c="18"/>toast.custom((t) =&gt; (</text:p>
      <text:p text:style-name="P43"><text:s text:c="20"/>&lt;ToastNotification</text:p>
      <text:p text:style-name="P43"><text:s text:c="22"/>toast={t}</text:p>
      <text:p text:style-name="P43"><text:s text:c="22"/>type="success"</text:p>
      <text:p text:style-name="P43"><text:s text:c="22"/>message={`Added 1 ${part.name} to basket`}</text:p>
      <text:p text:style-name="P43"><text:s text:c="20"/>/&gt;</text:p>
      <text:p text:style-name="P43"><text:s text:c="18"/>))</text:p>
      <text:p text:style-name="P43"><text:s text:c="14"/>}}</text:p>
      <text:p text:style-name="P43"><text:s text:c="12"/>&gt;</text:p>
      <text:p text:style-name="P43"><text:s text:c="14"/>Add to basket</text:p>
      <text:p text:style-name="P43"><text:s text:c="12"/>&lt;/button&gt;</text:p>
      <text:p text:style-name="P43"><text:s text:c="10"/>&lt;/div&gt;</text:p>
      <text:p text:style-name="P43"><text:s text:c="8"/>&lt;/div&gt;</text:p>
      <text:p text:style-name="P43"><text:s text:c="6"/>&lt;/div&gt;</text:p>
      <text:p text:style-name="P43"><text:s text:c="4"/>&lt;/Link&gt;</text:p>
      <text:p text:style-name="P43"><text:s text:c="2"/>)</text:p>
      <text:p text:style-name="P43">}</text:p>
      <text:p text:style-name="P43"/>
      <text:p text:style-name="P43">export default PartsGridUnit</text:p>
      <text:h text:style-name="P11" text:outline-level="1">web/src/components/ThemeToggle/ThemeToggle.tsx</text:h>
      <text:p text:style-name="P44">import { useEffect } from 'react'</text:p>
      <text:p text:style-name="P44"/>
      <text:p text:style-name="P44">import { mdiWeatherSunny, mdiWeatherNight } from '@mdi/js'</text:p>
      <text:p text:style-name="P44">import Icon from '@mdi/react'</text:p>
      <text:p text:style-name="P44">import { themeChange } from 'theme-change'</text:p>
      <text:p text:style-name="P44"/>
      <text:p text:style-name="P44">const ThemeToggle = () =&gt; {</text:p>
      <text:p text:style-name="P44"><text:s text:c="2"/>let isDark = false</text:p>
      <text:p text:style-name="P44"/>
      <text:p text:style-name="P44"><text:s text:c="2"/>if (typeof window !== 'undefined')</text:p>
      <text:p text:style-name="P44"><text:s text:c="4"/>isDark = localStorage.getItem('theme') === 'dark'</text:p>
      <text:p text:style-name="P44"/>
      <text:p text:style-name="P44"><text:s text:c="2"/>useEffect(() =&gt; {</text:p>
      <text:p text:style-name="P44"><text:s text:c="4"/>themeChange(false)</text:p>
      <text:p text:style-name="P44"><text:s text:c="4"/>return () =&gt; {</text:p>
      <text:p text:style-name="P44"><text:s text:c="6"/>themeChange(true)</text:p>
      <text:p text:style-name="P44"><text:s text:c="4"/>}</text:p>
      <text:p text:style-name="P44"><text:s text:c="2"/>}, [])</text:p>
      <text:p text:style-name="P44"/>
      <text:p text:style-name="P44"><text:s text:c="2"/>return (</text:p>
      <text:p text:style-name="P44"><text:s text:c="4"/>&lt;label className="swap-rotate btn btn-ghost swap w-12 hover:shadow-lg"&gt;</text:p>
      <text:p text:style-name="P44"><text:s text:c="6"/>&lt;input</text:p>
      <text:p text:style-name="P44"><text:s text:c="8"/>type="checkbox"</text:p>
      <text:p text:style-name="P44"><text:s text:c="8"/>defaultChecked={isDark}</text:p>
      <text:p text:style-name="P44"><text:s text:c="8"/>data-toggle-theme="light,dark"</text:p>
      <text:p text:style-name="P44"><text:s text:c="6"/>/&gt;</text:p>
      <text:p text:style-name="P44"><text:s text:c="6"/>&lt;Icon</text:p>
      <text:p text:style-name="P44"><text:s text:c="8"/>path={mdiWeatherSunny}</text:p>
      <text:p text:style-name="P44"><text:s text:c="8"/>className="swap-off h-8 w-8 <text:s/>text-yellow-500"</text:p>
      <text:p text:style-name="P44"><text:soft-page-break/><text:s text:c="6"/>/&gt;</text:p>
      <text:p text:style-name="P44"><text:s text:c="6"/>&lt;Icon path={mdiWeatherNight} className="swap-on h-8 w-8 text-blue-500" /&gt;</text:p>
      <text:p text:style-name="P44"><text:s text:c="4"/>&lt;/label&gt;</text:p>
      <text:p text:style-name="P44"><text:s text:c="2"/>)</text:p>
      <text:p text:style-name="P44">}</text:p>
      <text:p text:style-name="P44"/>
      <text:p text:style-name="P44">export default ThemeToggle</text:p>
      <text:h text:style-name="P11" text:outline-level="1">web/src/components/ToastNotification/ToastNotification.tsx</text:h>
      <text:p text:style-name="P45">import { mdiCloseCircle, mdiInformation, mdiCheckCircle } from '@mdi/js'</text:p>
      <text:p text:style-name="P45">import { Icon } from '@mdi/react'</text:p>
      <text:p text:style-name="P45"/>
      <text:p text:style-name="P45">import { Toast } from '@redwoodjs/web/toast'</text:p>
      <text:p text:style-name="P45"/>
      <text:p text:style-name="P45">type NotificationType = 'success' | 'error' | 'info'</text:p>
      <text:p text:style-name="P45"/>
      <text:p text:style-name="P45">interface Props {</text:p>
      <text:p text:style-name="P45"><text:s text:c="2"/>type: NotificationType</text:p>
      <text:p text:style-name="P45"><text:s text:c="2"/>message: string</text:p>
      <text:p text:style-name="P45"><text:s text:c="2"/>toast: Toast</text:p>
      <text:p text:style-name="P45">}</text:p>
      <text:p text:style-name="P45"/>
      <text:p text:style-name="P45">const ToastNotification = ({ type, message, toast }: Props) =&gt; (</text:p>
      <text:p text:style-name="P45"><text:s text:c="2"/>&lt;div</text:p>
      <text:p text:style-name="P45"><text:s text:c="4"/>className={`${</text:p>
      <text:p text:style-name="P45"><text:s text:c="6"/>toast.visible</text:p>
      <text:p text:style-name="P45"><text:s text:c="8"/>? 'duration-200 animate-in slide-in-from-top'</text:p>
      <text:p text:style-name="P45"><text:s text:c="8"/>: 'duration-200 animate-out slide-out-to-top'</text:p>
      <text:p text:style-name="P45"><text:s text:c="4"/>} pointer-events-auto flex w-full max-w-sm items-center rounded-2xl bg-base-100 shadow-lg`}</text:p>
      <text:p text:style-name="P45"><text:s text:c="2"/>&gt;</text:p>
      <text:p text:style-name="P45"><text:s text:c="4"/>&lt;Icon</text:p>
      <text:p text:style-name="P45"><text:s text:c="6"/>className={`m-3 h-8 w-8 ${</text:p>
      <text:p text:style-name="P45"><text:s text:c="8"/>type == 'success'</text:p>
      <text:p text:style-name="P45"><text:s text:c="10"/>? 'text-success'</text:p>
      <text:p text:style-name="P45"><text:s text:c="10"/>: type == 'error'</text:p>
      <text:p text:style-name="P45"><text:s text:c="10"/>? 'text-error'</text:p>
      <text:p text:style-name="P45"><text:soft-page-break/><text:s text:c="10"/>: 'text-info'</text:p>
      <text:p text:style-name="P45"><text:s text:c="6"/>}`}</text:p>
      <text:p text:style-name="P45"><text:s text:c="6"/>path={</text:p>
      <text:p text:style-name="P45"><text:s text:c="8"/>type == 'success'</text:p>
      <text:p text:style-name="P45"><text:s text:c="10"/>? mdiCheckCircle</text:p>
      <text:p text:style-name="P45"><text:s text:c="10"/>: type == 'error'</text:p>
      <text:p text:style-name="P45"><text:s text:c="10"/>? mdiCloseCircle</text:p>
      <text:p text:style-name="P45"><text:s text:c="10"/>: mdiInformation</text:p>
      <text:p text:style-name="P45"><text:s text:c="6"/>}</text:p>
      <text:p text:style-name="P45"><text:s text:c="4"/>/&gt;</text:p>
      <text:p text:style-name="P45"><text:s text:c="4"/>&lt;p className="m-3 ml-0 font-inter"&gt;{message}&lt;/p&gt;</text:p>
      <text:p text:style-name="P45"><text:s text:c="2"/>&lt;/div&gt;</text:p>
      <text:p text:style-name="P45">)</text:p>
      <text:p text:style-name="P45"/>
      <text:p text:style-name="P45">export default ToastNotification</text:p>
      <text:h text:style-name="P11" text:outline-level="1">web/src/components/TransactionListItem/TransactionListItem.tsx</text:h>
      <text:p text:style-name="P46">import { Prisma } from '@prisma/client'</text:p>
      <text:p text:style-name="P46">import dayjs from 'dayjs'</text:p>
      <text:p text:style-name="P46">import relativeTime from 'dayjs/plugin/relativeTime'</text:p>
      <text:p text:style-name="P46">import type { Part, Transaction, TransactionType } from 'types/graphql'</text:p>
      <text:p text:style-name="P46"/>
      <text:p text:style-name="P46">import { useMutation } from '@redwoodjs/web'</text:p>
      <text:p text:style-name="P46">import { toast } from '@redwoodjs/web/dist/toast'</text:p>
      <text:p text:style-name="P46"/>
      <text:p text:style-name="P46">import { useAuth } from 'src/auth'</text:p>
      <text:p text:style-name="P46"/>
      <text:p text:style-name="P46">import ToastNotification from '../ToastNotification'</text:p>
      <text:p text:style-name="P46"/>
      <text:p text:style-name="P46">interface Props {</text:p>
      <text:p text:style-name="P46"><text:s text:c="2"/>transaction:</text:p>
      <text:p text:style-name="P46"><text:s text:c="4"/>| {</text:p>
      <text:p text:style-name="P46"><text:s text:c="8"/>id: number</text:p>
      <text:p text:style-name="P46"><text:s text:c="8"/>date: string</text:p>
      <text:p text:style-name="P46"><text:s text:c="8"/>parts: Prisma.JsonValue[]</text:p>
      <text:p text:style-name="P46"><text:s text:c="8"/>type: TransactionType</text:p>
      <text:p text:style-name="P46"><text:s text:c="6"/>}</text:p>
      <text:p text:style-name="P46"><text:s text:c="4"/>| Transaction</text:p>
      <text:p text:style-name="P46"><text:s text:c="2"/>returnButton?: boolean</text:p>
      <text:p text:style-name="P46"><text:s text:c="2"/>admin?: boolean</text:p>
      <text:p text:style-name="P46">}</text:p>
      <text:p text:style-name="P46"/>
      <text:p text:style-name="P46">dayjs.extend(relativeTime)</text:p>
      <text:p text:style-name="P46"/>
      <text:p text:style-name="P46"><text:soft-page-break/>export const UPDATE_TRANSACTION_MUTATION = gql`</text:p>
      <text:p text:style-name="P46"><text:s text:c="2"/>mutation UpdateTransactionMutation($id: Int!, $userId: Int!) {</text:p>
      <text:p text:style-name="P46"><text:s text:c="4"/>returnTransaction(id: $id, userId: $userId) {</text:p>
      <text:p text:style-name="P46"><text:s text:c="6"/>id</text:p>
      <text:p text:style-name="P46"><text:s text:c="4"/>}</text:p>
      <text:p text:style-name="P46"><text:s text:c="2"/>}</text:p>
      <text:p text:style-name="P46">`</text:p>
      <text:p text:style-name="P46"/>
      <text:p text:style-name="P46">const TransactionListItem = ({</text:p>
      <text:p text:style-name="P46"><text:s text:c="2"/>transaction,</text:p>
      <text:p text:style-name="P46"><text:s text:c="2"/>returnButton = true,</text:p>
      <text:p text:style-name="P46"><text:s text:c="2"/>admin = false,</text:p>
      <text:p text:style-name="P46">}: Props) =&gt; {</text:p>
      <text:p text:style-name="P46"><text:s text:c="2"/>const elapsedTime = dayjs(transaction.date).fromNow()</text:p>
      <text:p text:style-name="P46"/>
      <text:p text:style-name="P46"><text:s text:c="2"/>const [returnTransaction, { loading }] = useMutation(</text:p>
      <text:p text:style-name="P46"><text:s text:c="4"/>UPDATE_TRANSACTION_MUTATION,</text:p>
      <text:p text:style-name="P46"><text:s text:c="4"/>{</text:p>
      <text:p text:style-name="P46"><text:s text:c="6"/>onCompleted: () =&gt; {</text:p>
      <text:p text:style-name="P46"><text:s text:c="8"/>toast.custom((t) =&gt; (</text:p>
      <text:p text:style-name="P46"><text:s text:c="10"/>&lt;ToastNotification</text:p>
      <text:p text:style-name="P46"><text:s text:c="12"/>toast={t}</text:p>
      <text:p text:style-name="P46"><text:s text:c="12"/>type="success"</text:p>
      <text:p text:style-name="P46"><text:s text:c="12"/>message="Transaction updated"</text:p>
      <text:p text:style-name="P46"><text:s text:c="10"/>/&gt;</text:p>
      <text:p text:style-name="P46"><text:s text:c="8"/>))</text:p>
      <text:p text:style-name="P46"><text:s text:c="6"/>},</text:p>
      <text:p text:style-name="P46"><text:s text:c="6"/>onError: (error) =&gt; {</text:p>
      <text:p text:style-name="P46"><text:s text:c="8"/>toast.custom((t) =&gt; (</text:p>
      <text:p text:style-name="P46"><text:s text:c="10"/>&lt;ToastNotification toast={t} type="error" message={error.message} /&gt;</text:p>
      <text:p text:style-name="P46"><text:soft-page-break/><text:s text:c="8"/>))</text:p>
      <text:p text:style-name="P46"><text:s text:c="6"/>},</text:p>
      <text:p text:style-name="P46"><text:s text:c="4"/>}</text:p>
      <text:p text:style-name="P46"><text:s text:c="2"/>)</text:p>
      <text:p text:style-name="P46"/>
      <text:p text:style-name="P46"><text:s text:c="2"/>const { currentUser } = useAuth()</text:p>
      <text:p text:style-name="P46"/>
      <text:p text:style-name="P46"><text:s text:c="2"/>return (</text:p>
      <text:p text:style-name="P46"><text:s text:c="4"/>&lt;div className="collapse collapse-arrow max-w-5xl bg-base-200 font-inter"&gt;</text:p>
      <text:p text:style-name="P46"><text:s text:c="6"/>&lt;input type="checkbox" /&gt;</text:p>
      <text:p text:style-name="P46"><text:s text:c="6"/>&lt;div className="collapse-title text-xl font-medium"&gt;</text:p>
      <text:p text:style-name="P46"><text:s text:c="8"/>&lt;div className="items-center justify-between space-x-3 space-y-3 sm:flex sm:space-y-0"&gt;</text:p>
      <text:p text:style-name="P46"><text:s text:c="10"/>&lt;p className="overflow-hidden text-ellipsis whitespace-nowrap"&gt;</text:p>
      <text:p text:style-name="P46"><text:s text:c="12"/>{transaction.parts.length} items</text:p>
      <text:p text:style-name="P46"><text:s text:c="10"/>&lt;/p&gt;</text:p>
      <text:p text:style-name="P46"><text:s text:c="10"/>&lt;div className="w-fit flex-col space-x-3"&gt;</text:p>
      <text:p text:style-name="P46"><text:s text:c="12"/>{admin ? (</text:p>
      <text:p text:style-name="P46"><text:s text:c="14"/>&lt;div className="badge badge-primary whitespace-nowrap sm:badge-lg"&gt;{`${</text:p>
      <text:p text:style-name="P46"><text:s text:c="16"/>(transaction as Transaction).user?.firstName</text:p>
      <text:p text:style-name="P46"><text:s text:c="14"/>} ${(transaction as Transaction).user?.lastName}`}&lt;/div&gt;</text:p>
      <text:p text:style-name="P46"><text:s text:c="12"/>) : (</text:p>
      <text:p text:style-name="P46"><text:s text:c="14"/>&lt;&gt;&lt;/&gt;</text:p>
      <text:p text:style-name="P46"><text:s text:c="12"/>)}</text:p>
      <text:p text:style-name="P46"><text:s text:c="12"/>&lt;div</text:p>
      <text:p text:style-name="P46"><text:s text:c="14"/>className={`badge sm:badge-lg ${</text:p>
      <text:p text:style-name="P46"><text:s text:c="16"/>transaction.type == 'out' ? 'badge-error' : 'badge-success'</text:p>
      <text:p text:style-name="P46"><text:s text:c="14"/>}`}</text:p>
      <text:p text:style-name="P46"><text:s text:c="12"/>&gt;</text:p>
      <text:p text:style-name="P46"><text:soft-page-break/><text:s text:c="14"/>{transaction.type.replace(</text:p>
      <text:p text:style-name="P46"><text:s text:c="16"/>transaction.type[0],</text:p>
      <text:p text:style-name="P46"><text:s text:c="16"/>transaction.type[0].toUpperCase()</text:p>
      <text:p text:style-name="P46"><text:s text:c="14"/>)}</text:p>
      <text:p text:style-name="P46"><text:s text:c="12"/>&lt;/div&gt;</text:p>
      <text:p text:style-name="P46"><text:s text:c="12"/>&lt;div className="badge whitespace-nowrap bg-base-300 sm:badge-lg"&gt;</text:p>
      <text:p text:style-name="P46"><text:s text:c="14"/>{elapsedTime.replace(</text:p>
      <text:p text:style-name="P46"><text:s text:c="16"/>elapsedTime[0],</text:p>
      <text:p text:style-name="P46"><text:s text:c="16"/>elapsedTime[0].toUpperCase()</text:p>
      <text:p text:style-name="P46"><text:s text:c="14"/>)}</text:p>
      <text:p text:style-name="P46"><text:s text:c="12"/>&lt;/div&gt;</text:p>
      <text:p text:style-name="P46"><text:s text:c="10"/>&lt;/div&gt;</text:p>
      <text:p text:style-name="P46"><text:s text:c="8"/>&lt;/div&gt;</text:p>
      <text:p text:style-name="P46"><text:s text:c="6"/>&lt;/div&gt;</text:p>
      <text:p text:style-name="P46"><text:s text:c="6"/>&lt;div className="collapse-content space-y-3"&gt;</text:p>
      <text:p text:style-name="P46"><text:s text:c="8"/>&lt;ul className="mx-4 list-disc space-y-2"&gt;</text:p>
      <text:p text:style-name="P46"><text:s text:c="10"/>{transaction.parts.map((raw) =&gt; {</text:p>
      <text:p text:style-name="P46"><text:s text:c="12"/>const part = JSON.parse(raw['part']) as Part</text:p>
      <text:p text:style-name="P46"><text:s text:c="12"/>const quantity = raw['quantity']</text:p>
      <text:p text:style-name="P46"><text:s text:c="12"/>return (</text:p>
      <text:p text:style-name="P46"><text:s text:c="14"/>&lt;li className="list-item" key={part.id}&gt;</text:p>
      <text:p text:style-name="P46"><text:s text:c="16"/>&lt;div className="flex justify-between space-x-3"&gt;</text:p>
      <text:p text:style-name="P46"><text:s text:c="18"/>&lt;p&gt;{part.name}&lt;/p&gt;</text:p>
      <text:p text:style-name="P46"><text:s text:c="18"/>&lt;div className="badge badge-info"&gt;</text:p>
      <text:p text:style-name="P46"><text:s text:c="20"/>&lt;p&gt;Quantity: {quantity}&lt;/p&gt;</text:p>
      <text:p text:style-name="P46"><text:s text:c="18"/>&lt;/div&gt;</text:p>
      <text:p text:style-name="P46"><text:s text:c="16"/>&lt;/div&gt;</text:p>
      <text:p text:style-name="P46"><text:s text:c="14"/>&lt;/li&gt;</text:p>
      <text:p text:style-name="P46"><text:s text:c="12"/>)</text:p>
      <text:p text:style-name="P46"><text:s text:c="10"/>})}</text:p>
      <text:p text:style-name="P46"><text:soft-page-break/><text:s text:c="8"/>&lt;/ul&gt;</text:p>
      <text:p text:style-name="P46"><text:s text:c="8"/>{transaction.type == 'out' &amp;&amp; returnButton ? (</text:p>
      <text:p text:style-name="P46"><text:s text:c="10"/>&lt;button</text:p>
      <text:p text:style-name="P46"><text:s text:c="12"/>className={`btn btn-primary ${loading ? 'btn-disabled' : ''}`}</text:p>
      <text:p text:style-name="P46"><text:s text:c="12"/>disabled={loading}</text:p>
      <text:p text:style-name="P46"><text:s text:c="12"/>onClick={() =&gt;</text:p>
      <text:p text:style-name="P46"><text:s text:c="14"/>returnTransaction({</text:p>
      <text:p text:style-name="P46"><text:s text:c="16"/>variables: { id: transaction.id, userId: currentUser.id },</text:p>
      <text:p text:style-name="P46"><text:s text:c="14"/>})</text:p>
      <text:p text:style-name="P46"><text:s text:c="12"/>}</text:p>
      <text:p text:style-name="P46"><text:s text:c="10"/>&gt;</text:p>
      <text:p text:style-name="P46"><text:s text:c="12"/>Return</text:p>
      <text:p text:style-name="P46"><text:s text:c="10"/>&lt;/button&gt;</text:p>
      <text:p text:style-name="P46"><text:s text:c="8"/>) : (</text:p>
      <text:p text:style-name="P46"><text:s text:c="10"/>&lt;&gt;&lt;/&gt;</text:p>
      <text:p text:style-name="P46"><text:s text:c="8"/>)}</text:p>
      <text:p text:style-name="P46"><text:s text:c="6"/>&lt;/div&gt;</text:p>
      <text:p text:style-name="P46"><text:s text:c="4"/>&lt;/div&gt;</text:p>
      <text:p text:style-name="P46"><text:s text:c="2"/>)</text:p>
      <text:p text:style-name="P46">}</text:p>
      <text:p text:style-name="P46"/>
      <text:p text:style-name="P46">export default TransactionListItem</text:p>
      <text:h text:style-name="P11" text:outline-level="1">web/src/components/UserTransactionsCell/UserTransactionsCell.tsx</text:h>
      <text:p text:style-name="P23">/* eslint-disable jsx-a11y/no-noninteractive-tabindex */</text:p>
      <text:p text:style-name="P23">import { mdiAlert } from '@mdi/js'</text:p>
      <text:p text:style-name="P23">import { Icon } from '@mdi/react'</text:p>
      <text:p text:style-name="P23">import type { UserTransactionsQuery } from 'types/graphql'</text:p>
      <text:p text:style-name="P23"/>
      <text:p text:style-name="P23">import { Link, routes } from '@redwoodjs/router'</text:p>
      <text:p text:style-name="P23">import type { CellSuccessProps, CellFailureProps } from '@redwoodjs/web'</text:p>
      <text:p text:style-name="P23"/>
      <text:p text:style-name="P23">import TransactionListItem from '../TransactionListItem/TransactionListItem'</text:p>
      <text:p text:style-name="P23"/>
      <text:p text:style-name="P23">export const beforeQuery = ({ filter, userId }) =&gt; {</text:p>
      <text:p text:style-name="P23"><text:s text:c="2"/>userId = userId ?? null</text:p>
      <text:p text:style-name="P23"><text:s text:c="2"/>filter = filter &amp;&amp; ['both', 'in', 'out'].includes(filter) ? filter : 'both'</text:p>
      <text:p text:style-name="P23"/>
      <text:p text:style-name="P23"><text:s text:c="2"/>return { variables: { filter, userId } }</text:p>
      <text:p text:style-name="P23">}</text:p>
      <text:p text:style-name="P23"/>
      <text:p text:style-name="P23">export const QUERY = gql`</text:p>
      <text:p text:style-name="P23"><text:s text:c="2"/>query UserTransactionsQuery(</text:p>
      <text:p text:style-name="P23"><text:s text:c="4"/>$userId: Int!</text:p>
      <text:p text:style-name="P23"><text:s text:c="4"/>$filter: FilterTransactionsByType!</text:p>
      <text:p text:style-name="P23"><text:s text:c="2"/>) {</text:p>
      <text:p text:style-name="P23"><text:s text:c="4"/>userTransactions(userId: $userId, filter: $filter) {</text:p>
      <text:p text:style-name="P23"><text:s text:c="6"/>transactions {</text:p>
      <text:p text:style-name="P23"><text:s text:c="8"/>id</text:p>
      <text:p text:style-name="P23"><text:s text:c="8"/>date</text:p>
      <text:p text:style-name="P23"><text:soft-page-break/><text:s text:c="8"/>parts</text:p>
      <text:p text:style-name="P23"><text:s text:c="8"/>type</text:p>
      <text:p text:style-name="P23"><text:s text:c="6"/>}</text:p>
      <text:p text:style-name="P23"><text:s text:c="6"/>filter</text:p>
      <text:p text:style-name="P23"><text:s text:c="4"/>}</text:p>
      <text:p text:style-name="P23"><text:s text:c="2"/>}</text:p>
      <text:p text:style-name="P23">`</text:p>
      <text:p text:style-name="P23"/>
      <text:p text:style-name="P23">export const Loading = () =&gt; (</text:p>
      <text:p text:style-name="P23"><text:s text:c="2"/>&lt;div className="flex w-auto justify-center"&gt;</text:p>
      <text:p text:style-name="P23"><text:s text:c="4"/>&lt;p className="loading loading-bars loading-lg" /&gt;</text:p>
      <text:p text:style-name="P23"><text:s text:c="2"/>&lt;/div&gt;</text:p>
      <text:p text:style-name="P23">)</text:p>
      <text:p text:style-name="P23"/>
      <text:p text:style-name="P23">export const Empty = () =&gt; (</text:p>
      <text:p text:style-name="P23"><text:s text:c="2"/>&lt;div className="flex"&gt;</text:p>
      <text:p text:style-name="P23"><text:s text:c="4"/>&lt;div className="alert w-auto"&gt;</text:p>
      <text:p text:style-name="P23"><text:s text:c="6"/>&lt;p className="text-center font-inter"&gt;It&amp;#39;s empty in here...&lt;/p&gt;</text:p>
      <text:p text:style-name="P23"><text:s text:c="4"/>&lt;/div&gt;</text:p>
      <text:p text:style-name="P23"><text:s text:c="2"/>&lt;/div&gt;</text:p>
      <text:p text:style-name="P23">)</text:p>
      <text:p text:style-name="P23"/>
      <text:p text:style-name="P23">export const Failure = ({ error }: CellFailureProps) =&gt; (</text:p>
      <text:p text:style-name="P23"><text:s text:c="2"/>&lt;div className="flex w-auto justify-center"&gt;</text:p>
      <text:p text:style-name="P23"><text:s text:c="4"/>&lt;div className="alert alert-error w-auto"&gt;</text:p>
      <text:p text:style-name="P23"><text:s text:c="6"/>&lt;Icon path={mdiAlert} className="h-6 w-6" /&gt;</text:p>
      <text:p text:style-name="P23"><text:s text:c="6"/>&lt;p className="font-inter"&gt;Error! {error?.message}&lt;/p&gt;</text:p>
      <text:p text:style-name="P23"><text:s text:c="4"/>&lt;/div&gt;</text:p>
      <text:p text:style-name="P23"><text:s text:c="2"/>&lt;/div&gt;</text:p>
      <text:p text:style-name="P23">)</text:p>
      <text:p text:style-name="P23"><text:soft-page-break/></text:p>
      <text:p text:style-name="P23">export const Success = ({</text:p>
      <text:p text:style-name="P23"><text:s text:c="2"/>userTransactions,</text:p>
      <text:p text:style-name="P23">}: CellSuccessProps&lt;UserTransactionsQuery&gt;) =&gt; {</text:p>
      <text:p text:style-name="P23"><text:s text:c="2"/>if (userTransactions.transactions.length == 0) return Empty()</text:p>
      <text:p text:style-name="P23"><text:s text:c="2"/>return (</text:p>
      <text:p text:style-name="P23"><text:s text:c="4"/>&lt;div className="flex flex-col space-y-6 font-inter"&gt;</text:p>
      <text:p text:style-name="P23"><text:s text:c="6"/>&lt;div className="dropdown"&gt;</text:p>
      <text:p text:style-name="P23"><text:s text:c="8"/>&lt;label tabIndex={0} className="btn m-1 normal-case"&gt;</text:p>
      <text:p text:style-name="P23"><text:s text:c="10"/>Filter:{' '}</text:p>
      <text:p text:style-name="P23"><text:s text:c="10"/>{userTransactions.filter == 'both'</text:p>
      <text:p text:style-name="P23"><text:s text:c="12"/>? 'None'</text:p>
      <text:p text:style-name="P23"><text:s text:c="12"/>: userTransactions.filter.replace(</text:p>
      <text:p text:style-name="P23"><text:s text:c="16"/>userTransactions.filter[0],</text:p>
      <text:p text:style-name="P23"><text:s text:c="16"/>userTransactions.filter[0].toUpperCase()</text:p>
      <text:p text:style-name="P23"><text:s text:c="14"/>)}</text:p>
      <text:p text:style-name="P23"><text:s text:c="8"/>&lt;/label&gt;</text:p>
      <text:p text:style-name="P23"><text:s text:c="8"/>&lt;ul</text:p>
      <text:p text:style-name="P23"><text:s text:c="10"/>tabIndex={0}</text:p>
      <text:p text:style-name="P23"><text:s text:c="10"/>className="dropdown-content rounded-box z-10 mt-3 w-auto space-y-3 bg-base-100 p-3 shadow"</text:p>
      <text:p text:style-name="P23"><text:s text:c="8"/>&gt;</text:p>
      <text:p text:style-name="P23"><text:s text:c="10"/>{['None', 'In', 'Out'].map((filter) =&gt; (</text:p>
      <text:p text:style-name="P23"><text:s text:c="12"/>&lt;li key={filter}&gt;</text:p>
      <text:p text:style-name="P23"><text:s text:c="14"/>&lt;Link</text:p>
      <text:p text:style-name="P23"><text:s text:c="16"/>className="btn btn-ghost w-full normal-case"</text:p>
      <text:p text:style-name="P23"><text:s text:c="16"/>to={routes.userTransactions({</text:p>
      <text:p text:style-name="P23"><text:s text:c="18"/>filter: filter === 'None' ? 'both' : filter.toLowerCase(),</text:p>
      <text:p text:style-name="P23"><text:s text:c="16"/>})}</text:p>
      <text:p text:style-name="P23"><text:s text:c="14"/>&gt;</text:p>
      <text:p text:style-name="P23"><text:soft-page-break/><text:s text:c="16"/>{filter}</text:p>
      <text:p text:style-name="P23"><text:s text:c="14"/>&lt;/Link&gt;</text:p>
      <text:p text:style-name="P23"><text:s text:c="12"/>&lt;/li&gt;</text:p>
      <text:p text:style-name="P23"><text:s text:c="10"/>))}</text:p>
      <text:p text:style-name="P23"><text:s text:c="8"/>&lt;/ul&gt;</text:p>
      <text:p text:style-name="P23"><text:s text:c="6"/>&lt;/div&gt;</text:p>
      <text:p text:style-name="P23"><text:s text:c="6"/>{userTransactions.transactions.map((item, i) =&gt; {</text:p>
      <text:p text:style-name="P23"><text:s text:c="8"/>return &lt;TransactionListItem transaction={item} key={i} /&gt;</text:p>
      <text:p text:style-name="P23"><text:s text:c="6"/>})}</text:p>
      <text:p text:style-name="P23"><text:s text:c="4"/>&lt;/div&gt;</text:p>
      <text:p text:style-name="P23"><text:s text:c="2"/>)</text:p>
      <text:p text:style-name="P23">}</text:p>
      <text:h text:style-name="P11" text:outline-level="1">web/src/index.css</text:h>
      <text:p text:style-name="P47">@tailwind base;</text:p>
      <text:p text:style-name="P47">@tailwind components;</text:p>
      <text:p text:style-name="P47">@tailwind utilities;</text:p>
      <text:p text:style-name="P47"/>
      <text:p text:style-name="P47">.no-scrollbar::-webkit-scrollbar {</text:p>
      <text:p text:style-name="P47"><text:s text:c="2"/>display: none;</text:p>
      <text:p text:style-name="P47">}</text:p>
      <text:p text:style-name="P47"/>
      <text:p text:style-name="P47">.no-scrollbar {</text:p>
      <text:p text:style-name="P47"><text:s text:c="2"/>-ms-overflow-style: none;</text:p>
      <text:p text:style-name="P47"><text:s text:c="2"/>scrollbar-width: none;</text:p>
      <text:p text:style-name="P47">}</text:p>
      <text:h text:style-name="P11" text:outline-level="1">web/src/index.html</text:h>
      <text:p text:style-name="P48">&lt;!DOCTYPE html&gt;</text:p>
      <text:p text:style-name="P48">&lt;html data-theme="light" lang="en"&gt;</text:p>
      <text:p text:style-name="P48"/>
      <text:p text:style-name="P48">&lt;head&gt;</text:p>
      <text:p text:style-name="P48"><text:s text:c="2"/>&lt;meta charset="UTF-8" /&gt;</text:p>
      <text:p text:style-name="P48"><text:s text:c="2"/>&lt;meta name="viewport" content="width=device-width, initial-scale=1.0" /&gt;</text:p>
      <text:p text:style-name="P48"><text:s text:c="2"/>&lt;link rel="icon" type="image/png" href="/favicon.png" /&gt;</text:p>
      <text:p text:style-name="P48"/>
      <text:p text:style-name="P48"><text:s text:c="2"/>&lt;link rel="preconnect" href="https://fonts.googleapis.com"&gt;</text:p>
      <text:p text:style-name="P48"><text:s text:c="2"/>&lt;link rel="preconnect" href="https://fonts.gstatic.com" crossorigin&gt;</text:p>
      <text:p text:style-name="P48"><text:s text:c="2"/>&lt;link href="https://fonts.googleapis.com/css2?family=Inter:wght@100;200;300;400;500;600;700;800;900&amp;family=Open+Sans:wght@300;400;500;600;700;800&amp;display=swap" rel="stylesheet"&gt;</text:p>
      <text:p text:style-name="P48">&lt;/head&gt;</text:p>
      <text:p text:style-name="P48"/>
      <text:p text:style-name="P48">&lt;body class="no-scrollbar"&gt;</text:p>
      <text:p text:style-name="P48"><text:s text:c="2"/>&lt;!-- Please keep this div empty --&gt;</text:p>
      <text:p text:style-name="P48"><text:s text:c="2"/>&lt;div id="redwood-app"&gt;&lt;/div&gt;</text:p>
      <text:p text:style-name="P48">&lt;/body&gt;</text:p>
      <text:p text:style-name="P48"/>
      <text:p text:style-name="P48">&lt;/html&gt;</text:p>
      <text:h text:style-name="P11" text:outline-level="1">web/src/layouts/NavbarLayout/NavbarLayout.tsx</text:h>
      <text:p text:style-name="P49">import { useState } from 'react'</text:p>
      <text:p text:style-name="P49"/>
      <text:p text:style-name="P49">import { mdiChip, mdiMenu, mdiBasket } from '@mdi/js'</text:p>
      <text:p text:style-name="P49">import Icon from '@mdi/react'</text:p>
      <text:p text:style-name="P49"/>
      <text:p text:style-name="P49">import { Link, routes } from '@redwoodjs/router'</text:p>
      <text:p text:style-name="P49">import { Toaster } from '@redwoodjs/web/toast'</text:p>
      <text:p text:style-name="P49"/>
      <text:p text:style-name="P49">import { useAuth } from 'src/auth'</text:p>
      <text:p text:style-name="P49">import AdminMenu from 'src/components/AdminMenu/AdminMenu'</text:p>
      <text:p text:style-name="P49">import NavbarAccountIcon from 'src/components/NavbarAccountIcon/NavbarAccountIcon'</text:p>
      <text:p text:style-name="P49">import ThemeToggle from 'src/components/ThemeToggle/ThemeToggle'</text:p>
      <text:p text:style-name="P49">import { getBasket } from 'src/lib/basket'</text:p>
      <text:p text:style-name="P49"/>
      <text:p text:style-name="P49">type NavBarLayoutProps = {</text:p>
      <text:p text:style-name="P49"><text:s text:c="2"/>children?: React.ReactNode</text:p>
      <text:p text:style-name="P49">}</text:p>
      <text:p text:style-name="P49"/>
      <text:p text:style-name="P49">const NavBarLayout = ({ children }: NavBarLayoutProps) =&gt; {</text:p>
      <text:p text:style-name="P49"><text:s text:c="2"/>const { hasRole, isAuthenticated } = useAuth()</text:p>
      <text:p text:style-name="P49"><text:s text:c="2"/>const [basket] = useState(getBasket())</text:p>
      <text:p text:style-name="P49"/>
      <text:p text:style-name="P49"><text:s text:c="2"/>return (</text:p>
      <text:p text:style-name="P49"><text:s text:c="4"/>&lt;&gt;</text:p>
      <text:p text:style-name="P49"><text:s text:c="6"/>&lt;Toaster /&gt;</text:p>
      <text:p text:style-name="P49"><text:s text:c="6"/>&lt;div className="navbar sticky top-0 z-50 bg-base-100 shadow-lg"&gt;</text:p>
      <text:p text:style-name="P49"><text:s text:c="8"/>&lt;div className="justify-start space-x-3"&gt;</text:p>
      <text:p text:style-name="P49"><text:s text:c="10"/>&lt;Icon</text:p>
      <text:p text:style-name="P49"><text:soft-page-break/><text:s text:c="12"/>path={mdiChip}</text:p>
      <text:p text:style-name="P49"><text:s text:c="12"/>className="ml-3 hidden h-10 text-logo md:block"</text:p>
      <text:p text:style-name="P49"><text:s text:c="10"/>/&gt;</text:p>
      <text:p text:style-name="P49"><text:s text:c="10"/>&lt;Link</text:p>
      <text:p text:style-name="P49"><text:s text:c="12"/>to={routes.home()}</text:p>
      <text:p text:style-name="P49"><text:s text:c="12"/>className="btn btn-ghost items-center hover:shadow-lg"</text:p>
      <text:p text:style-name="P49"><text:s text:c="10"/>&gt;</text:p>
      <text:p text:style-name="P49"><text:s text:c="12"/>&lt;p className="font-inter text-xl normal-case tracking-tight"&gt;</text:p>
      <text:p text:style-name="P49"><text:s text:c="14"/>Parts Inventory</text:p>
      <text:p text:style-name="P49"><text:s text:c="12"/>&lt;/p&gt;</text:p>
      <text:p text:style-name="P49"><text:s text:c="10"/>&lt;/Link&gt;</text:p>
      <text:p text:style-name="P49"><text:s text:c="8"/>&lt;/div&gt;</text:p>
      <text:p text:style-name="P49"><text:s text:c="8"/>&lt;div className="ml-auto justify-end space-x-3"&gt;</text:p>
      <text:p text:style-name="P49"><text:s text:c="10"/>&lt;ul className="relative hidden items-center space-x-3 lg:flex"&gt;</text:p>
      <text:p text:style-name="P49"><text:s text:c="12"/>{isAuthenticated ? (</text:p>
      <text:p text:style-name="P49"><text:s text:c="14"/>&lt;li&gt;</text:p>
      <text:p text:style-name="P49"><text:s text:c="16"/>&lt;Link</text:p>
      <text:p text:style-name="P49"><text:s text:c="18"/>to={routes.userTransactions()}</text:p>
      <text:p text:style-name="P49"><text:s text:c="18"/>className="btn btn-ghost font-inter hover:shadow-lg"</text:p>
      <text:p text:style-name="P49"><text:s text:c="16"/>&gt;</text:p>
      <text:p text:style-name="P49"><text:s text:c="18"/>Transactions</text:p>
      <text:p text:style-name="P49"><text:s text:c="16"/>&lt;/Link&gt;</text:p>
      <text:p text:style-name="P49"><text:s text:c="14"/>&lt;/li&gt;</text:p>
      <text:p text:style-name="P49"><text:s text:c="12"/>) : (</text:p>
      <text:p text:style-name="P49"><text:s text:c="14"/>&lt;&gt;&lt;/&gt;</text:p>
      <text:p text:style-name="P49"><text:s text:c="12"/>)}</text:p>
      <text:p text:style-name="P49"><text:s text:c="10"/>&lt;/ul&gt;</text:p>
      <text:p text:style-name="P49"><text:s text:c="10"/>&lt;ThemeToggle /&gt;</text:p>
      <text:p text:style-name="P49"><text:s text:c="10"/>&lt;Link</text:p>
      <text:p text:style-name="P49"><text:s text:c="12"/>to={routes.basket()}</text:p>
      <text:p text:style-name="P49"><text:soft-page-break/><text:s text:c="12"/>className="items-center btn btn-ghost hidden hover:shadow-lg lg:flex"</text:p>
      <text:p text:style-name="P49"><text:s text:c="10"/>&gt;</text:p>
      <text:p text:style-name="P49"><text:s text:c="12"/>&lt;div className="indicator"&gt;</text:p>
      <text:p text:style-name="P49"><text:s text:c="14"/>{basket.length &gt; 0 ? (</text:p>
      <text:p text:style-name="P49"><text:s text:c="16"/>&lt;span className="badge indicator-item badge-primary font-inter"&gt;</text:p>
      <text:p text:style-name="P49"><text:s text:c="18"/>{basket.length}</text:p>
      <text:p text:style-name="P49"><text:s text:c="16"/>&lt;/span&gt;</text:p>
      <text:p text:style-name="P49"><text:s text:c="14"/>) : (</text:p>
      <text:p text:style-name="P49"><text:s text:c="16"/>&lt;&gt;&lt;/&gt;</text:p>
      <text:p text:style-name="P49"><text:s text:c="14"/>)}</text:p>
      <text:p text:style-name="P49"/>
      <text:p text:style-name="P49"><text:s text:c="14"/>&lt;Icon path={mdiBasket} className="h-8 w-8 text-base-content" /&gt;</text:p>
      <text:p text:style-name="P49"><text:s text:c="12"/>&lt;/div&gt;</text:p>
      <text:p text:style-name="P49"><text:s text:c="10"/>&lt;/Link&gt;</text:p>
      <text:p text:style-name="P49"><text:s text:c="10"/>&lt;NavbarAccountIcon mobile={false} className="hidden lg:block" /&gt;</text:p>
      <text:p text:style-name="P49"><text:s text:c="10"/>&lt;AdminMenu mobile={false} className="hidden lg:block" /&gt;</text:p>
      <text:p text:style-name="P49"><text:s text:c="10"/>&lt;div className="lg:hidden"&gt;</text:p>
      <text:p text:style-name="P49"><text:s text:c="12"/>&lt;input</text:p>
      <text:p text:style-name="P49"><text:s text:c="14"/>id="mobile-menu-drawer"</text:p>
      <text:p text:style-name="P49"><text:s text:c="14"/>type="checkbox"</text:p>
      <text:p text:style-name="P49"><text:s text:c="14"/>className="drawer-toggle"</text:p>
      <text:p text:style-name="P49"><text:s text:c="14"/>defaultChecked={false}</text:p>
      <text:p text:style-name="P49"><text:s text:c="12"/>/&gt;</text:p>
      <text:p text:style-name="P49"><text:s text:c="12"/>&lt;div className="drawer-content"&gt;</text:p>
      <text:p text:style-name="P49"><text:s text:c="14"/>&lt;label</text:p>
      <text:p text:style-name="P49"><text:s text:c="16"/>htmlFor="mobile-menu-drawer"</text:p>
      <text:p text:style-name="P49"><text:s text:c="16"/>className="btn btn-ghost drawer-button hover:shadow-lg"</text:p>
      <text:p text:style-name="P49"><text:s text:c="14"/>&gt;</text:p>
      <text:p text:style-name="P49"><text:soft-page-break/><text:s text:c="16"/>&lt;Icon path={mdiMenu} className="h-8 w-8" /&gt;</text:p>
      <text:p text:style-name="P49"><text:s text:c="14"/>&lt;/label&gt;</text:p>
      <text:p text:style-name="P49"><text:s text:c="12"/>&lt;/div&gt;</text:p>
      <text:p text:style-name="P49"><text:s text:c="12"/>&lt;div className="drawer-side z-50"&gt;</text:p>
      <text:p text:style-name="P49"><text:s text:c="14"/>&lt;label htmlFor="mobile-menu-drawer" className="drawer-overlay"&gt;</text:p>
      <text:p text:style-name="P49"><text:s text:c="16"/>&lt;br /&gt;</text:p>
      <text:p text:style-name="P49"><text:s text:c="14"/>&lt;/label&gt;</text:p>
      <text:p text:style-name="P49"><text:s text:c="14"/>&lt;ul className="min-h-full w-80 space-y-3 bg-base-100 p-3 text-base-content shadow-lg"&gt;</text:p>
      <text:p text:style-name="P49"><text:s text:c="16"/>&lt;li&gt;</text:p>
      <text:p text:style-name="P49"><text:s text:c="18"/>&lt;div className="flex items-center justify-between"&gt;</text:p>
      <text:p text:style-name="P49"><text:s text:c="20"/>{hasRole('admin') ? (</text:p>
      <text:p text:style-name="P49"><text:s text:c="22"/>&lt;AdminMenu mobile={true} /&gt;</text:p>
      <text:p text:style-name="P49"><text:s text:c="20"/>) : (</text:p>
      <text:p text:style-name="P49"><text:s text:c="22"/>&lt;Icon path={mdiChip} className="ml-3 h-10 text-logo" /&gt;</text:p>
      <text:p text:style-name="P49"><text:s text:c="20"/>)}</text:p>
      <text:p text:style-name="P49"><text:s text:c="20"/>&lt;Link</text:p>
      <text:p text:style-name="P49"><text:s text:c="22"/>to={routes.home()}</text:p>
      <text:p text:style-name="P49"><text:s text:c="22"/>className="btn btn-ghost items-center hover:shadow-lg"</text:p>
      <text:p text:style-name="P49"><text:s text:c="20"/>&gt;</text:p>
      <text:p text:style-name="P49"><text:s text:c="22"/>&lt;p className="font-inter text-xl normal-case tracking-tight"&gt;</text:p>
      <text:p text:style-name="P49"><text:s text:c="24"/>Parts Inventory</text:p>
      <text:p text:style-name="P49"><text:s text:c="22"/>&lt;/p&gt;</text:p>
      <text:p text:style-name="P49"><text:s text:c="20"/>&lt;/Link&gt;</text:p>
      <text:p text:style-name="P49"><text:s text:c="20"/>&lt;NavbarAccountIcon mobile={true} /&gt;</text:p>
      <text:p text:style-name="P49"><text:s text:c="18"/>&lt;/div&gt;</text:p>
      <text:p text:style-name="P49"><text:s text:c="16"/>&lt;/li&gt;</text:p>
      <text:p text:style-name="P49"><text:s text:c="16"/>&lt;li&gt;</text:p>
      <text:p text:style-name="P49"><text:soft-page-break/><text:s text:c="18"/>&lt;Link</text:p>
      <text:p text:style-name="P49"><text:s text:c="20"/>to={routes.basket()}</text:p>
      <text:p text:style-name="P49"><text:s text:c="20"/>className="btn btn-ghost w-full hover:shadow-lg"</text:p>
      <text:p text:style-name="P49"><text:s text:c="18"/>&gt;</text:p>
      <text:p text:style-name="P49"><text:s text:c="20"/>&lt;p className="font-inter text-base"&gt;Basket&lt;/p&gt;</text:p>
      <text:p text:style-name="P49"><text:s text:c="18"/>&lt;/Link&gt;</text:p>
      <text:p text:style-name="P49"><text:s text:c="16"/>&lt;/li&gt;</text:p>
      <text:p text:style-name="P49"><text:s text:c="16"/>{isAuthenticated ? (</text:p>
      <text:p text:style-name="P49"><text:s text:c="18"/>&lt;li&gt;</text:p>
      <text:p text:style-name="P49"><text:s text:c="20"/>&lt;Link</text:p>
      <text:p text:style-name="P49"><text:s text:c="22"/>to={routes.userTransactions()}</text:p>
      <text:p text:style-name="P49"><text:s text:c="22"/>className="btn btn-ghost w-full hover:shadow-lg"</text:p>
      <text:p text:style-name="P49"><text:s text:c="20"/>&gt;</text:p>
      <text:p text:style-name="P49"><text:s text:c="22"/>&lt;p className="font-inter text-base"&gt;Transactions&lt;/p&gt;</text:p>
      <text:p text:style-name="P49"><text:s text:c="20"/>&lt;/Link&gt;</text:p>
      <text:p text:style-name="P49"><text:s text:c="18"/>&lt;/li&gt;</text:p>
      <text:p text:style-name="P49"><text:s text:c="16"/>) : (</text:p>
      <text:p text:style-name="P49"><text:s text:c="18"/>&lt;&gt;&lt;/&gt;</text:p>
      <text:p text:style-name="P49"><text:s text:c="16"/>)}</text:p>
      <text:p text:style-name="P49"><text:s text:c="14"/>&lt;/ul&gt;</text:p>
      <text:p text:style-name="P49"><text:s text:c="12"/>&lt;/div&gt;</text:p>
      <text:p text:style-name="P49"><text:s text:c="10"/>&lt;/div&gt;</text:p>
      <text:p text:style-name="P49"><text:s text:c="8"/>&lt;/div&gt;</text:p>
      <text:p text:style-name="P49"><text:s text:c="6"/>&lt;/div&gt;</text:p>
      <text:p text:style-name="P49"><text:s text:c="6"/>&lt;main className="m-3"&gt;{children}&lt;/main&gt;</text:p>
      <text:p text:style-name="P49"><text:s text:c="4"/>&lt;/&gt;</text:p>
      <text:p text:style-name="P49"><text:s text:c="2"/>)</text:p>
      <text:p text:style-name="P49">}</text:p>
      <text:p text:style-name="P49"/>
      <text:p text:style-name="P49">export default NavBarLayout</text:p>
      <text:h text:style-name="P11" text:outline-level="1">web/src/layouts/ScaffoldLayout/ScaffoldLayout.tsx</text:h>
      <text:p text:style-name="P50">import { mdiHome } from '@mdi/js'</text:p>
      <text:p text:style-name="P50">import Icon from '@mdi/react'</text:p>
      <text:p text:style-name="P50"/>
      <text:p text:style-name="P50">import { Link, routes } from '@redwoodjs/router'</text:p>
      <text:p text:style-name="P50">import { Toaster } from '@redwoodjs/web/toast'</text:p>
      <text:p text:style-name="P50"/>
      <text:p text:style-name="P50">type LayoutProps = {</text:p>
      <text:p text:style-name="P50"><text:s text:c="2"/>title: string</text:p>
      <text:p text:style-name="P50"><text:s text:c="2"/>titleTo: string</text:p>
      <text:p text:style-name="P50"><text:s text:c="2"/>buttonLabel?: string</text:p>
      <text:p text:style-name="P50"><text:s text:c="2"/>buttonTo?: string</text:p>
      <text:p text:style-name="P50"><text:s text:c="2"/>children: React.ReactNode</text:p>
      <text:p text:style-name="P50">}</text:p>
      <text:p text:style-name="P50"/>
      <text:p text:style-name="P50">const ScaffoldLayout = ({</text:p>
      <text:p text:style-name="P50"><text:s text:c="2"/>title,</text:p>
      <text:p text:style-name="P50"><text:s text:c="2"/>titleTo,</text:p>
      <text:p text:style-name="P50"><text:s text:c="2"/>buttonLabel,</text:p>
      <text:p text:style-name="P50"><text:s text:c="2"/>buttonTo,</text:p>
      <text:p text:style-name="P50"><text:s text:c="2"/>children,</text:p>
      <text:p text:style-name="P50">}: LayoutProps) =&gt; {</text:p>
      <text:p text:style-name="P50"><text:s text:c="2"/>return (</text:p>
      <text:p text:style-name="P50"><text:s text:c="4"/>&lt;div className="rw-scaffold"&gt;</text:p>
      <text:p text:style-name="P50"><text:s text:c="6"/>&lt;Toaster /&gt;</text:p>
      <text:p text:style-name="P50"><text:s text:c="6"/>&lt;header className="rw-header"&gt;</text:p>
      <text:p text:style-name="P50"><text:s text:c="8"/>&lt;div className="space-x-3"&gt;</text:p>
      <text:p text:style-name="P50"><text:s text:c="10"/>&lt;Link to={routes.home()} className="btn btn-ghost hover:shadow-lg"&gt;</text:p>
      <text:p text:style-name="P50"><text:s text:c="12"/>&lt;Icon path={mdiHome} className="h-8 w-8" /&gt;</text:p>
      <text:p text:style-name="P50"><text:soft-page-break/><text:s text:c="10"/>&lt;/Link&gt;</text:p>
      <text:p text:style-name="P50"><text:s text:c="10"/>&lt;h1 className="rw-heading rw-heading-primary rw-button btn-ghost normal-case"&gt;</text:p>
      <text:p text:style-name="P50"><text:s text:c="12"/>&lt;Link to={routes[titleTo]()}&gt;{title}&lt;/Link&gt;</text:p>
      <text:p text:style-name="P50"><text:s text:c="10"/>&lt;/h1&gt;</text:p>
      <text:p text:style-name="P50"><text:s text:c="8"/>&lt;/div&gt;</text:p>
      <text:p text:style-name="P50"><text:s text:c="8"/>{buttonLabel &amp;&amp; buttonTo ? (</text:p>
      <text:p text:style-name="P50"><text:s text:c="10"/>&lt;Link to={routes[buttonTo]()} className="rw-button btn-success"&gt;</text:p>
      <text:p text:style-name="P50"><text:s text:c="12"/>&lt;div className="rw-button-icon"&gt;+&lt;/div&gt; {buttonLabel}</text:p>
      <text:p text:style-name="P50"><text:s text:c="10"/>&lt;/Link&gt;</text:p>
      <text:p text:style-name="P50"><text:s text:c="8"/>) : (</text:p>
      <text:p text:style-name="P50"><text:s text:c="10"/>&lt;&gt;&lt;/&gt;</text:p>
      <text:p text:style-name="P50"><text:s text:c="8"/>)}</text:p>
      <text:p text:style-name="P50"><text:s text:c="6"/>&lt;/header&gt;</text:p>
      <text:p text:style-name="P50"><text:s text:c="6"/>&lt;main className="rw-main"&gt;{children}&lt;/main&gt;</text:p>
      <text:p text:style-name="P50"><text:s text:c="4"/>&lt;/div&gt;</text:p>
      <text:p text:style-name="P50"><text:s text:c="2"/>)</text:p>
      <text:p text:style-name="P50">}</text:p>
      <text:p text:style-name="P50"/>
      <text:p text:style-name="P50">export default ScaffoldLayout</text:p>
      <text:h text:style-name="P11" text:outline-level="1">web/src/lib/basket.ts</text:h>
      <text:p text:style-name="P51">import { Part } from 'types/graphql'</text:p>
      <text:p text:style-name="P51"/>
      <text:p text:style-name="P51">const BASKET_KEY = 'basket'</text:p>
      <text:p text:style-name="P51"/>
      <text:p text:style-name="P51">export interface BasketItem {</text:p>
      <text:p text:style-name="P51"><text:s text:c="2"/>part: Part</text:p>
      <text:p text:style-name="P51"><text:s text:c="2"/>quantity: number</text:p>
      <text:p text:style-name="P51">}</text:p>
      <text:p text:style-name="P51"/>
      <text:p text:style-name="P51">export const getBasket = (): BasketItem[] =&gt; {</text:p>
      <text:p text:style-name="P51"><text:s text:c="2"/>const basketRaw = localStorage.getItem(BASKET_KEY)</text:p>
      <text:p text:style-name="P51"><text:s text:c="2"/>const basket: BasketItem[] = basketRaw ? JSON.parse(basketRaw) : []</text:p>
      <text:p text:style-name="P51"/>
      <text:p text:style-name="P51"><text:s text:c="2"/>return basket</text:p>
      <text:p text:style-name="P51">}</text:p>
      <text:p text:style-name="P51"/>
      <text:p text:style-name="P51">export const setBasket = (newBasket: BasketItem[]): BasketItem[] =&gt; {</text:p>
      <text:p text:style-name="P51"><text:s text:c="2"/>localStorage.setItem(BASKET_KEY, JSON.stringify(newBasket))</text:p>
      <text:p text:style-name="P51"><text:s text:c="2"/>return getBasket()</text:p>
      <text:p text:style-name="P51">}</text:p>
      <text:p text:style-name="P51"/>
      <text:p text:style-name="P51">export const addToBasket = (</text:p>
      <text:p text:style-name="P51"><text:s text:c="2"/>part: Part,</text:p>
      <text:p text:style-name="P51"><text:s text:c="2"/>quantity: number</text:p>
      <text:p text:style-name="P51">): BasketItem[] | string =&gt; {</text:p>
      <text:p text:style-name="P51"><text:s text:c="2"/>const basket = getBasket()</text:p>
      <text:p text:style-name="P51"><text:s text:c="2"/>const existingPartIndex = basket.findIndex((item) =&gt; item.part.id == part.id)</text:p>
      <text:p text:style-name="P51"/>
      <text:p text:style-name="P51"><text:soft-page-break/><text:s text:c="2"/>if (existingPartIndex !== -1) {</text:p>
      <text:p text:style-name="P51"><text:s text:c="4"/>const basketPart = basket[existingPartIndex]</text:p>
      <text:p text:style-name="P51"/>
      <text:p text:style-name="P51"><text:s text:c="4"/>if (basketPart.quantity + quantity &lt;= basketPart.part.availableStock)</text:p>
      <text:p text:style-name="P51"><text:s text:c="6"/>basket[existingPartIndex].quantity += quantity</text:p>
      <text:p text:style-name="P51"><text:s text:c="4"/>else return `Cannot exceed number of items left (${part.availableStock})`</text:p>
      <text:p text:style-name="P51"><text:s text:c="2"/>} else basket.push({ part, quantity })</text:p>
      <text:p text:style-name="P51"/>
      <text:p text:style-name="P51"><text:s text:c="2"/>localStorage.setItem(BASKET_KEY, JSON.stringify(basket))</text:p>
      <text:p text:style-name="P51"/>
      <text:p text:style-name="P51"><text:s text:c="2"/>return basket</text:p>
      <text:p text:style-name="P51">}</text:p>
      <text:p text:style-name="P51"/>
      <text:p text:style-name="P51">export const removeFromBasket = (index: number): BasketItem[] | string =&gt; {</text:p>
      <text:p text:style-name="P51"><text:s text:c="2"/>const basket = getBasket()</text:p>
      <text:p text:style-name="P51"/>
      <text:p text:style-name="P51"><text:s text:c="2"/>if (index &gt;= 0 &amp;&amp; index &lt; basket.length) basket.splice(index, 1)</text:p>
      <text:p text:style-name="P51"><text:s text:c="2"/>else return 'Error: index out of bounds'</text:p>
      <text:p text:style-name="P51"/>
      <text:p text:style-name="P51"><text:s text:c="2"/>localStorage.setItem(BASKET_KEY, JSON.stringify(basket))</text:p>
      <text:p text:style-name="P51"/>
      <text:p text:style-name="P51"><text:s text:c="2"/>return basket</text:p>
      <text:p text:style-name="P51">}</text:p>
      <text:p text:style-name="P51"/>
      <text:p text:style-name="P51">export const clearBasket = (): BasketItem[] =&gt; {</text:p>
      <text:p text:style-name="P51"><text:s text:c="2"/>localStorage.removeItem(BASKET_KEY)</text:p>
      <text:p text:style-name="P51"/>
      <text:p text:style-name="P51"><text:s text:c="2"/>return []</text:p>
      <text:p text:style-name="P51">}</text:p>
      <text:h text:style-name="P11" text:outline-level="1">web/src/lib/formatters.tsx</text:h>
      <text:p text:style-name="P51">import React from 'react'</text:p>
      <text:p text:style-name="P51"/>
      <text:p text:style-name="P51">import humanize from 'humanize-string'</text:p>
      <text:p text:style-name="P51"/>
      <text:p text:style-name="P51">const MAX_STRING_LENGTH = 150</text:p>
      <text:p text:style-name="P51"/>
      <text:p text:style-name="P51">export const formatEnum = (values: string | string[] | null | undefined) =&gt; {</text:p>
      <text:p text:style-name="P51"><text:s text:c="2"/>let output = ''</text:p>
      <text:p text:style-name="P51"/>
      <text:p text:style-name="P51"><text:s text:c="2"/>if (Array.isArray(values)) {</text:p>
      <text:p text:style-name="P51"><text:s text:c="4"/>const humanizedValues = values.map((value) =&gt; humanize(value))</text:p>
      <text:p text:style-name="P51"><text:s text:c="4"/>output = humanizedValues.join(', ')</text:p>
      <text:p text:style-name="P51"><text:s text:c="2"/>} else if (typeof values === 'string') {</text:p>
      <text:p text:style-name="P51"><text:s text:c="4"/>output = humanize(values)</text:p>
      <text:p text:style-name="P51"><text:s text:c="2"/>}</text:p>
      <text:p text:style-name="P51"/>
      <text:p text:style-name="P51"><text:s text:c="2"/>return output</text:p>
      <text:p text:style-name="P51">}</text:p>
      <text:p text:style-name="P51"/>
      <text:p text:style-name="P51">export const jsonDisplay = (obj: unknown) =&gt; {</text:p>
      <text:p text:style-name="P51"><text:s text:c="2"/>return (</text:p>
      <text:p text:style-name="P51"><text:s text:c="4"/>&lt;pre&gt;</text:p>
      <text:p text:style-name="P51"><text:s text:c="6"/>&lt;code&gt;{JSON.stringify(obj, null, 2)}&lt;/code&gt;</text:p>
      <text:p text:style-name="P51"><text:s text:c="4"/>&lt;/pre&gt;</text:p>
      <text:p text:style-name="P51"><text:s text:c="2"/>)</text:p>
      <text:p text:style-name="P51">}</text:p>
      <text:p text:style-name="P51"/>
      <text:p text:style-name="P51">export const truncate = (value: string | number) =&gt; {</text:p>
      <text:p text:style-name="P51"><text:soft-page-break/><text:s text:c="2"/>let output = value?.toString() ?? ''</text:p>
      <text:p text:style-name="P51"/>
      <text:p text:style-name="P51"><text:s text:c="2"/>if (output.length &gt; MAX_STRING_LENGTH) {</text:p>
      <text:p text:style-name="P51"><text:s text:c="4"/>output = output.substring(0, MAX_STRING_LENGTH) + '...'</text:p>
      <text:p text:style-name="P51"><text:s text:c="2"/>}</text:p>
      <text:p text:style-name="P51"/>
      <text:p text:style-name="P51"><text:s text:c="2"/>return output</text:p>
      <text:p text:style-name="P51">}</text:p>
      <text:p text:style-name="P51"/>
      <text:p text:style-name="P51">export const jsonTruncate = (obj: unknown) =&gt; {</text:p>
      <text:p text:style-name="P51"><text:s text:c="2"/>return truncate(JSON.stringify(obj, null, 2))</text:p>
      <text:p text:style-name="P51">}</text:p>
      <text:p text:style-name="P51"/>
      <text:p text:style-name="P51">export const timeTag = (dateTime?: string) =&gt; {</text:p>
      <text:p text:style-name="P51"><text:s text:c="2"/>let output: string | JSX.Element = ''</text:p>
      <text:p text:style-name="P51"/>
      <text:p text:style-name="P51"><text:s text:c="2"/>if (dateTime) {</text:p>
      <text:p text:style-name="P51"><text:s text:c="4"/>output = (</text:p>
      <text:p text:style-name="P51"><text:s text:c="6"/>&lt;time dateTime={dateTime} title={dateTime}&gt;</text:p>
      <text:p text:style-name="P51"><text:s text:c="8"/>{new Date(dateTime).toUTCString()}</text:p>
      <text:p text:style-name="P51"><text:s text:c="6"/>&lt;/time&gt;</text:p>
      <text:p text:style-name="P51"><text:s text:c="4"/>)</text:p>
      <text:p text:style-name="P51"><text:s text:c="2"/>}</text:p>
      <text:p text:style-name="P51"/>
      <text:p text:style-name="P51"><text:s text:c="2"/>return output</text:p>
      <text:p text:style-name="P51">}</text:p>
      <text:p text:style-name="P51"/>
      <text:p text:style-name="P51">export const checkboxInputTag = (checked: boolean) =&gt; {</text:p>
      <text:p text:style-name="P51"><text:s text:c="2"/>return &lt;input type="checkbox" checked={checked} disabled /&gt;</text:p>
      <text:p text:style-name="P51">}</text:p>
      <text:h text:style-name="P11" text:outline-level="1">web/src/pages/AdminTransactionsPage/AdminTransactionsPage.tsx</text:h>
      <text:p text:style-name="P52">import { mdiAlert } from '@mdi/js'</text:p>
      <text:p text:style-name="P52">import Icon from '@mdi/react'</text:p>
      <text:p text:style-name="P52">import { FilterTransactionsByType } from 'types/graphql'</text:p>
      <text:p text:style-name="P52"/>
      <text:p text:style-name="P52">import { MetaTags } from '@redwoodjs/web'</text:p>
      <text:p text:style-name="P52"/>
      <text:p text:style-name="P52">import { useAuth } from 'src/auth'</text:p>
      <text:p text:style-name="P52">import AdminTransactionsCell from 'src/components/AdminTransactionsCell'</text:p>
      <text:p text:style-name="P52"/>
      <text:p text:style-name="P52">interface Props {</text:p>
      <text:p text:style-name="P52"><text:s text:c="2"/>filter: FilterTransactionsByType</text:p>
      <text:p text:style-name="P52">}</text:p>
      <text:p text:style-name="P52"/>
      <text:p text:style-name="P52">const AdminTransactionsPage = ({ filter = 'both' }: Props) =&gt; {</text:p>
      <text:p text:style-name="P52"><text:s text:c="2"/>const { isAuthenticated, hasRole } = useAuth()</text:p>
      <text:p text:style-name="P52"/>
      <text:p text:style-name="P52"><text:s text:c="2"/>return (</text:p>
      <text:p text:style-name="P52"><text:s text:c="4"/>&lt;&gt;</text:p>
      <text:p text:style-name="P52"><text:s text:c="6"/>&lt;MetaTags</text:p>
      <text:p text:style-name="P52"><text:s text:c="8"/>title="Admin Transactions"</text:p>
      <text:p text:style-name="P52"><text:s text:c="8"/>description="Admin Transactions page"</text:p>
      <text:p text:style-name="P52"><text:s text:c="6"/>/&gt;</text:p>
      <text:p text:style-name="P52"/>
      <text:p text:style-name="P52"><text:s text:c="6"/>&lt;div className="m-8"&gt;</text:p>
      <text:p text:style-name="P52"><text:s text:c="8"/>&lt;p className="mb-8 font-inter text-3xl font-bold"&gt;Transactions&lt;/p&gt;</text:p>
      <text:p text:style-name="P52"><text:s text:c="8"/>{isAuthenticated ? (</text:p>
      <text:p text:style-name="P52"><text:s text:c="10"/>hasRole('admin') ? (</text:p>
      <text:p text:style-name="P52"><text:soft-page-break/><text:s text:c="12"/>&lt;AdminTransactionsCell filter={filter} /&gt;</text:p>
      <text:p text:style-name="P52"><text:s text:c="10"/>) : (</text:p>
      <text:p text:style-name="P52"><text:s text:c="12"/>&lt;div className="flex w-auto justify-center"&gt;</text:p>
      <text:p text:style-name="P52"><text:s text:c="14"/>&lt;div className="alert alert-error w-auto"&gt;</text:p>
      <text:p text:style-name="P52"><text:s text:c="16"/>&lt;Icon path={mdiAlert} className="h-6 w-6" /&gt;</text:p>
      <text:p text:style-name="P52"><text:s text:c="16"/>&lt;p className="font-inter"&gt;You must be admin to do that.&lt;/p&gt;</text:p>
      <text:p text:style-name="P52"><text:s text:c="14"/>&lt;/div&gt;</text:p>
      <text:p text:style-name="P52"><text:s text:c="12"/>&lt;/div&gt;</text:p>
      <text:p text:style-name="P52"><text:s text:c="10"/>)</text:p>
      <text:p text:style-name="P52"><text:s text:c="8"/>) : (</text:p>
      <text:p text:style-name="P52"><text:s text:c="10"/>&lt;div className="flex w-auto justify-center"&gt;</text:p>
      <text:p text:style-name="P52"><text:s text:c="12"/>&lt;div className="alert alert-error w-auto"&gt;</text:p>
      <text:p text:style-name="P52"><text:s text:c="14"/>&lt;Icon path={mdiAlert} className="h-6 w-6" /&gt;</text:p>
      <text:p text:style-name="P52"><text:s text:c="14"/>&lt;p className="font-inter"&gt;You must be logged in to do that.&lt;/p&gt;</text:p>
      <text:p text:style-name="P52"><text:s text:c="12"/>&lt;/div&gt;</text:p>
      <text:p text:style-name="P52"><text:s text:c="10"/>&lt;/div&gt;</text:p>
      <text:p text:style-name="P52"><text:s text:c="8"/>)}</text:p>
      <text:p text:style-name="P52"><text:s text:c="6"/>&lt;/div&gt;</text:p>
      <text:p text:style-name="P52"><text:s text:c="4"/>&lt;/&gt;</text:p>
      <text:p text:style-name="P52"><text:s text:c="2"/>)</text:p>
      <text:p text:style-name="P52">}</text:p>
      <text:p text:style-name="P52"/>
      <text:p text:style-name="P52">export default AdminTransactionsPage</text:p>
      <text:h text:style-name="P11" text:outline-level="1">web/src/pages/BasketPage/BasketPage.tsx</text:h>
      <text:p text:style-name="P52">import { MetaTags } from '@redwoodjs/web'</text:p>
      <text:p text:style-name="P52"/>
      <text:p text:style-name="P52">import { BasketCell } from 'src/components/BasketCell/BasketCell'</text:p>
      <text:p text:style-name="P52"/>
      <text:p text:style-name="P52">const BasketPage = () =&gt; {</text:p>
      <text:p text:style-name="P52"><text:s text:c="2"/>return (</text:p>
      <text:p text:style-name="P52"><text:s text:c="4"/>&lt;&gt;</text:p>
      <text:p text:style-name="P52"><text:s text:c="6"/>&lt;MetaTags title="Basket" description="Basket page" /&gt;</text:p>
      <text:p text:style-name="P52"/>
      <text:p text:style-name="P52"><text:s text:c="6"/>&lt;div className="m-8"&gt;</text:p>
      <text:p text:style-name="P52"><text:s text:c="8"/>&lt;h1 className="mb-8 font-inter text-3xl font-bold"&gt;Basket&lt;/h1&gt;</text:p>
      <text:p text:style-name="P52"><text:s text:c="8"/>&lt;BasketCell /&gt;</text:p>
      <text:p text:style-name="P52"><text:s text:c="6"/>&lt;/div&gt;</text:p>
      <text:p text:style-name="P52"><text:s text:c="4"/>&lt;/&gt;</text:p>
      <text:p text:style-name="P52"><text:s text:c="2"/>)</text:p>
      <text:p text:style-name="P52">}</text:p>
      <text:p text:style-name="P52"/>
      <text:p text:style-name="P52">export default BasketPage</text:p>
      <text:h text:style-name="P11" text:outline-level="1">web/src/pages/FatalErrorPage/FatalErrorPage.tsx</text:h>
      <text:p text:style-name="P53">// This import will be automatically removed when building for production</text:p>
      <text:p text:style-name="P53">import { DevFatalErrorPage } from '@redwoodjs/web/dist/components/DevFatalErrorPage'</text:p>
      <text:p text:style-name="P53"/>
      <text:p text:style-name="P53">export default DevFatalErrorPage ||</text:p>
      <text:p text:style-name="P53"><text:s text:c="2"/>(() =&gt; (</text:p>
      <text:p text:style-name="P53"><text:s text:c="4"/>&lt;main&gt;</text:p>
      <text:p text:style-name="P53"><text:s text:c="6"/>&lt;style</text:p>
      <text:p text:style-name="P53"><text:s text:c="8"/>dangerouslySetInnerHTML={{</text:p>
      <text:p text:style-name="P53"><text:s text:c="10"/>__html: `</text:p>
      <text:p text:style-name="P53"><text:s text:c="14"/>html, body {</text:p>
      <text:p text:style-name="P53"><text:s text:c="16"/>margin: 0;</text:p>
      <text:p text:style-name="P53"><text:s text:c="14"/>}</text:p>
      <text:p text:style-name="P53"><text:s text:c="14"/>html * {</text:p>
      <text:p text:style-name="P53"><text:s text:c="16"/>box-sizing: border-box;</text:p>
      <text:p text:style-name="P53"><text:s text:c="14"/>}</text:p>
      <text:p text:style-name="P53"><text:s text:c="14"/>main {</text:p>
      <text:p text:style-name="P53"><text:s text:c="16"/>display: flex;</text:p>
      <text:p text:style-name="P53"><text:s text:c="16"/>align-items: center;</text:p>
      <text:p text:style-name="P53"><text:s text:c="16"/>font-family: -apple-system, BlinkMacSystemFont, "Segoe UI", Roboto, "Helvetica Neue", Arial, "Noto Sans", sans-serif;</text:p>
      <text:p text:style-name="P53"><text:s text:c="16"/>text-align: center;</text:p>
      <text:p text:style-name="P53"><text:s text:c="16"/>background-color: #E2E8F0;</text:p>
      <text:p text:style-name="P53"><text:s text:c="16"/>height: 100vh;</text:p>
      <text:p text:style-name="P53"><text:s text:c="14"/>}</text:p>
      <text:p text:style-name="P53"><text:s text:c="14"/>section {</text:p>
      <text:p text:style-name="P53"><text:s text:c="16"/>background-color: white;</text:p>
      <text:p text:style-name="P53"><text:s text:c="16"/>border-radius: 0.25rem;</text:p>
      <text:p text:style-name="P53"><text:s text:c="16"/>width: 32rem;</text:p>
      <text:p text:style-name="P53"><text:soft-page-break/><text:s text:c="16"/>padding: 1rem;</text:p>
      <text:p text:style-name="P53"><text:s text:c="16"/>margin: 0 auto;</text:p>
      <text:p text:style-name="P53"><text:s text:c="16"/>box-shadow: 0 1px 3px 0 rgba(0, 0, 0, 0.1), 0 1px 2px 0 rgba(0, 0, 0, 0.06);</text:p>
      <text:p text:style-name="P53"><text:s text:c="14"/>}</text:p>
      <text:p text:style-name="P53"><text:s text:c="14"/>h1 {</text:p>
      <text:p text:style-name="P53"><text:s text:c="16"/>font-size: 2rem;</text:p>
      <text:p text:style-name="P53"><text:s text:c="16"/>margin: 0;</text:p>
      <text:p text:style-name="P53"><text:s text:c="16"/>font-weight: 500;</text:p>
      <text:p text:style-name="P53"><text:s text:c="16"/>line-height: 1;</text:p>
      <text:p text:style-name="P53"><text:s text:c="16"/>color: #2D3748;</text:p>
      <text:p text:style-name="P53"><text:s text:c="14"/>}</text:p>
      <text:p text:style-name="P53"><text:s text:c="12"/>`,</text:p>
      <text:p text:style-name="P53"><text:s text:c="8"/>}}</text:p>
      <text:p text:style-name="P53"><text:s text:c="6"/>/&gt;</text:p>
      <text:p text:style-name="P53"><text:s text:c="6"/>&lt;section&gt;</text:p>
      <text:p text:style-name="P53"><text:s text:c="8"/>&lt;h1&gt;</text:p>
      <text:p text:style-name="P53"><text:s text:c="10"/>&lt;span&gt;Something went wrong&lt;/span&gt;</text:p>
      <text:p text:style-name="P53"><text:s text:c="8"/>&lt;/h1&gt;</text:p>
      <text:p text:style-name="P53"><text:s text:c="6"/>&lt;/section&gt;</text:p>
      <text:p text:style-name="P53"><text:s text:c="4"/>&lt;/main&gt;</text:p>
      <text:p text:style-name="P53"><text:s text:c="2"/>))</text:p>
      <text:h text:style-name="P11" text:outline-level="1">web/src/pages/ForgotPasswordPage/ForgotPasswordPage.tsx</text:h>
      <text:p text:style-name="P54">import { useEffect, useRef } from 'react'</text:p>
      <text:p text:style-name="P54"/>
      <text:p text:style-name="P54">import { Form, TextField, Submit, FieldError } from '@redwoodjs/forms'</text:p>
      <text:p text:style-name="P54">import { navigate, routes } from '@redwoodjs/router'</text:p>
      <text:p text:style-name="P54">import { MetaTags } from '@redwoodjs/web'</text:p>
      <text:p text:style-name="P54">import { toast, Toaster } from '@redwoodjs/web/toast'</text:p>
      <text:p text:style-name="P54"/>
      <text:p text:style-name="P54">import { useAuth } from 'src/auth'</text:p>
      <text:p text:style-name="P54">import ToastNotification from 'src/components/ToastNotification'</text:p>
      <text:p text:style-name="P54"/>
      <text:p text:style-name="P54">const ForgotPasswordPage = () =&gt; {</text:p>
      <text:p text:style-name="P54"><text:s text:c="2"/>const { isAuthenticated, forgotPassword } = useAuth()</text:p>
      <text:p text:style-name="P54"/>
      <text:p text:style-name="P54"><text:s text:c="2"/>useEffect(() =&gt; {</text:p>
      <text:p text:style-name="P54"><text:s text:c="4"/>if (isAuthenticated) {</text:p>
      <text:p text:style-name="P54"><text:s text:c="6"/>navigate(routes.home())</text:p>
      <text:p text:style-name="P54"><text:s text:c="4"/>}</text:p>
      <text:p text:style-name="P54"><text:s text:c="2"/>}, [isAuthenticated])</text:p>
      <text:p text:style-name="P54"/>
      <text:p text:style-name="P54"><text:s text:c="2"/>const emailRef = useRef&lt;HTMLInputElement&gt;(null)</text:p>
      <text:p text:style-name="P54"><text:s text:c="2"/>useEffect(() =&gt; {</text:p>
      <text:p text:style-name="P54"><text:s text:c="4"/>emailRef?.current?.focus()</text:p>
      <text:p text:style-name="P54"><text:s text:c="2"/>}, [])</text:p>
      <text:p text:style-name="P54"/>
      <text:p text:style-name="P54"><text:s text:c="2"/>const onSubmit = async (data: { email: string }) =&gt; {</text:p>
      <text:p text:style-name="P54"><text:s text:c="4"/>const response = await forgotPassword(data.email.toLowerCase())</text:p>
      <text:p text:style-name="P54"/>
      <text:p text:style-name="P54"><text:soft-page-break/><text:s text:c="4"/>if (response.error) {</text:p>
      <text:p text:style-name="P54"><text:s text:c="6"/>toast.custom((t) =&gt; (</text:p>
      <text:p text:style-name="P54"><text:s text:c="8"/>&lt;ToastNotification toast={t} type="error" message={response.error} /&gt;</text:p>
      <text:p text:style-name="P54"><text:s text:c="6"/>))</text:p>
      <text:p text:style-name="P54"><text:s text:c="4"/>} else {</text:p>
      <text:p text:style-name="P54"><text:s text:c="6"/>// The function `forgotPassword.handler` in api/src/functions/auth.js has</text:p>
      <text:p text:style-name="P54"><text:s text:c="6"/>// been invoked, let the user know how to get the link to reset their</text:p>
      <text:p text:style-name="P54"><text:s text:c="6"/>// password (sent in email, perhaps?)</text:p>
      <text:p text:style-name="P54"><text:s text:c="6"/>toast.custom((t) =&gt; (</text:p>
      <text:p text:style-name="P54"><text:s text:c="8"/>&lt;ToastNotification</text:p>
      <text:p text:style-name="P54"><text:s text:c="10"/>toast={t}</text:p>
      <text:p text:style-name="P54"><text:s text:c="10"/>type="success"</text:p>
      <text:p text:style-name="P54"><text:s text:c="10"/>message={`A link to reset your password was sent to ${response.email}`}</text:p>
      <text:p text:style-name="P54"><text:s text:c="8"/>/&gt;</text:p>
      <text:p text:style-name="P54"><text:s text:c="6"/>))</text:p>
      <text:p text:style-name="P54"><text:s text:c="6"/>navigate(routes.login())</text:p>
      <text:p text:style-name="P54"><text:s text:c="4"/>}</text:p>
      <text:p text:style-name="P54"><text:s text:c="2"/>}</text:p>
      <text:p text:style-name="P54"/>
      <text:p text:style-name="P54"><text:s text:c="2"/>return (</text:p>
      <text:p text:style-name="P54"><text:s text:c="4"/>&lt;&gt;</text:p>
      <text:p text:style-name="P54"><text:s text:c="6"/>&lt;MetaTags title="Forgot Password" /&gt;</text:p>
      <text:p text:style-name="P54"/>
      <text:p text:style-name="P54"><text:s text:c="6"/>&lt;main className="rw-main"&gt;</text:p>
      <text:p text:style-name="P54"><text:s text:c="8"/>&lt;Toaster toastOptions={{ className: 'rw-toast', duration: 6000 }} /&gt;</text:p>
      <text:p text:style-name="P54"><text:s text:c="8"/>&lt;div className="rw-scaffold rw-login-container"&gt;</text:p>
      <text:p text:style-name="P54"><text:s text:c="10"/>&lt;div className="rw-segment"&gt;</text:p>
      <text:p text:style-name="P54"><text:s text:c="12"/>&lt;header className="rw-segment-header"&gt;</text:p>
      <text:p text:style-name="P54"><text:soft-page-break/><text:s text:c="14"/>&lt;h2 className="rw-heading rw-heading-primary"&gt;Forgot Password&lt;/h2&gt;</text:p>
      <text:p text:style-name="P54"><text:s text:c="12"/>&lt;/header&gt;</text:p>
      <text:p text:style-name="P54"/>
      <text:p text:style-name="P54"><text:s text:c="12"/>&lt;div className="rw-segment-main"&gt;</text:p>
      <text:p text:style-name="P54"><text:s text:c="14"/>&lt;div className="rw-form-wrapper"&gt;</text:p>
      <text:p text:style-name="P54"><text:s text:c="16"/>&lt;Form onSubmit={onSubmit} className="rw-form-wrapper"&gt;</text:p>
      <text:p text:style-name="P54"><text:s text:c="18"/>&lt;div className="text-left"&gt;</text:p>
      <text:p text:style-name="P54"><text:s text:c="20"/>&lt;TextField</text:p>
      <text:p text:style-name="P54"><text:s text:c="22"/>name="email"</text:p>
      <text:p text:style-name="P54"><text:s text:c="22"/>placeholder="Email"</text:p>
      <text:p text:style-name="P54"><text:s text:c="22"/>className="rw-input mb-3 min-w-full"</text:p>
      <text:p text:style-name="P54"><text:s text:c="22"/>errorClassName="rw-input rw-input-error min-w-full"</text:p>
      <text:p text:style-name="P54"><text:s text:c="22"/>ref={emailRef}</text:p>
      <text:p text:style-name="P54"><text:s text:c="22"/>validation={{</text:p>
      <text:p text:style-name="P54"><text:s text:c="24"/>required: {</text:p>
      <text:p text:style-name="P54"><text:s text:c="26"/>value: true,</text:p>
      <text:p text:style-name="P54"><text:s text:c="26"/>message: 'Required',</text:p>
      <text:p text:style-name="P54"><text:s text:c="24"/>},</text:p>
      <text:p text:style-name="P54"><text:s text:c="24"/>pattern: {</text:p>
      <text:p text:style-name="P54"><text:s text:c="26"/>value: new RegExp(</text:p>
      <text:p text:style-name="P54"><text:s text:c="28"/>/^([a-zA-Z0-9_\-\.]+)@([a-zA-Z0-9_\-]+)(\.[a-zA-Z]{2,5}){1,2}$/</text:p>
      <text:p text:style-name="P54"><text:s text:c="26"/>),</text:p>
      <text:p text:style-name="P54"><text:s text:c="26"/>message: 'Email is not valid',</text:p>
      <text:p text:style-name="P54"><text:s text:c="24"/>},</text:p>
      <text:p text:style-name="P54"><text:s text:c="22"/>}}</text:p>
      <text:p text:style-name="P54"><text:s text:c="20"/>/&gt;</text:p>
      <text:p text:style-name="P54"/>
      <text:p text:style-name="P54"><text:s text:c="20"/>&lt;FieldError name="email" className="rw-field-error pb-3" /&gt;</text:p>
      <text:p text:style-name="P54"><text:soft-page-break/><text:s text:c="18"/>&lt;/div&gt;</text:p>
      <text:p text:style-name="P54"/>
      <text:p text:style-name="P54"><text:s text:c="18"/>&lt;div className="rw-button-group"&gt;</text:p>
      <text:p text:style-name="P54"><text:s text:c="20"/>&lt;Submit className="rw-button btn-primary"&gt;Submit&lt;/Submit&gt;</text:p>
      <text:p text:style-name="P54"><text:s text:c="18"/>&lt;/div&gt;</text:p>
      <text:p text:style-name="P54"><text:s text:c="16"/>&lt;/Form&gt;</text:p>
      <text:p text:style-name="P54"><text:s text:c="14"/>&lt;/div&gt;</text:p>
      <text:p text:style-name="P54"><text:s text:c="12"/>&lt;/div&gt;</text:p>
      <text:p text:style-name="P54"><text:s text:c="10"/>&lt;/div&gt;</text:p>
      <text:p text:style-name="P54"><text:s text:c="8"/>&lt;/div&gt;</text:p>
      <text:p text:style-name="P54"><text:s text:c="6"/>&lt;/main&gt;</text:p>
      <text:p text:style-name="P54"><text:s text:c="4"/>&lt;/&gt;</text:p>
      <text:p text:style-name="P54"><text:s text:c="2"/>)</text:p>
      <text:p text:style-name="P54">}</text:p>
      <text:p text:style-name="P54"/>
      <text:p text:style-name="P54">export default ForgotPasswordPage</text:p>
      <text:h text:style-name="P11" text:outline-level="1">web/src/pages/HomePage/HomePage.tsx</text:h>
      <text:p text:style-name="P55">import { SortMethod, SortOrder } from 'types/graphql'</text:p>
      <text:p text:style-name="P55"/>
      <text:p text:style-name="P55">import { MetaTags } from '@redwoodjs/web'</text:p>
      <text:p text:style-name="P55"/>
      <text:p text:style-name="P55">import PartsCell from 'src/components/PartsCell'</text:p>
      <text:p text:style-name="P55"/>
      <text:p text:style-name="P55">interface Props {</text:p>
      <text:p text:style-name="P55"><text:s text:c="2"/>page: number</text:p>
      <text:p text:style-name="P55"><text:s text:c="2"/>sort: SortMethod</text:p>
      <text:p text:style-name="P55"><text:s text:c="2"/>order: SortOrder</text:p>
      <text:p text:style-name="P55"><text:s text:c="2"/>search?: string</text:p>
      <text:p text:style-name="P55">}</text:p>
      <text:p text:style-name="P55"/>
      <text:p text:style-name="P55">const HomePage = ({</text:p>
      <text:p text:style-name="P55"><text:s text:c="2"/>page = 1,</text:p>
      <text:p text:style-name="P55"><text:s text:c="2"/>sort = 'id',</text:p>
      <text:p text:style-name="P55"><text:s text:c="2"/>order = 'ascending',</text:p>
      <text:p text:style-name="P55"><text:s text:c="2"/>search,</text:p>
      <text:p text:style-name="P55">}: Props) =&gt; {</text:p>
      <text:p text:style-name="P55"><text:s text:c="2"/>return (</text:p>
      <text:p text:style-name="P55"><text:s text:c="4"/>&lt;&gt;</text:p>
      <text:p text:style-name="P55"><text:s text:c="6"/>&lt;MetaTags title="Home" description="Home page" /&gt;</text:p>
      <text:p text:style-name="P55"/>
      <text:p text:style-name="P55"><text:s text:c="6"/>&lt;div className="my-16 text-center font-inter md:my-24"&gt;</text:p>
      <text:p text:style-name="P55"><text:s text:c="8"/>&lt;h1 className="text-4xl font-extrabold tracking-wide md:text-6xl"&gt;</text:p>
      <text:p text:style-name="P55"><text:s text:c="10"/>Parts Inventory</text:p>
      <text:p text:style-name="P55"><text:s text:c="8"/>&lt;/h1&gt;</text:p>
      <text:p text:style-name="P55"><text:s text:c="8"/>&lt;p className="pt-4 text-xl"&gt;Only take what you need&lt;/p&gt;</text:p>
      <text:p text:style-name="P55"><text:s text:c="6"/>&lt;/div&gt;</text:p>
      <text:p text:style-name="P55"><text:soft-page-break/><text:s text:c="6"/>&lt;PartsCell page={page} sort={sort} order={order} search={search} /&gt;</text:p>
      <text:p text:style-name="P55"><text:s text:c="4"/>&lt;/&gt;</text:p>
      <text:p text:style-name="P55"><text:s text:c="2"/>)</text:p>
      <text:p text:style-name="P55">}</text:p>
      <text:p text:style-name="P55"/>
      <text:p text:style-name="P55">export default HomePage</text:p>
      <text:h text:style-name="P11" text:outline-level="1">web/src/pages/LoginPage/LoginPage.tsx</text:h>
      <text:p text:style-name="P56">import { useRef, useEffect } from 'react'</text:p>
      <text:p text:style-name="P56"/>
      <text:p text:style-name="P56">import {</text:p>
      <text:p text:style-name="P56"><text:s text:c="2"/>Form,</text:p>
      <text:p text:style-name="P56"><text:s text:c="2"/>TextField,</text:p>
      <text:p text:style-name="P56"><text:s text:c="2"/>PasswordField,</text:p>
      <text:p text:style-name="P56"><text:s text:c="2"/>Submit,</text:p>
      <text:p text:style-name="P56"><text:s text:c="2"/>FieldError,</text:p>
      <text:p text:style-name="P56">} from '@redwoodjs/forms'</text:p>
      <text:p text:style-name="P56">import { Link, navigate, routes } from '@redwoodjs/router'</text:p>
      <text:p text:style-name="P56">import { MetaTags } from '@redwoodjs/web'</text:p>
      <text:p text:style-name="P56">import { toast, Toaster } from '@redwoodjs/web/toast'</text:p>
      <text:p text:style-name="P56"/>
      <text:p text:style-name="P56">import { useAuth } from 'src/auth'</text:p>
      <text:p text:style-name="P56">import ToastNotification from 'src/components/ToastNotification'</text:p>
      <text:p text:style-name="P56"/>
      <text:p text:style-name="P56">const LoginPage = () =&gt; {</text:p>
      <text:p text:style-name="P56"><text:s text:c="2"/>const { isAuthenticated, logIn } = useAuth()</text:p>
      <text:p text:style-name="P56"/>
      <text:p text:style-name="P56"><text:s text:c="2"/>useEffect(() =&gt; {</text:p>
      <text:p text:style-name="P56"><text:s text:c="4"/>if (isAuthenticated) {</text:p>
      <text:p text:style-name="P56"><text:s text:c="6"/>navigate(routes.home())</text:p>
      <text:p text:style-name="P56"><text:s text:c="4"/>}</text:p>
      <text:p text:style-name="P56"><text:s text:c="2"/>}, [isAuthenticated])</text:p>
      <text:p text:style-name="P56"/>
      <text:p text:style-name="P56"><text:s text:c="2"/>const emailRef = useRef&lt;HTMLInputElement&gt;(null)</text:p>
      <text:p text:style-name="P56"><text:s text:c="2"/>useEffect(() =&gt; {</text:p>
      <text:p text:style-name="P56"><text:s text:c="4"/>emailRef.current?.focus()</text:p>
      <text:p text:style-name="P56"><text:s text:c="2"/>}, [])</text:p>
      <text:p text:style-name="P56"><text:soft-page-break/></text:p>
      <text:p text:style-name="P56"><text:s text:c="2"/>const onSubmit = async (data: Record&lt;string, string&gt;) =&gt; {</text:p>
      <text:p text:style-name="P56"><text:s text:c="4"/>const response = await logIn({</text:p>
      <text:p text:style-name="P56"><text:s text:c="6"/>username: data.email.toLowerCase(),</text:p>
      <text:p text:style-name="P56"><text:s text:c="6"/>password: data.password,</text:p>
      <text:p text:style-name="P56"><text:s text:c="4"/>})</text:p>
      <text:p text:style-name="P56"/>
      <text:p text:style-name="P56"><text:s text:c="4"/>if (response.message) {</text:p>
      <text:p text:style-name="P56"><text:s text:c="6"/>toast(response.message)</text:p>
      <text:p text:style-name="P56"><text:s text:c="4"/>} else if (response.error) {</text:p>
      <text:p text:style-name="P56"><text:s text:c="6"/>toast.custom((t) =&gt; (</text:p>
      <text:p text:style-name="P56"><text:s text:c="8"/>&lt;ToastNotification toast={t} type="error" message={response.error} /&gt;</text:p>
      <text:p text:style-name="P56"><text:s text:c="6"/>))</text:p>
      <text:p text:style-name="P56"><text:s text:c="4"/>} else {</text:p>
      <text:p text:style-name="P56"><text:s text:c="6"/>toast.custom((t) =&gt; (</text:p>
      <text:p text:style-name="P56"><text:s text:c="8"/>&lt;ToastNotification toast={t} type="success" message="Welcome back!" /&gt;</text:p>
      <text:p text:style-name="P56"><text:s text:c="6"/>))</text:p>
      <text:p text:style-name="P56"><text:s text:c="4"/>}</text:p>
      <text:p text:style-name="P56"><text:s text:c="2"/>}</text:p>
      <text:p text:style-name="P56"/>
      <text:p text:style-name="P56"><text:s text:c="2"/>return (</text:p>
      <text:p text:style-name="P56"><text:s text:c="4"/>&lt;&gt;</text:p>
      <text:p text:style-name="P56"><text:s text:c="6"/>&lt;MetaTags title="Login" /&gt;</text:p>
      <text:p text:style-name="P56"/>
      <text:p text:style-name="P56"><text:s text:c="6"/>&lt;main className="rw-main"&gt;</text:p>
      <text:p text:style-name="P56"><text:s text:c="8"/>&lt;Toaster toastOptions={{ className: 'rw-toast', duration: 6000 }} /&gt;</text:p>
      <text:p text:style-name="P56"><text:s text:c="8"/>&lt;div className="rw-scaffold rw-login-container"&gt;</text:p>
      <text:p text:style-name="P56"><text:s text:c="10"/>&lt;div className="rw-segment"&gt;</text:p>
      <text:p text:style-name="P56"><text:soft-page-break/><text:s text:c="12"/>&lt;header className="rw-segment-header"&gt;</text:p>
      <text:p text:style-name="P56"><text:s text:c="14"/>&lt;h2 className="rw-heading rw-heading-primary"&gt;Login&lt;/h2&gt;</text:p>
      <text:p text:style-name="P56"><text:s text:c="12"/>&lt;/header&gt;</text:p>
      <text:p text:style-name="P56"/>
      <text:p text:style-name="P56"><text:s text:c="12"/>&lt;div className="rw-segment-main"&gt;</text:p>
      <text:p text:style-name="P56"><text:s text:c="14"/>&lt;div className="rw-form-wrapper"&gt;</text:p>
      <text:p text:style-name="P56"><text:s text:c="16"/>&lt;Form onSubmit={onSubmit} className="rw-form-wrapper"&gt;</text:p>
      <text:p text:style-name="P56"><text:s text:c="18"/>&lt;TextField</text:p>
      <text:p text:style-name="P56"><text:s text:c="20"/>name="email"</text:p>
      <text:p text:style-name="P56"><text:s text:c="20"/>placeholder="Email"</text:p>
      <text:p text:style-name="P56"><text:s text:c="20"/>className="rw-input mb-3 min-w-full"</text:p>
      <text:p text:style-name="P56"><text:s text:c="20"/>errorClassName="rw-input rw-input-error min-w-full"</text:p>
      <text:p text:style-name="P56"><text:s text:c="20"/>ref={emailRef}</text:p>
      <text:p text:style-name="P56"><text:s text:c="20"/>validation={{</text:p>
      <text:p text:style-name="P56"><text:s text:c="22"/>required: {</text:p>
      <text:p text:style-name="P56"><text:s text:c="24"/>value: true,</text:p>
      <text:p text:style-name="P56"><text:s text:c="24"/>message: 'Required',</text:p>
      <text:p text:style-name="P56"><text:s text:c="22"/>},</text:p>
      <text:p text:style-name="P56"><text:s text:c="20"/>}}</text:p>
      <text:p text:style-name="P56"><text:s text:c="18"/>/&gt;</text:p>
      <text:p text:style-name="P56"/>
      <text:p text:style-name="P56"><text:s text:c="18"/>&lt;FieldError name="email" className="rw-field-error pb-3" /&gt;</text:p>
      <text:p text:style-name="P56"/>
      <text:p text:style-name="P56"><text:s text:c="18"/>&lt;PasswordField</text:p>
      <text:p text:style-name="P56"><text:s text:c="20"/>name="password"</text:p>
      <text:p text:style-name="P56"><text:s text:c="20"/>placeholder="Password"</text:p>
      <text:p text:style-name="P56"><text:s text:c="20"/>className="rw-input mb-3 min-w-full"</text:p>
      <text:p text:style-name="P56"><text:s text:c="20"/>errorClassName="rw-input rw-input-error min-w-full"</text:p>
      <text:p text:style-name="P56"><text:s text:c="20"/>autoComplete="current-password"</text:p>
      <text:p text:style-name="P56"><text:s text:c="20"/>validation={{</text:p>
      <text:p text:style-name="P56"><text:soft-page-break/><text:s text:c="22"/>required: {</text:p>
      <text:p text:style-name="P56"><text:s text:c="24"/>value: true,</text:p>
      <text:p text:style-name="P56"><text:s text:c="24"/>message: 'Required',</text:p>
      <text:p text:style-name="P56"><text:s text:c="22"/>},</text:p>
      <text:p text:style-name="P56"><text:s text:c="20"/>}}</text:p>
      <text:p text:style-name="P56"><text:s text:c="18"/>/&gt;</text:p>
      <text:p text:style-name="P56"/>
      <text:p text:style-name="P56"><text:s text:c="18"/>&lt;FieldError name="password" className="rw-field-error" /&gt;</text:p>
      <text:p text:style-name="P56"/>
      <text:p text:style-name="P56"><text:s text:c="18"/>&lt;div className="rw-forgot-link"&gt;</text:p>
      <text:p text:style-name="P56"><text:s text:c="20"/>&lt;Link</text:p>
      <text:p text:style-name="P56"><text:s text:c="22"/>to={routes.forgotPassword()}</text:p>
      <text:p text:style-name="P56"><text:s text:c="22"/>className="rw-forgot-link"</text:p>
      <text:p text:style-name="P56"><text:s text:c="20"/>&gt;</text:p>
      <text:p text:style-name="P56"><text:s text:c="22"/>Forgot Password?</text:p>
      <text:p text:style-name="P56"><text:s text:c="20"/>&lt;/Link&gt;</text:p>
      <text:p text:style-name="P56"><text:s text:c="18"/>&lt;/div&gt;</text:p>
      <text:p text:style-name="P56"/>
      <text:p text:style-name="P56"><text:s text:c="18"/>&lt;div className="rw-button-group"&gt;</text:p>
      <text:p text:style-name="P56"><text:s text:c="20"/>&lt;Submit className="rw-button btn-primary "&gt;Login&lt;/Submit&gt;</text:p>
      <text:p text:style-name="P56"><text:s text:c="18"/>&lt;/div&gt;</text:p>
      <text:p text:style-name="P56"><text:s text:c="16"/>&lt;/Form&gt;</text:p>
      <text:p text:style-name="P56"><text:s text:c="14"/>&lt;/div&gt;</text:p>
      <text:p text:style-name="P56"><text:s text:c="12"/>&lt;/div&gt;</text:p>
      <text:p text:style-name="P56"><text:s text:c="10"/>&lt;/div&gt;</text:p>
      <text:p text:style-name="P56"><text:s text:c="10"/>&lt;div className="rw-login-link"&gt;</text:p>
      <text:p text:style-name="P56"><text:s text:c="12"/>&lt;span className="font-inter text-base-content"&gt;</text:p>
      <text:p text:style-name="P56"><text:s text:c="14"/>Don&amp;apos;t have an account?</text:p>
      <text:p text:style-name="P56"><text:s text:c="12"/>&lt;/span&gt;{' '}</text:p>
      <text:p text:style-name="P56"><text:s text:c="12"/>&lt;Link to={routes.signup()} className="rw-link"&gt;</text:p>
      <text:p text:style-name="P56"><text:soft-page-break/><text:s text:c="14"/>Sign up!</text:p>
      <text:p text:style-name="P56"><text:s text:c="12"/>&lt;/Link&gt;</text:p>
      <text:p text:style-name="P56"><text:s text:c="10"/>&lt;/div&gt;</text:p>
      <text:p text:style-name="P56"><text:s text:c="8"/>&lt;/div&gt;</text:p>
      <text:p text:style-name="P56"><text:s text:c="6"/>&lt;/main&gt;</text:p>
      <text:p text:style-name="P56"><text:s text:c="4"/>&lt;/&gt;</text:p>
      <text:p text:style-name="P56"><text:s text:c="2"/>)</text:p>
      <text:p text:style-name="P56">}</text:p>
      <text:p text:style-name="P56"/>
      <text:p text:style-name="P56">export default LoginPage</text:p>
      <text:h text:style-name="P11" text:outline-level="1">web/src/pages/NotFoundPage/NotFoundPage.tsx</text:h>
      <text:p text:style-name="P57">import { Link, routes } from '@redwoodjs/router'</text:p>
      <text:p text:style-name="P57"/>
      <text:p text:style-name="P57">export default () =&gt; (</text:p>
      <text:p text:style-name="P57"><text:s text:c="2"/>&lt;div className="flex min-h-screen min-w-max items-center justify-center p-3"&gt;</text:p>
      <text:p text:style-name="P57"><text:s text:c="4"/>&lt;div className="mockup-phone font-inter"&gt;</text:p>
      <text:p text:style-name="P57"><text:s text:c="6"/>&lt;div className="camera"&gt;&lt;/div&gt;</text:p>
      <text:p text:style-name="P57"><text:s text:c="6"/>&lt;div className="display"&gt;</text:p>
      <text:p text:style-name="P57"><text:s text:c="8"/>&lt;div className="artboard phone-1 bg-base-100 p-2"&gt;</text:p>
      <text:p text:style-name="P57"><text:s text:c="10"/>&lt;div className="pt-6"&gt;{message1('W-what, where am I?')}&lt;/div&gt;</text:p>
      <text:p text:style-name="P57"><text:s text:c="10"/>{message2('Leave, now.')}</text:p>
      <text:p text:style-name="P57"><text:s text:c="10"/>{message1('What, why?')}</text:p>
      <text:p text:style-name="P57"><text:s text:c="10"/>{message2("You're being watched, this is the 404 zone.")}</text:p>
      <text:p text:style-name="P57"><text:s text:c="10"/>{message1('I better get going then...')}</text:p>
      <text:p text:style-name="P57"><text:s text:c="10"/>&lt;div className="flex h-56 items-center justify-center"&gt;</text:p>
      <text:p text:style-name="P57"><text:s text:c="12"/>&lt;Link to={routes.home()} className="btn"&gt;</text:p>
      <text:p text:style-name="P57"><text:s text:c="14"/>Back to safety</text:p>
      <text:p text:style-name="P57"><text:s text:c="12"/>&lt;/Link&gt;</text:p>
      <text:p text:style-name="P57"><text:s text:c="10"/>&lt;/div&gt;</text:p>
      <text:p text:style-name="P57"><text:s text:c="8"/>&lt;/div&gt;</text:p>
      <text:p text:style-name="P57"><text:s text:c="6"/>&lt;/div&gt;</text:p>
      <text:p text:style-name="P57"><text:s text:c="4"/>&lt;/div&gt;</text:p>
      <text:p text:style-name="P57"><text:s text:c="2"/>&lt;/div&gt;</text:p>
      <text:p text:style-name="P57">)</text:p>
      <text:p text:style-name="P57"/>
      <text:p text:style-name="P57">const message1 = (message: string) =&gt; (</text:p>
      <text:p text:style-name="P57"><text:s text:c="2"/>&lt;div className="chat chat-end"&gt;</text:p>
      <text:p text:style-name="P57"><text:s text:c="4"/>&lt;div className="chat-bubble chat-bubble-info"&gt;{message}&lt;/div&gt;</text:p>
      <text:p text:style-name="P57"><text:s text:c="2"/>&lt;/div&gt;</text:p>
      <text:p text:style-name="P57"><text:soft-page-break/>)</text:p>
      <text:p text:style-name="P57"/>
      <text:p text:style-name="P57">const message2 = (message: string) =&gt; (</text:p>
      <text:p text:style-name="P57"><text:s text:c="2"/>&lt;div className="chat chat-start"&gt;</text:p>
      <text:p text:style-name="P57"><text:s text:c="4"/>&lt;div className="chat-bubble bg-gray-200 text-base-content"&gt;{message}&lt;/div&gt;</text:p>
      <text:p text:style-name="P57"><text:s text:c="2"/>&lt;/div&gt;</text:p>
      <text:p text:style-name="P57">)</text:p>
      <text:h text:style-name="P11" text:outline-level="1">web/src/pages/Part/EditPartPage/EditPartPage.tsx</text:h>
      <text:p text:style-name="P58">import EditPartCell from 'src/components/Part/EditPartCell'</text:p>
      <text:p text:style-name="P58"/>
      <text:p text:style-name="P58">type PartPageProps = {</text:p>
      <text:p text:style-name="P58"><text:s text:c="2"/>id: number</text:p>
      <text:p text:style-name="P58">}</text:p>
      <text:p text:style-name="P58"/>
      <text:p text:style-name="P58">const EditPartPage = ({ id }: PartPageProps) =&gt; {</text:p>
      <text:p text:style-name="P58"><text:s text:c="2"/>return &lt;EditPartCell id={id} /&gt;</text:p>
      <text:p text:style-name="P58">}</text:p>
      <text:p text:style-name="P58"/>
      <text:p text:style-name="P58">export default EditPartPage</text:p>
      <text:h text:style-name="P11" text:outline-level="1">web/src/pages/Part/NewPartPage/NewPartPage.tsx</text:h>
      <text:p text:style-name="P58">import NewPart from 'src/components/Part/NewPart'</text:p>
      <text:p text:style-name="P58"/>
      <text:p text:style-name="P58">const NewPartPage = () =&gt; {</text:p>
      <text:p text:style-name="P58"><text:s text:c="2"/>return &lt;NewPart /&gt;</text:p>
      <text:p text:style-name="P58">}</text:p>
      <text:p text:style-name="P58"/>
      <text:p text:style-name="P58">export default NewPartPage</text:p>
      <text:h text:style-name="P11" text:outline-level="1">web/src/pages/Part/PartPage/PartPage.tsx</text:h>
      <text:p text:style-name="P58">import PartCell from 'src/components/Part/PartCell'</text:p>
      <text:p text:style-name="P58"/>
      <text:p text:style-name="P58">type PartPageProps = {</text:p>
      <text:p text:style-name="P58"><text:s text:c="2"/>id: number</text:p>
      <text:p text:style-name="P58">}</text:p>
      <text:p text:style-name="P58"/>
      <text:p text:style-name="P58">const PartPage = ({ id }: PartPageProps) =&gt; {</text:p>
      <text:p text:style-name="P58"><text:s text:c="2"/>return &lt;PartCell id={id} /&gt;</text:p>
      <text:p text:style-name="P58">}</text:p>
      <text:p text:style-name="P58"/>
      <text:p text:style-name="P58">export default PartPage</text:p>
      <text:h text:style-name="P11" text:outline-level="1">web/src/pages/Part/PartsPage/PartsPage.tsx</text:h>
      <text:p text:style-name="P59">import PartsCell from 'src/components/Part/PartsCell'</text:p>
      <text:p text:style-name="P59"/>
      <text:p text:style-name="P59">const PartsPage = () =&gt; {</text:p>
      <text:p text:style-name="P59"><text:s text:c="2"/>return &lt;PartsCell /&gt;</text:p>
      <text:p text:style-name="P59">}</text:p>
      <text:p text:style-name="P59"/>
      <text:p text:style-name="P59">export default PartsPage</text:p>
      <text:h text:style-name="P11" text:outline-level="1">web/src/pages/PartPage/PartPage.tsx</text:h>
      <text:p text:style-name="P60">import { MetaTags } from '@redwoodjs/web'</text:p>
      <text:p text:style-name="P60"/>
      <text:p text:style-name="P60">import PartDetailsCell from 'src/components/PartDetailsCell'</text:p>
      <text:p text:style-name="P60"/>
      <text:p text:style-name="P60">interface Props {</text:p>
      <text:p text:style-name="P60"><text:s text:c="2"/>id: number</text:p>
      <text:p text:style-name="P60">}</text:p>
      <text:p text:style-name="P60"/>
      <text:p text:style-name="P60">const PartPage = ({ id }: Props) =&gt; {</text:p>
      <text:p text:style-name="P60"><text:s text:c="2"/>return (</text:p>
      <text:p text:style-name="P60"><text:s text:c="4"/>&lt;&gt;</text:p>
      <text:p text:style-name="P60"><text:s text:c="6"/>&lt;MetaTags title="Part" description="Part page" /&gt;</text:p>
      <text:p text:style-name="P60"/>
      <text:p text:style-name="P60"><text:s text:c="6"/>&lt;div className="m-8"&gt;</text:p>
      <text:p text:style-name="P60"><text:s text:c="8"/>&lt;PartDetailsCell id={id} /&gt;</text:p>
      <text:p text:style-name="P60"><text:s text:c="6"/>&lt;/div&gt;</text:p>
      <text:p text:style-name="P60"><text:s text:c="4"/>&lt;/&gt;</text:p>
      <text:p text:style-name="P60"><text:s text:c="2"/>)</text:p>
      <text:p text:style-name="P60">}</text:p>
      <text:p text:style-name="P60"/>
      <text:p text:style-name="P60">export default PartPage</text:p>
      <text:h text:style-name="P11" text:outline-level="1">web/src/pages/ResetPasswordPage/ResetPasswordPage.tsx</text:h>
      <text:p text:style-name="P61">import { useEffect, useRef, useState } from 'react'</text:p>
      <text:p text:style-name="P61"/>
      <text:p text:style-name="P61">import { Form, PasswordField, Submit, FieldError } from '@redwoodjs/forms'</text:p>
      <text:p text:style-name="P61">import { navigate, routes } from '@redwoodjs/router'</text:p>
      <text:p text:style-name="P61">import { MetaTags } from '@redwoodjs/web'</text:p>
      <text:p text:style-name="P61">import { toast, Toaster } from '@redwoodjs/web/toast'</text:p>
      <text:p text:style-name="P61"/>
      <text:p text:style-name="P61">import { useAuth } from 'src/auth'</text:p>
      <text:p text:style-name="P61">import ToastNotification from 'src/components/ToastNotification'</text:p>
      <text:p text:style-name="P61"/>
      <text:p text:style-name="P61">const ResetPasswordPage = ({ resetToken }: { resetToken: string }) =&gt; {</text:p>
      <text:p text:style-name="P61"><text:s text:c="2"/>const { isAuthenticated, reauthenticate, validateResetToken, resetPassword } =</text:p>
      <text:p text:style-name="P61"><text:s text:c="4"/>useAuth()</text:p>
      <text:p text:style-name="P61"><text:s text:c="2"/>const [enabled, setEnabled] = useState(true)</text:p>
      <text:p text:style-name="P61"/>
      <text:p text:style-name="P61"><text:s text:c="2"/>useEffect(() =&gt; {</text:p>
      <text:p text:style-name="P61"><text:s text:c="4"/>if (isAuthenticated) {</text:p>
      <text:p text:style-name="P61"><text:s text:c="6"/>navigate(routes.home())</text:p>
      <text:p text:style-name="P61"><text:s text:c="4"/>}</text:p>
      <text:p text:style-name="P61"><text:s text:c="2"/>}, [isAuthenticated])</text:p>
      <text:p text:style-name="P61"/>
      <text:p text:style-name="P61"><text:s text:c="2"/>useEffect(() =&gt; {</text:p>
      <text:p text:style-name="P61"><text:s text:c="4"/>const validateToken = async () =&gt; {</text:p>
      <text:p text:style-name="P61"><text:s text:c="6"/>const response = await validateResetToken(resetToken)</text:p>
      <text:p text:style-name="P61"><text:s text:c="6"/>if (response.error) {</text:p>
      <text:p text:style-name="P61"><text:s text:c="8"/>setEnabled(false)</text:p>
      <text:p text:style-name="P61"><text:s text:c="8"/>toast.custom((t) =&gt; (</text:p>
      <text:p text:style-name="P61"><text:soft-page-break/><text:s text:c="10"/>&lt;ToastNotification toast={t} type="error" message={response.error} /&gt;</text:p>
      <text:p text:style-name="P61"><text:s text:c="8"/>))</text:p>
      <text:p text:style-name="P61"><text:s text:c="6"/>} else {</text:p>
      <text:p text:style-name="P61"><text:s text:c="8"/>setEnabled(true)</text:p>
      <text:p text:style-name="P61"><text:s text:c="6"/>}</text:p>
      <text:p text:style-name="P61"><text:s text:c="4"/>}</text:p>
      <text:p text:style-name="P61"><text:s text:c="4"/>validateToken()</text:p>
      <text:p text:style-name="P61"><text:s text:c="2"/>}, [resetToken, validateResetToken])</text:p>
      <text:p text:style-name="P61"/>
      <text:p text:style-name="P61"><text:s text:c="2"/>const passwordRef = useRef&lt;HTMLInputElement&gt;(null)</text:p>
      <text:p text:style-name="P61"><text:s text:c="2"/>useEffect(() =&gt; {</text:p>
      <text:p text:style-name="P61"><text:s text:c="4"/>passwordRef.current?.focus()</text:p>
      <text:p text:style-name="P61"><text:s text:c="2"/>}, [])</text:p>
      <text:p text:style-name="P61"/>
      <text:p text:style-name="P61"><text:s text:c="2"/>const onSubmit = async (data: Record&lt;string, string&gt;) =&gt; {</text:p>
      <text:p text:style-name="P61"><text:s text:c="4"/>const response = await resetPassword({</text:p>
      <text:p text:style-name="P61"><text:s text:c="6"/>resetToken,</text:p>
      <text:p text:style-name="P61"><text:s text:c="6"/>password: data.password,</text:p>
      <text:p text:style-name="P61"><text:s text:c="4"/>})</text:p>
      <text:p text:style-name="P61"/>
      <text:p text:style-name="P61"><text:s text:c="4"/>if (response.error) {</text:p>
      <text:p text:style-name="P61"><text:s text:c="6"/>toast.custom((t) =&gt; (</text:p>
      <text:p text:style-name="P61"><text:s text:c="8"/>&lt;ToastNotification toast={t} type="error" message={response.error} /&gt;</text:p>
      <text:p text:style-name="P61"><text:s text:c="6"/>))</text:p>
      <text:p text:style-name="P61"><text:s text:c="4"/>} else {</text:p>
      <text:p text:style-name="P61"><text:s text:c="6"/>toast.custom((t) =&gt; (</text:p>
      <text:p text:style-name="P61"><text:s text:c="8"/>&lt;ToastNotification</text:p>
      <text:p text:style-name="P61"><text:s text:c="10"/>toast={t}</text:p>
      <text:p text:style-name="P61"><text:s text:c="10"/>type="success"</text:p>
      <text:p text:style-name="P61"><text:soft-page-break/><text:s text:c="10"/>message="Password changed!"</text:p>
      <text:p text:style-name="P61"><text:s text:c="8"/>/&gt;</text:p>
      <text:p text:style-name="P61"><text:s text:c="6"/>))</text:p>
      <text:p text:style-name="P61"><text:s text:c="6"/>await reauthenticate()</text:p>
      <text:p text:style-name="P61"><text:s text:c="6"/>navigate(routes.login())</text:p>
      <text:p text:style-name="P61"><text:s text:c="4"/>}</text:p>
      <text:p text:style-name="P61"><text:s text:c="2"/>}</text:p>
      <text:p text:style-name="P61"/>
      <text:p text:style-name="P61"><text:s text:c="2"/>return (</text:p>
      <text:p text:style-name="P61"><text:s text:c="4"/>&lt;&gt;</text:p>
      <text:p text:style-name="P61"><text:s text:c="6"/>&lt;MetaTags title="Reset Password" /&gt;</text:p>
      <text:p text:style-name="P61"/>
      <text:p text:style-name="P61"><text:s text:c="6"/>&lt;main className="rw-main"&gt;</text:p>
      <text:p text:style-name="P61"><text:s text:c="8"/>&lt;Toaster toastOptions={{ className: 'rw-toast', duration: 6000 }} /&gt;</text:p>
      <text:p text:style-name="P61"><text:s text:c="8"/>&lt;div className="rw-scaffold rw-login-container"&gt;</text:p>
      <text:p text:style-name="P61"><text:s text:c="10"/>&lt;div className="rw-segment"&gt;</text:p>
      <text:p text:style-name="P61"><text:s text:c="12"/>&lt;header className="rw-segment-header"&gt;</text:p>
      <text:p text:style-name="P61"><text:s text:c="14"/>&lt;h2 className="rw-heading rw-heading-primary"&gt;Reset Password&lt;/h2&gt;</text:p>
      <text:p text:style-name="P61"><text:s text:c="12"/>&lt;/header&gt;</text:p>
      <text:p text:style-name="P61"/>
      <text:p text:style-name="P61"><text:s text:c="12"/>&lt;div className="rw-segment-main"&gt;</text:p>
      <text:p text:style-name="P61"><text:s text:c="14"/>&lt;div className="rw-form-wrapper"&gt;</text:p>
      <text:p text:style-name="P61"><text:s text:c="16"/>&lt;Form onSubmit={onSubmit} className="rw-form-wrapper"&gt;</text:p>
      <text:p text:style-name="P61"><text:s text:c="18"/>&lt;div className="text-left"&gt;</text:p>
      <text:p text:style-name="P61"><text:s text:c="20"/>&lt;PasswordField</text:p>
      <text:p text:style-name="P61"><text:s text:c="22"/>name="password"</text:p>
      <text:p text:style-name="P61"><text:s text:c="22"/>placeholder="New password"</text:p>
      <text:p text:style-name="P61"><text:s text:c="22"/>autoComplete="new-password"</text:p>
      <text:p text:style-name="P61"><text:s text:c="22"/>className="rw-input mb-3 min-w-full"</text:p>
      <text:p text:style-name="P61"><text:soft-page-break/><text:s text:c="22"/>errorClassName="rw-input rw-input-error min-w-full"</text:p>
      <text:p text:style-name="P61"><text:s text:c="22"/>disabled={!enabled}</text:p>
      <text:p text:style-name="P61"><text:s text:c="22"/>ref={passwordRef}</text:p>
      <text:p text:style-name="P61"><text:s text:c="22"/>validation={{</text:p>
      <text:p text:style-name="P61"><text:s text:c="24"/>required: {</text:p>
      <text:p text:style-name="P61"><text:s text:c="26"/>value: true,</text:p>
      <text:p text:style-name="P61"><text:s text:c="26"/>message: 'Required',</text:p>
      <text:p text:style-name="P61"><text:s text:c="24"/>},</text:p>
      <text:p text:style-name="P61"><text:s text:c="22"/>}}</text:p>
      <text:p text:style-name="P61"><text:s text:c="20"/>/&gt;</text:p>
      <text:p text:style-name="P61"/>
      <text:p text:style-name="P61"><text:s text:c="20"/>&lt;FieldError</text:p>
      <text:p text:style-name="P61"><text:s text:c="22"/>name="password"</text:p>
      <text:p text:style-name="P61"><text:s text:c="22"/>className="rw-field-error pb-3"</text:p>
      <text:p text:style-name="P61"><text:s text:c="20"/>/&gt;</text:p>
      <text:p text:style-name="P61"><text:s text:c="18"/>&lt;/div&gt;</text:p>
      <text:p text:style-name="P61"/>
      <text:p text:style-name="P61"><text:s text:c="18"/>&lt;div className="rw-button-group"&gt;</text:p>
      <text:p text:style-name="P61"><text:s text:c="20"/>&lt;Submit</text:p>
      <text:p text:style-name="P61"><text:s text:c="22"/>className="rw-button btn-primary"</text:p>
      <text:p text:style-name="P61"><text:s text:c="22"/>disabled={!enabled}</text:p>
      <text:p text:style-name="P61"><text:s text:c="20"/>&gt;</text:p>
      <text:p text:style-name="P61"><text:s text:c="22"/>Submit</text:p>
      <text:p text:style-name="P61"><text:s text:c="20"/>&lt;/Submit&gt;</text:p>
      <text:p text:style-name="P61"><text:s text:c="18"/>&lt;/div&gt;</text:p>
      <text:p text:style-name="P61"><text:s text:c="16"/>&lt;/Form&gt;</text:p>
      <text:p text:style-name="P61"><text:s text:c="14"/>&lt;/div&gt;</text:p>
      <text:p text:style-name="P61"><text:s text:c="12"/>&lt;/div&gt;</text:p>
      <text:p text:style-name="P61"><text:s text:c="10"/>&lt;/div&gt;</text:p>
      <text:p text:style-name="P61"><text:s text:c="8"/>&lt;/div&gt;</text:p>
      <text:p text:style-name="P61"><text:soft-page-break/><text:s text:c="6"/>&lt;/main&gt;</text:p>
      <text:p text:style-name="P61"><text:s text:c="4"/>&lt;/&gt;</text:p>
      <text:p text:style-name="P61"><text:s text:c="2"/>)</text:p>
      <text:p text:style-name="P61">}</text:p>
      <text:p text:style-name="P61"/>
      <text:p text:style-name="P61">export default ResetPasswordPage</text:p>
      <text:h text:style-name="P11" text:outline-level="1">web/src/pages/SignupPage/SignupPage.tsx</text:h>
      <text:p text:style-name="P62">import { useRef } from 'react'</text:p>
      <text:p text:style-name="P62">import { useEffect } from 'react'</text:p>
      <text:p text:style-name="P62"/>
      <text:p text:style-name="P62">import {</text:p>
      <text:p text:style-name="P62"><text:s text:c="2"/>Form,</text:p>
      <text:p text:style-name="P62"><text:s text:c="2"/>TextField,</text:p>
      <text:p text:style-name="P62"><text:s text:c="2"/>PasswordField,</text:p>
      <text:p text:style-name="P62"><text:s text:c="2"/>FieldError,</text:p>
      <text:p text:style-name="P62"><text:s text:c="2"/>Submit,</text:p>
      <text:p text:style-name="P62">} from '@redwoodjs/forms'</text:p>
      <text:p text:style-name="P62">import { Link, navigate, routes } from '@redwoodjs/router'</text:p>
      <text:p text:style-name="P62">import { MetaTags } from '@redwoodjs/web'</text:p>
      <text:p text:style-name="P62">import { toast, Toaster } from '@redwoodjs/web/toast'</text:p>
      <text:p text:style-name="P62"/>
      <text:p text:style-name="P62">import { useAuth } from 'src/auth'</text:p>
      <text:p text:style-name="P62">import ToastNotification from 'src/components/ToastNotification'</text:p>
      <text:p text:style-name="P62"/>
      <text:p text:style-name="P62">const SignupPage = () =&gt; {</text:p>
      <text:p text:style-name="P62"><text:s text:c="2"/>const { isAuthenticated, signUp } = useAuth()</text:p>
      <text:p text:style-name="P62"/>
      <text:p text:style-name="P62"><text:s text:c="2"/>useEffect(() =&gt; {</text:p>
      <text:p text:style-name="P62"><text:s text:c="4"/>if (isAuthenticated) {</text:p>
      <text:p text:style-name="P62"><text:s text:c="6"/>navigate(routes.home())</text:p>
      <text:p text:style-name="P62"><text:s text:c="4"/>}</text:p>
      <text:p text:style-name="P62"><text:s text:c="2"/>}, [isAuthenticated])</text:p>
      <text:p text:style-name="P62"/>
      <text:p text:style-name="P62"><text:s text:c="2"/>// focus on name box on page load</text:p>
      <text:p text:style-name="P62"><text:s text:c="2"/>const nameRef = useRef&lt;HTMLInputElement&gt;(null)</text:p>
      <text:p text:style-name="P62"><text:s text:c="2"/>useEffect(() =&gt; {</text:p>
      <text:p text:style-name="P62"><text:soft-page-break/><text:s text:c="4"/>nameRef.current?.focus()</text:p>
      <text:p text:style-name="P62"><text:s text:c="2"/>}, [])</text:p>
      <text:p text:style-name="P62"/>
      <text:p text:style-name="P62"><text:s text:c="2"/>const onSubmit = async (data: Record&lt;string, string&gt;) =&gt; {</text:p>
      <text:p text:style-name="P62"><text:s text:c="4"/>const response = await signUp({</text:p>
      <text:p text:style-name="P62"><text:s text:c="6"/>username: data.email.toLowerCase(),</text:p>
      <text:p text:style-name="P62"><text:s text:c="6"/>password: data.password,</text:p>
      <text:p text:style-name="P62"><text:s text:c="6"/>firstName: data.firstName,</text:p>
      <text:p text:style-name="P62"><text:s text:c="6"/>lastName: data.lastName,</text:p>
      <text:p text:style-name="P62"><text:s text:c="4"/>})</text:p>
      <text:p text:style-name="P62"/>
      <text:p text:style-name="P62"><text:s text:c="4"/>if (response.message) toast(response.message)</text:p>
      <text:p text:style-name="P62"><text:s text:c="4"/>else if (response.error)</text:p>
      <text:p text:style-name="P62"><text:s text:c="6"/>toast.custom((t) =&gt; (</text:p>
      <text:p text:style-name="P62"><text:s text:c="8"/>&lt;ToastNotification toast={t} type="error" message={response.error} /&gt;</text:p>
      <text:p text:style-name="P62"><text:s text:c="6"/>))</text:p>
      <text:p text:style-name="P62"><text:s text:c="4"/>// user is signed in automatically</text:p>
      <text:p text:style-name="P62"><text:s text:c="4"/>else</text:p>
      <text:p text:style-name="P62"><text:s text:c="6"/>toast.custom((t) =&gt; (</text:p>
      <text:p text:style-name="P62"><text:s text:c="8"/>&lt;ToastNotification toast={t} type="success" message="Welcome!" /&gt;</text:p>
      <text:p text:style-name="P62"><text:s text:c="6"/>))</text:p>
      <text:p text:style-name="P62"><text:s text:c="2"/>}</text:p>
      <text:p text:style-name="P62"/>
      <text:p text:style-name="P62"><text:s text:c="2"/>return (</text:p>
      <text:p text:style-name="P62"><text:s text:c="4"/>&lt;&gt;</text:p>
      <text:p text:style-name="P62"><text:s text:c="6"/>&lt;MetaTags title="Signup" /&gt;</text:p>
      <text:p text:style-name="P62"/>
      <text:p text:style-name="P62"><text:s text:c="6"/>&lt;main&gt;</text:p>
      <text:p text:style-name="P62"><text:s text:c="8"/>&lt;Toaster toastOptions={{ className: 'rw-toast', duration: 6000 }} /&gt;</text:p>
      <text:p text:style-name="P62"><text:soft-page-break/><text:s text:c="8"/>&lt;div className="rw-scaffold rw-login-container"&gt;</text:p>
      <text:p text:style-name="P62"><text:s text:c="10"/>&lt;div className="rw-segment"&gt;</text:p>
      <text:p text:style-name="P62"><text:s text:c="12"/>&lt;header className="rw-segment-header"&gt;</text:p>
      <text:p text:style-name="P62"><text:s text:c="14"/>&lt;h2 className="rw-heading rw-heading-primary"&gt;Sign up&lt;/h2&gt;</text:p>
      <text:p text:style-name="P62"><text:s text:c="12"/>&lt;/header&gt;</text:p>
      <text:p text:style-name="P62"/>
      <text:p text:style-name="P62"><text:s text:c="12"/>&lt;div className="rw-segment-main"&gt;</text:p>
      <text:p text:style-name="P62"><text:s text:c="14"/>&lt;div className="rw-form-wrapper"&gt;</text:p>
      <text:p text:style-name="P62"><text:s text:c="16"/>&lt;Form onSubmit={onSubmit} className="rw-form-wrapper"&gt;</text:p>
      <text:p text:style-name="P62"><text:s text:c="18"/>&lt;div className="mb-3 flex justify-between space-x-3"&gt;</text:p>
      <text:p text:style-name="P62"><text:s text:c="20"/>&lt;div&gt;</text:p>
      <text:p text:style-name="P62"><text:s text:c="22"/>&lt;TextField</text:p>
      <text:p text:style-name="P62"><text:s text:c="24"/>placeholder="First Name"</text:p>
      <text:p text:style-name="P62"><text:s text:c="24"/>name="firstName"</text:p>
      <text:p text:style-name="P62"><text:s text:c="24"/>className="rw-input"</text:p>
      <text:p text:style-name="P62"><text:s text:c="24"/>errorClassName="rw-input rw-input-error"</text:p>
      <text:p text:style-name="P62"><text:s text:c="24"/>ref={nameRef}</text:p>
      <text:p text:style-name="P62"><text:s text:c="24"/>validation={{</text:p>
      <text:p text:style-name="P62"><text:s text:c="26"/>required: {</text:p>
      <text:p text:style-name="P62"><text:s text:c="28"/>value: true,</text:p>
      <text:p text:style-name="P62"><text:s text:c="28"/>message: 'Required',</text:p>
      <text:p text:style-name="P62"><text:s text:c="26"/>},</text:p>
      <text:p text:style-name="P62"><text:s text:c="24"/>}}</text:p>
      <text:p text:style-name="P62"><text:s text:c="22"/>/&gt;</text:p>
      <text:p text:style-name="P62"><text:s text:c="22"/>&lt;FieldError name="firstName" className="rw-field-error" /&gt;</text:p>
      <text:p text:style-name="P62"><text:s text:c="20"/>&lt;/div&gt;</text:p>
      <text:p text:style-name="P62"/>
      <text:p text:style-name="P62"><text:s text:c="20"/>&lt;div&gt;</text:p>
      <text:p text:style-name="P62"><text:s text:c="22"/>&lt;TextField</text:p>
      <text:p text:style-name="P62"><text:s text:c="24"/>name="lastName"</text:p>
      <text:p text:style-name="P62"><text:soft-page-break/><text:s text:c="24"/>placeholder="Last Name"</text:p>
      <text:p text:style-name="P62"><text:s text:c="24"/>className="rw-input"</text:p>
      <text:p text:style-name="P62"><text:s text:c="24"/>errorClassName="rw-input rw-input-error"</text:p>
      <text:p text:style-name="P62"><text:s text:c="24"/>validation={{</text:p>
      <text:p text:style-name="P62"><text:s text:c="26"/>required: {</text:p>
      <text:p text:style-name="P62"><text:s text:c="28"/>value: true,</text:p>
      <text:p text:style-name="P62"><text:s text:c="28"/>message: 'Required',</text:p>
      <text:p text:style-name="P62"><text:s text:c="26"/>},</text:p>
      <text:p text:style-name="P62"><text:s text:c="24"/>}}</text:p>
      <text:p text:style-name="P62"><text:s text:c="22"/>/&gt;</text:p>
      <text:p text:style-name="P62"><text:s text:c="22"/>&lt;FieldError name="lastName" className="rw-field-error" /&gt;</text:p>
      <text:p text:style-name="P62"><text:s text:c="20"/>&lt;/div&gt;</text:p>
      <text:p text:style-name="P62"><text:s text:c="18"/>&lt;/div&gt;</text:p>
      <text:p text:style-name="P62"/>
      <text:p text:style-name="P62"><text:s text:c="18"/>&lt;TextField</text:p>
      <text:p text:style-name="P62"><text:s text:c="20"/>name="email"</text:p>
      <text:p text:style-name="P62"><text:s text:c="20"/>placeholder="Email"</text:p>
      <text:p text:style-name="P62"><text:s text:c="20"/>className="rw-input mb-3 min-w-full"</text:p>
      <text:p text:style-name="P62"><text:s text:c="20"/>errorClassName="rw-input rw-input-error min-w-full"</text:p>
      <text:p text:style-name="P62"><text:s text:c="20"/>validation={{</text:p>
      <text:p text:style-name="P62"><text:s text:c="22"/>required: {</text:p>
      <text:p text:style-name="P62"><text:s text:c="24"/>value: true,</text:p>
      <text:p text:style-name="P62"><text:s text:c="24"/>message: 'Required',</text:p>
      <text:p text:style-name="P62"><text:s text:c="22"/>},</text:p>
      <text:p text:style-name="P62"><text:s text:c="22"/>pattern: {</text:p>
      <text:p text:style-name="P62"><text:s text:c="24"/>value: new RegExp(</text:p>
      <text:p text:style-name="P62"><text:s text:c="26"/>/^([a-zA-Z0-9_\-\.]+)@([a-zA-Z0-9_\-]+)(\.[a-zA-Z]{2,5}){1,2}$/</text:p>
      <text:p text:style-name="P62"><text:s text:c="24"/>),</text:p>
      <text:p text:style-name="P62"><text:s text:c="24"/>message: 'Email is not valid',</text:p>
      <text:p text:style-name="P62"><text:soft-page-break/><text:s text:c="22"/>},</text:p>
      <text:p text:style-name="P62"><text:s text:c="20"/>}}</text:p>
      <text:p text:style-name="P62"><text:s text:c="20"/>inputMode="email"</text:p>
      <text:p text:style-name="P62"><text:s text:c="18"/>/&gt;</text:p>
      <text:p text:style-name="P62"><text:s text:c="18"/>&lt;FieldError name="email" className="rw-field-error pb-3" /&gt;</text:p>
      <text:p text:style-name="P62"/>
      <text:p text:style-name="P62"><text:s text:c="18"/>&lt;PasswordField</text:p>
      <text:p text:style-name="P62"><text:s text:c="20"/>name="password"</text:p>
      <text:p text:style-name="P62"><text:s text:c="20"/>placeholder="Password"</text:p>
      <text:p text:style-name="P62"><text:s text:c="20"/>className="rw-input min-w-full"</text:p>
      <text:p text:style-name="P62"><text:s text:c="20"/>errorClassName="rw-input rw-input-error min-w-full"</text:p>
      <text:p text:style-name="P62"><text:s text:c="20"/>autoComplete="current-password"</text:p>
      <text:p text:style-name="P62"><text:s text:c="20"/>validation={{</text:p>
      <text:p text:style-name="P62"><text:s text:c="22"/>required: {</text:p>
      <text:p text:style-name="P62"><text:s text:c="24"/>value: true,</text:p>
      <text:p text:style-name="P62"><text:s text:c="24"/>message: 'Required',</text:p>
      <text:p text:style-name="P62"><text:s text:c="22"/>},</text:p>
      <text:p text:style-name="P62"><text:s text:c="20"/>}}</text:p>
      <text:p text:style-name="P62"><text:s text:c="18"/>/&gt;</text:p>
      <text:p text:style-name="P62"><text:s text:c="18"/>&lt;FieldError name="password" className="rw-field-error" /&gt;</text:p>
      <text:p text:style-name="P62"/>
      <text:p text:style-name="P62"><text:s text:c="18"/>&lt;div className="rw-button-group"&gt;</text:p>
      <text:p text:style-name="P62"><text:s text:c="20"/>&lt;Submit className="rw-button btn-primary"&gt;Sign Up&lt;/Submit&gt;</text:p>
      <text:p text:style-name="P62"><text:s text:c="18"/>&lt;/div&gt;</text:p>
      <text:p text:style-name="P62"><text:s text:c="16"/>&lt;/Form&gt;</text:p>
      <text:p text:style-name="P62"><text:s text:c="14"/>&lt;/div&gt;</text:p>
      <text:p text:style-name="P62"><text:s text:c="12"/>&lt;/div&gt;</text:p>
      <text:p text:style-name="P62"><text:s text:c="10"/>&lt;/div&gt;</text:p>
      <text:p text:style-name="P62"><text:s text:c="10"/>&lt;div className="rw-login-link"&gt;</text:p>
      <text:p text:style-name="P62"><text:soft-page-break/><text:s text:c="12"/>&lt;span className="font-inter text-base-content"&gt;</text:p>
      <text:p text:style-name="P62"><text:s text:c="14"/>Already have an account?</text:p>
      <text:p text:style-name="P62"><text:s text:c="12"/>&lt;/span&gt;{' '}</text:p>
      <text:p text:style-name="P62"><text:s text:c="12"/>&lt;Link to={routes.login()} className="rw-link"&gt;</text:p>
      <text:p text:style-name="P62"><text:s text:c="14"/>Log in!</text:p>
      <text:p text:style-name="P62"><text:s text:c="12"/>&lt;/Link&gt;</text:p>
      <text:p text:style-name="P62"><text:s text:c="10"/>&lt;/div&gt;</text:p>
      <text:p text:style-name="P62"><text:s text:c="8"/>&lt;/div&gt;</text:p>
      <text:p text:style-name="P62"><text:s text:c="6"/>&lt;/main&gt;</text:p>
      <text:p text:style-name="P62"><text:s text:c="4"/>&lt;/&gt;</text:p>
      <text:p text:style-name="P62"><text:s text:c="2"/>)</text:p>
      <text:p text:style-name="P62">}</text:p>
      <text:p text:style-name="P62"/>
      <text:p text:style-name="P62">export default SignupPage</text:p>
      <text:h text:style-name="P11" text:outline-level="1">web/src/pages/TransactionsPage/TransactionsPage.tsx</text:h>
      <text:p text:style-name="P63">import { mdiAlert } from '@mdi/js'</text:p>
      <text:p text:style-name="P63">import Icon from '@mdi/react'</text:p>
      <text:p text:style-name="P63">import { FilterTransactionsByType } from 'types/graphql'</text:p>
      <text:p text:style-name="P63"/>
      <text:p text:style-name="P63">import { MetaTags } from '@redwoodjs/web'</text:p>
      <text:p text:style-name="P63"/>
      <text:p text:style-name="P63">import { useAuth } from 'src/auth'</text:p>
      <text:p text:style-name="P63">import UserTransactionsCell from 'src/components/UserTransactionsCell'</text:p>
      <text:p text:style-name="P63"/>
      <text:p text:style-name="P63">interface Props {</text:p>
      <text:p text:style-name="P63"><text:s text:c="2"/>filter: FilterTransactionsByType</text:p>
      <text:p text:style-name="P63">}</text:p>
      <text:p text:style-name="P63"/>
      <text:p text:style-name="P63">const TransactionsPage = ({ filter = 'both' }: Props) =&gt; {</text:p>
      <text:p text:style-name="P63"><text:s text:c="2"/>const { isAuthenticated, currentUser } = useAuth()</text:p>
      <text:p text:style-name="P63"><text:s text:c="2"/>return (</text:p>
      <text:p text:style-name="P63"><text:s text:c="4"/>&lt;&gt;</text:p>
      <text:p text:style-name="P63"><text:s text:c="6"/>&lt;MetaTags title="Transactions" description="Transactions page" /&gt;</text:p>
      <text:p text:style-name="P63"/>
      <text:p text:style-name="P63"><text:s text:c="6"/>&lt;div className="m-8"&gt;</text:p>
      <text:p text:style-name="P63"><text:s text:c="8"/>&lt;h1 className="mb-8 font-inter text-3xl font-bold"&gt;</text:p>
      <text:p text:style-name="P63"><text:s text:c="10"/>Transaction History</text:p>
      <text:p text:style-name="P63"><text:s text:c="8"/>&lt;/h1&gt;</text:p>
      <text:p text:style-name="P63"><text:s text:c="8"/>{isAuthenticated ? (</text:p>
      <text:p text:style-name="P63"><text:s text:c="10"/>&lt;UserTransactionsCell</text:p>
      <text:p text:style-name="P63"><text:s text:c="12"/>filter={filter}</text:p>
      <text:p text:style-name="P63"><text:s text:c="12"/>userId={currentUser ? currentUser.id : -1}</text:p>
      <text:p text:style-name="P63"><text:s text:c="10"/>/&gt;</text:p>
      <text:p text:style-name="P63"><text:s text:c="8"/>) : (</text:p>
      <text:p text:style-name="P63"><text:soft-page-break/><text:s text:c="10"/>&lt;div className="flex w-auto justify-center"&gt;</text:p>
      <text:p text:style-name="P63"><text:s text:c="12"/>&lt;div className="alert alert-error w-auto"&gt;</text:p>
      <text:p text:style-name="P63"><text:s text:c="14"/>&lt;Icon path={mdiAlert} className="h-6 w-6" /&gt;</text:p>
      <text:p text:style-name="P63"><text:s text:c="14"/>&lt;p className="font-inter"&gt;You must be logged in to do that.&lt;/p&gt;</text:p>
      <text:p text:style-name="P63"><text:s text:c="12"/>&lt;/div&gt;</text:p>
      <text:p text:style-name="P63"><text:s text:c="10"/>&lt;/div&gt;</text:p>
      <text:p text:style-name="P63"><text:s text:c="8"/>)}</text:p>
      <text:p text:style-name="P63"><text:s text:c="6"/>&lt;/div&gt;</text:p>
      <text:p text:style-name="P63"><text:s text:c="4"/>&lt;/&gt;</text:p>
      <text:p text:style-name="P63"><text:s text:c="2"/>)</text:p>
      <text:p text:style-name="P63">}</text:p>
      <text:p text:style-name="P63"/>
      <text:p text:style-name="P63">export default TransactionsPage</text:p>
      <text:h text:style-name="P11" text:outline-level="1">web/src/scaffold.css</text:h>
      <text:p text:style-name="P64">.rw-scaffold h1,</text:p>
      <text:p text:style-name="P64">.rw-scaffold h2 {</text:p>
      <text:p text:style-name="P64"><text:s text:c="2"/>@apply m-0;</text:p>
      <text:p text:style-name="P64">}</text:p>
      <text:p text:style-name="P64">.rw-header {</text:p>
      <text:p text:style-name="P64"><text:s text:c="2"/>@apply navbar items-center justify-between space-x-3 bg-base-100 shadow-lg;</text:p>
      <text:p text:style-name="P64">}</text:p>
      <text:p text:style-name="P64">.rw-main {</text:p>
      <text:p text:style-name="P64"><text:s text:c="2"/>@apply m-4;</text:p>
      <text:p text:style-name="P64">}</text:p>
      <text:p text:style-name="P64">.rw-segment {</text:p>
      <text:p text:style-name="P64"><text:s text:c="2"/>@apply w-full overflow-hidden rounded-lg ;</text:p>
      <text:p text:style-name="P64"><text:s text:c="2"/>scrollbar-color: theme('colors.zinc.400') transparent;</text:p>
      <text:p text:style-name="P64">}</text:p>
      <text:p text:style-name="P64">.rw-segment::-webkit-scrollbar {</text:p>
      <text:p text:style-name="P64"><text:s text:c="2"/>height: initial;</text:p>
      <text:p text:style-name="P64">}</text:p>
      <text:p text:style-name="P64">.rw-segment::-webkit-scrollbar-track {</text:p>
      <text:p text:style-name="P64"><text:s text:c="2"/>@apply rounded-b-[10px] rounded-t-none border-0 border-t border-solid border-gray-200 bg-transparent p-[2px];</text:p>
      <text:p text:style-name="P64">}</text:p>
      <text:p text:style-name="P64">.rw-segment::-webkit-scrollbar-thumb {</text:p>
      <text:p text:style-name="P64"><text:s text:c="2"/>@apply rounded-full border-[3px] border-solid border-transparent bg-zinc-400 bg-clip-content;</text:p>
      <text:p text:style-name="P64">}</text:p>
      <text:p text:style-name="P64">.rw-segment-header {</text:p>
      <text:p text:style-name="P64"><text:s text:c="2"/>@apply bg-base-300 px-4 py-3;</text:p>
      <text:p text:style-name="P64">}</text:p>
      <text:p text:style-name="P64"><text:soft-page-break/>.rw-segment-main {</text:p>
      <text:p text:style-name="P64"><text:s text:c="2"/>@apply bg-base-200 p-4;</text:p>
      <text:p text:style-name="P64">}</text:p>
      <text:p text:style-name="P64">.rw-link {</text:p>
      <text:p text:style-name="P64"><text:s text:c="2"/>@apply font-inter link link-hover text-base-content;</text:p>
      <text:p text:style-name="P64">}</text:p>
      <text:p text:style-name="P64">.rw-forgot-link {</text:p>
      <text:p text:style-name="P64"><text:s text:c="2"/>@apply text-right font-inter text-xs text-base-content link link-hover;</text:p>
      <text:p text:style-name="P64">}</text:p>
      <text:p text:style-name="P64">.rw-heading {</text:p>
      <text:p text:style-name="P64"><text:s text:c="2"/>@apply font-inter font-semibold text-base-content;</text:p>
      <text:p text:style-name="P64">}</text:p>
      <text:p text:style-name="P64">.rw-heading.rw-heading-primary {</text:p>
      <text:p text:style-name="P64"><text:s text:c="2"/>@apply text-xl;</text:p>
      <text:p text:style-name="P64">}</text:p>
      <text:p text:style-name="P64">.rw-heading.rw-heading-secondary {</text:p>
      <text:p text:style-name="P64"><text:s text:c="2"/>@apply text-sm;</text:p>
      <text:p text:style-name="P64">}</text:p>
      <text:p text:style-name="P64">.rw-heading .rw-link {</text:p>
      <text:p text:style-name="P64"><text:s text:c="2"/>@apply text-gray-600 no-underline;</text:p>
      <text:p text:style-name="P64">}</text:p>
      <text:p text:style-name="P64">.rw-heading .rw-link:hover {</text:p>
      <text:p text:style-name="P64"><text:s text:c="2"/>@apply text-gray-900 underline;</text:p>
      <text:p text:style-name="P64">}</text:p>
      <text:p text:style-name="P64">.rw-cell-error {</text:p>
      <text:p text:style-name="P64"><text:s text:c="2"/>@apply text-sm font-semibold;</text:p>
      <text:p text:style-name="P64">}</text:p>
      <text:p text:style-name="P64">.rw-form-wrapper {</text:p>
      <text:p text:style-name="P64"><text:s text:c="2"/>@apply text-sm;</text:p>
      <text:p text:style-name="P64">}</text:p>
      <text:p text:style-name="P64"><text:soft-page-break/>.rw-cell-error,</text:p>
      <text:p text:style-name="P64">.rw-form-error-wrapper {</text:p>
      <text:p text:style-name="P64"><text:s text:c="2"/>@apply my-4 rounded border border-red-100 bg-red-50 p-4 text-red-600;</text:p>
      <text:p text:style-name="P64">}</text:p>
      <text:p text:style-name="P64">.rw-form-error-title {</text:p>
      <text:p text:style-name="P64"><text:s text:c="2"/>@apply m-0 font-semibold;</text:p>
      <text:p text:style-name="P64">}</text:p>
      <text:p text:style-name="P64">.rw-form-error-list {</text:p>
      <text:p text:style-name="P64"><text:s text:c="2"/>@apply mt-2 list-inside list-disc;</text:p>
      <text:p text:style-name="P64">}</text:p>
      <text:p text:style-name="P64">.rw-button {</text:p>
      <text:p text:style-name="P64"><text:s text:c="2"/>@apply btn font-inter hover:shadow-lg;</text:p>
      <text:p text:style-name="P64">}</text:p>
      <text:p text:style-name="P64">.rw-button.rw-button-small {</text:p>
      <text:p text:style-name="P64"><text:s text:c="2"/>@apply btn-sm;</text:p>
      <text:p text:style-name="P64">}</text:p>
      <text:p text:style-name="P64">.rw-button-icon {</text:p>
      <text:p text:style-name="P64"><text:s text:c="2"/>@apply mr-1 text-xl leading-5;</text:p>
      <text:p text:style-name="P64">}</text:p>
      <text:p text:style-name="P64">.rw-button-group {</text:p>
      <text:p text:style-name="P64"><text:s text:c="2"/>@apply mx-2 my-3 flex justify-center;</text:p>
      <text:p text:style-name="P64">}</text:p>
      <text:p text:style-name="P64">.rw-button-group .rw-button {</text:p>
      <text:p text:style-name="P64"><text:s text:c="2"/>@apply mx-1;</text:p>
      <text:p text:style-name="P64">}</text:p>
      <text:p text:style-name="P64">.rw-form-wrapper .rw-button-group {</text:p>
      <text:p text:style-name="P64"><text:s text:c="2"/>@apply mt-8;</text:p>
      <text:p text:style-name="P64">}</text:p>
      <text:p text:style-name="P64">.rw-label {</text:p>
      <text:p text:style-name="P64"><text:s text:c="2"/>@apply mt-6 block text-left font-inter font-semibold text-gray-600;</text:p>
      <text:p text:style-name="P64"><text:soft-page-break/>}</text:p>
      <text:p text:style-name="P64">.rw-label.rw-label-error {</text:p>
      <text:p text:style-name="P64"><text:s text:c="2"/>@apply text-red-600;</text:p>
      <text:p text:style-name="P64">}</text:p>
      <text:p text:style-name="P64">.rw-input {</text:p>
      <text:p text:style-name="P64"><text:s text:c="2"/>@apply input input-bordered w-full max-w-xs font-inter text-base-content;</text:p>
      <text:p text:style-name="P64">}</text:p>
      <text:p text:style-name="P64">.rw-textarea {</text:p>
      <text:p text:style-name="P64"><text:s text:c="2"/>@apply textarea textarea-bordered text-base font-inter max-w-xs w-full text-base-content;</text:p>
      <text:p text:style-name="P64">}</text:p>
      <text:p text:style-name="P64">.rw-check-radio-items {</text:p>
      <text:p text:style-name="P64"><text:s text:c="2"/>@apply flex justify-items-center;</text:p>
      <text:p text:style-name="P64">}</text:p>
      <text:p text:style-name="P64">.rw-check-radio-item-none {</text:p>
      <text:p text:style-name="P64"><text:s text:c="2"/>@apply text-gray-600;</text:p>
      <text:p text:style-name="P64">}</text:p>
      <text:p text:style-name="P64">.rw-input[type='checkbox'],</text:p>
      <text:p text:style-name="P64">.rw-input[type='radio'] {</text:p>
      <text:p text:style-name="P64"><text:s text:c="2"/>@apply ml-0 mr-1 mt-1 inline w-4;</text:p>
      <text:p text:style-name="P64">}</text:p>
      <text:p text:style-name="P64">.rw-input-error {</text:p>
      <text:p text:style-name="P64"><text:s text:c="2"/>@apply input-error;</text:p>
      <text:p text:style-name="P64">}</text:p>
      <text:p text:style-name="P64">.rw-input-error:focus {</text:p>
      <text:p text:style-name="P64"><text:s text:c="2"/>@apply border-red-600 outline-none;</text:p>
      <text:p text:style-name="P64"><text:s text:c="2"/>box-shadow: 0 0 5px #c53030;</text:p>
      <text:p text:style-name="P64">}</text:p>
      <text:p text:style-name="P64">.rw-field-error {</text:p>
      <text:p text:style-name="P64"><text:s text:c="2"/>@apply my-3 block text-left font-inter text-xs font-semibold text-red-600;</text:p>
      <text:p text:style-name="P64"><text:soft-page-break/>}</text:p>
      <text:p text:style-name="P64">.rw-table-wrapper-responsive {</text:p>
      <text:p text:style-name="P64"><text:s text:c="2"/>@apply overflow-x-auto;</text:p>
      <text:p text:style-name="P64">}</text:p>
      <text:p text:style-name="P64">.rw-table-wrapper-responsive .rw-table {</text:p>
      <text:p text:style-name="P64"><text:s text:c="2"/>min-width: 48rem;</text:p>
      <text:p text:style-name="P64">}</text:p>
      <text:p text:style-name="P64">.rw-table {</text:p>
      <text:p text:style-name="P64"><text:s text:c="2"/>@apply w-full text-sm;</text:p>
      <text:p text:style-name="P64">}</text:p>
      <text:p text:style-name="P64">.rw-table th,</text:p>
      <text:p text:style-name="P64">.rw-table td {</text:p>
      <text:p text:style-name="P64"><text:s text:c="2"/>@apply p-3;</text:p>
      <text:p text:style-name="P64">}</text:p>
      <text:p text:style-name="P64">.rw-table td {</text:p>
      <text:p text:style-name="P64"><text:s text:c="2"/>@apply bg-white text-gray-900;</text:p>
      <text:p text:style-name="P64">}</text:p>
      <text:p text:style-name="P64">.rw-table tr:nth-child(odd) td,</text:p>
      <text:p text:style-name="P64">.rw-table tr:nth-child(odd) th {</text:p>
      <text:p text:style-name="P64"><text:s text:c="2"/>@apply bg-gray-50;</text:p>
      <text:p text:style-name="P64">}</text:p>
      <text:p text:style-name="P64">.rw-table thead tr {</text:p>
      <text:p text:style-name="P64"><text:s text:c="2"/>@apply bg-gray-200 text-gray-600;</text:p>
      <text:p text:style-name="P64">}</text:p>
      <text:p text:style-name="P64">.rw-table th {</text:p>
      <text:p text:style-name="P64"><text:s text:c="2"/>@apply text-left font-semibold;</text:p>
      <text:p text:style-name="P64">}</text:p>
      <text:p text:style-name="P64">.rw-table thead th {</text:p>
      <text:p text:style-name="P64"><text:s text:c="2"/>@apply text-left;</text:p>
      <text:p text:style-name="P64">}</text:p>
      <text:p text:style-name="P64"><text:soft-page-break/>.rw-table tbody th {</text:p>
      <text:p text:style-name="P64"><text:s text:c="2"/>@apply text-right;</text:p>
      <text:p text:style-name="P64">}</text:p>
      <text:p text:style-name="P64">@media (min-width: 768px) {</text:p>
      <text:p text:style-name="P64"><text:s text:c="2"/>.rw-table tbody th {</text:p>
      <text:p text:style-name="P64"><text:s text:c="4"/>@apply w-1/5;</text:p>
      <text:p text:style-name="P64"><text:s text:c="2"/>}</text:p>
      <text:p text:style-name="P64">}</text:p>
      <text:p text:style-name="P64">.rw-table tbody tr {</text:p>
      <text:p text:style-name="P64"><text:s text:c="2"/>@apply border-t border-gray-200;</text:p>
      <text:p text:style-name="P64">}</text:p>
      <text:p text:style-name="P64">.rw-table input {</text:p>
      <text:p text:style-name="P64"><text:s text:c="2"/>@apply ml-0;</text:p>
      <text:p text:style-name="P64">}</text:p>
      <text:p text:style-name="P64">.rw-table-actions {</text:p>
      <text:p text:style-name="P64"><text:s text:c="2"/>@apply flex h-4 items-center justify-end pr-1 space-x-2;</text:p>
      <text:p text:style-name="P64">}</text:p>
      <text:p text:style-name="P64">.rw-text-center {</text:p>
      <text:p text:style-name="P64"><text:s text:c="2"/>@apply text-center;</text:p>
      <text:p text:style-name="P64">}</text:p>
      <text:p text:style-name="P64">.rw-login-container {</text:p>
      <text:p text:style-name="P64"><text:s text:c="2"/>@apply mx-auto my-16 flex w-96 flex-wrap items-center justify-center bg-base-100;</text:p>
      <text:p text:style-name="P64">}</text:p>
      <text:p text:style-name="P64">.rw-login-container .rw-form-wrapper {</text:p>
      <text:p text:style-name="P64"><text:s text:c="2"/>@apply w-full text-center;</text:p>
      <text:p text:style-name="P64">}</text:p>
      <text:p text:style-name="P64">.rw-login-link {</text:p>
      <text:p text:style-name="P64"><text:s text:c="2"/>@apply mt-4 w-full text-center text-sm text-gray-600;</text:p>
      <text:p text:style-name="P64">}</text:p>
      <text:p text:style-name="P64">.rw-webauthn-wrapper {</text:p>
      <text:p text:style-name="P64"><text:soft-page-break/><text:s text:c="2"/>@apply mx-4 mt-6 leading-6;</text:p>
      <text:p text:style-name="P64">}</text:p>
      <text:p text:style-name="P64">.rw-webauthn-wrapper h2 {</text:p>
      <text:p text:style-name="P64"><text:s text:c="2"/>@apply mb-4 text-xl font-bold;</text:p>
      <text:p text:style-name="P64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" fo:font-family="'Noto Sans'" style:font-family-generic="swiss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Noto Sans1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https://github.com/cy1der/arduino-parts-inventory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hmed Al-Taiar</meta:initial-creator>
    <meta:creation-date>2023-05-30T13:19:02.908354599</meta:creation-date>
    <meta:generator>LibreOffice/7.6.4.1$Linux_X86_64 LibreOffice_project/60$Build-1</meta:generator>
    <dc:date>2024-01-09T22:49:17.774941870</dc:date>
    <dc:creator>Ahmed Al-Taiar</dc:creator>
    <meta:editing-duration>PT1H42M38S</meta:editing-duration>
    <meta:editing-cycles>127</meta:editing-cycles>
    <meta:print-date>2024-01-09T22:50:24.535914409</meta:print-date>
    <meta:printed-by>PDF files: Ahmed Al-Taiar</meta:printed-by>
    <meta:document-statistic meta:table-count="0" meta:image-count="0" meta:object-count="0" meta:page-count="186" meta:paragraph-count="4172" meta:word-count="12395" meta:character-count="126451" meta:non-whitespace-character-count="91208"/>
  </office:meta>
</office:document-meta>
</file>